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4.63mm"/>
    </style:style>
    <style:style style:name="co5" style:family="table-column">
      <style:table-column-properties fo:break-before="auto" style:column-width="53.2mm"/>
    </style:style>
    <style:style style:name="co6" style:family="table-column">
      <style:table-column-properties fo:break-before="auto" style:column-width="25.61mm"/>
    </style:style>
    <style:style style:name="co7" style:family="table-column">
      <style:table-column-properties fo:break-before="auto" style:column-width="33.73mm"/>
    </style:style>
    <style:style style:name="co8" style:family="table-column">
      <style:table-column-properties fo:break-before="auto" style:column-width="31.73mm"/>
    </style:style>
    <style:style style:name="co9" style:family="table-column">
      <style:table-column-properties fo:break-before="auto" style:column-width="16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pha-1,3-mannos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Benign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0.55941</text:p>
          </table:table-cell>
          <table:table-cell office:value-type="string" calcext:value-type="string">
            <text:p>0.29998</text:p>
          </table:table-cell>
          <table:table-cell office:value-type="string" calcext:value-type="string">
            <text:p>1.52141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G275D</text:p>
          </table:table-cell>
          <table:table-cell office:value-type="string" calcext:value-type="string">
            <text:p>Pathogenic</text:p>
          </table:table-cell>
          <table:table-cell office:value-type="float" office:value="-0.598" calcext:value-type="float">
            <text:p>-0.598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0.79609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268Q</text:p>
          </table:table-cell>
          <table:table-cell office:value-type="string" calcext:value-type="string">
            <text:p>Benign</text:p>
          </table:table-cell>
          <table:table-cell office:value-type="float" office:value="-0.4196" calcext:value-type="float">
            <text:p>-0.4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0599</text:p>
          </table:table-cell>
          <table:table-cell office:value-type="string" calcext:value-type="string">
            <text:p>0.88893</text:p>
          </table:table-cell>
          <table:table-cell office:value-type="string" calcext:value-type="string">
            <text:p>4.73446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I439T</text:p>
          </table:table-cell>
          <table:table-cell office:value-type="string" calcext:value-type="string">
            <text:p>Benign</text:p>
          </table:table-cell>
          <table:table-cell office:value-type="float" office:value="-0.8183" calcext:value-type="float">
            <text:p>-0.8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62415</text:p>
          </table:table-cell>
          <table:table-cell office:value-type="string" calcext:value-type="string">
            <text:p>0.34261</text:p>
          </table:table-cell>
          <table:table-cell office:value-type="string" calcext:value-type="string">
            <text:p>0.91137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T47P</text:p>
          </table:table-cell>
          <table:table-cell office:value-type="string" calcext:value-type="string">
            <text:p>Pathogenic</text:p>
          </table:table-cell>
          <table:table-cell office:value-type="float" office:value="-1.0312" calcext:value-type="float">
            <text:p>-1.03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854</text:p>
          </table:table-cell>
          <table:table-cell office:value-type="string" calcext:value-type="string">
            <text:p>0.79476</text:p>
          </table:table-cell>
          <table:table-cell office:value-type="string" calcext:value-type="string">
            <text:p>3.5351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A</text:p>
          </table:table-cell>
          <table:table-cell office:value-type="string" calcext:value-type="string">
            <text:p>Pathogenic (R41*)</text:p>
          </table:table-cell>
          <table:table-cell office:value-type="float" office:value="-0.8921" calcext:value-type="float">
            <text:p>-0.8921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C</text:p>
          </table:table-cell>
          <table:table-cell office:value-type="string" calcext:value-type="string">
            <text:p>Pathogenic (R41*)</text:p>
          </table:table-cell>
          <table:table-cell office:value-type="float" office:value="-1.016" calcext:value-type="float">
            <text:p>-1.0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E</text:p>
          </table:table-cell>
          <table:table-cell office:value-type="string" calcext:value-type="string">
            <text:p>Pathogenic (R41*)</text:p>
          </table:table-cell>
          <table:table-cell office:value-type="float" office:value="-1.2139" calcext:value-type="float">
            <text:p>-1.2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D</text:p>
          </table:table-cell>
          <table:table-cell office:value-type="string" calcext:value-type="string">
            <text:p>Pathogenic (R41*)</text:p>
          </table:table-cell>
          <table:table-cell office:value-type="float" office:value="-1.9243" calcext:value-type="float">
            <text:p>-1.92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G</text:p>
          </table:table-cell>
          <table:table-cell office:value-type="string" calcext:value-type="string">
            <text:p>Pathogenic (R41*)</text:p>
          </table:table-cell>
          <table:table-cell office:value-type="float" office:value="-1.6622" calcext:value-type="float">
            <text:p>-1.66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F</text:p>
          </table:table-cell>
          <table:table-cell office:value-type="string" calcext:value-type="string">
            <text:p>Pathogenic (R41*)</text:p>
          </table:table-cell>
          <table:table-cell office:value-type="float" office:value="-1.2318" calcext:value-type="float">
            <text:p>-1.23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I</text:p>
          </table:table-cell>
          <table:table-cell office:value-type="string" calcext:value-type="string">
            <text:p>Pathogenic (R41*)</text:p>
          </table:table-cell>
          <table:table-cell office:value-type="float" office:value="-1.1251" calcext:value-type="float">
            <text:p>-1.12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H</text:p>
          </table:table-cell>
          <table:table-cell office:value-type="string" calcext:value-type="string">
            <text:p>Pathogenic (R41*)</text:p>
          </table:table-cell>
          <table:table-cell office:value-type="float" office:value="-0.7813" calcext:value-type="float">
            <text:p>-0.781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K</text:p>
          </table:table-cell>
          <table:table-cell office:value-type="string" calcext:value-type="string">
            <text:p>Pathogenic (R41*)</text:p>
          </table:table-cell>
          <table:table-cell office:value-type="float" office:value="-0.8461" calcext:value-type="float">
            <text:p>-0.8461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M</text:p>
          </table:table-cell>
          <table:table-cell office:value-type="string" calcext:value-type="string">
            <text:p>Pathogenic (R41*)</text:p>
          </table:table-cell>
          <table:table-cell office:value-type="float" office:value="-0.5935" calcext:value-type="float">
            <text:p>-0.5935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L</text:p>
          </table:table-cell>
          <table:table-cell office:value-type="string" calcext:value-type="string">
            <text:p>Pathogenic (R41*)</text:p>
          </table:table-cell>
          <table:table-cell office:value-type="float" office:value="-0.6897" calcext:value-type="float">
            <text:p>-0.6897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N</text:p>
          </table:table-cell>
          <table:table-cell office:value-type="string" calcext:value-type="string">
            <text:p>Pathogenic (R41*)</text:p>
          </table:table-cell>
          <table:table-cell office:value-type="float" office:value="-1.3884" calcext:value-type="float">
            <text:p>-1.38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Q</text:p>
          </table:table-cell>
          <table:table-cell office:value-type="string" calcext:value-type="string">
            <text:p>Pathogenic (R41*)</text:p>
          </table:table-cell>
          <table:table-cell office:value-type="float" office:value="-0.9183" calcext:value-type="float">
            <text:p>-0.9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P</text:p>
          </table:table-cell>
          <table:table-cell office:value-type="string" calcext:value-type="string">
            <text:p>Pathogenic (R41*)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S</text:p>
          </table:table-cell>
          <table:table-cell office:value-type="string" calcext:value-type="string">
            <text:p>Pathogenic (R41*)</text:p>
          </table:table-cell>
          <table:table-cell office:value-type="float" office:value="-1.4237" calcext:value-type="float">
            <text:p>-1.42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T</text:p>
          </table:table-cell>
          <table:table-cell office:value-type="string" calcext:value-type="string">
            <text:p>Pathogenic (R41*)</text:p>
          </table:table-cell>
          <table:table-cell office:value-type="float" office:value="-1.6009" calcext:value-type="float">
            <text:p>-1.60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W</text:p>
          </table:table-cell>
          <table:table-cell office:value-type="string" calcext:value-type="string">
            <text:p>Pathogenic (R41*)</text:p>
          </table:table-cell>
          <table:table-cell office:value-type="float" office:value="-1.2277" calcext:value-type="float">
            <text:p>-1.22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V</text:p>
          </table:table-cell>
          <table:table-cell office:value-type="string" calcext:value-type="string">
            <text:p>Pathogenic (R41*)</text:p>
          </table:table-cell>
          <table:table-cell office:value-type="float" office:value="-1.3688" calcext:value-type="float">
            <text:p>-1.36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Y</text:p>
          </table:table-cell>
          <table:table-cell office:value-type="string" calcext:value-type="string">
            <text:p>Pathogenic (R41*)</text:p>
          </table:table-cell>
          <table:table-cell office:value-type="float" office:value="-1.415" calcext:value-type="float">
            <text:p>-1.4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68G</text:p>
          </table:table-cell>
          <table:table-cell office:value-type="string" calcext:value-type="string">
            <text:p>Pathogenic</text:p>
          </table:table-cell>
          <table:table-cell office:value-type="float" office:value="-3.4352" calcext:value-type="float">
            <text:p>-3.43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68357</text:p>
          </table:table-cell>
          <table:table-cell office:value-type="string" calcext:value-type="string">
            <text:p>0.56562</text:p>
          </table:table-cell>
          <table:table-cell office:value-type="string" calcext:value-type="string">
            <text:p>2.39818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G6A</text:p>
          </table:table-cell>
          <table:table-cell office:value-type="string" calcext:value-type="string">
            <text:p>Benign</text:p>
          </table:table-cell>
          <table:table-cell office:value-type="float" office:value="-0.7747" calcext:value-type="float">
            <text:p>-0.77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0.39253</text:p>
          </table:table-cell>
          <table:table-cell office:value-type="string" calcext:value-type="string">
            <text:p>0.22731</text:p>
          </table:table-cell>
          <table:table-cell office:value-type="string" calcext:value-type="string">
            <text:p>-1.2427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367A</text:p>
          </table:table-cell>
          <table:table-cell office:value-type="string" calcext:value-type="string">
            <text:p>Pathogenic</text:p>
          </table:table-cell>
          <table:table-cell office:value-type="float" office:value="0.5056" calcext:value-type="float">
            <text:p>0.50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60808</text:p>
          </table:table-cell>
          <table:table-cell office:value-type="string" calcext:value-type="string">
            <text:p>0.32507</text:p>
          </table:table-cell>
          <table:table-cell office:value-type="string" calcext:value-type="string">
            <text:p>-0.53321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K131N</text:p>
          </table:table-cell>
          <table:table-cell office:value-type="string" calcext:value-type="string">
            <text:p>Pathogenic</text:p>
          </table:table-cell>
          <table:table-cell office:value-type="float" office:value="-0.6126" calcext:value-type="float">
            <text:p>-0.61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62573</text:p>
          </table:table-cell>
          <table:table-cell office:value-type="string" calcext:value-type="string">
            <text:p>0.41917</text:p>
          </table:table-cell>
          <table:table-cell office:value-type="string" calcext:value-type="string">
            <text:p>0.71754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S11P</text:p>
          </table:table-cell>
          <table:table-cell office:value-type="string" calcext:value-type="string">
            <text:p>Benign</text:p>
          </table:table-cell>
          <table:table-cell office:value-type="float" office:value="0.2187" calcext:value-type="float">
            <text:p>0.21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0.17755</text:p>
          </table:table-cell>
          <table:table-cell office:value-type="string" calcext:value-type="string">
            <text:p>0.14539</text:p>
          </table:table-cell>
          <table:table-cell office:value-type="string" calcext:value-type="string">
            <text:p>-0.23426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M157K</text:p>
          </table:table-cell>
          <table:table-cell office:value-type="string" calcext:value-type="string">
            <text:p>Pathogenic</text:p>
          </table:table-cell>
          <table:table-cell office:value-type="float" office:value="-1.1452" calcext:value-type="float">
            <text:p>-1.14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58253</text:p>
          </table:table-cell>
          <table:table-cell office:value-type="string" calcext:value-type="string">
            <text:p>0.31031</text:p>
          </table:table-cell>
          <table:table-cell office:value-type="string" calcext:value-type="string">
            <text:p>-0.0637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R171Q</text:p>
          </table:table-cell>
          <table:table-cell office:value-type="string" calcext:value-type="string">
            <text:p>Pathogenic</text:p>
          </table:table-cell>
          <table:table-cell office:value-type="float" office:value="-0.9986" calcext:value-type="float">
            <text:p>-0.99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2972</text:p>
          </table:table-cell>
          <table:table-cell office:value-type="string" calcext:value-type="string">
            <text:p>0.95564</text:p>
          </table:table-cell>
          <table:table-cell office:value-type="string" calcext:value-type="string">
            <text:p>4.83674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P424L</text:p>
          </table:table-cell>
          <table:table-cell office:value-type="string" calcext:value-type="string">
            <text:p>Benign</text:p>
          </table:table-cell>
          <table:table-cell office:value-type="float" office:value="-0.5036" calcext:value-type="float">
            <text:p>-0.50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0.58907</text:p>
          </table:table-cell>
          <table:table-cell office:value-type="string" calcext:value-type="string">
            <text:p>0.2951</text:p>
          </table:table-cell>
          <table:table-cell office:value-type="string" calcext:value-type="string">
            <text:p>-0.9282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G118D</text:p>
          </table:table-cell>
          <table:table-cell office:value-type="string" calcext:value-type="string">
            <text:p>Pathogenic</text:p>
          </table:table-cell>
          <table:table-cell office:value-type="float" office:value="-0.8176" calcext:value-type="float">
            <text:p>-0.81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72698</text:p>
          </table:table-cell>
          <table:table-cell office:value-type="string" calcext:value-type="string">
            <text:p>0.64683</text:p>
          </table:table-cell>
          <table:table-cell office:value-type="string" calcext:value-type="string">
            <text:p>2.9501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W71R</text:p>
          </table:table-cell>
          <table:table-cell office:value-type="string" calcext:value-type="string">
            <text:p>Pathogenic</text:p>
          </table:table-cell>
          <table:table-cell office:value-type="float" office:value="-1.9831" calcext:value-type="float">
            <text:p>-1.9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3828</text:p>
          </table:table-cell>
          <table:table-cell office:value-type="string" calcext:value-type="string">
            <text:p>0.79516</text:p>
          </table:table-cell>
          <table:table-cell office:value-type="string" calcext:value-type="string">
            <text:p>6.2192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olichyl-phosphate beta-D-mannos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T76S</text:p>
          </table:table-cell>
          <table:table-cell office:value-type="string" calcext:value-type="string">
            <text:p>Benign</text:p>
          </table:table-cell>
          <table:table-cell office:value-type="float" office:value="-0.0341" calcext:value-type="float">
            <text:p>-0.03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69411</text:p>
          </table:table-cell>
          <table:table-cell office:value-type="string" calcext:value-type="string">
            <text:p>0.18814</text:p>
          </table:table-cell>
          <table:table-cell office:value-type="string" calcext:value-type="string">
            <text:p>1.50584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Y23C</text:p>
          </table:table-cell>
          <table:table-cell office:value-type="string" calcext:value-type="string">
            <text:p>Pathogenic</text:p>
          </table:table-cell>
          <table:table-cell office:value-type="float" office:value="-1.5176" calcext:value-type="float">
            <text:p>-1.51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0.83402</text:p>
          </table:table-cell>
          <table:table-cell office:value-type="string" calcext:value-type="string">
            <text:p>0.81669</text:p>
          </table:table-cell>
          <table:table-cell office:value-type="string" calcext:value-type="string">
            <text:p>5.77752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G152V</text:p>
          </table:table-cell>
          <table:table-cell office:value-type="string" calcext:value-type="string">
            <text:p>Pathogenic</text:p>
          </table:table-cell>
          <table:table-cell office:value-type="float" office:value="-0.9582" calcext:value-type="float">
            <text:p>-0.95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float" office:value="0.67802" calcext:value-type="float">
            <text:p>0.67802</text:p>
          </table:table-cell>
          <table:table-cell office:value-type="float" office:value="0.59243" calcext:value-type="float">
            <text:p>0.59243</text:p>
          </table:table-cell>
          <table:table-cell office:value-type="float" office:value="1.57467" calcext:value-type="float">
            <text:p>1.57467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S248P</text:p>
          </table:table-cell>
          <table:table-cell office:value-type="string" calcext:value-type="string">
            <text:p>Pathogenic</text:p>
          </table:table-cell>
          <table:table-cell office:value-type="float" office:value="-0.1729" calcext:value-type="float">
            <text:p>-0.17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8" calcext:value-type="float">
            <text:p>0.38</text:p>
          </table:table-cell>
          <table:table-cell office:value-type="float" office:value="0.72585" calcext:value-type="float">
            <text:p>0.72585</text:p>
          </table:table-cell>
          <table:table-cell office:value-type="float" office:value="0.56855" calcext:value-type="float">
            <text:p>0.56855</text:p>
          </table:table-cell>
          <table:table-cell office:value-type="float" office:value="1.91001" calcext:value-type="float">
            <text:p>1.91001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R92G</text:p>
          </table:table-cell>
          <table:table-cell office:value-type="string" calcext:value-type="string">
            <text:p>Pathogenic</text:p>
          </table:table-cell>
          <table:table-cell office:value-type="float" office:value="-2.6762" calcext:value-type="float">
            <text:p>-2.6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55233" calcext:value-type="float">
            <text:p>0.55233</text:p>
          </table:table-cell>
          <table:table-cell office:value-type="float" office:value="2.05698" calcext:value-type="float">
            <text:p>2.05698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exosaminid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 office:value-type="string" calcext:value-type="string">
            <text:p>Pathogenic</text:p>
          </table:table-cell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1998</text:p>
          </table:table-cell>
          <table:table-cell office:value-type="string" calcext:value-type="string">
            <text:p>0.44775</text:p>
          </table:table-cell>
          <table:table-cell office:value-type="string" calcext:value-type="string">
            <text:p>2.51659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 office:value-type="string" calcext:value-type="string">
            <text:p>Pathogenic</text:p>
          </table:table-cell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0.83408</text:p>
          </table:table-cell>
          <table:table-cell office:value-type="string" calcext:value-type="string">
            <text:p>5.2965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 office:value-type="string" calcext:value-type="string">
            <text:p>Benign</text:p>
          </table:table-cell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5771</text:p>
          </table:table-cell>
          <table:table-cell office:value-type="string" calcext:value-type="string">
            <text:p>0.34773</text:p>
          </table:table-cell>
          <table:table-cell office:value-type="string" calcext:value-type="string">
            <text:p>1.80414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 office:value-type="string" calcext:value-type="string">
            <text:p>Pathogenic</text:p>
          </table:table-cell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853</text:p>
          </table:table-cell>
          <table:table-cell office:value-type="string" calcext:value-type="string">
            <text:p>0.89901</text:p>
          </table:table-cell>
          <table:table-cell office:value-type="string" calcext:value-type="string">
            <text:p>3.983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 office:value-type="string" calcext:value-type="string">
            <text:p>Benign</text:p>
          </table:table-cell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48232</text:p>
          </table:table-cell>
          <table:table-cell office:value-type="string" calcext:value-type="string">
            <text:p>0.06961</text:p>
          </table:table-cell>
          <table:table-cell office:value-type="string" calcext:value-type="string">
            <text:p>0.3977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 office:value-type="string" calcext:value-type="string">
            <text:p>Benign</text:p>
          </table:table-cell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511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2.2654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 office:value-type="string" calcext:value-type="string">
            <text:p>Pathogenic</text:p>
          </table:table-cell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129</text:p>
          </table:table-cell>
          <table:table-cell office:value-type="string" calcext:value-type="string">
            <text:p>0.47077</text:p>
          </table:table-cell>
          <table:table-cell office:value-type="string" calcext:value-type="string">
            <text:p>2.49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 office:value-type="string" calcext:value-type="string">
            <text:p>Pathogenic</text:p>
          </table:table-cell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2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 office:value-type="string" calcext:value-type="string">
            <text:p>Pathogenic</text:p>
          </table:table-cell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 office:value-type="string" calcext:value-type="string">
            <text:p>Benign</text:p>
          </table:table-cell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4939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3.5950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 office:value-type="string" calcext:value-type="string">
            <text:p>Pathogenic</text:p>
          </table:table-cell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83818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5.19496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Y</text:p>
          </table:table-cell>
          <table:table-cell office:value-type="string" calcext:value-type="string">
            <text:p>Pathogenic (R284*)</text:p>
          </table:table-cell>
          <table:table-cell office:value-type="float" office:value="-0.5434" calcext:value-type="float">
            <text:p>-0.54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 office:value-type="string" calcext:value-type="string">
            <text:p>Pathogenic</text:p>
          </table:table-cell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14</text:p>
          </table:table-cell>
          <table:table-cell office:value-type="string" calcext:value-type="string">
            <text:p>0.79543</text:p>
          </table:table-cell>
          <table:table-cell office:value-type="string" calcext:value-type="string">
            <text:p>4.956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T</text:p>
          </table:table-cell>
          <table:table-cell office:value-type="string" calcext:value-type="string">
            <text:p>Pathogenic (R284*)</text:p>
          </table:table-cell>
          <table:table-cell office:value-type="float" office:value="-0.9883" calcext:value-type="float">
            <text:p>-0.98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W</text:p>
          </table:table-cell>
          <table:table-cell office:value-type="string" calcext:value-type="string">
            <text:p>Pathogenic (R284*)</text:p>
          </table:table-cell>
          <table:table-cell office:value-type="float" office:value="0.0917" calcext:value-type="float">
            <text:p>0.09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V</text:p>
          </table:table-cell>
          <table:table-cell office:value-type="string" calcext:value-type="string">
            <text:p>Pathogenic (R284*)</text:p>
          </table:table-cell>
          <table:table-cell office:value-type="float" office:value="-0.6999" calcext:value-type="float">
            <text:p>-0.69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Q</text:p>
          </table:table-cell>
          <table:table-cell office:value-type="string" calcext:value-type="string">
            <text:p>Pathogenic (R284*)</text:p>
          </table:table-cell>
          <table:table-cell office:value-type="float" office:value="-1.1735" calcext:value-type="float">
            <text:p>-1.1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P</text:p>
          </table:table-cell>
          <table:table-cell office:value-type="string" calcext:value-type="string">
            <text:p>Pathogenic (R284*)</text:p>
          </table:table-cell>
          <table:table-cell office:value-type="float" office:value="-1.0389" calcext:value-type="float">
            <text:p>-1.0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S</text:p>
          </table:table-cell>
          <table:table-cell office:value-type="string" calcext:value-type="string">
            <text:p>Pathogenic (R284*)</text:p>
          </table:table-cell>
          <table:table-cell office:value-type="float" office:value="-1.8698" calcext:value-type="float">
            <text:p>-1.86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M</text:p>
          </table:table-cell>
          <table:table-cell office:value-type="string" calcext:value-type="string">
            <text:p>Pathogenic (R284*)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L</text:p>
          </table:table-cell>
          <table:table-cell office:value-type="string" calcext:value-type="string">
            <text:p>Pathogenic (R284*)</text:p>
          </table:table-cell>
          <table:table-cell office:value-type="float" office:value="-0.5495" calcext:value-type="float">
            <text:p>-0.54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N</text:p>
          </table:table-cell>
          <table:table-cell office:value-type="string" calcext:value-type="string">
            <text:p>Pathogenic (R284*)</text:p>
          </table:table-cell>
          <table:table-cell office:value-type="float" office:value="-1.5643" calcext:value-type="float">
            <text:p>-1.56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I</text:p>
          </table:table-cell>
          <table:table-cell office:value-type="string" calcext:value-type="string">
            <text:p>Pathogenic (R284*)</text:p>
          </table:table-cell>
          <table:table-cell office:value-type="float" office:value="-0.3732" calcext:value-type="float">
            <text:p>-0.37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H</text:p>
          </table:table-cell>
          <table:table-cell office:value-type="string" calcext:value-type="string">
            <text:p>Pathogenic (R284*)</text:p>
          </table:table-cell>
          <table:table-cell office:value-type="float" office:value="-0.9528" calcext:value-type="float">
            <text:p>-0.95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K</text:p>
          </table:table-cell>
          <table:table-cell office:value-type="string" calcext:value-type="string">
            <text:p>Pathogenic (R284*)</text:p>
          </table:table-cell>
          <table:table-cell office:value-type="float" office:value="-1.3765" calcext:value-type="float">
            <text:p>-1.3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E</text:p>
          </table:table-cell>
          <table:table-cell office:value-type="string" calcext:value-type="string">
            <text:p>Pathogenic (R284*)</text:p>
          </table:table-cell>
          <table:table-cell office:value-type="float" office:value="-1.4646" calcext:value-type="float">
            <text:p>-1.46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D</text:p>
          </table:table-cell>
          <table:table-cell office:value-type="string" calcext:value-type="string">
            <text:p>Pathogenic (R284*)</text:p>
          </table:table-cell>
          <table:table-cell office:value-type="float" office:value="-1.8631" calcext:value-type="float">
            <text:p>-1.86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G</text:p>
          </table:table-cell>
          <table:table-cell office:value-type="string" calcext:value-type="string">
            <text:p>Pathogenic (R284*)</text:p>
          </table:table-cell>
          <table:table-cell office:value-type="float" office:value="-2.5686" calcext:value-type="float">
            <text:p>-2.56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F</text:p>
          </table:table-cell>
          <table:table-cell office:value-type="string" calcext:value-type="string">
            <text:p>Pathogenic (R284*)</text:p>
          </table:table-cell>
          <table:table-cell office:value-type="float" office:value="-0.4707" calcext:value-type="float">
            <text:p>-0.47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A</text:p>
          </table:table-cell>
          <table:table-cell office:value-type="string" calcext:value-type="string">
            <text:p>Pathogenic (R284*)</text:p>
          </table:table-cell>
          <table:table-cell office:value-type="float" office:value="-1.4912" calcext:value-type="float">
            <text:p>-1.4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C</text:p>
          </table:table-cell>
          <table:table-cell office:value-type="string" calcext:value-type="string">
            <text:p>Pathogenic (R284*)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G</text:p>
          </table:table-cell>
          <table:table-cell office:value-type="string" calcext:value-type="string">
            <text:p>Pathogenic (W329*)</text:p>
          </table:table-cell>
          <table:table-cell office:value-type="float" office:value="-5.3697" calcext:value-type="float">
            <text:p>-5.3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D</text:p>
          </table:table-cell>
          <table:table-cell office:value-type="string" calcext:value-type="string">
            <text:p>Pathogenic (W329*)</text:p>
          </table:table-cell>
          <table:table-cell office:value-type="float" office:value="-3.512" calcext:value-type="float">
            <text:p>-3.5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V</text:p>
          </table:table-cell>
          <table:table-cell office:value-type="string" calcext:value-type="string">
            <text:p>Pathogenic (R393*)</text:p>
          </table:table-cell>
          <table:table-cell office:value-type="float" office:value="0.1054" calcext:value-type="float">
            <text:p>0.1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W</text:p>
          </table:table-cell>
          <table:table-cell office:value-type="string" calcext:value-type="string">
            <text:p>Pathogenic (R393*)</text:p>
          </table:table-cell>
          <table:table-cell office:value-type="float" office:value="0.8526" calcext:value-type="float">
            <text:p>0.85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T</text:p>
          </table:table-cell>
          <table:table-cell office:value-type="string" calcext:value-type="string">
            <text:p>Pathogenic (R393*)</text:p>
          </table:table-cell>
          <table:table-cell office:value-type="float" office:value="-0.6344" calcext:value-type="float">
            <text:p>-0.634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E</text:p>
          </table:table-cell>
          <table:table-cell office:value-type="string" calcext:value-type="string">
            <text:p>Pathogenic (W329*)</text:p>
          </table:table-cell>
          <table:table-cell office:value-type="float" office:value="-3.1368" calcext:value-type="float">
            <text:p>-3.13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S</text:p>
          </table:table-cell>
          <table:table-cell office:value-type="string" calcext:value-type="string">
            <text:p>Pathogenic (R393*)</text:p>
          </table:table-cell>
          <table:table-cell office:value-type="float" office:value="-1.1425" calcext:value-type="float">
            <text:p>-1.142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P</text:p>
          </table:table-cell>
          <table:table-cell office:value-type="string" calcext:value-type="string">
            <text:p>Pathogenic (R393*)</text:p>
          </table:table-cell>
          <table:table-cell office:value-type="float" office:value="-0.7373" calcext:value-type="float">
            <text:p>-0.7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127R</text:p>
          </table:table-cell>
          <table:table-cell office:value-type="string" calcext:value-type="string">
            <text:p>Pathogenic</text:p>
          </table:table-cell>
          <table:table-cell office:value-type="float" office:value="-1.8148" calcext:value-type="float">
            <text:p>-1.81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592</text:p>
          </table:table-cell>
          <table:table-cell office:value-type="string" calcext:value-type="string">
            <text:p>0.76518</text:p>
          </table:table-cell>
          <table:table-cell office:value-type="string" calcext:value-type="string">
            <text:p>3.67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Y</text:p>
          </table:table-cell>
          <table:table-cell office:value-type="string" calcext:value-type="string">
            <text:p>Pathogenic (R393*)</text:p>
          </table:table-cell>
          <table:table-cell office:value-type="float" office:value="0.0602" calcext:value-type="float">
            <text:p>0.06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F</text:p>
          </table:table-cell>
          <table:table-cell office:value-type="string" calcext:value-type="string">
            <text:p>Pathogenic (R393*)</text:p>
          </table:table-cell>
          <table:table-cell office:value-type="float" office:value="0.6439" calcext:value-type="float">
            <text:p>0.643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G</text:p>
          </table:table-cell>
          <table:table-cell office:value-type="string" calcext:value-type="string">
            <text:p>Pathogenic (R393*)</text:p>
          </table:table-cell>
          <table:table-cell office:value-type="float" office:value="-1.346" calcext:value-type="float">
            <text:p>-1.3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D</text:p>
          </table:table-cell>
          <table:table-cell office:value-type="string" calcext:value-type="string">
            <text:p>Pathogenic (R393*)</text:p>
          </table:table-cell>
          <table:table-cell office:value-type="float" office:value="-1.3278" calcext:value-type="float">
            <text:p>-1.32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E</text:p>
          </table:table-cell>
          <table:table-cell office:value-type="string" calcext:value-type="string">
            <text:p>Pathogenic (R393*)</text:p>
          </table:table-cell>
          <table:table-cell office:value-type="float" office:value="-1.1968" calcext:value-type="float">
            <text:p>-1.19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C</text:p>
          </table:table-cell>
          <table:table-cell office:value-type="string" calcext:value-type="string">
            <text:p>Pathogenic (R393*)</text:p>
          </table:table-cell>
          <table:table-cell office:value-type="float" office:value="0.5267" calcext:value-type="float">
            <text:p>0.526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A</text:p>
          </table:table-cell>
          <table:table-cell office:value-type="string" calcext:value-type="string">
            <text:p>Pathogenic (R393*)</text:p>
          </table:table-cell>
          <table:table-cell office:value-type="float" office:value="-1.0003" calcext:value-type="float">
            <text:p>-1.0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N</text:p>
          </table:table-cell>
          <table:table-cell office:value-type="string" calcext:value-type="string">
            <text:p>Pathogenic (R393*)</text:p>
          </table:table-cell>
          <table:table-cell office:value-type="float" office:value="-1.106" calcext:value-type="float">
            <text:p>-1.1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I</text:p>
          </table:table-cell>
          <table:table-cell office:value-type="string" calcext:value-type="string">
            <text:p>Pathogenic (W36*)</text:p>
          </table:table-cell>
          <table:table-cell office:value-type="float" office:value="-1.4104" calcext:value-type="float">
            <text:p>-1.41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L</text:p>
          </table:table-cell>
          <table:table-cell office:value-type="string" calcext:value-type="string">
            <text:p>Pathogenic (R393*)</text:p>
          </table:table-cell>
          <table:table-cell office:value-type="float" office:value="0.4228" calcext:value-type="float">
            <text:p>0.42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M</text:p>
          </table:table-cell>
          <table:table-cell office:value-type="string" calcext:value-type="string">
            <text:p>Pathogenic (R393*)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K</text:p>
          </table:table-cell>
          <table:table-cell office:value-type="string" calcext:value-type="string">
            <text:p>Pathogenic (R393*)</text:p>
          </table:table-cell>
          <table:table-cell office:value-type="float" office:value="-0.7817" calcext:value-type="float">
            <text:p>-0.781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H</text:p>
          </table:table-cell>
          <table:table-cell office:value-type="string" calcext:value-type="string">
            <text:p>Pathogenic (R393*)</text:p>
          </table:table-cell>
          <table:table-cell office:value-type="float" office:value="-0.5015" calcext:value-type="float">
            <text:p>-0.50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I</text:p>
          </table:table-cell>
          <table:table-cell office:value-type="string" calcext:value-type="string">
            <text:p>Pathogenic (R393*)</text:p>
          </table:table-cell>
          <table:table-cell office:value-type="float" office:value="0.6391" calcext:value-type="float">
            <text:p>0.639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E482K</text:p>
          </table:table-cell>
          <table:table-cell office:value-type="string" calcext:value-type="string">
            <text:p>Pathogenic</text:p>
          </table:table-cell>
          <table:table-cell office:value-type="float" office:value="0.0636" calcext:value-type="float">
            <text:p>0.06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2304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9276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K197T</text:p>
          </table:table-cell>
          <table:table-cell office:value-type="string" calcext:value-type="string">
            <text:p>Pathogenic</text:p>
          </table:table-cell>
          <table:table-cell office:value-type="float" office:value="-0.5274" calcext:value-type="float">
            <text:p>-0.52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8273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4.6309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Y</text:p>
          </table:table-cell>
          <table:table-cell office:value-type="string" calcext:value-type="string">
            <text:p>Pathogenic (W329*)</text:p>
          </table:table-cell>
          <table:table-cell office:value-type="float" office:value="-2.235" calcext:value-type="float">
            <text:p>-2.2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69S</text:p>
          </table:table-cell>
          <table:table-cell office:value-type="string" calcext:value-type="string">
            <text:p>Pathogenic</text:p>
          </table:table-cell>
          <table:table-cell office:value-type="float" office:value="-0.2859" calcext:value-type="float">
            <text:p>-0.28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8917</text:p>
          </table:table-cell>
          <table:table-cell office:value-type="string" calcext:value-type="string">
            <text:p>0.81583</text:p>
          </table:table-cell>
          <table:table-cell office:value-type="string" calcext:value-type="string">
            <text:p>5.62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85R</text:p>
          </table:table-cell>
          <table:table-cell office:value-type="string" calcext:value-type="string">
            <text:p>Pathogenic</text:p>
          </table:table-cell>
          <table:table-cell office:value-type="float" office:value="-2.7326" calcext:value-type="float">
            <text:p>-2.73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4013</text:p>
          </table:table-cell>
          <table:table-cell office:value-type="string" calcext:value-type="string">
            <text:p>0.88255</text:p>
          </table:table-cell>
          <table:table-cell office:value-type="string" calcext:value-type="string">
            <text:p>7.232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324V</text:p>
          </table:table-cell>
          <table:table-cell office:value-type="string" calcext:value-type="string">
            <text:p>Pathogenic</text:p>
          </table:table-cell>
          <table:table-cell office:value-type="float" office:value="-0.5428" calcext:value-type="float">
            <text:p>-0.54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0555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1760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L</text:p>
          </table:table-cell>
          <table:table-cell office:value-type="string" calcext:value-type="string">
            <text:p>Pathogenic (W392*)</text:p>
          </table:table-cell>
          <table:table-cell office:value-type="float" office:value="-2.7071" calcext:value-type="float">
            <text:p>-2.70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M</text:p>
          </table:table-cell>
          <table:table-cell office:value-type="string" calcext:value-type="string">
            <text:p>Pathogenic (W392*)</text:p>
          </table:table-cell>
          <table:table-cell office:value-type="float" office:value="-3.0529" calcext:value-type="float">
            <text:p>-3.05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N</text:p>
          </table:table-cell>
          <table:table-cell office:value-type="string" calcext:value-type="string">
            <text:p>Pathogenic (W392*)</text:p>
          </table:table-cell>
          <table:table-cell office:value-type="float" office:value="-4.3408" calcext:value-type="float">
            <text:p>-4.34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H</text:p>
          </table:table-cell>
          <table:table-cell office:value-type="string" calcext:value-type="string">
            <text:p>Pathogenic (W392*)</text:p>
          </table:table-cell>
          <table:table-cell office:value-type="float" office:value="-3.5522" calcext:value-type="float">
            <text:p>-3.55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I</text:p>
          </table:table-cell>
          <table:table-cell office:value-type="string" calcext:value-type="string">
            <text:p>Pathogenic (W392*)</text:p>
          </table:table-cell>
          <table:table-cell office:value-type="float" office:value="-2.527" calcext:value-type="float">
            <text:p>-2.5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K</text:p>
          </table:table-cell>
          <table:table-cell office:value-type="string" calcext:value-type="string">
            <text:p>Pathogenic (W392*)</text:p>
          </table:table-cell>
          <table:table-cell office:value-type="float" office:value="-3.7367" calcext:value-type="float">
            <text:p>-3.73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301R</text:p>
          </table:table-cell>
          <table:table-cell office:value-type="string" calcext:value-type="string">
            <text:p>Pathogenic</text:p>
          </table:table-cell>
          <table:table-cell office:value-type="float" office:value="-1.2957" calcext:value-type="float">
            <text:p>-1.29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4348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1267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E</text:p>
          </table:table-cell>
          <table:table-cell office:value-type="string" calcext:value-type="string">
            <text:p>Pathogenic (W392*)</text:p>
          </table:table-cell>
          <table:table-cell office:value-type="float" office:value="-4.1701" calcext:value-type="float">
            <text:p>-4.17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F</text:p>
          </table:table-cell>
          <table:table-cell office:value-type="string" calcext:value-type="string">
            <text:p>Pathogenic (W392*)</text:p>
          </table:table-cell>
          <table:table-cell office:value-type="float" office:value="-2.4914" calcext:value-type="float">
            <text:p>-2.49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G</text:p>
          </table:table-cell>
          <table:table-cell office:value-type="string" calcext:value-type="string">
            <text:p>Pathogenic (W392*)</text:p>
          </table:table-cell>
          <table:table-cell office:value-type="float" office:value="-5.5236" calcext:value-type="float">
            <text:p>-5.52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A</text:p>
          </table:table-cell>
          <table:table-cell office:value-type="string" calcext:value-type="string">
            <text:p>Pathogenic (W392*)</text:p>
          </table:table-cell>
          <table:table-cell office:value-type="float" office:value="-4.0648" calcext:value-type="float">
            <text:p>-4.06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C</text:p>
          </table:table-cell>
          <table:table-cell office:value-type="string" calcext:value-type="string">
            <text:p>Pathogenic (W392*)</text:p>
          </table:table-cell>
          <table:table-cell office:value-type="float" office:value="-3.7256" calcext:value-type="float">
            <text:p>-3.72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Y</text:p>
          </table:table-cell>
          <table:table-cell office:value-type="string" calcext:value-type="string">
            <text:p>Pathogenic (W392*)</text:p>
          </table:table-cell>
          <table:table-cell office:value-type="float" office:value="-2.4927" calcext:value-type="float">
            <text:p>-2.49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T</text:p>
          </table:table-cell>
          <table:table-cell office:value-type="string" calcext:value-type="string">
            <text:p>Pathogenic (W392*)</text:p>
          </table:table-cell>
          <table:table-cell office:value-type="float" office:value="-3.9441" calcext:value-type="float">
            <text:p>-3.94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V</text:p>
          </table:table-cell>
          <table:table-cell office:value-type="string" calcext:value-type="string">
            <text:p>Pathogenic (W392*)</text:p>
          </table:table-cell>
          <table:table-cell office:value-type="float" office:value="-3.1846" calcext:value-type="float">
            <text:p>-3.1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P</text:p>
          </table:table-cell>
          <table:table-cell office:value-type="string" calcext:value-type="string">
            <text:p>Pathogenic (W392*)</text:p>
          </table:table-cell>
          <table:table-cell office:value-type="float" office:value="-3.4718" calcext:value-type="float">
            <text:p>-3.47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Q</text:p>
          </table:table-cell>
          <table:table-cell office:value-type="string" calcext:value-type="string">
            <text:p>Pathogenic (W392*)</text:p>
          </table:table-cell>
          <table:table-cell office:value-type="float" office:value="-3.8565" calcext:value-type="float">
            <text:p>-3.85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R</text:p>
          </table:table-cell>
          <table:table-cell office:value-type="string" calcext:value-type="string">
            <text:p>Pathogenic (W392*)</text:p>
          </table:table-cell>
          <table:table-cell office:value-type="float" office:value="-3.132" calcext:value-type="float">
            <text:p>-3.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S</text:p>
          </table:table-cell>
          <table:table-cell office:value-type="string" calcext:value-type="string">
            <text:p>Pathogenic (W392*)</text:p>
          </table:table-cell>
          <table:table-cell office:value-type="float" office:value="-4.8584" calcext:value-type="float">
            <text:p>-4.85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S</text:p>
          </table:table-cell>
          <table:table-cell office:value-type="string" calcext:value-type="string">
            <text:p>Pathogenic (Y180*)</text:p>
          </table:table-cell>
          <table:table-cell office:value-type="float" office:value="-2.3762" calcext:value-type="float">
            <text:p>-2.3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R</text:p>
          </table:table-cell>
          <table:table-cell office:value-type="string" calcext:value-type="string">
            <text:p>Pathogenic (Y180*)</text:p>
          </table:table-cell>
          <table:table-cell office:value-type="float" office:value="-1.5156" calcext:value-type="float">
            <text:p>-1.51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Q</text:p>
          </table:table-cell>
          <table:table-cell office:value-type="string" calcext:value-type="string">
            <text:p>Pathogenic (Y180*)</text:p>
          </table:table-cell>
          <table:table-cell office:value-type="float" office:value="-1.9066" calcext:value-type="float">
            <text:p>-1.90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P</text:p>
          </table:table-cell>
          <table:table-cell office:value-type="string" calcext:value-type="string">
            <text:p>Pathogenic (Y180*)</text:p>
          </table:table-cell>
          <table:table-cell office:value-type="float" office:value="-1.9897" calcext:value-type="float">
            <text:p>-1.98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W</text:p>
          </table:table-cell>
          <table:table-cell office:value-type="string" calcext:value-type="string">
            <text:p>Pathogenic (Y180*)</text:p>
          </table:table-cell>
          <table:table-cell office:value-type="float" office:value="-0.1837" calcext:value-type="float">
            <text:p>-0.18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V</text:p>
          </table:table-cell>
          <table:table-cell office:value-type="string" calcext:value-type="string">
            <text:p>Pathogenic (Y180*)</text:p>
          </table:table-cell>
          <table:table-cell office:value-type="float" office:value="-1.2708" calcext:value-type="float">
            <text:p>-1.27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T</text:p>
          </table:table-cell>
          <table:table-cell office:value-type="string" calcext:value-type="string">
            <text:p>Pathogenic (Y180*)</text:p>
          </table:table-cell>
          <table:table-cell office:value-type="float" office:value="-1.9324" calcext:value-type="float">
            <text:p>-1.93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W</text:p>
          </table:table-cell>
          <table:table-cell office:value-type="string" calcext:value-type="string">
            <text:p>Pathogenic</text:p>
          </table:table-cell>
          <table:table-cell office:value-type="float" office:value="0.9086" calcext:value-type="float">
            <text:p>0.90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50D</text:p>
          </table:table-cell>
          <table:table-cell office:value-type="string" calcext:value-type="string">
            <text:p>Pathogenic</text:p>
          </table:table-cell>
          <table:table-cell office:value-type="float" office:value="-0.662" calcext:value-type="float">
            <text:p>-0.6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80655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A</text:p>
          </table:table-cell>
          <table:table-cell office:value-type="string" calcext:value-type="string">
            <text:p>Pathogenic (Y180*)</text:p>
          </table:table-cell>
          <table:table-cell office:value-type="float" office:value="-2.2471" calcext:value-type="float">
            <text:p>-2.24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L</text:p>
          </table:table-cell>
          <table:table-cell office:value-type="string" calcext:value-type="string">
            <text:p>Pathogenic</text:p>
          </table:table-cell>
          <table:table-cell office:value-type="float" office:value="0.5252" calcext:value-type="float">
            <text:p>0.525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G</text:p>
          </table:table-cell>
          <table:table-cell office:value-type="string" calcext:value-type="string">
            <text:p>Pathogenic (Y180*)</text:p>
          </table:table-cell>
          <table:table-cell office:value-type="float" office:value="-2.7874" calcext:value-type="float">
            <text:p>-2.78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F</text:p>
          </table:table-cell>
          <table:table-cell office:value-type="string" calcext:value-type="string">
            <text:p>Pathogenic (Y180*)</text:p>
          </table:table-cell>
          <table:table-cell office:value-type="float" office:value="-0.0928" calcext:value-type="float">
            <text:p>-0.09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Q</text:p>
          </table:table-cell>
          <table:table-cell office:value-type="string" calcext:value-type="string">
            <text:p>Pathogenic</text:p>
          </table:table-cell>
          <table:table-cell office:value-type="float" office:value="-1.0712" calcext:value-type="float">
            <text:p>-1.07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H</text:p>
          </table:table-cell>
          <table:table-cell office:value-type="string" calcext:value-type="string">
            <text:p>Pathogenic</text:p>
          </table:table-cell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K</text:p>
          </table:table-cell>
          <table:table-cell office:value-type="string" calcext:value-type="string">
            <text:p>Pathogenic (Y180*)</text:p>
          </table:table-cell>
          <table:table-cell office:value-type="float" office:value="-1.2079" calcext:value-type="float">
            <text:p>-1.20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I</text:p>
          </table:table-cell>
          <table:table-cell office:value-type="string" calcext:value-type="string">
            <text:p>Pathogenic (Y180*)</text:p>
          </table:table-cell>
          <table:table-cell office:value-type="float" office:value="-0.8054" calcext:value-type="float">
            <text:p>-0.80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H</text:p>
          </table:table-cell>
          <table:table-cell office:value-type="string" calcext:value-type="string">
            <text:p>Pathogenic</text:p>
          </table:table-cell>
          <table:table-cell office:value-type="float" office:value="-1.4489" calcext:value-type="float">
            <text:p>-1.4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C</text:p>
          </table:table-cell>
          <table:table-cell office:value-type="string" calcext:value-type="string">
            <text:p>Pathogenic</text:p>
          </table:table-cell>
          <table:table-cell office:value-type="float" office:value="0.6287" calcext:value-type="float">
            <text:p>0.628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N</text:p>
          </table:table-cell>
          <table:table-cell office:value-type="string" calcext:value-type="string">
            <text:p>Pathogenic (Y180*)</text:p>
          </table:table-cell>
          <table:table-cell office:value-type="float" office:value="-2.2223" calcext:value-type="float">
            <text:p>-2.22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M</text:p>
          </table:table-cell>
          <table:table-cell office:value-type="string" calcext:value-type="string">
            <text:p>Pathogenic (Y180*)</text:p>
          </table:table-cell>
          <table:table-cell office:value-type="float" office:value="-1.1389" calcext:value-type="float">
            <text:p>-1.1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L</text:p>
          </table:table-cell>
          <table:table-cell office:value-type="string" calcext:value-type="string">
            <text:p>Pathogenic (Y180*)</text:p>
          </table:table-cell>
          <table:table-cell office:value-type="float" office:value="-0.7652" calcext:value-type="float">
            <text:p>-0.76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C</text:p>
          </table:table-cell>
          <table:table-cell office:value-type="string" calcext:value-type="string">
            <text:p>Pathogenic (Y180*)</text:p>
          </table:table-cell>
          <table:table-cell office:value-type="float" office:value="-1.2042" calcext:value-type="float">
            <text:p>-1.2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Q</text:p>
          </table:table-cell>
          <table:table-cell office:value-type="string" calcext:value-type="string">
            <text:p>Pathogenic (R393*)</text:p>
          </table:table-cell>
          <table:table-cell office:value-type="float" office:value="-0.7369" calcext:value-type="float">
            <text:p>-0.736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C58Y</text:p>
          </table:table-cell>
          <table:table-cell office:value-type="string" calcext:value-type="string">
            <text:p>Pathogenic</text:p>
          </table:table-cell>
          <table:table-cell office:value-type="float" office:value="-0.9185" calcext:value-type="float">
            <text:p>-0.918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5197</text:p>
          </table:table-cell>
          <table:table-cell office:value-type="string" calcext:value-type="string">
            <text:p>0.90653</text:p>
          </table:table-cell>
          <table:table-cell office:value-type="string" calcext:value-type="string">
            <text:p>6.161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M</text:p>
          </table:table-cell>
          <table:table-cell office:value-type="string" calcext:value-type="string">
            <text:p>Pathogenic (R510*)</text:p>
          </table:table-cell>
          <table:table-cell office:value-type="float" office:value="0.3203" calcext:value-type="float">
            <text:p>0.32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L</text:p>
          </table:table-cell>
          <table:table-cell office:value-type="string" calcext:value-type="string">
            <text:p>Pathogenic (R510*)</text:p>
          </table:table-cell>
          <table:table-cell office:value-type="float" office:value="0.6228" calcext:value-type="float">
            <text:p>0.622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N</text:p>
          </table:table-cell>
          <table:table-cell office:value-type="string" calcext:value-type="string">
            <text:p>Pathogenic (R510*)</text:p>
          </table:table-cell>
          <table:table-cell office:value-type="float" office:value="-0.686" calcext:value-type="float">
            <text:p>-0.6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I</text:p>
          </table:table-cell>
          <table:table-cell office:value-type="string" calcext:value-type="string">
            <text:p>Pathogenic (R510*)</text:p>
          </table:table-cell>
          <table:table-cell office:value-type="float" office:value="0.7682" calcext:value-type="float">
            <text:p>0.768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H</text:p>
          </table:table-cell>
          <table:table-cell office:value-type="string" calcext:value-type="string">
            <text:p>Pathogenic (R510*)</text:p>
          </table:table-cell>
          <table:table-cell office:value-type="float" office:value="-0.3137" calcext:value-type="float">
            <text:p>-0.31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K</text:p>
          </table:table-cell>
          <table:table-cell office:value-type="string" calcext:value-type="string">
            <text:p>Pathogenic (R510*)</text:p>
          </table:table-cell>
          <table:table-cell office:value-type="float" office:value="-0.6688" calcext:value-type="float">
            <text:p>-0.66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E</text:p>
          </table:table-cell>
          <table:table-cell office:value-type="string" calcext:value-type="string">
            <text:p>Pathogenic (R510*)</text:p>
          </table:table-cell>
          <table:table-cell office:value-type="float" office:value="-0.799" calcext:value-type="float">
            <text:p>-0.7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D</text:p>
          </table:table-cell>
          <table:table-cell office:value-type="string" calcext:value-type="string">
            <text:p>Pathogenic (R510*)</text:p>
          </table:table-cell>
          <table:table-cell office:value-type="float" office:value="-1.1522" calcext:value-type="float">
            <text:p>-1.15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G</text:p>
          </table:table-cell>
          <table:table-cell office:value-type="string" calcext:value-type="string">
            <text:p>Pathogenic (R510*)</text:p>
          </table:table-cell>
          <table:table-cell office:value-type="float" office:value="-1.0382" calcext:value-type="float">
            <text:p>-1.03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F</text:p>
          </table:table-cell>
          <table:table-cell office:value-type="string" calcext:value-type="string">
            <text:p>Pathogenic (R510*)</text:p>
          </table:table-cell>
          <table:table-cell office:value-type="float" office:value="0.7675" calcext:value-type="float">
            <text:p>0.767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A</text:p>
          </table:table-cell>
          <table:table-cell office:value-type="string" calcext:value-type="string">
            <text:p>Pathogenic (R510*)</text:p>
          </table:table-cell>
          <table:table-cell office:value-type="float" office:value="-0.6104" calcext:value-type="float">
            <text:p>-0.61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H204R</text:p>
          </table:table-cell>
          <table:table-cell office:value-type="string" calcext:value-type="string">
            <text:p>Pathogenic</text:p>
          </table:table-cell>
          <table:table-cell office:value-type="float" office:value="-1.3088" calcext:value-type="float">
            <text:p>-1.30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05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7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C</text:p>
          </table:table-cell>
          <table:table-cell office:value-type="string" calcext:value-type="string">
            <text:p>Pathogenic (R510*)</text:p>
          </table:table-cell>
          <table:table-cell office:value-type="float" office:value="0.6226" calcext:value-type="float">
            <text:p>0.62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247W</text:p>
          </table:table-cell>
          <table:table-cell office:value-type="string" calcext:value-type="string">
            <text:p>Pathogenic</text:p>
          </table:table-cell>
          <table:table-cell office:value-type="float" office:value="-1.2552" calcext:value-type="float">
            <text:p>-1.25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8314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66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F211S</text:p>
          </table:table-cell>
          <table:table-cell office:value-type="string" calcext:value-type="string">
            <text:p>Pathogenic</text:p>
          </table:table-cell>
          <table:table-cell office:value-type="float" office:value="-3.0846" calcext:value-type="float">
            <text:p>-3.0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5062</text:p>
          </table:table-cell>
          <table:table-cell office:value-type="string" calcext:value-type="string">
            <text:p>0.90255</text:p>
          </table:table-cell>
          <table:table-cell office:value-type="string" calcext:value-type="string">
            <text:p>5.39254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Y</text:p>
          </table:table-cell>
          <table:table-cell office:value-type="string" calcext:value-type="string">
            <text:p>Pathogenic (R510*)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T</text:p>
          </table:table-cell>
          <table:table-cell office:value-type="string" calcext:value-type="string">
            <text:p>Pathogenic</text:p>
          </table:table-cell>
          <table:table-cell office:value-type="float" office:value="-0.2577" calcext:value-type="float">
            <text:p>-0.25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C</text:p>
          </table:table-cell>
          <table:table-cell office:value-type="string" calcext:value-type="string">
            <text:p>Pathogenic (W329*)</text:p>
          </table:table-cell>
          <table:table-cell office:value-type="float" office:value="-3.5427" calcext:value-type="float">
            <text:p>-3.5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V</text:p>
          </table:table-cell>
          <table:table-cell office:value-type="string" calcext:value-type="string">
            <text:p>Pathogenic</text:p>
          </table:table-cell>
          <table:table-cell office:value-type="float" office:value="-0.4375" calcext:value-type="float">
            <text:p>-0.4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T</text:p>
          </table:table-cell>
          <table:table-cell office:value-type="string" calcext:value-type="string">
            <text:p>Pathogenic (R510*)</text:p>
          </table:table-cell>
          <table:table-cell office:value-type="float" office:value="-0.4485" calcext:value-type="float">
            <text:p>-0.4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W</text:p>
          </table:table-cell>
          <table:table-cell office:value-type="string" calcext:value-type="string">
            <text:p>Pathogenic (R510*)</text:p>
          </table:table-cell>
          <table:table-cell office:value-type="float" office:value="0.8496" calcext:value-type="float">
            <text:p>0.849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V</text:p>
          </table:table-cell>
          <table:table-cell office:value-type="string" calcext:value-type="string">
            <text:p>Pathogenic (R510*)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Q</text:p>
          </table:table-cell>
          <table:table-cell office:value-type="string" calcext:value-type="string">
            <text:p>Pathogenic (R510*)</text:p>
          </table:table-cell>
          <table:table-cell office:value-type="float" office:value="-0.2072" calcext:value-type="float">
            <text:p>-0.20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P</text:p>
          </table:table-cell>
          <table:table-cell office:value-type="string" calcext:value-type="string">
            <text:p>Pathogenic (R510*)</text:p>
          </table:table-cell>
          <table:table-cell office:value-type="float" office:value="-0.4363" calcext:value-type="float">
            <text:p>-0.43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S</text:p>
          </table:table-cell>
          <table:table-cell office:value-type="string" calcext:value-type="string">
            <text:p>Pathogenic (R510*)</text:p>
          </table:table-cell>
          <table:table-cell office:value-type="float" office:value="-0.6207" calcext:value-type="float">
            <text:p>-0.62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39R</text:p>
          </table:table-cell>
          <table:table-cell office:value-type="string" calcext:value-type="string">
            <text:p>Pathogenic</text:p>
          </table:table-cell>
          <table:table-cell office:value-type="float" office:value="-1.6867" calcext:value-type="float">
            <text:p>-1.68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6828</text:p>
          </table:table-cell>
          <table:table-cell office:value-type="string" calcext:value-type="string">
            <text:p>0.71453</text:p>
          </table:table-cell>
          <table:table-cell office:value-type="string" calcext:value-type="string">
            <text:p>3.0489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H</text:p>
          </table:table-cell>
          <table:table-cell office:value-type="string" calcext:value-type="string">
            <text:p>Pathogenic</text:p>
          </table:table-cell>
          <table:table-cell office:value-type="float" office:value="-1.9412" calcext:value-type="float">
            <text:p>-1.94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H</text:p>
          </table:table-cell>
          <table:table-cell office:value-type="string" calcext:value-type="string">
            <text:p>Pathogenic (R137*)</text:p>
          </table:table-cell>
          <table:table-cell office:value-type="float" office:value="-1.3459" calcext:value-type="float">
            <text:p>-1.34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I</text:p>
          </table:table-cell>
          <table:table-cell office:value-type="string" calcext:value-type="string">
            <text:p>Pathogenic (R137*)</text:p>
          </table:table-cell>
          <table:table-cell office:value-type="float" office:value="-3.0779" calcext:value-type="float">
            <text:p>-3.07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N</text:p>
          </table:table-cell>
          <table:table-cell office:value-type="string" calcext:value-type="string">
            <text:p>Pathogenic (R137*)</text:p>
          </table:table-cell>
          <table:table-cell office:value-type="float" office:value="-2.1602" calcext:value-type="float">
            <text:p>-2.16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L</text:p>
          </table:table-cell>
          <table:table-cell office:value-type="string" calcext:value-type="string">
            <text:p>Pathogenic (R137*)</text:p>
          </table:table-cell>
          <table:table-cell office:value-type="float" office:value="-2.2938" calcext:value-type="float">
            <text:p>-2.29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M</text:p>
          </table:table-cell>
          <table:table-cell office:value-type="string" calcext:value-type="string">
            <text:p>Pathogenic (R137*)</text:p>
          </table:table-cell>
          <table:table-cell office:value-type="float" office:value="-2.1511" calcext:value-type="float">
            <text:p>-2.15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V</text:p>
          </table:table-cell>
          <table:table-cell office:value-type="string" calcext:value-type="string">
            <text:p>Pathogenic (W329*)</text:p>
          </table:table-cell>
          <table:table-cell office:value-type="float" office:value="-2.7896" calcext:value-type="float">
            <text:p>-2.78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C</text:p>
          </table:table-cell>
          <table:table-cell office:value-type="string" calcext:value-type="string">
            <text:p>Pathogenic (R137*)</text:p>
          </table:table-cell>
          <table:table-cell office:value-type="float" office:value="-2.8006" calcext:value-type="float">
            <text:p>-2.80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C</text:p>
          </table:table-cell>
          <table:table-cell office:value-type="string" calcext:value-type="string">
            <text:p>Pathogenic</text:p>
          </table:table-cell>
          <table:table-cell office:value-type="float" office:value="-2.7246" calcext:value-type="float">
            <text:p>-2.72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A</text:p>
          </table:table-cell>
          <table:table-cell office:value-type="string" calcext:value-type="string">
            <text:p>Pathogenic (R137*)</text:p>
          </table:table-cell>
          <table:table-cell office:value-type="float" office:value="-1.9208" calcext:value-type="float">
            <text:p>-1.92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F</text:p>
          </table:table-cell>
          <table:table-cell office:value-type="string" calcext:value-type="string">
            <text:p>Pathogenic (R137*)</text:p>
          </table:table-cell>
          <table:table-cell office:value-type="float" office:value="-2.8436" calcext:value-type="float">
            <text:p>-2.84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G</text:p>
          </table:table-cell>
          <table:table-cell office:value-type="string" calcext:value-type="string">
            <text:p>Pathogenic (R137*)</text:p>
          </table:table-cell>
          <table:table-cell office:value-type="float" office:value="-2.9063" calcext:value-type="float">
            <text:p>-2.90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D</text:p>
          </table:table-cell>
          <table:table-cell office:value-type="string" calcext:value-type="string">
            <text:p>Pathogenic (R137*)</text:p>
          </table:table-cell>
          <table:table-cell office:value-type="float" office:value="-2.9971" calcext:value-type="float">
            <text:p>-2.99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E</text:p>
          </table:table-cell>
          <table:table-cell office:value-type="string" calcext:value-type="string">
            <text:p>Pathogenic (R137*)</text:p>
          </table:table-cell>
          <table:table-cell office:value-type="float" office:value="-2.3707" calcext:value-type="float">
            <text:p>-2.37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N</text:p>
          </table:table-cell>
          <table:table-cell office:value-type="string" calcext:value-type="string">
            <text:p>Pathogenic (W329*)</text:p>
          </table:table-cell>
          <table:table-cell office:value-type="float" office:value="-3.83" calcext:value-type="float">
            <text:p>-3.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L</text:p>
          </table:table-cell>
          <table:table-cell office:value-type="string" calcext:value-type="string">
            <text:p>Pathogenic (W329*)</text:p>
          </table:table-cell>
          <table:table-cell office:value-type="float" office:value="-2.4407" calcext:value-type="float">
            <text:p>-2.44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Y</text:p>
          </table:table-cell>
          <table:table-cell office:value-type="string" calcext:value-type="string">
            <text:p>Pathogenic (R137*)</text:p>
          </table:table-cell>
          <table:table-cell office:value-type="float" office:value="-2.5777" calcext:value-type="float">
            <text:p>-2.57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K</text:p>
          </table:table-cell>
          <table:table-cell office:value-type="string" calcext:value-type="string">
            <text:p>Pathogenic (W329*)</text:p>
          </table:table-cell>
          <table:table-cell office:value-type="float" office:value="-4.0864" calcext:value-type="float">
            <text:p>-4.08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H</text:p>
          </table:table-cell>
          <table:table-cell office:value-type="string" calcext:value-type="string">
            <text:p>Pathogenic (W329*)</text:p>
          </table:table-cell>
          <table:table-cell office:value-type="float" office:value="-3.7274" calcext:value-type="float">
            <text:p>-3.72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I</text:p>
          </table:table-cell>
          <table:table-cell office:value-type="string" calcext:value-type="string">
            <text:p>Pathogenic (W329*)</text:p>
          </table:table-cell>
          <table:table-cell office:value-type="float" office:value="-2.6906" calcext:value-type="float">
            <text:p>-2.6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F</text:p>
          </table:table-cell>
          <table:table-cell office:value-type="string" calcext:value-type="string">
            <text:p>Pathogenic (W329*)</text:p>
          </table:table-cell>
          <table:table-cell office:value-type="float" office:value="-2.3028" calcext:value-type="float">
            <text:p>-2.302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S</text:p>
          </table:table-cell>
          <table:table-cell office:value-type="string" calcext:value-type="string">
            <text:p>Pathogenic (R137*)</text:p>
          </table:table-cell>
          <table:table-cell office:value-type="float" office:value="-2.7335" calcext:value-type="float">
            <text:p>-2.73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P</text:p>
          </table:table-cell>
          <table:table-cell office:value-type="string" calcext:value-type="string">
            <text:p>Pathogenic (R137*)</text:p>
          </table:table-cell>
          <table:table-cell office:value-type="float" office:value="-2.4444" calcext:value-type="float">
            <text:p>-2.4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Q</text:p>
          </table:table-cell>
          <table:table-cell office:value-type="string" calcext:value-type="string">
            <text:p>Pathogenic (R137*)</text:p>
          </table:table-cell>
          <table:table-cell office:value-type="float" office:value="-1.9547" calcext:value-type="float">
            <text:p>-1.95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V</text:p>
          </table:table-cell>
          <table:table-cell office:value-type="string" calcext:value-type="string">
            <text:p>Pathogenic (R137*)</text:p>
          </table:table-cell>
          <table:table-cell office:value-type="float" office:value="-3.2758" calcext:value-type="float">
            <text:p>-3.27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W</text:p>
          </table:table-cell>
          <table:table-cell office:value-type="string" calcext:value-type="string">
            <text:p>Pathogenic (R137*)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T</text:p>
          </table:table-cell>
          <table:table-cell office:value-type="string" calcext:value-type="string">
            <text:p>Pathogenic (R137*)</text:p>
          </table:table-cell>
          <table:table-cell office:value-type="float" office:value="-2.981" calcext:value-type="float">
            <text:p>-2.9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A</text:p>
          </table:table-cell>
          <table:table-cell office:value-type="string" calcext:value-type="string">
            <text:p>Pathogenic (W329*)</text:p>
          </table:table-cell>
          <table:table-cell office:value-type="float" office:value="-4.4045" calcext:value-type="float">
            <text:p>-4.40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451V</text:p>
          </table:table-cell>
          <table:table-cell office:value-type="string" calcext:value-type="string">
            <text:p>Pathogenic</text:p>
          </table:table-cell>
          <table:table-cell office:value-type="float" office:value="-0.9308" calcext:value-type="float">
            <text:p>-0.93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9257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0345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192L</text:p>
          </table:table-cell>
          <table:table-cell office:value-type="string" calcext:value-type="string">
            <text:p>Pathogenic</text:p>
          </table:table-cell>
          <table:table-cell office:value-type="float" office:value="-0.0964" calcext:value-type="float">
            <text:p>-0.09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6499</text:p>
          </table:table-cell>
          <table:table-cell office:value-type="string" calcext:value-type="string">
            <text:p>0.69606</text:p>
          </table:table-cell>
          <table:table-cell office:value-type="string" calcext:value-type="string">
            <text:p>3.1492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S210F</text:p>
          </table:table-cell>
          <table:table-cell office:value-type="string" calcext:value-type="string">
            <text:p>Pathogenic</text:p>
          </table:table-cell>
          <table:table-cell office:value-type="float" office:value="-0.7201" calcext:value-type="float">
            <text:p>-0.720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84367</text:p>
          </table:table-cell>
          <table:table-cell office:value-type="string" calcext:value-type="string">
            <text:p>0.9532</text:p>
          </table:table-cell>
          <table:table-cell office:value-type="string" calcext:value-type="string">
            <text:p>4.821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K</text:p>
          </table:table-cell>
          <table:table-cell office:value-type="string" calcext:value-type="string">
            <text:p>Pathogenic (R137*)</text:p>
          </table:table-cell>
          <table:table-cell office:value-type="float" office:value="-1.229" calcext:value-type="float">
            <text:p>-1.2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H</text:p>
          </table:table-cell>
          <table:table-cell office:value-type="string" calcext:value-type="string">
            <text:p>Pathogenic</text:p>
          </table:table-cell>
          <table:table-cell office:value-type="float" office:value="-1.7523" calcext:value-type="float">
            <text:p>-1.7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C</text:p>
          </table:table-cell>
          <table:table-cell office:value-type="string" calcext:value-type="string">
            <text:p>Pathogenic</text:p>
          </table:table-cell>
          <table:table-cell office:value-type="float" office:value="-3.0158" calcext:value-type="float">
            <text:p>-3.01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Y</text:p>
          </table:table-cell>
          <table:table-cell office:value-type="string" calcext:value-type="string">
            <text:p>Pathogenic (W36*)</text:p>
          </table:table-cell>
          <table:table-cell office:value-type="float" office:value="-1.207" calcext:value-type="float">
            <text:p>-1.2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T</text:p>
          </table:table-cell>
          <table:table-cell office:value-type="string" calcext:value-type="string">
            <text:p>Pathogenic (W36*)</text:p>
          </table:table-cell>
          <table:table-cell office:value-type="float" office:value="-2.2948" calcext:value-type="float">
            <text:p>-2.29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V</text:p>
          </table:table-cell>
          <table:table-cell office:value-type="string" calcext:value-type="string">
            <text:p>Pathogenic (W36*)</text:p>
          </table:table-cell>
          <table:table-cell office:value-type="float" office:value="-1.9883" calcext:value-type="float">
            <text:p>-1.98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Q</text:p>
          </table:table-cell>
          <table:table-cell office:value-type="string" calcext:value-type="string">
            <text:p>Pathogenic (W36*)</text:p>
          </table:table-cell>
          <table:table-cell office:value-type="float" office:value="-1.1675" calcext:value-type="float">
            <text:p>-1.16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P</text:p>
          </table:table-cell>
          <table:table-cell office:value-type="string" calcext:value-type="string">
            <text:p>Pathogenic (W36*)</text:p>
          </table:table-cell>
          <table:table-cell office:value-type="float" office:value="-2.3912" calcext:value-type="float">
            <text:p>-2.3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S</text:p>
          </table:table-cell>
          <table:table-cell office:value-type="string" calcext:value-type="string">
            <text:p>Pathogenic (W36*)</text:p>
          </table:table-cell>
          <table:table-cell office:value-type="float" office:value="-2.112" calcext:value-type="float">
            <text:p>-2.1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R</text:p>
          </table:table-cell>
          <table:table-cell office:value-type="string" calcext:value-type="string">
            <text:p>Pathogenic (W36*)</text:p>
          </table:table-cell>
          <table:table-cell office:value-type="float" office:value="-1.5708" calcext:value-type="float">
            <text:p>-1.57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M</text:p>
          </table:table-cell>
          <table:table-cell office:value-type="string" calcext:value-type="string">
            <text:p>Pathogenic (W36*)</text:p>
          </table:table-cell>
          <table:table-cell office:value-type="float" office:value="-1.3748" calcext:value-type="float">
            <text:p>-1.37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L</text:p>
          </table:table-cell>
          <table:table-cell office:value-type="string" calcext:value-type="string">
            <text:p>Pathogenic (W36*)</text:p>
          </table:table-cell>
          <table:table-cell office:value-type="float" office:value="-1.3775" calcext:value-type="float">
            <text:p>-1.37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D258H</text:p>
          </table:table-cell>
          <table:table-cell office:value-type="string" calcext:value-type="string">
            <text:p>Pathogenic</text:p>
          </table:table-cell>
          <table:table-cell office:value-type="float" office:value="0.4326" calcext:value-type="float">
            <text:p>0.43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3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5.2122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N</text:p>
          </table:table-cell>
          <table:table-cell office:value-type="string" calcext:value-type="string">
            <text:p>Pathogenic (W36*)</text:p>
          </table:table-cell>
          <table:table-cell office:value-type="float" office:value="-2.3401" calcext:value-type="float">
            <text:p>-2.34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454S</text:p>
          </table:table-cell>
          <table:table-cell office:value-type="string" calcext:value-type="string">
            <text:p>Pathogenic</text:p>
          </table:table-cell>
          <table:table-cell office:value-type="float" office:value="-0.8325" calcext:value-type="float">
            <text:p>-0.83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883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0109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H</text:p>
          </table:table-cell>
          <table:table-cell office:value-type="string" calcext:value-type="string">
            <text:p>Pathogenic (W36*)</text:p>
          </table:table-cell>
          <table:table-cell office:value-type="float" office:value="-1.849" calcext:value-type="float">
            <text:p>-1.8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K</text:p>
          </table:table-cell>
          <table:table-cell office:value-type="string" calcext:value-type="string">
            <text:p>Pathogenic (W36*)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I436V</text:p>
          </table:table-cell>
          <table:table-cell office:value-type="string" calcext:value-type="string">
            <text:p>Benign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0.71119</text:p>
          </table:table-cell>
          <table:table-cell office:value-type="string" calcext:value-type="string">
            <text:p>0.3188</text:p>
          </table:table-cell>
          <table:table-cell office:value-type="string" calcext:value-type="string">
            <text:p>-1.5659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E</text:p>
          </table:table-cell>
          <table:table-cell office:value-type="string" calcext:value-type="string">
            <text:p>Pathogenic (W36*)</text:p>
          </table:table-cell>
          <table:table-cell office:value-type="float" office:value="-2.1156" calcext:value-type="float">
            <text:p>-2.11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D</text:p>
          </table:table-cell>
          <table:table-cell office:value-type="string" calcext:value-type="string">
            <text:p>Pathogenic (W36*)</text:p>
          </table:table-cell>
          <table:table-cell office:value-type="float" office:value="-2.8913" calcext:value-type="float">
            <text:p>-2.89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G</text:p>
          </table:table-cell>
          <table:table-cell office:value-type="string" calcext:value-type="string">
            <text:p>Pathogenic (W36*)</text:p>
          </table:table-cell>
          <table:table-cell office:value-type="float" office:value="-2.7786" calcext:value-type="float">
            <text:p>-2.77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F</text:p>
          </table:table-cell>
          <table:table-cell office:value-type="string" calcext:value-type="string">
            <text:p>Pathogenic (W36*)</text:p>
          </table:table-cell>
          <table:table-cell office:value-type="float" office:value="-1.3132" calcext:value-type="float">
            <text:p>-1.3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A</text:p>
          </table:table-cell>
          <table:table-cell office:value-type="string" calcext:value-type="string">
            <text:p>Pathogenic (W36*)</text:p>
          </table:table-cell>
          <table:table-cell office:value-type="float" office:value="-2.3697" calcext:value-type="float">
            <text:p>-2.3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T</text:p>
          </table:table-cell>
          <table:table-cell office:value-type="string" calcext:value-type="string">
            <text:p>Pathogenic (W329*)</text:p>
          </table:table-cell>
          <table:table-cell office:value-type="float" office:value="-3.4146" calcext:value-type="float">
            <text:p>-3.41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C</text:p>
          </table:table-cell>
          <table:table-cell office:value-type="string" calcext:value-type="string">
            <text:p>Pathogenic (W36*)</text:p>
          </table:table-cell>
          <table:table-cell office:value-type="float" office:value="-1.9973" calcext:value-type="float">
            <text:p>-1.99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20C</text:p>
          </table:table-cell>
          <table:table-cell office:value-type="string" calcext:value-type="string">
            <text:p>Pathogenic</text:p>
          </table:table-cell>
          <table:table-cell office:value-type="float" office:value="-2.739" calcext:value-type="float">
            <text:p>-2.7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643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8.0471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R</text:p>
          </table:table-cell>
          <table:table-cell office:value-type="string" calcext:value-type="string">
            <text:p>Pathogenic (W329*)</text:p>
          </table:table-cell>
          <table:table-cell office:value-type="float" office:value="-2.9208" calcext:value-type="float">
            <text:p>-2.92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N399D</text:p>
          </table:table-cell>
          <table:table-cell office:value-type="string" calcext:value-type="string">
            <text:p>Benign</text:p>
          </table:table-cell>
          <table:table-cell office:value-type="float" office:value="-0.0909" calcext:value-type="float">
            <text:p>-0.09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57248</text:p>
          </table:table-cell>
          <table:table-cell office:value-type="string" calcext:value-type="string">
            <text:p>0.15881</text:p>
          </table:table-cell>
          <table:table-cell office:value-type="string" calcext:value-type="string">
            <text:p>1.8936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74C</text:p>
          </table:table-cell>
          <table:table-cell office:value-type="string" calcext:value-type="string">
            <text:p>Pathogenic</text:p>
          </table:table-cell>
          <table:table-cell office:value-type="float" office:value="-3.1034" calcext:value-type="float">
            <text:p>-3.1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924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S</text:p>
          </table:table-cell>
          <table:table-cell office:value-type="string" calcext:value-type="string">
            <text:p>Pathogenic (W329*)</text:p>
          </table:table-cell>
          <table:table-cell office:value-type="float" office:value="-4.4598" calcext:value-type="float">
            <text:p>-4.45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P</text:p>
          </table:table-cell>
          <table:table-cell office:value-type="string" calcext:value-type="string">
            <text:p>Pathogenic (W329*)</text:p>
          </table:table-cell>
          <table:table-cell office:value-type="float" office:value="-2.6906" calcext:value-type="float">
            <text:p>-2.6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Q</text:p>
          </table:table-cell>
          <table:table-cell office:value-type="string" calcext:value-type="string">
            <text:p>Pathogenic (W329*)</text:p>
          </table:table-cell>
          <table:table-cell office:value-type="float" office:value="-3.4402" calcext:value-type="float">
            <text:p>-3.44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E</text:p>
          </table:table-cell>
          <table:table-cell office:value-type="string" calcext:value-type="string">
            <text:p>Pathogenic (Y180*)</text:p>
          </table:table-cell>
          <table:table-cell office:value-type="float" office:value="-1.9843" calcext:value-type="float">
            <text:p>-1.9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D</text:p>
          </table:table-cell>
          <table:table-cell office:value-type="string" calcext:value-type="string">
            <text:p>Pathogenic (W392*)</text:p>
          </table:table-cell>
          <table:table-cell office:value-type="float" office:value="-4.6832" calcext:value-type="float">
            <text:p>-4.68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M</text:p>
          </table:table-cell>
          <table:table-cell office:value-type="string" calcext:value-type="string">
            <text:p>Pathogenic (W329*)</text:p>
          </table:table-cell>
          <table:table-cell office:value-type="float" office:value="-2.8779" calcext:value-type="float">
            <text:p>-2.87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D</text:p>
          </table:table-cell>
          <table:table-cell office:value-type="string" calcext:value-type="string">
            <text:p>Pathogenic (Y180*)</text:p>
          </table:table-cell>
          <table:table-cell office:value-type="float" office:value="-2.4043" calcext:value-type="float">
            <text:p>-2.40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YAL1</text:p>
          </table:table-cell>
          <table:table-cell office:value-type="string" calcext:value-type="string">
            <text:p>E268K</text:p>
          </table:table-cell>
          <table:table-cell office:value-type="string" calcext:value-type="string">
            <text:p>Pathogenic</text:p>
          </table:table-cell>
          <table:table-cell office:value-type="float" office:value="-0.4362" calcext:value-type="float">
            <text:p>-0.43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6299</text:p>
          </table:table-cell>
          <table:table-cell office:value-type="string" calcext:value-type="string">
            <text:p>0.71893</text:p>
          </table:table-cell>
          <table:table-cell office:value-type="string" calcext:value-type="string">
            <text:p>3.85733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K</text:p>
          </table:table-cell>
          <table:table-cell office:value-type="string" calcext:value-type="string">
            <text:p>Pathogenic (E54*)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H</text:p>
          </table:table-cell>
          <table:table-cell office:value-type="string" calcext:value-type="string">
            <text:p>Pathogenic (E54*)</text:p>
          </table:table-cell>
          <table:table-cell office:value-type="float" office:value="0.4455" calcext:value-type="float">
            <text:p>0.44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I</text:p>
          </table:table-cell>
          <table:table-cell office:value-type="string" calcext:value-type="string">
            <text:p>Pathogenic (E54*)</text:p>
          </table:table-cell>
          <table:table-cell office:value-type="float" office:value="1.1762" calcext:value-type="float">
            <text:p>1.1762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N</text:p>
          </table:table-cell>
          <table:table-cell office:value-type="string" calcext:value-type="string">
            <text:p>Pathogenic (E54*)</text:p>
          </table:table-cell>
          <table:table-cell office:value-type="float" office:value="-0.1147" calcext:value-type="float">
            <text:p>-0.11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L</text:p>
          </table:table-cell>
          <table:table-cell office:value-type="string" calcext:value-type="string">
            <text:p>Pathogenic (E54*)</text:p>
          </table:table-cell>
          <table:table-cell office:value-type="float" office:value="0.8544" calcext:value-type="float">
            <text:p>0.854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M</text:p>
          </table:table-cell>
          <table:table-cell office:value-type="string" calcext:value-type="string">
            <text:p>Pathogenic (E54*)</text:p>
          </table:table-cell>
          <table:table-cell office:value-type="float" office:value="0.8439" calcext:value-type="float">
            <text:p>0.843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C</text:p>
          </table:table-cell>
          <table:table-cell office:value-type="string" calcext:value-type="string">
            <text:p>Pathogenic (E54*)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A</text:p>
          </table:table-cell>
          <table:table-cell office:value-type="string" calcext:value-type="string">
            <text:p>Pathogenic (E54*)</text:p>
          </table:table-cell>
          <table:table-cell office:value-type="float" office:value="0.0235" calcext:value-type="float">
            <text:p>0.023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F</text:p>
          </table:table-cell>
          <table:table-cell office:value-type="string" calcext:value-type="string">
            <text:p>Pathogenic (E54*)</text:p>
          </table:table-cell>
          <table:table-cell office:value-type="float" office:value="1.1743" calcext:value-type="float">
            <text:p>1.174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G</text:p>
          </table:table-cell>
          <table:table-cell office:value-type="string" calcext:value-type="string">
            <text:p>Pathogenic (E54*)</text:p>
          </table:table-cell>
          <table:table-cell office:value-type="float" office:value="-0.8699" calcext:value-type="float">
            <text:p>-0.86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D</text:p>
          </table:table-cell>
          <table:table-cell office:value-type="string" calcext:value-type="string">
            <text:p>Pathogenic (E54*)</text:p>
          </table:table-cell>
          <table:table-cell office:value-type="float" office:value="-0.3889" calcext:value-type="float">
            <text:p>-0.3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Y</text:p>
          </table:table-cell>
          <table:table-cell office:value-type="string" calcext:value-type="string">
            <text:p>Pathogenic (E54*)</text:p>
          </table:table-cell>
          <table:table-cell office:value-type="float" office:value="1.0116" calcext:value-type="float">
            <text:p>1.011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R</text:p>
          </table:table-cell>
          <table:table-cell office:value-type="string" calcext:value-type="string">
            <text:p>Pathogenic (E54*)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S</text:p>
          </table:table-cell>
          <table:table-cell office:value-type="string" calcext:value-type="string">
            <text:p>Pathogenic (E54*)</text:p>
          </table:table-cell>
          <table:table-cell office:value-type="float" office:value="-0.1608" calcext:value-type="float">
            <text:p>-0.16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P</text:p>
          </table:table-cell>
          <table:table-cell office:value-type="string" calcext:value-type="string">
            <text:p>Pathogenic (E54*)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Q</text:p>
          </table:table-cell>
          <table:table-cell office:value-type="string" calcext:value-type="string">
            <text:p>Pathogenic (E54*)</text:p>
          </table:table-cell>
          <table:table-cell office:value-type="float" office:value="0.0769" calcext:value-type="float">
            <text:p>0.07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V</text:p>
          </table:table-cell>
          <table:table-cell office:value-type="string" calcext:value-type="string">
            <text:p>Pathogenic (E54*)</text:p>
          </table:table-cell>
          <table:table-cell office:value-type="float" office:value="0.9227" calcext:value-type="float">
            <text:p>0.922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W</text:p>
          </table:table-cell>
          <table:table-cell office:value-type="string" calcext:value-type="string">
            <text:p>Pathogenic (E54*)</text:p>
          </table:table-cell>
          <table:table-cell office:value-type="float" office:value="1.6723" calcext:value-type="float">
            <text:p>1.672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T</text:p>
          </table:table-cell>
          <table:table-cell office:value-type="string" calcext:value-type="string">
            <text:p>Pathogenic (E54*)</text:p>
          </table:table-cell>
          <table:table-cell office:value-type="float" office:value="0.2946" calcext:value-type="float">
            <text:p>0.29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I59V</text:p>
          </table:table-cell>
          <table:table-cell office:value-type="string" calcext:value-type="string">
            <text:p>Benign</text:p>
          </table:table-cell>
          <table:table-cell office:value-type="float" office:value="-0.3353" calcext:value-type="float">
            <text:p>-0.33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73335</text:p>
          </table:table-cell>
          <table:table-cell office:value-type="string" calcext:value-type="string">
            <text:p>0.45199</text:p>
          </table:table-cell>
          <table:table-cell office:value-type="string" calcext:value-type="string">
            <text:p>-0.9254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M69V</text:p>
          </table:table-cell>
          <table:table-cell office:value-type="string" calcext:value-type="string">
            <text:p>Benign</text:p>
          </table:table-cell>
          <table:table-cell office:value-type="float" office:value="-0.4889" calcext:value-type="float">
            <text:p>-0.4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69653</text:p>
          </table:table-cell>
          <table:table-cell office:value-type="string" calcext:value-type="string">
            <text:p>0.20325</text:p>
          </table:table-cell>
          <table:table-cell office:value-type="string" calcext:value-type="string">
            <text:p>-0.5794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R169P</text:p>
          </table:table-cell>
          <table:table-cell office:value-type="string" calcext:value-type="string">
            <text:p>Pathogenic</text:p>
          </table:table-cell>
          <table:table-cell office:value-type="float" office:value="-0.9346" calcext:value-type="float">
            <text:p>-0.93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725</text:p>
          </table:table-cell>
          <table:table-cell office:value-type="string" calcext:value-type="string">
            <text:p>0.80178</text:p>
          </table:table-cell>
          <table:table-cell office:value-type="string" calcext:value-type="string">
            <text:p>4.41221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P55L</text:p>
          </table:table-cell>
          <table:table-cell office:value-type="string" calcext:value-type="string">
            <text:p>Pathogenic</text:p>
          </table:table-cell>
          <table:table-cell office:value-type="float" office:value="-0.7758" calcext:value-type="float">
            <text:p>-0.7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2519</text:p>
          </table:table-cell>
          <table:table-cell office:value-type="string" calcext:value-type="string">
            <text:p>0.81955</text:p>
          </table:table-cell>
          <table:table-cell office:value-type="string" calcext:value-type="string">
            <text:p>5.25016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C138R</text:p>
          </table:table-cell>
          <table:table-cell office:value-type="string" calcext:value-type="string">
            <text:p>Pathogenic</text:p>
          </table:table-cell>
          <table:table-cell office:value-type="float" office:value="-2.0905" calcext:value-type="float">
            <text:p>-2.09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9003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K</text:p>
          </table:table-cell>
          <table:table-cell office:value-type="string" calcext:value-type="string">
            <text:p>Pathogenic (E193*)</text:p>
          </table:table-cell>
          <table:table-cell office:value-type="float" office:value="0.0603" calcext:value-type="float">
            <text:p>0.06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I</text:p>
          </table:table-cell>
          <table:table-cell office:value-type="string" calcext:value-type="string">
            <text:p>Pathogenic (E193*)</text:p>
          </table:table-cell>
          <table:table-cell office:value-type="float" office:value="0.9151" calcext:value-type="float">
            <text:p>0.915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H</text:p>
          </table:table-cell>
          <table:table-cell office:value-type="string" calcext:value-type="string">
            <text:p>Pathogenic (E193*)</text:p>
          </table:table-cell>
          <table:table-cell office:value-type="float" office:value="0.2888" calcext:value-type="float">
            <text:p>0.28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N</text:p>
          </table:table-cell>
          <table:table-cell office:value-type="string" calcext:value-type="string">
            <text:p>Pathogenic (E193*)</text:p>
          </table:table-cell>
          <table:table-cell office:value-type="float" office:value="-0.1622" calcext:value-type="float">
            <text:p>-0.1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M</text:p>
          </table:table-cell>
          <table:table-cell office:value-type="string" calcext:value-type="string">
            <text:p>Pathogenic (E193*)</text:p>
          </table:table-cell>
          <table:table-cell office:value-type="float" office:value="0.4192" calcext:value-type="float">
            <text:p>0.41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L</text:p>
          </table:table-cell>
          <table:table-cell office:value-type="string" calcext:value-type="string">
            <text:p>Pathogenic (E193*)</text:p>
          </table:table-cell>
          <table:table-cell office:value-type="float" office:value="0.7698" calcext:value-type="float">
            <text:p>0.769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C</text:p>
          </table:table-cell>
          <table:table-cell office:value-type="string" calcext:value-type="string">
            <text:p>Pathogenic (E193*)</text:p>
          </table:table-cell>
          <table:table-cell office:value-type="float" office:value="0.9163" calcext:value-type="float">
            <text:p>0.916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A</text:p>
          </table:table-cell>
          <table:table-cell office:value-type="string" calcext:value-type="string">
            <text:p>Pathogenic (E193*)</text:p>
          </table:table-cell>
          <table:table-cell office:value-type="float" office:value="-0.1536" calcext:value-type="float">
            <text:p>-0.15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G</text:p>
          </table:table-cell>
          <table:table-cell office:value-type="string" calcext:value-type="string">
            <text:p>Pathogenic (E193*)</text:p>
          </table:table-cell>
          <table:table-cell office:value-type="float" office:value="-0.4871" calcext:value-type="float">
            <text:p>-0.487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F</text:p>
          </table:table-cell>
          <table:table-cell office:value-type="string" calcext:value-type="string">
            <text:p>Pathogenic (E193*)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D</text:p>
          </table:table-cell>
          <table:table-cell office:value-type="string" calcext:value-type="string">
            <text:p>Pathogenic (E193*)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Y</text:p>
          </table:table-cell>
          <table:table-cell office:value-type="string" calcext:value-type="string">
            <text:p>Pathogenic (E193*)</text:p>
          </table:table-cell>
          <table:table-cell office:value-type="float" office:value="0.4191" calcext:value-type="float">
            <text:p>0.41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W</text:p>
          </table:table-cell>
          <table:table-cell office:value-type="string" calcext:value-type="string">
            <text:p>Pathogenic</text:p>
          </table:table-cell>
          <table:table-cell office:value-type="float" office:value="0.2249" calcext:value-type="float">
            <text:p>0.22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R</text:p>
          </table:table-cell>
          <table:table-cell office:value-type="string" calcext:value-type="string">
            <text:p>Pathogenic (E193*)</text:p>
          </table:table-cell>
          <table:table-cell office:value-type="float" office:value="-0.0054" calcext:value-type="float">
            <text:p>-0.0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Q</text:p>
          </table:table-cell>
          <table:table-cell office:value-type="string" calcext:value-type="string">
            <text:p>Pathogenic (E193*)</text:p>
          </table:table-cell>
          <table:table-cell office:value-type="float" office:value="0.1742" calcext:value-type="float">
            <text:p>0.17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P</text:p>
          </table:table-cell>
          <table:table-cell office:value-type="string" calcext:value-type="string">
            <text:p>Pathogenic (E193*)</text:p>
          </table:table-cell>
          <table:table-cell office:value-type="float" office:value="0.0922" calcext:value-type="float">
            <text:p>0.09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W</text:p>
          </table:table-cell>
          <table:table-cell office:value-type="string" calcext:value-type="string">
            <text:p>Pathogenic (E193*)</text:p>
          </table:table-cell>
          <table:table-cell office:value-type="float" office:value="0.6247" calcext:value-type="float">
            <text:p>0.624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V</text:p>
          </table:table-cell>
          <table:table-cell office:value-type="string" calcext:value-type="string">
            <text:p>Pathogenic (E193*)</text:p>
          </table:table-cell>
          <table:table-cell office:value-type="float" office:value="0.5803" calcext:value-type="float">
            <text:p>0.580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Q</text:p>
          </table:table-cell>
          <table:table-cell office:value-type="string" calcext:value-type="string">
            <text:p>Pathogenic</text:p>
          </table:table-cell>
          <table:table-cell office:value-type="float" office:value="-1.3523" calcext:value-type="float">
            <text:p>-1.3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T</text:p>
          </table:table-cell>
          <table:table-cell office:value-type="string" calcext:value-type="string">
            <text:p>Pathogenic (E193*)</text:p>
          </table:table-cell>
          <table:table-cell office:value-type="float" office:value="0.0988" calcext:value-type="float">
            <text:p>0.09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S</text:p>
          </table:table-cell>
          <table:table-cell office:value-type="string" calcext:value-type="string">
            <text:p>Pathogenic (E193*)</text:p>
          </table:table-cell>
          <table:table-cell office:value-type="float" office:value="-0.2208" calcext:value-type="float">
            <text:p>-0.22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L</text:p>
          </table:table-cell>
          <table:table-cell office:value-type="string" calcext:value-type="string">
            <text:p>Pathogenic (Y202*)</text:p>
          </table:table-cell>
          <table:table-cell office:value-type="float" office:value="-0.6614" calcext:value-type="float">
            <text:p>-0.66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M</text:p>
          </table:table-cell>
          <table:table-cell office:value-type="string" calcext:value-type="string">
            <text:p>Pathogenic (Y202*)</text:p>
          </table:table-cell>
          <table:table-cell office:value-type="float" office:value="-1.1138" calcext:value-type="float">
            <text:p>-1.11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N</text:p>
          </table:table-cell>
          <table:table-cell office:value-type="string" calcext:value-type="string">
            <text:p>Pathogenic (Y202*)</text:p>
          </table:table-cell>
          <table:table-cell office:value-type="float" office:value="-2.1781" calcext:value-type="float">
            <text:p>-2.17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W</text:p>
          </table:table-cell>
          <table:table-cell office:value-type="string" calcext:value-type="string">
            <text:p>Pathogenic (Y202*)</text:p>
          </table:table-cell>
          <table:table-cell office:value-type="float" office:value="0.3346" calcext:value-type="float">
            <text:p>0.33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H</text:p>
          </table:table-cell>
          <table:table-cell office:value-type="string" calcext:value-type="string">
            <text:p>Pathogenic (Y202*)</text:p>
          </table:table-cell>
          <table:table-cell office:value-type="float" office:value="-1.2574" calcext:value-type="float">
            <text:p>-1.25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I</text:p>
          </table:table-cell>
          <table:table-cell office:value-type="string" calcext:value-type="string">
            <text:p>Pathogenic (Y202*)</text:p>
          </table:table-cell>
          <table:table-cell office:value-type="float" office:value="-0.7441" calcext:value-type="float">
            <text:p>-0.744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K</text:p>
          </table:table-cell>
          <table:table-cell office:value-type="string" calcext:value-type="string">
            <text:p>Pathogenic (Y202*)</text:p>
          </table:table-cell>
          <table:table-cell office:value-type="float" office:value="-1.4749" calcext:value-type="float">
            <text:p>-1.47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S160C</text:p>
          </table:table-cell>
          <table:table-cell office:value-type="string" calcext:value-type="string">
            <text:p>Pathogenic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66049</text:p>
          </table:table-cell>
          <table:table-cell office:value-type="string" calcext:value-type="string">
            <text:p>0.4048</text:p>
          </table:table-cell>
          <table:table-cell office:value-type="string" calcext:value-type="string">
            <text:p>2.15927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E</text:p>
          </table:table-cell>
          <table:table-cell office:value-type="string" calcext:value-type="string">
            <text:p>Pathogenic (Y202*)</text:p>
          </table:table-cell>
          <table:table-cell office:value-type="float" office:value="-1.4424" calcext:value-type="float">
            <text:p>-1.44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F</text:p>
          </table:table-cell>
          <table:table-cell office:value-type="string" calcext:value-type="string">
            <text:p>Pathogenic (Y202*)</text:p>
          </table:table-cell>
          <table:table-cell office:value-type="float" office:value="-0.3846" calcext:value-type="float">
            <text:p>-0.38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G</text:p>
          </table:table-cell>
          <table:table-cell office:value-type="string" calcext:value-type="string">
            <text:p>Pathogenic (Y202*)</text:p>
          </table:table-cell>
          <table:table-cell office:value-type="float" office:value="-4.3699" calcext:value-type="float">
            <text:p>-4.369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A</text:p>
          </table:table-cell>
          <table:table-cell office:value-type="string" calcext:value-type="string">
            <text:p>Pathogenic (Y202*)</text:p>
          </table:table-cell>
          <table:table-cell office:value-type="float" office:value="-2.3401" calcext:value-type="float">
            <text:p>-2.34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C</text:p>
          </table:table-cell>
          <table:table-cell office:value-type="string" calcext:value-type="string">
            <text:p>Pathogenic (Y202*)</text:p>
          </table:table-cell>
          <table:table-cell office:value-type="float" office:value="-2.313" calcext:value-type="float">
            <text:p>-2.3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D</text:p>
          </table:table-cell>
          <table:table-cell office:value-type="string" calcext:value-type="string">
            <text:p>Pathogenic (Y202*)</text:p>
          </table:table-cell>
          <table:table-cell office:value-type="float" office:value="-2.081" calcext:value-type="float">
            <text:p>-2.0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T</text:p>
          </table:table-cell>
          <table:table-cell office:value-type="string" calcext:value-type="string">
            <text:p>Pathogenic (Y202*)</text:p>
          </table:table-cell>
          <table:table-cell office:value-type="float" office:value="-1.8492" calcext:value-type="float">
            <text:p>-1.84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V</text:p>
          </table:table-cell>
          <table:table-cell office:value-type="string" calcext:value-type="string">
            <text:p>Pathogenic (Y202*)</text:p>
          </table:table-cell>
          <table:table-cell office:value-type="float" office:value="-0.9005" calcext:value-type="float">
            <text:p>-0.90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325K</text:p>
          </table:table-cell>
          <table:table-cell office:value-type="string" calcext:value-type="string">
            <text:p>Pathogenic</text:p>
          </table:table-cell>
          <table:table-cell office:value-type="float" office:value="-0.6328" calcext:value-type="float">
            <text:p>-0.63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66274</text:p>
          </table:table-cell>
          <table:table-cell office:value-type="string" calcext:value-type="string">
            <text:p>0.39405</text:p>
          </table:table-cell>
          <table:table-cell office:value-type="string" calcext:value-type="string">
            <text:p>1.86746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P</text:p>
          </table:table-cell>
          <table:table-cell office:value-type="string" calcext:value-type="string">
            <text:p>Pathogenic (Y202*)</text:p>
          </table:table-cell>
          <table:table-cell office:value-type="float" office:value="-0.835" calcext:value-type="float">
            <text:p>-0.8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Q</text:p>
          </table:table-cell>
          <table:table-cell office:value-type="string" calcext:value-type="string">
            <text:p>Pathogenic (Y202*)</text:p>
          </table:table-cell>
          <table:table-cell office:value-type="float" office:value="-1.489" calcext:value-type="float">
            <text:p>-1.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R</text:p>
          </table:table-cell>
          <table:table-cell office:value-type="string" calcext:value-type="string">
            <text:p>Pathogenic (Y202*)</text:p>
          </table:table-cell>
          <table:table-cell office:value-type="float" office:value="-0.5367" calcext:value-type="float">
            <text:p>-0.53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S</text:p>
          </table:table-cell>
          <table:table-cell office:value-type="string" calcext:value-type="string">
            <text:p>Pathogenic (Y202*)</text:p>
          </table:table-cell>
          <table:table-cell office:value-type="float" office:value="-3.0765" calcext:value-type="float">
            <text:p>-3.0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649L</text:p>
          </table:table-cell>
          <table:table-cell office:value-type="string" calcext:value-type="string">
            <text:p>Pathogenic</text:p>
          </table:table-cell>
          <table:table-cell office:value-type="float" office:value="-2.4533" calcext:value-type="float">
            <text:p>-2.4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4149</text:p>
          </table:table-cell>
          <table:table-cell office:value-type="string" calcext:value-type="string">
            <text:p>0.85582</text:p>
          </table:table-cell>
          <table:table-cell office:value-type="string" calcext:value-type="string">
            <text:p>7.4044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A</text:p>
          </table:table-cell>
          <table:table-cell office:value-type="string" calcext:value-type="string">
            <text:p>Pathogenic (W168*)</text:p>
          </table:table-cell>
          <table:table-cell office:value-type="float" office:value="-3.4724" calcext:value-type="float">
            <text:p>-3.47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I</text:p>
          </table:table-cell>
          <table:table-cell office:value-type="string" calcext:value-type="string">
            <text:p>Pathogenic (R626*)</text:p>
          </table:table-cell>
          <table:table-cell office:value-type="float" office:value="-1.0196" calcext:value-type="float">
            <text:p>-1.0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482W</text:p>
          </table:table-cell>
          <table:table-cell office:value-type="string" calcext:value-type="string">
            <text:p>Pathogenic</text:p>
          </table:table-cell>
          <table:table-cell office:value-type="float" office:value="-0.9868" calcext:value-type="float">
            <text:p>-0.98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7253</text:p>
          </table:table-cell>
          <table:table-cell office:value-type="string" calcext:value-type="string">
            <text:p>0.76594</text:p>
          </table:table-cell>
          <table:table-cell office:value-type="string" calcext:value-type="string">
            <text:p>3.88994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Q</text:p>
          </table:table-cell>
          <table:table-cell office:value-type="string" calcext:value-type="string">
            <text:p>Pathogenic</text:p>
          </table:table-cell>
          <table:table-cell office:value-type="float" office:value="-0.9768" calcext:value-type="float">
            <text:p>-0.97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P</text:p>
          </table:table-cell>
          <table:table-cell office:value-type="string" calcext:value-type="string">
            <text:p>Pathogenic</text:p>
          </table:table-cell>
          <table:table-cell office:value-type="float" office:value="-1.4284" calcext:value-type="float">
            <text:p>-1.4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314L</text:p>
          </table:table-cell>
          <table:table-cell office:value-type="string" calcext:value-type="string">
            <text:p>Pathogenic</text:p>
          </table:table-cell>
          <table:table-cell office:value-type="float" office:value="-1.0546" calcext:value-type="float">
            <text:p>-1.0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464</text:p>
          </table:table-cell>
          <table:table-cell office:value-type="string" calcext:value-type="string">
            <text:p>0.85872</text:p>
          </table:table-cell>
          <table:table-cell office:value-type="string" calcext:value-type="string">
            <text:p>4.80896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P521L</text:p>
          </table:table-cell>
          <table:table-cell office:value-type="string" calcext:value-type="string">
            <text:p>Pathogenic</text:p>
          </table:table-cell>
          <table:table-cell office:value-type="float" office:value="-1.0012" calcext:value-type="float">
            <text:p>-1.00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9526</text:p>
          </table:table-cell>
          <table:table-cell office:value-type="string" calcext:value-type="string">
            <text:p>0.75756</text:p>
          </table:table-cell>
          <table:table-cell office:value-type="string" calcext:value-type="string">
            <text:p>4.56958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34C</text:p>
          </table:table-cell>
          <table:table-cell office:value-type="string" calcext:value-type="string">
            <text:p>Pathogenic</text:p>
          </table:table-cell>
          <table:table-cell office:value-type="float" office:value="-0.7477" calcext:value-type="float">
            <text:p>-0.747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1983</text:p>
          </table:table-cell>
          <table:table-cell office:value-type="string" calcext:value-type="string">
            <text:p>0.60349</text:p>
          </table:table-cell>
          <table:table-cell office:value-type="string" calcext:value-type="string">
            <text:p>2.0268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Y</text:p>
          </table:table-cell>
          <table:table-cell office:value-type="string" calcext:value-type="string">
            <text:p>Pathogenic (R297*)</text:p>
          </table:table-cell>
          <table:table-cell office:value-type="float" office:value="-1.3021" calcext:value-type="float">
            <text:p>-1.30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T</text:p>
          </table:table-cell>
          <table:table-cell office:value-type="string" calcext:value-type="string">
            <text:p>Pathogenic (R297*)</text:p>
          </table:table-cell>
          <table:table-cell office:value-type="float" office:value="-1.324" calcext:value-type="float">
            <text:p>-1.3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W</text:p>
          </table:table-cell>
          <table:table-cell office:value-type="string" calcext:value-type="string">
            <text:p>Pathogenic (R297*)</text:p>
          </table:table-cell>
          <table:table-cell office:value-type="float" office:value="-1.2478" calcext:value-type="float">
            <text:p>-1.24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V</text:p>
          </table:table-cell>
          <table:table-cell office:value-type="string" calcext:value-type="string">
            <text:p>Pathogenic (R297*)</text:p>
          </table:table-cell>
          <table:table-cell office:value-type="float" office:value="-1.2172" calcext:value-type="float">
            <text:p>-1.21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Q</text:p>
          </table:table-cell>
          <table:table-cell office:value-type="string" calcext:value-type="string">
            <text:p>Pathogenic (R297*)</text:p>
          </table:table-cell>
          <table:table-cell office:value-type="float" office:value="-0.3417" calcext:value-type="float">
            <text:p>-0.34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P</text:p>
          </table:table-cell>
          <table:table-cell office:value-type="string" calcext:value-type="string">
            <text:p>Pathogenic (R297*)</text:p>
          </table:table-cell>
          <table:table-cell office:value-type="float" office:value="-1.1731" calcext:value-type="float">
            <text:p>-1.17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S</text:p>
          </table:table-cell>
          <table:table-cell office:value-type="string" calcext:value-type="string">
            <text:p>Pathogenic (R297*)</text:p>
          </table:table-cell>
          <table:table-cell office:value-type="float" office:value="-0.9426" calcext:value-type="float">
            <text:p>-0.94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M</text:p>
          </table:table-cell>
          <table:table-cell office:value-type="string" calcext:value-type="string">
            <text:p>Pathogenic (R297*)</text:p>
          </table:table-cell>
          <table:table-cell office:value-type="float" office:value="-0.1508" calcext:value-type="float">
            <text:p>-0.15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L</text:p>
          </table:table-cell>
          <table:table-cell office:value-type="string" calcext:value-type="string">
            <text:p>Pathogenic (R297*)</text:p>
          </table:table-cell>
          <table:table-cell office:value-type="float" office:value="-0.3715" calcext:value-type="float">
            <text:p>-0.37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N</text:p>
          </table:table-cell>
          <table:table-cell office:value-type="string" calcext:value-type="string">
            <text:p>Pathogenic (R297*)</text:p>
          </table:table-cell>
          <table:table-cell office:value-type="float" office:value="-1.0067" calcext:value-type="float">
            <text:p>-1.00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I</text:p>
          </table:table-cell>
          <table:table-cell office:value-type="string" calcext:value-type="string">
            <text:p>Pathogenic (R297*)</text:p>
          </table:table-cell>
          <table:table-cell office:value-type="float" office:value="-0.9702" calcext:value-type="float">
            <text:p>-0.97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H</text:p>
          </table:table-cell>
          <table:table-cell office:value-type="string" calcext:value-type="string">
            <text:p>Pathogenic (R297*)</text:p>
          </table:table-cell>
          <table:table-cell office:value-type="float" office:value="-0.4188" calcext:value-type="float">
            <text:p>-0.41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K</text:p>
          </table:table-cell>
          <table:table-cell office:value-type="string" calcext:value-type="string">
            <text:p>Pathogenic (R297*)</text:p>
          </table:table-cell>
          <table:table-cell office:value-type="float" office:value="-0.4003" calcext:value-type="float">
            <text:p>-0.40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E</text:p>
          </table:table-cell>
          <table:table-cell office:value-type="string" calcext:value-type="string">
            <text:p>Pathogenic (R297*)</text:p>
          </table:table-cell>
          <table:table-cell office:value-type="float" office:value="-0.4778" calcext:value-type="float">
            <text:p>-0.47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D</text:p>
          </table:table-cell>
          <table:table-cell office:value-type="string" calcext:value-type="string">
            <text:p>Pathogenic (R297*)</text:p>
          </table:table-cell>
          <table:table-cell office:value-type="float" office:value="-1.3981" calcext:value-type="float">
            <text:p>-1.39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G</text:p>
          </table:table-cell>
          <table:table-cell office:value-type="string" calcext:value-type="string">
            <text:p>Pathogenic (R297*)</text:p>
          </table:table-cell>
          <table:table-cell office:value-type="float" office:value="-1.0855" calcext:value-type="float">
            <text:p>-1.08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F</text:p>
          </table:table-cell>
          <table:table-cell office:value-type="string" calcext:value-type="string">
            <text:p>Pathogenic (R297*)</text:p>
          </table:table-cell>
          <table:table-cell office:value-type="float" office:value="-1.0775" calcext:value-type="float">
            <text:p>-1.07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A</text:p>
          </table:table-cell>
          <table:table-cell office:value-type="string" calcext:value-type="string">
            <text:p>Pathogenic (R297*)</text:p>
          </table:table-cell>
          <table:table-cell office:value-type="float" office:value="-0.241" calcext:value-type="float">
            <text:p>-0.2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W</text:p>
          </table:table-cell>
          <table:table-cell office:value-type="string" calcext:value-type="string">
            <text:p>Pathogenic</text:p>
          </table:table-cell>
          <table:table-cell office:value-type="float" office:value="-1.3057" calcext:value-type="float">
            <text:p>-1.30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C</text:p>
          </table:table-cell>
          <table:table-cell office:value-type="string" calcext:value-type="string">
            <text:p>Pathogenic (R297*)</text:p>
          </table:table-cell>
          <table:table-cell office:value-type="float" office:value="-0.8307" calcext:value-type="float">
            <text:p>-0.83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H</text:p>
          </table:table-cell>
          <table:table-cell office:value-type="string" calcext:value-type="string">
            <text:p>Pathogenic</text:p>
          </table:table-cell>
          <table:table-cell office:value-type="float" office:value="-0.3753" calcext:value-type="float">
            <text:p>-0.3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V</text:p>
          </table:table-cell>
          <table:table-cell office:value-type="string" calcext:value-type="string">
            <text:p>Pathogenic (W168*)</text:p>
          </table:table-cell>
          <table:table-cell office:value-type="float" office:value="-1.9116" calcext:value-type="float">
            <text:p>-1.91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T</text:p>
          </table:table-cell>
          <table:table-cell office:value-type="string" calcext:value-type="string">
            <text:p>Pathogenic (W168*)</text:p>
          </table:table-cell>
          <table:table-cell office:value-type="float" office:value="-2.4037" calcext:value-type="float">
            <text:p>-2.40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S</text:p>
          </table:table-cell>
          <table:table-cell office:value-type="string" calcext:value-type="string">
            <text:p>Pathogenic (W168*)</text:p>
          </table:table-cell>
          <table:table-cell office:value-type="float" office:value="-3.4973" calcext:value-type="float">
            <text:p>-3.49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R</text:p>
          </table:table-cell>
          <table:table-cell office:value-type="string" calcext:value-type="string">
            <text:p>Pathogenic (W168*)</text:p>
          </table:table-cell>
          <table:table-cell office:value-type="float" office:value="-2.1237" calcext:value-type="float">
            <text:p>-2.12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Q</text:p>
          </table:table-cell>
          <table:table-cell office:value-type="string" calcext:value-type="string">
            <text:p>Pathogenic (W168*)</text:p>
          </table:table-cell>
          <table:table-cell office:value-type="float" office:value="-2.3103" calcext:value-type="float">
            <text:p>-2.31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74H</text:p>
          </table:table-cell>
          <table:table-cell office:value-type="string" calcext:value-type="string">
            <text:p>Pathogenic</text:p>
          </table:table-cell>
          <table:table-cell office:value-type="float" office:value="-1.9811" calcext:value-type="float">
            <text:p>-1.98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9396</text:p>
          </table:table-cell>
          <table:table-cell office:value-type="string" calcext:value-type="string">
            <text:p>0.76967</text:p>
          </table:table-cell>
          <table:table-cell office:value-type="string" calcext:value-type="string">
            <text:p>5.0701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C</text:p>
          </table:table-cell>
          <table:table-cell office:value-type="string" calcext:value-type="string">
            <text:p>Pathogenic</text:p>
          </table:table-cell>
          <table:table-cell office:value-type="float" office:value="-0.246" calcext:value-type="float">
            <text:p>-0.2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Y</text:p>
          </table:table-cell>
          <table:table-cell office:value-type="string" calcext:value-type="string">
            <text:p>Pathogenic (W168*)</text:p>
          </table:table-cell>
          <table:table-cell office:value-type="float" office:value="-1.5141" calcext:value-type="float">
            <text:p>-1.51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G</text:p>
          </table:table-cell>
          <table:table-cell office:value-type="string" calcext:value-type="string">
            <text:p>Pathogenic (W168*)</text:p>
          </table:table-cell>
          <table:table-cell office:value-type="float" office:value="-4.5618" calcext:value-type="float">
            <text:p>-4.56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F</text:p>
          </table:table-cell>
          <table:table-cell office:value-type="string" calcext:value-type="string">
            <text:p>Pathogenic (W168*)</text:p>
          </table:table-cell>
          <table:table-cell office:value-type="float" office:value="-1.2606" calcext:value-type="float">
            <text:p>-1.26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E</text:p>
          </table:table-cell>
          <table:table-cell office:value-type="string" calcext:value-type="string">
            <text:p>Pathogenic (W168*)</text:p>
          </table:table-cell>
          <table:table-cell office:value-type="float" office:value="-2.0196" calcext:value-type="float">
            <text:p>-2.0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S</text:p>
          </table:table-cell>
          <table:table-cell office:value-type="string" calcext:value-type="string">
            <text:p>Benign</text:p>
          </table:table-cell>
          <table:table-cell office:value-type="float" office:value="0.1291" calcext:value-type="float">
            <text:p>0.12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C</text:p>
          </table:table-cell>
          <table:table-cell office:value-type="string" calcext:value-type="string">
            <text:p>Pathogenic (W168*)</text:p>
          </table:table-cell>
          <table:table-cell office:value-type="float" office:value="-2.6473" calcext:value-type="float">
            <text:p>-2.64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48L</text:p>
          </table:table-cell>
          <table:table-cell office:value-type="string" calcext:value-type="string">
            <text:p>Pathogenic</text:p>
          </table:table-cell>
          <table:table-cell office:value-type="float" office:value="-1.1419" calcext:value-type="float">
            <text:p>-1.1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69508</text:p>
          </table:table-cell>
          <table:table-cell office:value-type="string" calcext:value-type="string">
            <text:p>0.62761</text:p>
          </table:table-cell>
          <table:table-cell office:value-type="string" calcext:value-type="string">
            <text:p>3.167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N</text:p>
          </table:table-cell>
          <table:table-cell office:value-type="string" calcext:value-type="string">
            <text:p>Pathogenic (W168*)</text:p>
          </table:table-cell>
          <table:table-cell office:value-type="float" office:value="-2.8824" calcext:value-type="float">
            <text:p>-2.88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M</text:p>
          </table:table-cell>
          <table:table-cell office:value-type="string" calcext:value-type="string">
            <text:p>Pathogenic (W168*)</text:p>
          </table:table-cell>
          <table:table-cell office:value-type="float" office:value="-1.7309" calcext:value-type="float">
            <text:p>-1.73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L</text:p>
          </table:table-cell>
          <table:table-cell office:value-type="string" calcext:value-type="string">
            <text:p>Pathogenic (W168*)</text:p>
          </table:table-cell>
          <table:table-cell office:value-type="float" office:value="-1.5122" calcext:value-type="float">
            <text:p>-1.51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K</text:p>
          </table:table-cell>
          <table:table-cell office:value-type="string" calcext:value-type="string">
            <text:p>Pathogenic (W168*)</text:p>
          </table:table-cell>
          <table:table-cell office:value-type="float" office:value="-3.1531" calcext:value-type="float">
            <text:p>-3.15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I403T</text:p>
          </table:table-cell>
          <table:table-cell office:value-type="string" calcext:value-type="string">
            <text:p>Pathogenic</text:p>
          </table:table-cell>
          <table:table-cell office:value-type="float" office:value="-2.4195" calcext:value-type="float">
            <text:p>-2.41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9117</text:p>
          </table:table-cell>
          <table:table-cell office:value-type="string" calcext:value-type="string">
            <text:p>0.73851</text:p>
          </table:table-cell>
          <table:table-cell office:value-type="string" calcext:value-type="string">
            <text:p>4.67621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I</text:p>
          </table:table-cell>
          <table:table-cell office:value-type="string" calcext:value-type="string">
            <text:p>Pathogenic (W168*)</text:p>
          </table:table-cell>
          <table:table-cell office:value-type="float" office:value="-1.6872" calcext:value-type="float">
            <text:p>-1.68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H</text:p>
          </table:table-cell>
          <table:table-cell office:value-type="string" calcext:value-type="string">
            <text:p>Pathogenic (W168*)</text:p>
          </table:table-cell>
          <table:table-cell office:value-type="float" office:value="-2.6514" calcext:value-type="float">
            <text:p>-2.65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E</text:p>
          </table:table-cell>
          <table:table-cell office:value-type="string" calcext:value-type="string">
            <text:p>Pathogenic (R626*)</text:p>
          </table:table-cell>
          <table:table-cell office:value-type="float" office:value="-0.8673" calcext:value-type="float">
            <text:p>-0.86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D</text:p>
          </table:table-cell>
          <table:table-cell office:value-type="string" calcext:value-type="string">
            <text:p>Pathogenic (R626*)</text:p>
          </table:table-cell>
          <table:table-cell office:value-type="float" office:value="-1.5635" calcext:value-type="float">
            <text:p>-1.56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G</text:p>
          </table:table-cell>
          <table:table-cell office:value-type="string" calcext:value-type="string">
            <text:p>Pathogenic (R626*)</text:p>
          </table:table-cell>
          <table:table-cell office:value-type="float" office:value="-1.242" calcext:value-type="float">
            <text:p>-1.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F</text:p>
          </table:table-cell>
          <table:table-cell office:value-type="string" calcext:value-type="string">
            <text:p>Pathogenic (R626*)</text:p>
          </table:table-cell>
          <table:table-cell office:value-type="float" office:value="-1.1442" calcext:value-type="float">
            <text:p>-1.14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A</text:p>
          </table:table-cell>
          <table:table-cell office:value-type="string" calcext:value-type="string">
            <text:p>Pathogenic (R626*)</text:p>
          </table:table-cell>
          <table:table-cell office:value-type="float" office:value="-0.5633" calcext:value-type="float">
            <text:p>-0.56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C</text:p>
          </table:table-cell>
          <table:table-cell office:value-type="string" calcext:value-type="string">
            <text:p>Pathogenic (R626*)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M</text:p>
          </table:table-cell>
          <table:table-cell office:value-type="string" calcext:value-type="string">
            <text:p>Pathogenic (R626*)</text:p>
          </table:table-cell>
          <table:table-cell office:value-type="float" office:value="-0.3924" calcext:value-type="float">
            <text:p>-0.39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L</text:p>
          </table:table-cell>
          <table:table-cell office:value-type="string" calcext:value-type="string">
            <text:p>Pathogenic (R626*)</text:p>
          </table:table-cell>
          <table:table-cell office:value-type="float" office:value="-0.4707" calcext:value-type="float">
            <text:p>-0.47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N</text:p>
          </table:table-cell>
          <table:table-cell office:value-type="string" calcext:value-type="string">
            <text:p>Pathogenic (R626*)</text:p>
          </table:table-cell>
          <table:table-cell office:value-type="float" office:value="-1.0787" calcext:value-type="float">
            <text:p>-1.07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G650E</text:p>
          </table:table-cell>
          <table:table-cell office:value-type="string" calcext:value-type="string">
            <text:p>Pathogenic</text:p>
          </table:table-cell>
          <table:table-cell office:value-type="float" office:value="-1.1242" calcext:value-type="float">
            <text:p>-1.1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8467</text:p>
          </table:table-cell>
          <table:table-cell office:value-type="string" calcext:value-type="string">
            <text:p>0.89072</text:p>
          </table:table-cell>
          <table:table-cell office:value-type="string" calcext:value-type="string">
            <text:p>5.5892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H</text:p>
          </table:table-cell>
          <table:table-cell office:value-type="string" calcext:value-type="string">
            <text:p>Pathogenic (R626*)</text:p>
          </table:table-cell>
          <table:table-cell office:value-type="float" office:value="-0.5774" calcext:value-type="float">
            <text:p>-0.57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K</text:p>
          </table:table-cell>
          <table:table-cell office:value-type="string" calcext:value-type="string">
            <text:p>Pathogenic (R626*)</text:p>
          </table:table-cell>
          <table:table-cell office:value-type="float" office:value="-0.5171" calcext:value-type="float">
            <text:p>-0.517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P</text:p>
          </table:table-cell>
          <table:table-cell office:value-type="string" calcext:value-type="string">
            <text:p>Pathogenic (W168*)</text:p>
          </table:table-cell>
          <table:table-cell office:value-type="float" office:value="-1.8427" calcext:value-type="float">
            <text:p>-1.8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T</text:p>
          </table:table-cell>
          <table:table-cell office:value-type="string" calcext:value-type="string">
            <text:p>Pathogenic (R626*)</text:p>
          </table:table-cell>
          <table:table-cell office:value-type="float" office:value="-1.2947" calcext:value-type="float">
            <text:p>-1.29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W</text:p>
          </table:table-cell>
          <table:table-cell office:value-type="string" calcext:value-type="string">
            <text:p>Pathogenic (R626*)</text:p>
          </table:table-cell>
          <table:table-cell office:value-type="float" office:value="-1.1815" calcext:value-type="float">
            <text:p>-1.18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V</text:p>
          </table:table-cell>
          <table:table-cell office:value-type="string" calcext:value-type="string">
            <text:p>Pathogenic (R626*)</text:p>
          </table:table-cell>
          <table:table-cell office:value-type="float" office:value="-1.2132" calcext:value-type="float">
            <text:p>-1.2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Q</text:p>
          </table:table-cell>
          <table:table-cell office:value-type="string" calcext:value-type="string">
            <text:p>Pathogenic (R626*)</text:p>
          </table:table-cell>
          <table:table-cell office:value-type="float" office:value="-0.6105" calcext:value-type="float">
            <text:p>-0.61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P</text:p>
          </table:table-cell>
          <table:table-cell office:value-type="string" calcext:value-type="string">
            <text:p>Pathogenic (R626*)</text:p>
          </table:table-cell>
          <table:table-cell office:value-type="float" office:value="-0.9829" calcext:value-type="float">
            <text:p>-0.98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S</text:p>
          </table:table-cell>
          <table:table-cell office:value-type="string" calcext:value-type="string">
            <text:p>Pathogenic (R626*)</text:p>
          </table:table-cell>
          <table:table-cell office:value-type="float" office:value="-1.0389" calcext:value-type="float">
            <text:p>-1.0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G</text:p>
          </table:table-cell>
          <table:table-cell office:value-type="string" calcext:value-type="string">
            <text:p>Benign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D</text:p>
          </table:table-cell>
          <table:table-cell office:value-type="string" calcext:value-type="string">
            <text:p>Pathogenic (W168*)</text:p>
          </table:table-cell>
          <table:table-cell office:value-type="float" office:value="-2.5284" calcext:value-type="float">
            <text:p>-2.5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Y</text:p>
          </table:table-cell>
          <table:table-cell office:value-type="string" calcext:value-type="string">
            <text:p>Pathogenic (R626*)</text:p>
          </table:table-cell>
          <table:table-cell office:value-type="float" office:value="-1.3005" calcext:value-type="float">
            <text:p>-1.30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hosphatidylinositol bisphosphate phosphatase activity</text:p>
          </table:table-cell>
          <table:covered-table-cell table:number-columns-repeated="8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Conserva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500Q</text:p>
          </table:table-cell>
          <table:table-cell/>
          <table:table-cell office:value-type="float" office:value="-2.1133" calcext:value-type="float">
            <text:p>-2.11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M</text:p>
          </table:table-cell>
          <table:table-cell/>
          <table:table-cell office:value-type="float" office:value="-0.5314" calcext:value-type="float">
            <text:p>-0.53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W</text:p>
          </table:table-cell>
          <table:table-cell/>
          <table:table-cell office:value-type="float" office:value="-1.2875" calcext:value-type="float">
            <text:p>-1.28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L</text:p>
          </table:table-cell>
          <table:table-cell/>
          <table:table-cell office:value-type="float" office:value="-0.6518" calcext:value-type="float">
            <text:p>-0.651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V</text:p>
          </table:table-cell>
          <table:table-cell/>
          <table:table-cell office:value-type="float" office:value="-1.4562" calcext:value-type="float">
            <text:p>-1.45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I</text:p>
          </table:table-cell>
          <table:table-cell/>
          <table:table-cell office:value-type="float" office:value="-1.1852" calcext:value-type="float">
            <text:p>-1.18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S</text:p>
          </table:table-cell>
          <table:table-cell/>
          <table:table-cell office:value-type="float" office:value="-1.4662" calcext:value-type="float">
            <text:p>-1.46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H</text:p>
          </table:table-cell>
          <table:table-cell/>
          <table:table-cell office:value-type="float" office:value="-0.7675" calcext:value-type="float">
            <text:p>-0.767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G</text:p>
          </table:table-cell>
          <table:table-cell/>
          <table:table-cell office:value-type="float" office:value="-1.681" calcext:value-type="float">
            <text:p>-1.6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T14I</text:p>
          </table:table-cell>
          <table:table-cell/>
          <table:table-cell office:value-type="float" office:value="0.0709" calcext:value-type="float">
            <text:p>0.07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Q</text:p>
          </table:table-cell>
          <table:table-cell/>
          <table:table-cell office:value-type="float" office:value="-0.8421" calcext:value-type="float">
            <text:p>-0.84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F</text:p>
          </table:table-cell>
          <table:table-cell/>
          <table:table-cell office:value-type="float" office:value="-1.2744" calcext:value-type="float">
            <text:p>-1.27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E</text:p>
          </table:table-cell>
          <table:table-cell/>
          <table:table-cell office:value-type="float" office:value="-1.0772" calcext:value-type="float">
            <text:p>-1.07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N</text:p>
          </table:table-cell>
          <table:table-cell/>
          <table:table-cell office:value-type="float" office:value="-0.636" calcext:value-type="float">
            <text:p>-0.6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N</text:p>
          </table:table-cell>
          <table:table-cell/>
          <table:table-cell office:value-type="float" office:value="-1.4326" calcext:value-type="float">
            <text:p>-1.43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L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M</text:p>
          </table:table-cell>
          <table:table-cell/>
          <table:table-cell office:value-type="float" office:value="0.3035" calcext:value-type="float">
            <text:p>0.303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K</text:p>
          </table:table-cell>
          <table:table-cell/>
          <table:table-cell office:value-type="float" office:value="-0.7484" calcext:value-type="float">
            <text:p>-0.748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K</text:p>
          </table:table-cell>
          <table:table-cell/>
          <table:table-cell office:value-type="float" office:value="-0.414" calcext:value-type="float">
            <text:p>-0.41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H</text:p>
          </table:table-cell>
          <table:table-cell/>
          <table:table-cell office:value-type="float" office:value="-0.1799" calcext:value-type="float">
            <text:p>-0.17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I</text:p>
          </table:table-cell>
          <table:table-cell/>
          <table:table-cell office:value-type="float" office:value="0.0442" calcext:value-type="float">
            <text:p>0.04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F</text:p>
          </table:table-cell>
          <table:table-cell/>
          <table:table-cell office:value-type="float" office:value="0.0773" calcext:value-type="float">
            <text:p>0.077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G</text:p>
          </table:table-cell>
          <table:table-cell/>
          <table:table-cell office:value-type="float" office:value="-1.3261" calcext:value-type="float">
            <text:p>-1.32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D</text:p>
          </table:table-cell>
          <table:table-cell/>
          <table:table-cell office:value-type="float" office:value="-0.5924" calcext:value-type="float">
            <text:p>-0.592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E</text:p>
          </table:table-cell>
          <table:table-cell/>
          <table:table-cell office:value-type="float" office:value="0.1247" calcext:value-type="float">
            <text:p>0.12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C</text:p>
          </table:table-cell>
          <table:table-cell/>
          <table:table-cell office:value-type="float" office:value="-1.1298" calcext:value-type="float">
            <text:p>-1.12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C</text:p>
          </table:table-cell>
          <table:table-cell/>
          <table:table-cell office:value-type="float" office:value="-0.5368" calcext:value-type="float">
            <text:p>-0.53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A</text:p>
          </table:table-cell>
          <table:table-cell/>
          <table:table-cell office:value-type="float" office:value="-0.765" calcext:value-type="float">
            <text:p>-0.7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A</text:p>
          </table:table-cell>
          <table:table-cell/>
          <table:table-cell office:value-type="float" office:value="-0.2366" calcext:value-type="float">
            <text:p>-0.23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H524Q</text:p>
          </table:table-cell>
          <table:table-cell/>
          <table:table-cell office:value-type="float" office:value="-0.6368" calcext:value-type="float">
            <text:p>-0.63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Y</text:p>
          </table:table-cell>
          <table:table-cell/>
          <table:table-cell office:value-type="float" office:value="-1.4824" calcext:value-type="float">
            <text:p>-1.48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Y</text:p>
          </table:table-cell>
          <table:table-cell/>
          <table:table-cell office:value-type="float" office:value="-0.0628" calcext:value-type="float">
            <text:p>-0.06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V</text:p>
          </table:table-cell>
          <table:table-cell/>
          <table:table-cell office:value-type="float" office:value="-0.2238" calcext:value-type="float">
            <text:p>-0.22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W</text:p>
          </table:table-cell>
          <table:table-cell/>
          <table:table-cell office:value-type="float" office:value="-0.1132" calcext:value-type="float">
            <text:p>-0.11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T</text:p>
          </table:table-cell>
          <table:table-cell/>
          <table:table-cell office:value-type="float" office:value="-0.681" calcext:value-type="float">
            <text:p>-0.68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T</text:p>
          </table:table-cell>
          <table:table-cell/>
          <table:table-cell office:value-type="float" office:value="-1.6923" calcext:value-type="float">
            <text:p>-1.69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R</text:p>
          </table:table-cell>
          <table:table-cell/>
          <table:table-cell office:value-type="float" office:value="0.1235" calcext:value-type="float">
            <text:p>0.123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S</text:p>
          </table:table-cell>
          <table:table-cell/>
          <table:table-cell office:value-type="float" office:value="-0.855" calcext:value-type="float">
            <text:p>-0.85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Q767P</text:p>
          </table:table-cell>
          <table:table-cell/>
          <table:table-cell office:value-type="float" office:value="-0.9441" calcext:value-type="float">
            <text:p>-0.944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P</text:p>
          </table:table-cell>
          <table:table-cell/>
          <table:table-cell office:value-type="float" office:value="-1.3722" calcext:value-type="float">
            <text:p>-1.37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L502P</text:p>
          </table:table-cell>
          <table:table-cell/>
          <table:table-cell office:value-type="float" office:value="-2.2732" calcext:value-type="float">
            <text:p>-2.27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844D</text:p>
          </table:table-cell>
          <table:table-cell/>
          <table:table-cell office:value-type="float" office:value="-1.945" calcext:value-type="float">
            <text:p>-1.9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Y479C</text:p>
          </table:table-cell>
          <table:table-cell/>
          <table:table-cell office:value-type="float" office:value="-2.4166" calcext:value-type="float">
            <text:p>-2.41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493W</text:p>
          </table:table-cell>
          <table:table-cell/>
          <table:table-cell office:value-type="float" office:value="0.272" calcext:value-type="float">
            <text:p>0.2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C</text:p>
          </table:table-cell>
          <table:table-cell/>
          <table:table-cell office:value-type="float" office:value="-1.9383" calcext:value-type="float">
            <text:p>-1.93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V</text:p>
          </table:table-cell>
          <table:table-cell/>
          <table:table-cell office:value-type="float" office:value="-2.5147" calcext:value-type="float">
            <text:p>-2.51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T</text:p>
          </table:table-cell>
          <table:table-cell/>
          <table:table-cell office:value-type="float" office:value="-2.6287" calcext:value-type="float">
            <text:p>-2.62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S</text:p>
          </table:table-cell>
          <table:table-cell/>
          <table:table-cell office:value-type="float" office:value="-2.5099" calcext:value-type="float">
            <text:p>-2.509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R</text:p>
          </table:table-cell>
          <table:table-cell/>
          <table:table-cell office:value-type="float" office:value="-1.8696" calcext:value-type="float">
            <text:p>-1.86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Q</text:p>
          </table:table-cell>
          <table:table-cell/>
          <table:table-cell office:value-type="float" office:value="-2.0411" calcext:value-type="float">
            <text:p>-2.04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P</text:p>
          </table:table-cell>
          <table:table-cell/>
          <table:table-cell office:value-type="float" office:value="-2.798" calcext:value-type="float">
            <text:p>-2.7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Y</text:p>
          </table:table-cell>
          <table:table-cell/>
          <table:table-cell office:value-type="float" office:value="-1.7032" calcext:value-type="float">
            <text:p>-1.70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G</text:p>
          </table:table-cell>
          <table:table-cell/>
          <table:table-cell office:value-type="float" office:value="-3.2962" calcext:value-type="float">
            <text:p>-3.29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F</text:p>
          </table:table-cell>
          <table:table-cell/>
          <table:table-cell office:value-type="float" office:value="-1.4879" calcext:value-type="float">
            <text:p>-1.48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E</text:p>
          </table:table-cell>
          <table:table-cell/>
          <table:table-cell office:value-type="float" office:value="-2.6532" calcext:value-type="float">
            <text:p>-2.65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D</text:p>
          </table:table-cell>
          <table:table-cell/>
          <table:table-cell office:value-type="float" office:value="-3.3587" calcext:value-type="float">
            <text:p>-3.35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C</text:p>
          </table:table-cell>
          <table:table-cell/>
          <table:table-cell office:value-type="float" office:value="-2.4943" calcext:value-type="float">
            <text:p>-2.49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A</text:p>
          </table:table-cell>
          <table:table-cell/>
          <table:table-cell office:value-type="float" office:value="-3.2238" calcext:value-type="float">
            <text:p>-3.22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101G</text:p>
          </table:table-cell>
          <table:table-cell/>
          <table:table-cell office:value-type="float" office:value="-0.521" calcext:value-type="float">
            <text:p>-0.5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M</text:p>
          </table:table-cell>
          <table:table-cell/>
          <table:table-cell office:value-type="float" office:value="-2.0786" calcext:value-type="float">
            <text:p>-2.07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L</text:p>
          </table:table-cell>
          <table:table-cell/>
          <table:table-cell office:value-type="float" office:value="-1.9799" calcext:value-type="float">
            <text:p>-1.979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K</text:p>
          </table:table-cell>
          <table:table-cell/>
          <table:table-cell office:value-type="float" office:value="-2.4735" calcext:value-type="float">
            <text:p>-2.4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I</text:p>
          </table:table-cell>
          <table:table-cell/>
          <table:table-cell office:value-type="float" office:value="-1.9137" calcext:value-type="float">
            <text:p>-1.91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H</text:p>
          </table:table-cell>
          <table:table-cell/>
          <table:table-cell office:value-type="float" office:value="-2.3458" calcext:value-type="float">
            <text:p>-2.34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A</text:p>
          </table:table-cell>
          <table:table-cell/>
          <table:table-cell office:value-type="float" office:value="-0.6434" calcext:value-type="float">
            <text:p>-0.64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C</text:p>
          </table:table-cell>
          <table:table-cell/>
          <table:table-cell office:value-type="float" office:value="0.8541" calcext:value-type="float">
            <text:p>0.854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D</text:p>
          </table:table-cell>
          <table:table-cell/>
          <table:table-cell office:value-type="float" office:value="-0.9906" calcext:value-type="float">
            <text:p>-0.990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E</text:p>
          </table:table-cell>
          <table:table-cell/>
          <table:table-cell office:value-type="float" office:value="-1.0073" calcext:value-type="float">
            <text:p>-1.00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F</text:p>
          </table:table-cell>
          <table:table-cell/>
          <table:table-cell office:value-type="float" office:value="0.5122" calcext:value-type="float">
            <text:p>0.512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G</text:p>
          </table:table-cell>
          <table:table-cell/>
          <table:table-cell office:value-type="float" office:value="-0.765" calcext:value-type="float">
            <text:p>-0.7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H</text:p>
          </table:table-cell>
          <table:table-cell/>
          <table:table-cell office:value-type="float" office:value="-0.4599" calcext:value-type="float">
            <text:p>-0.45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I</text:p>
          </table:table-cell>
          <table:table-cell/>
          <table:table-cell office:value-type="float" office:value="0.7028" calcext:value-type="float">
            <text:p>0.702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L</text:p>
          </table:table-cell>
          <table:table-cell/>
          <table:table-cell office:value-type="float" office:value="0.4543" calcext:value-type="float">
            <text:p>0.45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M</text:p>
          </table:table-cell>
          <table:table-cell/>
          <table:table-cell office:value-type="float" office:value="-0.0547" calcext:value-type="float">
            <text:p>-0.05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N</text:p>
          </table:table-cell>
          <table:table-cell/>
          <table:table-cell office:value-type="float" office:value="-0.8749" calcext:value-type="float">
            <text:p>-0.874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226T</text:p>
          </table:table-cell>
          <table:table-cell/>
          <table:table-cell office:value-type="float" office:value="-1.2594" calcext:value-type="float">
            <text:p>-1.25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P</text:p>
          </table:table-cell>
          <table:table-cell/>
          <table:table-cell office:value-type="float" office:value="-0.2548" calcext:value-type="float">
            <text:p>-0.25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Q</text:p>
          </table:table-cell>
          <table:table-cell/>
          <table:table-cell office:value-type="float" office:value="-0.6525" calcext:value-type="float">
            <text:p>-0.65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R</text:p>
          </table:table-cell>
          <table:table-cell/>
          <table:table-cell office:value-type="float" office:value="-0.823" calcext:value-type="float">
            <text:p>-0.82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S</text:p>
          </table:table-cell>
          <table:table-cell/>
          <table:table-cell office:value-type="float" office:value="-0.5966" calcext:value-type="float">
            <text:p>-0.596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T</text:p>
          </table:table-cell>
          <table:table-cell/>
          <table:table-cell office:value-type="float" office:value="-0.2927" calcext:value-type="float">
            <text:p>-0.29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V</text:p>
          </table:table-cell>
          <table:table-cell/>
          <table:table-cell office:value-type="float" office:value="0.3215" calcext:value-type="float">
            <text:p>0.32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W</text:p>
          </table:table-cell>
          <table:table-cell/>
          <table:table-cell office:value-type="float" office:value="0.4626" calcext:value-type="float">
            <text:p>0.46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114Y</text:p>
          </table:table-cell>
          <table:table-cell/>
          <table:table-cell office:value-type="float" office:value="-0.0369" calcext:value-type="float">
            <text:p>-0.03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E</text:p>
          </table:table-cell>
          <table:table-cell/>
          <table:table-cell office:value-type="float" office:value="-2.1042" calcext:value-type="float">
            <text:p>-2.1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D</text:p>
          </table:table-cell>
          <table:table-cell/>
          <table:table-cell office:value-type="float" office:value="-0.648" calcext:value-type="float">
            <text:p>-0.64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I</text:p>
          </table:table-cell>
          <table:table-cell/>
          <table:table-cell office:value-type="float" office:value="-0.7906" calcext:value-type="float">
            <text:p>-0.790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H</text:p>
          </table:table-cell>
          <table:table-cell/>
          <table:table-cell office:value-type="float" office:value="-1.4542" calcext:value-type="float">
            <text:p>-1.45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K</text:p>
          </table:table-cell>
          <table:table-cell/>
          <table:table-cell office:value-type="float" office:value="-1.9385" calcext:value-type="float">
            <text:p>-1.93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M</text:p>
          </table:table-cell>
          <table:table-cell/>
          <table:table-cell office:value-type="float" office:value="-0.9388" calcext:value-type="float">
            <text:p>-0.93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N</text:p>
          </table:table-cell>
          <table:table-cell/>
          <table:table-cell office:value-type="float" office:value="-2.2872" calcext:value-type="float">
            <text:p>-2.28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A</text:p>
          </table:table-cell>
          <table:table-cell/>
          <table:table-cell office:value-type="float" office:value="-2.6535" calcext:value-type="float">
            <text:p>-2.65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C</text:p>
          </table:table-cell>
          <table:table-cell/>
          <table:table-cell office:value-type="float" office:value="-2.161" calcext:value-type="float">
            <text:p>-2.1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E</text:p>
          </table:table-cell>
          <table:table-cell/>
          <table:table-cell office:value-type="float" office:value="-2.2169" calcext:value-type="float">
            <text:p>-2.21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D</text:p>
          </table:table-cell>
          <table:table-cell/>
          <table:table-cell office:value-type="float" office:value="-2.7157" calcext:value-type="float">
            <text:p>-2.71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G</text:p>
          </table:table-cell>
          <table:table-cell/>
          <table:table-cell office:value-type="float" office:value="-4.1346" calcext:value-type="float">
            <text:p>-4.13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F</text:p>
          </table:table-cell>
          <table:table-cell/>
          <table:table-cell office:value-type="float" office:value="-0.5175" calcext:value-type="float">
            <text:p>-0.517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Y</text:p>
          </table:table-cell>
          <table:table-cell/>
          <table:table-cell office:value-type="float" office:value="-0.6504" calcext:value-type="float">
            <text:p>-0.65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Q</text:p>
          </table:table-cell>
          <table:table-cell/>
          <table:table-cell office:value-type="float" office:value="-1.6569" calcext:value-type="float">
            <text:p>-1.65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P</text:p>
          </table:table-cell>
          <table:table-cell/>
          <table:table-cell office:value-type="float" office:value="-2.0521" calcext:value-type="float">
            <text:p>-2.05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S</text:p>
          </table:table-cell>
          <table:table-cell/>
          <table:table-cell office:value-type="float" office:value="-3.2222" calcext:value-type="float">
            <text:p>-3.2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R</text:p>
          </table:table-cell>
          <table:table-cell/>
          <table:table-cell office:value-type="float" office:value="-0.9123" calcext:value-type="float">
            <text:p>-0.912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T</text:p>
          </table:table-cell>
          <table:table-cell/>
          <table:table-cell office:value-type="float" office:value="-2.1796" calcext:value-type="float">
            <text:p>-2.17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W</text:p>
          </table:table-cell>
          <table:table-cell/>
          <table:table-cell office:value-type="float" office:value="-0.2228" calcext:value-type="float">
            <text:p>-0.22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347V</text:p>
          </table:table-cell>
          <table:table-cell/>
          <table:table-cell office:value-type="float" office:value="-1.3017" calcext:value-type="float">
            <text:p>-1.30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H</text:p>
          </table:table-cell>
          <table:table-cell/>
          <table:table-cell office:value-type="float" office:value="-2.4028" calcext:value-type="float">
            <text:p>-2.402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179S</text:p>
          </table:table-cell>
          <table:table-cell/>
          <table:table-cell office:value-type="float" office:value="-0.9456" calcext:value-type="float">
            <text:p>-0.945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H374D</text:p>
          </table:table-cell>
          <table:table-cell/>
          <table:table-cell office:value-type="float" office:value="-2.5003" calcext:value-type="float">
            <text:p>-2.5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N</text:p>
          </table:table-cell>
          <table:table-cell/>
          <table:table-cell office:value-type="float" office:value="-0.914" calcext:value-type="float">
            <text:p>-0.9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M</text:p>
          </table:table-cell>
          <table:table-cell/>
          <table:table-cell office:value-type="float" office:value="0.2239" calcext:value-type="float">
            <text:p>0.223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L</text:p>
          </table:table-cell>
          <table:table-cell/>
          <table:table-cell office:value-type="float" office:value="0.5809" calcext:value-type="float">
            <text:p>0.580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K</text:p>
          </table:table-cell>
          <table:table-cell/>
          <table:table-cell office:value-type="float" office:value="-0.6593" calcext:value-type="float">
            <text:p>-0.659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I</text:p>
          </table:table-cell>
          <table:table-cell/>
          <table:table-cell office:value-type="float" office:value="0.8253" calcext:value-type="float">
            <text:p>0.825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H</text:p>
          </table:table-cell>
          <table:table-cell/>
          <table:table-cell office:value-type="float" office:value="-0.2574" calcext:value-type="float">
            <text:p>-0.25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G</text:p>
          </table:table-cell>
          <table:table-cell/>
          <table:table-cell office:value-type="float" office:value="-0.8737" calcext:value-type="float">
            <text:p>-0.873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F</text:p>
          </table:table-cell>
          <table:table-cell/>
          <table:table-cell office:value-type="float" office:value="0.7465" calcext:value-type="float">
            <text:p>0.746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E</text:p>
          </table:table-cell>
          <table:table-cell/>
          <table:table-cell office:value-type="float" office:value="-0.8772" calcext:value-type="float">
            <text:p>-0.877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D</text:p>
          </table:table-cell>
          <table:table-cell/>
          <table:table-cell office:value-type="float" office:value="-0.9166" calcext:value-type="float">
            <text:p>-0.916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C</text:p>
          </table:table-cell>
          <table:table-cell/>
          <table:table-cell office:value-type="float" office:value="0.8383" calcext:value-type="float">
            <text:p>0.838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A</text:p>
          </table:table-cell>
          <table:table-cell/>
          <table:table-cell office:value-type="float" office:value="-0.6146" calcext:value-type="float">
            <text:p>-0.61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Y</text:p>
          </table:table-cell>
          <table:table-cell/>
          <table:table-cell office:value-type="float" office:value="0.1714" calcext:value-type="float">
            <text:p>0.171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W</text:p>
          </table:table-cell>
          <table:table-cell/>
          <table:table-cell office:value-type="float" office:value="0.8313" calcext:value-type="float">
            <text:p>0.831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V</text:p>
          </table:table-cell>
          <table:table-cell/>
          <table:table-cell office:value-type="float" office:value="0.3479" calcext:value-type="float">
            <text:p>0.34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T</text:p>
          </table:table-cell>
          <table:table-cell/>
          <table:table-cell office:value-type="float" office:value="-0.3507" calcext:value-type="float">
            <text:p>-0.35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S</text:p>
          </table:table-cell>
          <table:table-cell/>
          <table:table-cell office:value-type="float" office:value="-0.7354" calcext:value-type="float">
            <text:p>-0.73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Q</text:p>
          </table:table-cell>
          <table:table-cell/>
          <table:table-cell office:value-type="float" office:value="-0.5756" calcext:value-type="float">
            <text:p>-0.575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4P</text:p>
          </table:table-cell>
          <table:table-cell/>
          <table:table-cell office:value-type="float" office:value="-0.3603" calcext:value-type="float">
            <text:p>-0.36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M</text:p>
          </table:table-cell>
          <table:table-cell/>
          <table:table-cell office:value-type="float" office:value="-2.5182" calcext:value-type="float">
            <text:p>-2.51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260S</text:p>
          </table:table-cell>
          <table:table-cell/>
          <table:table-cell office:value-type="float" office:value="-2.9284" calcext:value-type="float">
            <text:p>-2.9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P</text:p>
          </table:table-cell>
          <table:table-cell/>
          <table:table-cell office:value-type="float" office:value="-2.9411" calcext:value-type="float">
            <text:p>-2.94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D</text:p>
          </table:table-cell>
          <table:table-cell/>
          <table:table-cell office:value-type="float" office:value="-3.2091" calcext:value-type="float">
            <text:p>-3.20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W</text:p>
          </table:table-cell>
          <table:table-cell/>
          <table:table-cell office:value-type="float" office:value="-0.1309" calcext:value-type="float">
            <text:p>-0.13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V</text:p>
          </table:table-cell>
          <table:table-cell/>
          <table:table-cell office:value-type="float" office:value="-0.9449" calcext:value-type="float">
            <text:p>-0.944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A</text:p>
          </table:table-cell>
          <table:table-cell/>
          <table:table-cell office:value-type="float" office:value="-4.088" calcext:value-type="float">
            <text:p>-4.0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C</text:p>
          </table:table-cell>
          <table:table-cell/>
          <table:table-cell office:value-type="float" office:value="-3.6454" calcext:value-type="float">
            <text:p>-3.64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D</text:p>
          </table:table-cell>
          <table:table-cell/>
          <table:table-cell office:value-type="float" office:value="-3.7363" calcext:value-type="float">
            <text:p>-3.73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E</text:p>
          </table:table-cell>
          <table:table-cell/>
          <table:table-cell office:value-type="float" office:value="-2.7308" calcext:value-type="float">
            <text:p>-2.73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F</text:p>
          </table:table-cell>
          <table:table-cell/>
          <table:table-cell office:value-type="float" office:value="-2.0334" calcext:value-type="float">
            <text:p>-2.03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G</text:p>
          </table:table-cell>
          <table:table-cell/>
          <table:table-cell office:value-type="float" office:value="-5.3776" calcext:value-type="float">
            <text:p>-5.37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H</text:p>
          </table:table-cell>
          <table:table-cell/>
          <table:table-cell office:value-type="float" office:value="-3.2755" calcext:value-type="float">
            <text:p>-3.27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I</text:p>
          </table:table-cell>
          <table:table-cell/>
          <table:table-cell office:value-type="float" office:value="-2.5811" calcext:value-type="float">
            <text:p>-2.58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K</text:p>
          </table:table-cell>
          <table:table-cell/>
          <table:table-cell office:value-type="float" office:value="-3.4697" calcext:value-type="float">
            <text:p>-3.4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L</text:p>
          </table:table-cell>
          <table:table-cell/>
          <table:table-cell office:value-type="float" office:value="-2.1144" calcext:value-type="float">
            <text:p>-2.11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1C</text:p>
          </table:table-cell>
          <table:table-cell/>
          <table:table-cell office:value-type="float" office:value="-2.5024" calcext:value-type="float">
            <text:p>-2.50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N</text:p>
          </table:table-cell>
          <table:table-cell/>
          <table:table-cell office:value-type="float" office:value="-3.8008" calcext:value-type="float">
            <text:p>-3.80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R</text:p>
          </table:table-cell>
          <table:table-cell/>
          <table:table-cell office:value-type="float" office:value="-0.694" calcext:value-type="float">
            <text:p>-0.69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N459I</text:p>
          </table:table-cell>
          <table:table-cell/>
          <table:table-cell office:value-type="float" office:value="-0.0262" calcext:value-type="float">
            <text:p>-0.02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Q</text:p>
          </table:table-cell>
          <table:table-cell/>
          <table:table-cell office:value-type="float" office:value="-3.0347" calcext:value-type="float">
            <text:p>-3.03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R</text:p>
          </table:table-cell>
          <table:table-cell/>
          <table:table-cell office:value-type="float" office:value="-2.2914" calcext:value-type="float">
            <text:p>-2.29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S</text:p>
          </table:table-cell>
          <table:table-cell/>
          <table:table-cell office:value-type="float" office:value="-4.5602" calcext:value-type="float">
            <text:p>-4.56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T</text:p>
          </table:table-cell>
          <table:table-cell/>
          <table:table-cell office:value-type="float" office:value="-3.5931" calcext:value-type="float">
            <text:p>-3.59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Q</text:p>
          </table:table-cell>
          <table:table-cell/>
          <table:table-cell office:value-type="float" office:value="-1.4385" calcext:value-type="float">
            <text:p>-1.43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V</text:p>
          </table:table-cell>
          <table:table-cell/>
          <table:table-cell office:value-type="float" office:value="-2.9119" calcext:value-type="float">
            <text:p>-2.91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Y</text:p>
          </table:table-cell>
          <table:table-cell/>
          <table:table-cell office:value-type="float" office:value="-2.2697" calcext:value-type="float">
            <text:p>-2.2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N</text:p>
          </table:table-cell>
          <table:table-cell/>
          <table:table-cell office:value-type="float" office:value="-1.9855" calcext:value-type="float">
            <text:p>-1.98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M</text:p>
          </table:table-cell>
          <table:table-cell/>
          <table:table-cell office:value-type="float" office:value="-0.9343" calcext:value-type="float">
            <text:p>-0.934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210G</text:p>
          </table:table-cell>
          <table:table-cell/>
          <table:table-cell office:value-type="float" office:value="-0.8895" calcext:value-type="float">
            <text:p>-0.88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378R</text:p>
          </table:table-cell>
          <table:table-cell/>
          <table:table-cell office:value-type="float" office:value="-0.7587" calcext:value-type="float">
            <text:p>-0.75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L</text:p>
          </table:table-cell>
          <table:table-cell/>
          <table:table-cell office:value-type="float" office:value="-0.4297" calcext:value-type="float">
            <text:p>-0.42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K</text:p>
          </table:table-cell>
          <table:table-cell/>
          <table:table-cell office:value-type="float" office:value="-1.7445" calcext:value-type="float">
            <text:p>-1.74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I</text:p>
          </table:table-cell>
          <table:table-cell/>
          <table:table-cell office:value-type="float" office:value="-0.6535" calcext:value-type="float">
            <text:p>-0.65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H</text:p>
          </table:table-cell>
          <table:table-cell/>
          <table:table-cell office:value-type="float" office:value="-1.3093" calcext:value-type="float">
            <text:p>-1.309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F</text:p>
          </table:table-cell>
          <table:table-cell/>
          <table:table-cell office:value-type="float" office:value="-0.4376" calcext:value-type="float">
            <text:p>-0.43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P</text:p>
          </table:table-cell>
          <table:table-cell/>
          <table:table-cell office:value-type="float" office:value="-0.0505" calcext:value-type="float">
            <text:p>-0.05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Q</text:p>
          </table:table-cell>
          <table:table-cell/>
          <table:table-cell office:value-type="float" office:value="-0.6655" calcext:value-type="float">
            <text:p>-0.665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S</text:p>
          </table:table-cell>
          <table:table-cell/>
          <table:table-cell office:value-type="float" office:value="-0.5159" calcext:value-type="float">
            <text:p>-0.515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T</text:p>
          </table:table-cell>
          <table:table-cell/>
          <table:table-cell office:value-type="float" office:value="-0.6059" calcext:value-type="float">
            <text:p>-0.605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V</text:p>
          </table:table-cell>
          <table:table-cell/>
          <table:table-cell office:value-type="float" office:value="-0.5976" calcext:value-type="float">
            <text:p>-0.59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W</text:p>
          </table:table-cell>
          <table:table-cell/>
          <table:table-cell office:value-type="float" office:value="-0.7827" calcext:value-type="float">
            <text:p>-0.782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Y</text:p>
          </table:table-cell>
          <table:table-cell/>
          <table:table-cell office:value-type="float" office:value="-0.8117" calcext:value-type="float">
            <text:p>-0.811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A</text:p>
          </table:table-cell>
          <table:table-cell/>
          <table:table-cell office:value-type="float" office:value="-0.8412" calcext:value-type="float">
            <text:p>-0.841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C</text:p>
          </table:table-cell>
          <table:table-cell/>
          <table:table-cell office:value-type="float" office:value="-0.2523" calcext:value-type="float">
            <text:p>-0.25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D</text:p>
          </table:table-cell>
          <table:table-cell/>
          <table:table-cell office:value-type="float" office:value="-1.153" calcext:value-type="float">
            <text:p>-1.1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E</text:p>
          </table:table-cell>
          <table:table-cell/>
          <table:table-cell office:value-type="float" office:value="-1.1853" calcext:value-type="float">
            <text:p>-1.18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F</text:p>
          </table:table-cell>
          <table:table-cell/>
          <table:table-cell office:value-type="float" office:value="-0.747" calcext:value-type="float">
            <text:p>-0.7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G</text:p>
          </table:table-cell>
          <table:table-cell/>
          <table:table-cell office:value-type="float" office:value="-0.802" calcext:value-type="float">
            <text:p>-0.8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H</text:p>
          </table:table-cell>
          <table:table-cell/>
          <table:table-cell office:value-type="float" office:value="-0.3735" calcext:value-type="float">
            <text:p>-0.373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I</text:p>
          </table:table-cell>
          <table:table-cell/>
          <table:table-cell office:value-type="float" office:value="-0.5411" calcext:value-type="float">
            <text:p>-0.541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K</text:p>
          </table:table-cell>
          <table:table-cell/>
          <table:table-cell office:value-type="float" office:value="-0.6664" calcext:value-type="float">
            <text:p>-0.666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L</text:p>
          </table:table-cell>
          <table:table-cell/>
          <table:table-cell office:value-type="float" office:value="-0.4254" calcext:value-type="float">
            <text:p>-0.42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M</text:p>
          </table:table-cell>
          <table:table-cell/>
          <table:table-cell office:value-type="float" office:value="-0.4265" calcext:value-type="float">
            <text:p>-0.42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74N</text:p>
          </table:table-cell>
          <table:table-cell/>
          <table:table-cell office:value-type="float" office:value="-0.578" calcext:value-type="float">
            <text:p>-0.57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79N</text:p>
          </table:table-cell>
          <table:table-cell/>
          <table:table-cell office:value-type="float" office:value="-2.8331" calcext:value-type="float">
            <text:p>-2.83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P</text:p>
          </table:table-cell>
          <table:table-cell/>
          <table:table-cell office:value-type="float" office:value="0.0798" calcext:value-type="float">
            <text:p>0.07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387Y</text:p>
          </table:table-cell>
          <table:table-cell/>
          <table:table-cell office:value-type="float" office:value="-0.191" calcext:value-type="float">
            <text:p>-0.1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F308D</text:p>
          </table:table-cell>
          <table:table-cell/>
          <table:table-cell office:value-type="float" office:value="-3.0348" calcext:value-type="float">
            <text:p>-3.03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Y</text:p>
          </table:table-cell>
          <table:table-cell/>
          <table:table-cell office:value-type="float" office:value="0.2524" calcext:value-type="float">
            <text:p>0.25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T</text:p>
          </table:table-cell>
          <table:table-cell/>
          <table:table-cell office:value-type="float" office:value="-0.4769" calcext:value-type="float">
            <text:p>-0.47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V</text:p>
          </table:table-cell>
          <table:table-cell/>
          <table:table-cell office:value-type="float" office:value="0.3775" calcext:value-type="float">
            <text:p>0.37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W</text:p>
          </table:table-cell>
          <table:table-cell/>
          <table:table-cell office:value-type="float" office:value="0.6372" calcext:value-type="float">
            <text:p>0.637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P</text:p>
          </table:table-cell>
          <table:table-cell/>
          <table:table-cell office:value-type="float" office:value="-0.0586" calcext:value-type="float">
            <text:p>-0.058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Q</text:p>
          </table:table-cell>
          <table:table-cell/>
          <table:table-cell office:value-type="float" office:value="-0.6024" calcext:value-type="float">
            <text:p>-0.602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R</text:p>
          </table:table-cell>
          <table:table-cell/>
          <table:table-cell office:value-type="float" office:value="-0.3894" calcext:value-type="float">
            <text:p>-0.38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S</text:p>
          </table:table-cell>
          <table:table-cell/>
          <table:table-cell office:value-type="float" office:value="-0.9863" calcext:value-type="float">
            <text:p>-0.986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L</text:p>
          </table:table-cell>
          <table:table-cell/>
          <table:table-cell office:value-type="float" office:value="0.0838" calcext:value-type="float">
            <text:p>0.08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M</text:p>
          </table:table-cell>
          <table:table-cell/>
          <table:table-cell office:value-type="float" office:value="-0.0175" calcext:value-type="float">
            <text:p>-0.01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N</text:p>
          </table:table-cell>
          <table:table-cell/>
          <table:table-cell office:value-type="float" office:value="-0.8843" calcext:value-type="float">
            <text:p>-0.884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H</text:p>
          </table:table-cell>
          <table:table-cell/>
          <table:table-cell office:value-type="float" office:value="-0.0537" calcext:value-type="float">
            <text:p>-0.05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I</text:p>
          </table:table-cell>
          <table:table-cell/>
          <table:table-cell office:value-type="float" office:value="0.4705" calcext:value-type="float">
            <text:p>0.47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D</text:p>
          </table:table-cell>
          <table:table-cell/>
          <table:table-cell office:value-type="float" office:value="-1.1055" calcext:value-type="float">
            <text:p>-1.10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E</text:p>
          </table:table-cell>
          <table:table-cell/>
          <table:table-cell office:value-type="float" office:value="-0.8686" calcext:value-type="float">
            <text:p>-0.86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F</text:p>
          </table:table-cell>
          <table:table-cell/>
          <table:table-cell office:value-type="float" office:value="0.4001" calcext:value-type="float">
            <text:p>0.40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G</text:p>
          </table:table-cell>
          <table:table-cell/>
          <table:table-cell office:value-type="float" office:value="-1.5992" calcext:value-type="float">
            <text:p>-1.59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A</text:p>
          </table:table-cell>
          <table:table-cell/>
          <table:table-cell office:value-type="float" office:value="-0.6027" calcext:value-type="float">
            <text:p>-0.602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K47C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305K</text:p>
          </table:table-cell>
          <table:table-cell/>
          <table:table-cell office:value-type="float" office:value="-0.2502" calcext:value-type="float">
            <text:p>-0.25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204G</text:p>
          </table:table-cell>
          <table:table-cell/>
          <table:table-cell office:value-type="float" office:value="-4.1042" calcext:value-type="float">
            <text:p>-4.1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92C</text:p>
          </table:table-cell>
          <table:table-cell/>
          <table:table-cell office:value-type="float" office:value="-1.2285" calcext:value-type="float">
            <text:p>-1.22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M1I</text:p>
          </table:table-cell>
          <table:table-cell/>
          <table:table-cell office:value-type="float" office:value="0.0166" calcext:value-type="float">
            <text:p>0.01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M1R</text:p>
          </table:table-cell>
          <table:table-cell/>
          <table:table-cell office:value-type="float" office:value="0.1232" calcext:value-type="float">
            <text:p>0.12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T</text:p>
          </table:table-cell>
          <table:table-cell/>
          <table:table-cell office:value-type="float" office:value="-1.5999" calcext:value-type="float">
            <text:p>-1.599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497Y</text:p>
          </table:table-cell>
          <table:table-cell/>
          <table:table-cell office:value-type="float" office:value="-0.7661" calcext:value-type="float">
            <text:p>-0.76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H469R</text:p>
          </table:table-cell>
          <table:table-cell/>
          <table:table-cell office:value-type="float" office:value="-0.6267" calcext:value-type="float">
            <text:p>-0.62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Y</text:p>
          </table:table-cell>
          <table:table-cell/>
          <table:table-cell office:value-type="float" office:value="0.3931" calcext:value-type="float">
            <text:p>0.393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T</text:p>
          </table:table-cell>
          <table:table-cell/>
          <table:table-cell office:value-type="float" office:value="0.0153" calcext:value-type="float">
            <text:p>0.01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W</text:p>
          </table:table-cell>
          <table:table-cell/>
          <table:table-cell office:value-type="float" office:value="0.8562" calcext:value-type="float">
            <text:p>0.856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V</text:p>
          </table:table-cell>
          <table:table-cell/>
          <table:table-cell office:value-type="float" office:value="0.6226" calcext:value-type="float">
            <text:p>0.62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Q</text:p>
          </table:table-cell>
          <table:table-cell/>
          <table:table-cell office:value-type="float" office:value="0.2479" calcext:value-type="float">
            <text:p>0.24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P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S</text:p>
          </table:table-cell>
          <table:table-cell/>
          <table:table-cell office:value-type="float" office:value="-0.0366" calcext:value-type="float">
            <text:p>-0.03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M</text:p>
          </table:table-cell>
          <table:table-cell/>
          <table:table-cell office:value-type="float" office:value="0.5303" calcext:value-type="float">
            <text:p>0.530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L</text:p>
          </table:table-cell>
          <table:table-cell/>
          <table:table-cell office:value-type="float" office:value="0.8538" calcext:value-type="float">
            <text:p>0.853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N</text:p>
          </table:table-cell>
          <table:table-cell/>
          <table:table-cell office:value-type="float" office:value="-0.1737" calcext:value-type="float">
            <text:p>-0.17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I</text:p>
          </table:table-cell>
          <table:table-cell/>
          <table:table-cell office:value-type="float" office:value="1.013" calcext:value-type="float">
            <text:p>1.01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H</text:p>
          </table:table-cell>
          <table:table-cell/>
          <table:table-cell office:value-type="float" office:value="0.0848" calcext:value-type="float">
            <text:p>0.08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K</text:p>
          </table:table-cell>
          <table:table-cell/>
          <table:table-cell office:value-type="float" office:value="-0.1523" calcext:value-type="float">
            <text:p>-0.15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E</text:p>
          </table:table-cell>
          <table:table-cell/>
          <table:table-cell office:value-type="float" office:value="-0.3058" calcext:value-type="float">
            <text:p>-0.305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D</text:p>
          </table:table-cell>
          <table:table-cell/>
          <table:table-cell office:value-type="float" office:value="-0.4239" calcext:value-type="float">
            <text:p>-0.423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G</text:p>
          </table:table-cell>
          <table:table-cell/>
          <table:table-cell office:value-type="float" office:value="-0.1846" calcext:value-type="float">
            <text:p>-0.18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F</text:p>
          </table:table-cell>
          <table:table-cell/>
          <table:table-cell office:value-type="float" office:value="0.9111" calcext:value-type="float">
            <text:p>0.911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A</text:p>
          </table:table-cell>
          <table:table-cell/>
          <table:table-cell office:value-type="float" office:value="-0.098" calcext:value-type="float">
            <text:p>-0.0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22C</text:p>
          </table:table-cell>
          <table:table-cell/>
          <table:table-cell office:value-type="float" office:value="0.9694" calcext:value-type="float">
            <text:p>0.969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P</text:p>
          </table:table-cell>
          <table:table-cell/>
          <table:table-cell office:value-type="float" office:value="-2.6049" calcext:value-type="float">
            <text:p>-2.60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F456S</text:p>
          </table:table-cell>
          <table:table-cell/>
          <table:table-cell office:value-type="float" office:value="-3.9016" calcext:value-type="float">
            <text:p>-3.90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F</text:p>
          </table:table-cell>
          <table:table-cell/>
          <table:table-cell office:value-type="float" office:value="0.8965" calcext:value-type="float">
            <text:p>0.896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C</text:p>
          </table:table-cell>
          <table:table-cell/>
          <table:table-cell office:value-type="float" office:value="0.1038" calcext:value-type="float">
            <text:p>0.10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D</text:p>
          </table:table-cell>
          <table:table-cell/>
          <table:table-cell office:value-type="float" office:value="-0.4058" calcext:value-type="float">
            <text:p>-0.405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A</text:p>
          </table:table-cell>
          <table:table-cell/>
          <table:table-cell office:value-type="float" office:value="-0.8842" calcext:value-type="float">
            <text:p>-0.884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F</text:p>
          </table:table-cell>
          <table:table-cell/>
          <table:table-cell office:value-type="float" office:value="-0.6215" calcext:value-type="float">
            <text:p>-0.62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C</text:p>
          </table:table-cell>
          <table:table-cell/>
          <table:table-cell office:value-type="float" office:value="0.8947" calcext:value-type="float">
            <text:p>0.894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D</text:p>
          </table:table-cell>
          <table:table-cell/>
          <table:table-cell office:value-type="float" office:value="-1.0409" calcext:value-type="float">
            <text:p>-1.04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A</text:p>
          </table:table-cell>
          <table:table-cell/>
          <table:table-cell office:value-type="float" office:value="-0.2813" calcext:value-type="float">
            <text:p>-0.28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N</text:p>
          </table:table-cell>
          <table:table-cell/>
          <table:table-cell office:value-type="float" office:value="-0.4647" calcext:value-type="float">
            <text:p>-0.46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K</text:p>
          </table:table-cell>
          <table:table-cell/>
          <table:table-cell office:value-type="float" office:value="-0.8113" calcext:value-type="float">
            <text:p>-0.811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L</text:p>
          </table:table-cell>
          <table:table-cell/>
          <table:table-cell office:value-type="float" office:value="0.7827" calcext:value-type="float">
            <text:p>0.782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M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N</text:p>
          </table:table-cell>
          <table:table-cell/>
          <table:table-cell office:value-type="float" office:value="-0.4855" calcext:value-type="float">
            <text:p>-0.48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K</text:p>
          </table:table-cell>
          <table:table-cell/>
          <table:table-cell office:value-type="float" office:value="-0.178" calcext:value-type="float">
            <text:p>-0.1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H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I</text:p>
          </table:table-cell>
          <table:table-cell/>
          <table:table-cell office:value-type="float" office:value="0.9606" calcext:value-type="float">
            <text:p>0.960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V</text:p>
          </table:table-cell>
          <table:table-cell/>
          <table:table-cell office:value-type="float" office:value="0.5508" calcext:value-type="float">
            <text:p>0.550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W</text:p>
          </table:table-cell>
          <table:table-cell/>
          <table:table-cell office:value-type="float" office:value="0.9701" calcext:value-type="float">
            <text:p>0.970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T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Q</text:p>
          </table:table-cell>
          <table:table-cell/>
          <table:table-cell office:value-type="float" office:value="-0.6316" calcext:value-type="float">
            <text:p>-0.631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V</text:p>
          </table:table-cell>
          <table:table-cell/>
          <table:table-cell office:value-type="float" office:value="-0.4511" calcext:value-type="float">
            <text:p>-0.45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S</text:p>
          </table:table-cell>
          <table:table-cell/>
          <table:table-cell office:value-type="float" office:value="-0.3595" calcext:value-type="float">
            <text:p>-0.359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P</text:p>
          </table:table-cell>
          <table:table-cell/>
          <table:table-cell office:value-type="float" office:value="-0.0383" calcext:value-type="float">
            <text:p>-0.03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Q</text:p>
          </table:table-cell>
          <table:table-cell/>
          <table:table-cell office:value-type="float" office:value="-0.1276" calcext:value-type="float">
            <text:p>-0.12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Y</text:p>
          </table:table-cell>
          <table:table-cell/>
          <table:table-cell office:value-type="float" office:value="-0.686" calcext:value-type="float">
            <text:p>-0.6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Q</text:p>
          </table:table-cell>
          <table:table-cell/>
          <table:table-cell office:value-type="float" office:value="-2.4269" calcext:value-type="float">
            <text:p>-2.42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Y</text:p>
          </table:table-cell>
          <table:table-cell/>
          <table:table-cell office:value-type="float" office:value="0.4273" calcext:value-type="float">
            <text:p>0.427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227M</text:p>
          </table:table-cell>
          <table:table-cell/>
          <table:table-cell office:value-type="float" office:value="-1.2556" calcext:value-type="float">
            <text:p>-1.25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F478S</text:p>
          </table:table-cell>
          <table:table-cell/>
          <table:table-cell office:value-type="float" office:value="-3.843" calcext:value-type="float">
            <text:p>-3.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R</text:p>
          </table:table-cell>
          <table:table-cell/>
          <table:table-cell office:value-type="float" office:value="-1.8362" calcext:value-type="float">
            <text:p>-1.83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L</text:p>
          </table:table-cell>
          <table:table-cell/>
          <table:table-cell office:value-type="float" office:value="-1.6548" calcext:value-type="float">
            <text:p>-1.65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M</text:p>
          </table:table-cell>
          <table:table-cell/>
          <table:table-cell office:value-type="float" office:value="-1.9726" calcext:value-type="float">
            <text:p>-1.97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70F</text:p>
          </table:table-cell>
          <table:table-cell/>
          <table:table-cell office:value-type="float" office:value="-0.7486" calcext:value-type="float">
            <text:p>-0.74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I</text:p>
          </table:table-cell>
          <table:table-cell/>
          <table:table-cell office:value-type="float" office:value="-2.142" calcext:value-type="float">
            <text:p>-2.1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A</text:p>
          </table:table-cell>
          <table:table-cell/>
          <table:table-cell office:value-type="float" office:value="-2.4094" calcext:value-type="float">
            <text:p>-2.40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C</text:p>
          </table:table-cell>
          <table:table-cell/>
          <table:table-cell office:value-type="float" office:value="-3.2243" calcext:value-type="float">
            <text:p>-3.22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E</text:p>
          </table:table-cell>
          <table:table-cell/>
          <table:table-cell office:value-type="float" office:value="-2.8766" calcext:value-type="float">
            <text:p>-2.87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D</text:p>
          </table:table-cell>
          <table:table-cell/>
          <table:table-cell office:value-type="float" office:value="-3.5021" calcext:value-type="float">
            <text:p>-3.50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G</text:p>
          </table:table-cell>
          <table:table-cell/>
          <table:table-cell office:value-type="float" office:value="-3.4641" calcext:value-type="float">
            <text:p>-3.46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F</text:p>
          </table:table-cell>
          <table:table-cell/>
          <table:table-cell office:value-type="float" office:value="-3.2363" calcext:value-type="float">
            <text:p>-3.23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I</text:p>
          </table:table-cell>
          <table:table-cell/>
          <table:table-cell office:value-type="float" office:value="-3.4012" calcext:value-type="float">
            <text:p>-3.40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H</text:p>
          </table:table-cell>
          <table:table-cell/>
          <table:table-cell office:value-type="float" office:value="-2.304" calcext:value-type="float">
            <text:p>-2.3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K</text:p>
          </table:table-cell>
          <table:table-cell/>
          <table:table-cell office:value-type="float" office:value="-1.615" calcext:value-type="float">
            <text:p>-1.6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M</text:p>
          </table:table-cell>
          <table:table-cell/>
          <table:table-cell office:value-type="float" office:value="-2.5782" calcext:value-type="float">
            <text:p>-2.57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L</text:p>
          </table:table-cell>
          <table:table-cell/>
          <table:table-cell office:value-type="float" office:value="-2.6793" calcext:value-type="float">
            <text:p>-2.679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N</text:p>
          </table:table-cell>
          <table:table-cell/>
          <table:table-cell office:value-type="float" office:value="-2.6542" calcext:value-type="float">
            <text:p>-2.65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Q</text:p>
          </table:table-cell>
          <table:table-cell/>
          <table:table-cell office:value-type="float" office:value="-2.46" calcext:value-type="float">
            <text:p>-2.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P</text:p>
          </table:table-cell>
          <table:table-cell/>
          <table:table-cell office:value-type="float" office:value="-2.8335" calcext:value-type="float">
            <text:p>-2.83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S</text:p>
          </table:table-cell>
          <table:table-cell/>
          <table:table-cell office:value-type="float" office:value="-3.2987" calcext:value-type="float">
            <text:p>-3.29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T</text:p>
          </table:table-cell>
          <table:table-cell/>
          <table:table-cell office:value-type="float" office:value="-3.4407" calcext:value-type="float">
            <text:p>-3.44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W</text:p>
          </table:table-cell>
          <table:table-cell/>
          <table:table-cell office:value-type="float" office:value="-2.7989" calcext:value-type="float">
            <text:p>-2.79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V</text:p>
          </table:table-cell>
          <table:table-cell/>
          <table:table-cell office:value-type="float" office:value="-3.6077" calcext:value-type="float">
            <text:p>-3.60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86Y</text:p>
          </table:table-cell>
          <table:table-cell/>
          <table:table-cell office:value-type="float" office:value="-3.1538" calcext:value-type="float">
            <text:p>-3.15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F</text:p>
          </table:table-cell>
          <table:table-cell/>
          <table:table-cell office:value-type="float" office:value="-1.5652" calcext:value-type="float">
            <text:p>-1.56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G</text:p>
          </table:table-cell>
          <table:table-cell/>
          <table:table-cell office:value-type="float" office:value="-4.9022" calcext:value-type="float">
            <text:p>-4.90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76V</text:p>
          </table:table-cell>
          <table:table-cell/>
          <table:table-cell office:value-type="float" office:value="-0.026" calcext:value-type="float">
            <text:p>-0.0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248V</text:p>
          </table:table-cell>
          <table:table-cell/>
          <table:table-cell office:value-type="float" office:value="-0.4041" calcext:value-type="float">
            <text:p>-0.40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412V</text:p>
          </table:table-cell>
          <table:table-cell/>
          <table:table-cell office:value-type="float" office:value="-0.3819" calcext:value-type="float">
            <text:p>-0.38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V</text:p>
          </table:table-cell>
          <table:table-cell/>
          <table:table-cell office:value-type="float" office:value="-2.443" calcext:value-type="float">
            <text:p>-2.4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D</text:p>
          </table:table-cell>
          <table:table-cell/>
          <table:table-cell office:value-type="float" office:value="-1.056" calcext:value-type="float">
            <text:p>-1.0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E</text:p>
          </table:table-cell>
          <table:table-cell/>
          <table:table-cell office:value-type="float" office:value="-1.0662" calcext:value-type="float">
            <text:p>-1.06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F</text:p>
          </table:table-cell>
          <table:table-cell/>
          <table:table-cell office:value-type="float" office:value="-0.9086" calcext:value-type="float">
            <text:p>-0.90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G</text:p>
          </table:table-cell>
          <table:table-cell/>
          <table:table-cell office:value-type="float" office:value="-1.5127" calcext:value-type="float">
            <text:p>-1.51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A</text:p>
          </table:table-cell>
          <table:table-cell/>
          <table:table-cell office:value-type="float" office:value="-1.4196" calcext:value-type="float">
            <text:p>-1.4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C</text:p>
          </table:table-cell>
          <table:table-cell/>
          <table:table-cell office:value-type="float" office:value="-0.7696" calcext:value-type="float">
            <text:p>-0.769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L</text:p>
          </table:table-cell>
          <table:table-cell/>
          <table:table-cell office:value-type="float" office:value="-0.7083" calcext:value-type="float">
            <text:p>-0.70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M</text:p>
          </table:table-cell>
          <table:table-cell/>
          <table:table-cell office:value-type="float" office:value="-1.283" calcext:value-type="float">
            <text:p>-1.2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N</text:p>
          </table:table-cell>
          <table:table-cell/>
          <table:table-cell office:value-type="float" office:value="-1.3004" calcext:value-type="float">
            <text:p>-1.30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H</text:p>
          </table:table-cell>
          <table:table-cell/>
          <table:table-cell office:value-type="float" office:value="-1.184" calcext:value-type="float">
            <text:p>-1.1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I</text:p>
          </table:table-cell>
          <table:table-cell/>
          <table:table-cell office:value-type="float" office:value="-0.8419" calcext:value-type="float">
            <text:p>-0.84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K</text:p>
          </table:table-cell>
          <table:table-cell/>
          <table:table-cell office:value-type="float" office:value="-0.865" calcext:value-type="float">
            <text:p>-0.8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T</text:p>
          </table:table-cell>
          <table:table-cell/>
          <table:table-cell office:value-type="float" office:value="-0.9967" calcext:value-type="float">
            <text:p>-0.99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V</text:p>
          </table:table-cell>
          <table:table-cell/>
          <table:table-cell office:value-type="float" office:value="-0.9564" calcext:value-type="float">
            <text:p>-0.956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W</text:p>
          </table:table-cell>
          <table:table-cell/>
          <table:table-cell office:value-type="float" office:value="-1.0771" calcext:value-type="float">
            <text:p>-1.07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Q</text:p>
          </table:table-cell>
          <table:table-cell/>
          <table:table-cell office:value-type="float" office:value="-1.0238" calcext:value-type="float">
            <text:p>-1.02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R</text:p>
          </table:table-cell>
          <table:table-cell/>
          <table:table-cell office:value-type="float" office:value="-0.9354" calcext:value-type="float">
            <text:p>-0.93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S</text:p>
          </table:table-cell>
          <table:table-cell/>
          <table:table-cell office:value-type="float" office:value="-1.1646" calcext:value-type="float">
            <text:p>-1.16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Y</text:p>
          </table:table-cell>
          <table:table-cell/>
          <table:table-cell office:value-type="float" office:value="-1.1081" calcext:value-type="float">
            <text:p>-1.10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49F</text:p>
          </table:table-cell>
          <table:table-cell/>
          <table:table-cell office:value-type="float" office:value="-0.8881" calcext:value-type="float">
            <text:p>-0.888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49I</text:p>
          </table:table-cell>
          <table:table-cell/>
          <table:table-cell office:value-type="float" office:value="-0.4888" calcext:value-type="float">
            <text:p>-0.48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L</text:p>
          </table:table-cell>
          <table:table-cell/>
          <table:table-cell office:value-type="float" office:value="0.9965" calcext:value-type="float">
            <text:p>0.996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M</text:p>
          </table:table-cell>
          <table:table-cell/>
          <table:table-cell office:value-type="float" office:value="0.6074" calcext:value-type="float">
            <text:p>0.607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N</text:p>
          </table:table-cell>
          <table:table-cell/>
          <table:table-cell office:value-type="float" office:value="-0.3699" calcext:value-type="float">
            <text:p>-0.36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H</text:p>
          </table:table-cell>
          <table:table-cell/>
          <table:table-cell office:value-type="float" office:value="0.0949" calcext:value-type="float">
            <text:p>0.09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I</text:p>
          </table:table-cell>
          <table:table-cell/>
          <table:table-cell office:value-type="float" office:value="1.1468" calcext:value-type="float">
            <text:p>1.1468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K</text:p>
          </table:table-cell>
          <table:table-cell/>
          <table:table-cell office:value-type="float" office:value="-0.0894" calcext:value-type="float">
            <text:p>-0.08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D</text:p>
          </table:table-cell>
          <table:table-cell/>
          <table:table-cell office:value-type="float" office:value="-0.5432" calcext:value-type="float">
            <text:p>-0.543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E</text:p>
          </table:table-cell>
          <table:table-cell/>
          <table:table-cell office:value-type="float" office:value="-0.2662" calcext:value-type="float">
            <text:p>-0.26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F</text:p>
          </table:table-cell>
          <table:table-cell/>
          <table:table-cell office:value-type="float" office:value="1.088" calcext:value-type="float">
            <text:p>1.088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G</text:p>
          </table:table-cell>
          <table:table-cell/>
          <table:table-cell office:value-type="float" office:value="-0.5645" calcext:value-type="float">
            <text:p>-0.564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A</text:p>
          </table:table-cell>
          <table:table-cell/>
          <table:table-cell office:value-type="float" office:value="-0.1913" calcext:value-type="float">
            <text:p>-0.19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C</text:p>
          </table:table-cell>
          <table:table-cell/>
          <table:table-cell office:value-type="float" office:value="1.1493" calcext:value-type="float">
            <text:p>1.149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Y</text:p>
          </table:table-cell>
          <table:table-cell/>
          <table:table-cell office:value-type="float" office:value="0.6112" calcext:value-type="float">
            <text:p>0.611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T</text:p>
          </table:table-cell>
          <table:table-cell/>
          <table:table-cell office:value-type="float" office:value="0.0907" calcext:value-type="float">
            <text:p>0.09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V</text:p>
          </table:table-cell>
          <table:table-cell/>
          <table:table-cell office:value-type="float" office:value="0.7226" calcext:value-type="float">
            <text:p>0.72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W</text:p>
          </table:table-cell>
          <table:table-cell/>
          <table:table-cell office:value-type="float" office:value="1.1376" calcext:value-type="float">
            <text:p>1.137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P</text:p>
          </table:table-cell>
          <table:table-cell/>
          <table:table-cell office:value-type="float" office:value="0.0199" calcext:value-type="float">
            <text:p>0.01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87P</text:p>
          </table:table-cell>
          <table:table-cell/>
          <table:table-cell office:value-type="float" office:value="-2.8444" calcext:value-type="float">
            <text:p>-2.8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S</text:p>
          </table:table-cell>
          <table:table-cell/>
          <table:table-cell office:value-type="float" office:value="-0.3146" calcext:value-type="float">
            <text:p>-0.31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T186I</text:p>
          </table:table-cell>
          <table:table-cell/>
          <table:table-cell office:value-type="float" office:value="0.1367" calcext:value-type="float">
            <text:p>0.13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69G</text:p>
          </table:table-cell>
          <table:table-cell/>
          <table:table-cell office:value-type="float" office:value="-3.2689" calcext:value-type="float">
            <text:p>-3.26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69C</text:p>
          </table:table-cell>
          <table:table-cell/>
          <table:table-cell office:value-type="float" office:value="-2.559" calcext:value-type="float">
            <text:p>-2.5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A141V</text:p>
          </table:table-cell>
          <table:table-cell/>
          <table:table-cell office:value-type="float" office:value="0.1733" calcext:value-type="float">
            <text:p>0.17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L</text:p>
          </table:table-cell>
          <table:table-cell/>
          <table:table-cell office:value-type="float" office:value="0.9976" calcext:value-type="float">
            <text:p>0.997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M</text:p>
          </table:table-cell>
          <table:table-cell/>
          <table:table-cell office:value-type="float" office:value="0.7153" calcext:value-type="float">
            <text:p>0.715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N</text:p>
          </table:table-cell>
          <table:table-cell/>
          <table:table-cell office:value-type="float" office:value="-0.0774" calcext:value-type="float">
            <text:p>-0.07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H</text:p>
          </table:table-cell>
          <table:table-cell/>
          <table:table-cell office:value-type="float" office:value="0.1651" calcext:value-type="float">
            <text:p>0.16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I</text:p>
          </table:table-cell>
          <table:table-cell/>
          <table:table-cell office:value-type="float" office:value="1.1228" calcext:value-type="float">
            <text:p>1.1228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K</text:p>
          </table:table-cell>
          <table:table-cell/>
          <table:table-cell office:value-type="float" office:value="0.0061" calcext:value-type="float">
            <text:p>0.006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D</text:p>
          </table:table-cell>
          <table:table-cell/>
          <table:table-cell office:value-type="float" office:value="-0.3505" calcext:value-type="float">
            <text:p>-0.35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E</text:p>
          </table:table-cell>
          <table:table-cell/>
          <table:table-cell office:value-type="float" office:value="-0.0022" calcext:value-type="float">
            <text:p>-0.00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F</text:p>
          </table:table-cell>
          <table:table-cell/>
          <table:table-cell office:value-type="float" office:value="1.0383" calcext:value-type="float">
            <text:p>1.038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G</text:p>
          </table:table-cell>
          <table:table-cell/>
          <table:table-cell office:value-type="float" office:value="-0.2236" calcext:value-type="float">
            <text:p>-0.22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A</text:p>
          </table:table-cell>
          <table:table-cell/>
          <table:table-cell office:value-type="float" office:value="0.1013" calcext:value-type="float">
            <text:p>0.10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C</text:p>
          </table:table-cell>
          <table:table-cell/>
          <table:table-cell office:value-type="float" office:value="0.9765" calcext:value-type="float">
            <text:p>0.976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Y</text:p>
          </table:table-cell>
          <table:table-cell/>
          <table:table-cell office:value-type="float" office:value="0.5216" calcext:value-type="float">
            <text:p>0.521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T</text:p>
          </table:table-cell>
          <table:table-cell/>
          <table:table-cell office:value-type="float" office:value="0.1574" calcext:value-type="float">
            <text:p>0.15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V</text:p>
          </table:table-cell>
          <table:table-cell/>
          <table:table-cell office:value-type="float" office:value="0.7389" calcext:value-type="float">
            <text:p>0.738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W</text:p>
          </table:table-cell>
          <table:table-cell/>
          <table:table-cell office:value-type="float" office:value="1.0564" calcext:value-type="float">
            <text:p>1.0564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P</text:p>
          </table:table-cell>
          <table:table-cell/>
          <table:table-cell office:value-type="float" office:value="0.1222" calcext:value-type="float">
            <text:p>0.12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Q</text:p>
          </table:table-cell>
          <table:table-cell/>
          <table:table-cell office:value-type="float" office:value="0.4199" calcext:value-type="float">
            <text:p>0.41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S</text:p>
          </table:table-cell>
          <table:table-cell/>
          <table:table-cell office:value-type="float" office:value="0.2269" calcext:value-type="float">
            <text:p>0.22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I</text:p>
          </table:table-cell>
          <table:table-cell/>
          <table:table-cell office:value-type="float" office:value="-1.4506" calcext:value-type="float">
            <text:p>-1.45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H</text:p>
          </table:table-cell>
          <table:table-cell/>
          <table:table-cell office:value-type="float" office:value="-1.6419" calcext:value-type="float">
            <text:p>-1.6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K</text:p>
          </table:table-cell>
          <table:table-cell/>
          <table:table-cell office:value-type="float" office:value="-2.003" calcext:value-type="float">
            <text:p>-2.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M</text:p>
          </table:table-cell>
          <table:table-cell/>
          <table:table-cell office:value-type="float" office:value="-1.6364" calcext:value-type="float">
            <text:p>-1.63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L</text:p>
          </table:table-cell>
          <table:table-cell/>
          <table:table-cell office:value-type="float" office:value="-1.3256" calcext:value-type="float">
            <text:p>-1.32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N</text:p>
          </table:table-cell>
          <table:table-cell/>
          <table:table-cell office:value-type="float" office:value="-2.673" calcext:value-type="float">
            <text:p>-2.6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A</text:p>
          </table:table-cell>
          <table:table-cell/>
          <table:table-cell office:value-type="float" office:value="-2.5624" calcext:value-type="float">
            <text:p>-2.56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320P</text:p>
          </table:table-cell>
          <table:table-cell/>
          <table:table-cell office:value-type="float" office:value="-0.3524" calcext:value-type="float">
            <text:p>-0.35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C</text:p>
          </table:table-cell>
          <table:table-cell/>
          <table:table-cell office:value-type="float" office:value="-1.2891" calcext:value-type="float">
            <text:p>-1.28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E</text:p>
          </table:table-cell>
          <table:table-cell/>
          <table:table-cell office:value-type="float" office:value="-2.4913" calcext:value-type="float">
            <text:p>-2.49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D</text:p>
          </table:table-cell>
          <table:table-cell/>
          <table:table-cell office:value-type="float" office:value="-2.836" calcext:value-type="float">
            <text:p>-2.8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G</text:p>
          </table:table-cell>
          <table:table-cell/>
          <table:table-cell office:value-type="float" office:value="-3.9947" calcext:value-type="float">
            <text:p>-3.99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F</text:p>
          </table:table-cell>
          <table:table-cell/>
          <table:table-cell office:value-type="float" office:value="-0.4858" calcext:value-type="float">
            <text:p>-0.485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Q</text:p>
          </table:table-cell>
          <table:table-cell/>
          <table:table-cell office:value-type="float" office:value="-2.1638" calcext:value-type="float">
            <text:p>-2.16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P</text:p>
          </table:table-cell>
          <table:table-cell/>
          <table:table-cell office:value-type="float" office:value="-2.4675" calcext:value-type="float">
            <text:p>-2.46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S</text:p>
          </table:table-cell>
          <table:table-cell/>
          <table:table-cell office:value-type="float" office:value="-2.9159" calcext:value-type="float">
            <text:p>-2.91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R</text:p>
          </table:table-cell>
          <table:table-cell/>
          <table:table-cell office:value-type="float" office:value="-1.7912" calcext:value-type="float">
            <text:p>-1.7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T</text:p>
          </table:table-cell>
          <table:table-cell/>
          <table:table-cell office:value-type="float" office:value="-2.3732" calcext:value-type="float">
            <text:p>-2.37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W</text:p>
          </table:table-cell>
          <table:table-cell/>
          <table:table-cell office:value-type="float" office:value="-0.3113" calcext:value-type="float">
            <text:p>-0.31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V</text:p>
          </table:table-cell>
          <table:table-cell/>
          <table:table-cell office:value-type="float" office:value="-1.9975" calcext:value-type="float">
            <text:p>-1.99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K</text:p>
          </table:table-cell>
          <table:table-cell/>
          <table:table-cell office:value-type="float" office:value="-0.3416" calcext:value-type="float">
            <text:p>-0.34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H</text:p>
          </table:table-cell>
          <table:table-cell/>
          <table:table-cell office:value-type="float" office:value="-0.3177" calcext:value-type="float">
            <text:p>-0.31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I</text:p>
          </table:table-cell>
          <table:table-cell/>
          <table:table-cell office:value-type="float" office:value="-0.0341" calcext:value-type="float">
            <text:p>-0.03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N</text:p>
          </table:table-cell>
          <table:table-cell/>
          <table:table-cell office:value-type="float" office:value="-0.8498" calcext:value-type="float">
            <text:p>-0.849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L</text:p>
          </table:table-cell>
          <table:table-cell/>
          <table:table-cell office:value-type="float" office:value="0.2244" calcext:value-type="float">
            <text:p>0.22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M</text:p>
          </table:table-cell>
          <table:table-cell/>
          <table:table-cell office:value-type="float" office:value="0.0196" calcext:value-type="float">
            <text:p>0.0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C</text:p>
          </table:table-cell>
          <table:table-cell/>
          <table:table-cell office:value-type="float" office:value="-0.6713" calcext:value-type="float">
            <text:p>-0.671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A</text:p>
          </table:table-cell>
          <table:table-cell/>
          <table:table-cell office:value-type="float" office:value="-0.3601" calcext:value-type="float">
            <text:p>-0.36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F</text:p>
          </table:table-cell>
          <table:table-cell/>
          <table:table-cell office:value-type="float" office:value="0.1798" calcext:value-type="float">
            <text:p>0.17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G</text:p>
          </table:table-cell>
          <table:table-cell/>
          <table:table-cell office:value-type="float" office:value="-1.4386" calcext:value-type="float">
            <text:p>-1.43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380V</text:p>
          </table:table-cell>
          <table:table-cell/>
          <table:table-cell office:value-type="float" office:value="0.6562" calcext:value-type="float">
            <text:p>0.656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37Q</text:p>
          </table:table-cell>
          <table:table-cell/>
          <table:table-cell office:value-type="float" office:value="-0.0937" calcext:value-type="float">
            <text:p>-0.09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443A</text:p>
          </table:table-cell>
          <table:table-cell/>
          <table:table-cell office:value-type="float" office:value="-0.3485" calcext:value-type="float">
            <text:p>-0.3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Y</text:p>
          </table:table-cell>
          <table:table-cell/>
          <table:table-cell office:value-type="float" office:value="-0.0187" calcext:value-type="float">
            <text:p>-0.01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R</text:p>
          </table:table-cell>
          <table:table-cell/>
          <table:table-cell office:value-type="float" office:value="-0.0293" calcext:value-type="float">
            <text:p>-0.029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S</text:p>
          </table:table-cell>
          <table:table-cell/>
          <table:table-cell office:value-type="float" office:value="-1.019" calcext:value-type="float">
            <text:p>-1.0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P</text:p>
          </table:table-cell>
          <table:table-cell/>
          <table:table-cell office:value-type="float" office:value="-1.369" calcext:value-type="float">
            <text:p>-1.3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Q</text:p>
          </table:table-cell>
          <table:table-cell/>
          <table:table-cell office:value-type="float" office:value="-0.2982" calcext:value-type="float">
            <text:p>-0.298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V</text:p>
          </table:table-cell>
          <table:table-cell/>
          <table:table-cell office:value-type="float" office:value="-0.2045" calcext:value-type="float">
            <text:p>-0.20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W</text:p>
          </table:table-cell>
          <table:table-cell/>
          <table:table-cell office:value-type="float" office:value="-0.2676" calcext:value-type="float">
            <text:p>-0.26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460T</text:p>
          </table:table-cell>
          <table:table-cell/>
          <table:table-cell office:value-type="float" office:value="-0.7839" calcext:value-type="float">
            <text:p>-0.783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M</text:p>
          </table:table-cell>
          <table:table-cell/>
          <table:table-cell office:value-type="float" office:value="0.6328" calcext:value-type="float">
            <text:p>0.632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L</text:p>
          </table:table-cell>
          <table:table-cell/>
          <table:table-cell office:value-type="float" office:value="0.9291" calcext:value-type="float">
            <text:p>0.929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N</text:p>
          </table:table-cell>
          <table:table-cell/>
          <table:table-cell office:value-type="float" office:value="-3.1279" calcext:value-type="float">
            <text:p>-3.12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N</text:p>
          </table:table-cell>
          <table:table-cell/>
          <table:table-cell office:value-type="float" office:value="-0.0525" calcext:value-type="float">
            <text:p>-0.052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I</text:p>
          </table:table-cell>
          <table:table-cell/>
          <table:table-cell office:value-type="float" office:value="1.0656" calcext:value-type="float">
            <text:p>1.065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H</text:p>
          </table:table-cell>
          <table:table-cell/>
          <table:table-cell office:value-type="float" office:value="0.2745" calcext:value-type="float">
            <text:p>0.27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K</text:p>
          </table:table-cell>
          <table:table-cell/>
          <table:table-cell office:value-type="float" office:value="-0.042" calcext:value-type="float">
            <text:p>-0.0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K</text:p>
          </table:table-cell>
          <table:table-cell/>
          <table:table-cell office:value-type="float" office:value="-2.9754" calcext:value-type="float">
            <text:p>-2.97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E</text:p>
          </table:table-cell>
          <table:table-cell/>
          <table:table-cell office:value-type="float" office:value="-0.0834" calcext:value-type="float">
            <text:p>-0.08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D</text:p>
          </table:table-cell>
          <table:table-cell/>
          <table:table-cell office:value-type="float" office:value="-0.3281" calcext:value-type="float">
            <text:p>-0.32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G</text:p>
          </table:table-cell>
          <table:table-cell/>
          <table:table-cell office:value-type="float" office:value="-0.2599" calcext:value-type="float">
            <text:p>-0.25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F</text:p>
          </table:table-cell>
          <table:table-cell/>
          <table:table-cell office:value-type="float" office:value="1.0116" calcext:value-type="float">
            <text:p>1.011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A</text:p>
          </table:table-cell>
          <table:table-cell/>
          <table:table-cell office:value-type="float" office:value="0.0475" calcext:value-type="float">
            <text:p>0.04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A</text:p>
          </table:table-cell>
          <table:table-cell/>
          <table:table-cell office:value-type="float" office:value="-3.5692" calcext:value-type="float">
            <text:p>-3.56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C</text:p>
          </table:table-cell>
          <table:table-cell/>
          <table:table-cell office:value-type="float" office:value="0.9892" calcext:value-type="float">
            <text:p>0.989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C</text:p>
          </table:table-cell>
          <table:table-cell/>
          <table:table-cell office:value-type="float" office:value="-3.1098" calcext:value-type="float">
            <text:p>-3.10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Y</text:p>
          </table:table-cell>
          <table:table-cell/>
          <table:table-cell office:value-type="float" office:value="0.5837" calcext:value-type="float">
            <text:p>0.583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Y</text:p>
          </table:table-cell>
          <table:table-cell/>
          <table:table-cell office:value-type="float" office:value="-1.5721" calcext:value-type="float">
            <text:p>-1.57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T</text:p>
          </table:table-cell>
          <table:table-cell/>
          <table:table-cell office:value-type="float" office:value="-3.1094" calcext:value-type="float">
            <text:p>-3.10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T</text:p>
          </table:table-cell>
          <table:table-cell/>
          <table:table-cell office:value-type="float" office:value="0.1547" calcext:value-type="float">
            <text:p>0.15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W</text:p>
          </table:table-cell>
          <table:table-cell/>
          <table:table-cell office:value-type="float" office:value="1.0284" calcext:value-type="float">
            <text:p>1.0284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V</text:p>
          </table:table-cell>
          <table:table-cell/>
          <table:table-cell office:value-type="float" office:value="0.7059" calcext:value-type="float">
            <text:p>0.705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Q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P</text:p>
          </table:table-cell>
          <table:table-cell/>
          <table:table-cell office:value-type="float" office:value="0.1706" calcext:value-type="float">
            <text:p>0.17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53S</text:p>
          </table:table-cell>
          <table:table-cell/>
          <table:table-cell office:value-type="float" office:value="0.0529" calcext:value-type="float">
            <text:p>0.05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46S</text:p>
          </table:table-cell>
          <table:table-cell/>
          <table:table-cell office:value-type="float" office:value="-3.9904" calcext:value-type="float">
            <text:p>-3.99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S</text:p>
          </table:table-cell>
          <table:table-cell/>
          <table:table-cell office:value-type="float" office:value="-2.9737" calcext:value-type="float">
            <text:p>-2.97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463W</text:p>
          </table:table-cell>
          <table:table-cell/>
          <table:table-cell office:value-type="float" office:value="-0.488" calcext:value-type="float">
            <text:p>-0.4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463S</text:p>
          </table:table-cell>
          <table:table-cell/>
          <table:table-cell office:value-type="float" office:value="-3.5619" calcext:value-type="float">
            <text:p>-3.56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A</text:p>
          </table:table-cell>
          <table:table-cell/>
          <table:table-cell office:value-type="float" office:value="-2.4054" calcext:value-type="float">
            <text:p>-2.40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Y</text:p>
          </table:table-cell>
          <table:table-cell/>
          <table:table-cell office:value-type="float" office:value="-2.3166" calcext:value-type="float">
            <text:p>-2.31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P</text:p>
          </table:table-cell>
          <table:table-cell/>
          <table:table-cell office:value-type="float" office:value="-3.4138" calcext:value-type="float">
            <text:p>-3.41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Q</text:p>
          </table:table-cell>
          <table:table-cell/>
          <table:table-cell office:value-type="float" office:value="-3.3552" calcext:value-type="float">
            <text:p>-3.35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R</text:p>
          </table:table-cell>
          <table:table-cell/>
          <table:table-cell office:value-type="float" office:value="-2.6921" calcext:value-type="float">
            <text:p>-2.69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S</text:p>
          </table:table-cell>
          <table:table-cell/>
          <table:table-cell office:value-type="float" office:value="-4.4989" calcext:value-type="float">
            <text:p>-4.49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T</text:p>
          </table:table-cell>
          <table:table-cell/>
          <table:table-cell office:value-type="float" office:value="-3.71" calcext:value-type="float">
            <text:p>-3.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V</text:p>
          </table:table-cell>
          <table:table-cell/>
          <table:table-cell office:value-type="float" office:value="-3.5605" calcext:value-type="float">
            <text:p>-3.56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H</text:p>
          </table:table-cell>
          <table:table-cell/>
          <table:table-cell office:value-type="float" office:value="-3.5103" calcext:value-type="float">
            <text:p>-3.51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I</text:p>
          </table:table-cell>
          <table:table-cell/>
          <table:table-cell office:value-type="float" office:value="-2.9603" calcext:value-type="float">
            <text:p>-2.96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K</text:p>
          </table:table-cell>
          <table:table-cell/>
          <table:table-cell office:value-type="float" office:value="-3.1988" calcext:value-type="float">
            <text:p>-3.19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L</text:p>
          </table:table-cell>
          <table:table-cell/>
          <table:table-cell office:value-type="float" office:value="-2.5474" calcext:value-type="float">
            <text:p>-2.54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M</text:p>
          </table:table-cell>
          <table:table-cell/>
          <table:table-cell office:value-type="float" office:value="-3.1811" calcext:value-type="float">
            <text:p>-3.18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N</text:p>
          </table:table-cell>
          <table:table-cell/>
          <table:table-cell office:value-type="float" office:value="-3.8669" calcext:value-type="float">
            <text:p>-3.86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A</text:p>
          </table:table-cell>
          <table:table-cell/>
          <table:table-cell office:value-type="float" office:value="-4.1452" calcext:value-type="float">
            <text:p>-4.14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C</text:p>
          </table:table-cell>
          <table:table-cell/>
          <table:table-cell office:value-type="float" office:value="-3.4428" calcext:value-type="float">
            <text:p>-3.442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D</text:p>
          </table:table-cell>
          <table:table-cell/>
          <table:table-cell office:value-type="float" office:value="-4.2719" calcext:value-type="float">
            <text:p>-4.27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E</text:p>
          </table:table-cell>
          <table:table-cell/>
          <table:table-cell office:value-type="float" office:value="-3.5836" calcext:value-type="float">
            <text:p>-3.58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F</text:p>
          </table:table-cell>
          <table:table-cell/>
          <table:table-cell office:value-type="float" office:value="-2.0201" calcext:value-type="float">
            <text:p>-2.02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183G</text:p>
          </table:table-cell>
          <table:table-cell/>
          <table:table-cell office:value-type="float" office:value="-4.9276" calcext:value-type="float">
            <text:p>-4.92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568V</text:p>
          </table:table-cell>
          <table:table-cell/>
          <table:table-cell office:value-type="float" office:value="-0.3668" calcext:value-type="float">
            <text:p>-0.36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442N</text:p>
          </table:table-cell>
          <table:table-cell/>
          <table:table-cell office:value-type="float" office:value="-2.2332" calcext:value-type="float">
            <text:p>-2.23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G</text:p>
          </table:table-cell>
          <table:table-cell/>
          <table:table-cell office:value-type="float" office:value="-0.569" calcext:value-type="float">
            <text:p>-0.56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15E</text:p>
          </table:table-cell>
          <table:table-cell/>
          <table:table-cell office:value-type="float" office:value="-1.0049" calcext:value-type="float">
            <text:p>-1.00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99R</text:p>
          </table:table-cell>
          <table:table-cell/>
          <table:table-cell office:value-type="float" office:value="-2.2512" calcext:value-type="float">
            <text:p>-2.25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520E</text:p>
          </table:table-cell>
          <table:table-cell/>
          <table:table-cell office:value-type="float" office:value="-0.3501" calcext:value-type="float">
            <text:p>-0.35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G</text:p>
          </table:table-cell>
          <table:table-cell/>
          <table:table-cell office:value-type="float" office:value="-0.7202" calcext:value-type="float">
            <text:p>-0.72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E</text:p>
          </table:table-cell>
          <table:table-cell/>
          <table:table-cell office:value-type="float" office:value="-1.2046" calcext:value-type="float">
            <text:p>-1.20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228P</text:p>
          </table:table-cell>
          <table:table-cell/>
          <table:table-cell office:value-type="float" office:value="-1.75" calcext:value-type="float">
            <text:p>-1.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H</text:p>
          </table:table-cell>
          <table:table-cell/>
          <table:table-cell office:value-type="float" office:value="-0.2954" calcext:value-type="float">
            <text:p>-0.29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I</text:p>
          </table:table-cell>
          <table:table-cell/>
          <table:table-cell office:value-type="float" office:value="-0.3925" calcext:value-type="float">
            <text:p>-0.392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L</text:p>
          </table:table-cell>
          <table:table-cell/>
          <table:table-cell office:value-type="float" office:value="-0.4467" calcext:value-type="float">
            <text:p>-0.44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M</text:p>
          </table:table-cell>
          <table:table-cell/>
          <table:table-cell office:value-type="float" office:value="-0.3808" calcext:value-type="float">
            <text:p>-0.38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Y</text:p>
          </table:table-cell>
          <table:table-cell/>
          <table:table-cell office:value-type="float" office:value="1.1013" calcext:value-type="float">
            <text:p>1.101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S</text:p>
          </table:table-cell>
          <table:table-cell/>
          <table:table-cell office:value-type="float" office:value="-0.4229" calcext:value-type="float">
            <text:p>-0.42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R</text:p>
          </table:table-cell>
          <table:table-cell/>
          <table:table-cell office:value-type="float" office:value="0.9486" calcext:value-type="float">
            <text:p>0.94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S</text:p>
          </table:table-cell>
          <table:table-cell/>
          <table:table-cell office:value-type="float" office:value="-1.3458" calcext:value-type="float">
            <text:p>-1.34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P</text:p>
          </table:table-cell>
          <table:table-cell/>
          <table:table-cell office:value-type="float" office:value="-0.9674" calcext:value-type="float">
            <text:p>-0.96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Q</text:p>
          </table:table-cell>
          <table:table-cell/>
          <table:table-cell office:value-type="float" office:value="0.0485" calcext:value-type="float">
            <text:p>0.0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V</text:p>
          </table:table-cell>
          <table:table-cell/>
          <table:table-cell office:value-type="float" office:value="0.6452" calcext:value-type="float">
            <text:p>0.645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W</text:p>
          </table:table-cell>
          <table:table-cell/>
          <table:table-cell office:value-type="float" office:value="0.9404" calcext:value-type="float">
            <text:p>0.940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T</text:p>
          </table:table-cell>
          <table:table-cell/>
          <table:table-cell office:value-type="float" office:value="-0.6102" calcext:value-type="float">
            <text:p>-0.61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P</text:p>
          </table:table-cell>
          <table:table-cell/>
          <table:table-cell office:value-type="float" office:value="-0.9854" calcext:value-type="float">
            <text:p>-0.98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K</text:p>
          </table:table-cell>
          <table:table-cell/>
          <table:table-cell office:value-type="float" office:value="0.3756" calcext:value-type="float">
            <text:p>0.37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H</text:p>
          </table:table-cell>
          <table:table-cell/>
          <table:table-cell office:value-type="float" office:value="0.7826" calcext:value-type="float">
            <text:p>0.78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I</text:p>
          </table:table-cell>
          <table:table-cell/>
          <table:table-cell office:value-type="float" office:value="0.8662" calcext:value-type="float">
            <text:p>0.866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N</text:p>
          </table:table-cell>
          <table:table-cell/>
          <table:table-cell office:value-type="float" office:value="-0.338" calcext:value-type="float">
            <text:p>-0.3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L</text:p>
          </table:table-cell>
          <table:table-cell/>
          <table:table-cell office:value-type="float" office:value="0.821" calcext:value-type="float">
            <text:p>0.82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M</text:p>
          </table:table-cell>
          <table:table-cell/>
          <table:table-cell office:value-type="float" office:value="0.5575" calcext:value-type="float">
            <text:p>0.557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G</text:p>
          </table:table-cell>
          <table:table-cell/>
          <table:table-cell office:value-type="float" office:value="-4.5536" calcext:value-type="float">
            <text:p>-4.55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C</text:p>
          </table:table-cell>
          <table:table-cell/>
          <table:table-cell office:value-type="float" office:value="-0.4017" calcext:value-type="float">
            <text:p>-0.40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E</text:p>
          </table:table-cell>
          <table:table-cell/>
          <table:table-cell office:value-type="float" office:value="-1.6011" calcext:value-type="float">
            <text:p>-1.60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A</text:p>
          </table:table-cell>
          <table:table-cell/>
          <table:table-cell office:value-type="float" office:value="-0.3776" calcext:value-type="float">
            <text:p>-0.37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F</text:p>
          </table:table-cell>
          <table:table-cell/>
          <table:table-cell office:value-type="float" office:value="1.1663" calcext:value-type="float">
            <text:p>1.166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G</text:p>
          </table:table-cell>
          <table:table-cell/>
          <table:table-cell office:value-type="float" office:value="-2.3818" calcext:value-type="float">
            <text:p>-2.38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72D</text:p>
          </table:table-cell>
          <table:table-cell/>
          <table:table-cell office:value-type="float" office:value="-0.8599" calcext:value-type="float">
            <text:p>-0.85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W</text:p>
          </table:table-cell>
          <table:table-cell/>
          <table:table-cell office:value-type="float" office:value="-0.6948" calcext:value-type="float">
            <text:p>-0.694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T</text:p>
          </table:table-cell>
          <table:table-cell/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Y</text:p>
          </table:table-cell>
          <table:table-cell/>
          <table:table-cell office:value-type="float" office:value="-0.3205" calcext:value-type="float">
            <text:p>-0.32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S</text:p>
          </table:table-cell>
          <table:table-cell/>
          <table:table-cell office:value-type="float" office:value="0.6555" calcext:value-type="float">
            <text:p>0.655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205L</text:p>
          </table:table-cell>
          <table:table-cell/>
          <table:table-cell office:value-type="float" office:value="-1.6155" calcext:value-type="float">
            <text:p>-1.61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Q</text:p>
          </table:table-cell>
          <table:table-cell/>
          <table:table-cell office:value-type="float" office:value="0.4364" calcext:value-type="float">
            <text:p>0.43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P</text:p>
          </table:table-cell>
          <table:table-cell/>
          <table:table-cell office:value-type="float" office:value="0.4838" calcext:value-type="float">
            <text:p>0.48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W</text:p>
          </table:table-cell>
          <table:table-cell/>
          <table:table-cell office:value-type="float" office:value="-0.5583" calcext:value-type="float">
            <text:p>-0.55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V</text:p>
          </table:table-cell>
          <table:table-cell/>
          <table:table-cell office:value-type="float" office:value="0.0121" calcext:value-type="float">
            <text:p>0.012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T</text:p>
          </table:table-cell>
          <table:table-cell/>
          <table:table-cell office:value-type="float" office:value="0.216" calcext:value-type="float">
            <text:p>0.2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K</text:p>
          </table:table-cell>
          <table:table-cell/>
          <table:table-cell office:value-type="float" office:value="-0.1466" calcext:value-type="float">
            <text:p>-0.14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I</text:p>
          </table:table-cell>
          <table:table-cell/>
          <table:table-cell office:value-type="float" office:value="-0.0017" calcext:value-type="float">
            <text:p>-0.00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H</text:p>
          </table:table-cell>
          <table:table-cell/>
          <table:table-cell office:value-type="float" office:value="0.3544" calcext:value-type="float">
            <text:p>0.35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N</text:p>
          </table:table-cell>
          <table:table-cell/>
          <table:table-cell office:value-type="float" office:value="0.3595" calcext:value-type="float">
            <text:p>0.359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M</text:p>
          </table:table-cell>
          <table:table-cell/>
          <table:table-cell office:value-type="float" office:value="0.3028" calcext:value-type="float">
            <text:p>0.30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L</text:p>
          </table:table-cell>
          <table:table-cell/>
          <table:table-cell office:value-type="float" office:value="0.0902" calcext:value-type="float">
            <text:p>0.09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C</text:p>
          </table:table-cell>
          <table:table-cell/>
          <table:table-cell office:value-type="float" office:value="0.5517" calcext:value-type="float">
            <text:p>0.551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A</text:p>
          </table:table-cell>
          <table:table-cell/>
          <table:table-cell office:value-type="float" office:value="0.0886" calcext:value-type="float">
            <text:p>0.088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184G</text:p>
          </table:table-cell>
          <table:table-cell/>
          <table:table-cell office:value-type="float" office:value="-2.6639" calcext:value-type="float">
            <text:p>-2.66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G</text:p>
          </table:table-cell>
          <table:table-cell/>
          <table:table-cell office:value-type="float" office:value="0.3958" calcext:value-type="float">
            <text:p>0.395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F</text:p>
          </table:table-cell>
          <table:table-cell/>
          <table:table-cell office:value-type="float" office:value="-0.222" calcext:value-type="float">
            <text:p>-0.2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E</text:p>
          </table:table-cell>
          <table:table-cell/>
          <table:table-cell office:value-type="float" office:value="-0.0991" calcext:value-type="float">
            <text:p>-0.09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9D</text:p>
          </table:table-cell>
          <table:table-cell/>
          <table:table-cell office:value-type="float" office:value="-0.0798" calcext:value-type="float">
            <text:p>-0.07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N189S</text:p>
          </table:table-cell>
          <table:table-cell/>
          <table:table-cell office:value-type="float" office:value="-1.5658" calcext:value-type="float">
            <text:p>-1.56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394H</text:p>
          </table:table-cell>
          <table:table-cell/>
          <table:table-cell office:value-type="float" office:value="0.2228" calcext:value-type="float">
            <text:p>0.22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57K</text:p>
          </table:table-cell>
          <table:table-cell/>
          <table:table-cell office:value-type="float" office:value="-0.0843" calcext:value-type="float">
            <text:p>-0.08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46R</text:p>
          </table:table-cell>
          <table:table-cell/>
          <table:table-cell office:value-type="float" office:value="-2.4415" calcext:value-type="float">
            <text:p>-2.44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02A</text:p>
          </table:table-cell>
          <table:table-cell/>
          <table:table-cell office:value-type="float" office:value="0.0637" calcext:value-type="float">
            <text:p>0.06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40D</text:p>
          </table:table-cell>
          <table:table-cell/>
          <table:table-cell office:value-type="float" office:value="-2.2427" calcext:value-type="float">
            <text:p>-2.2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264S</text:p>
          </table:table-cell>
          <table:table-cell/>
          <table:table-cell office:value-type="float" office:value="-3.2482" calcext:value-type="float">
            <text:p>-3.24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213F</text:p>
          </table:table-cell>
          <table:table-cell/>
          <table:table-cell office:value-type="float" office:value="-0.7721" calcext:value-type="float">
            <text:p>-0.77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Y</text:p>
          </table:table-cell>
          <table:table-cell/>
          <table:table-cell office:value-type="float" office:value="-0.5105" calcext:value-type="float">
            <text:p>-0.51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Q</text:p>
          </table:table-cell>
          <table:table-cell/>
          <table:table-cell office:value-type="float" office:value="0.0791" calcext:value-type="float">
            <text:p>0.07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P</text:p>
          </table:table-cell>
          <table:table-cell/>
          <table:table-cell office:value-type="float" office:value="0.2432" calcext:value-type="float">
            <text:p>0.24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S</text:p>
          </table:table-cell>
          <table:table-cell/>
          <table:table-cell office:value-type="float" office:value="0.2609" calcext:value-type="float">
            <text:p>0.2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T</text:p>
          </table:table-cell>
          <table:table-cell/>
          <table:table-cell office:value-type="float" office:value="-0.0447" calcext:value-type="float">
            <text:p>-0.04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W</text:p>
          </table:table-cell>
          <table:table-cell/>
          <table:table-cell office:value-type="float" office:value="-0.6972" calcext:value-type="float">
            <text:p>-0.697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V</text:p>
          </table:table-cell>
          <table:table-cell/>
          <table:table-cell office:value-type="float" office:value="-0.2087" calcext:value-type="float">
            <text:p>-0.20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I</text:p>
          </table:table-cell>
          <table:table-cell/>
          <table:table-cell office:value-type="float" office:value="-0.1894" calcext:value-type="float">
            <text:p>-0.18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H</text:p>
          </table:table-cell>
          <table:table-cell/>
          <table:table-cell office:value-type="float" office:value="0.1658" calcext:value-type="float">
            <text:p>0.165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K</text:p>
          </table:table-cell>
          <table:table-cell/>
          <table:table-cell office:value-type="float" office:value="-0.1241" calcext:value-type="float">
            <text:p>-0.12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M</text:p>
          </table:table-cell>
          <table:table-cell/>
          <table:table-cell office:value-type="float" office:value="0.1507" calcext:value-type="float">
            <text:p>0.15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L</text:p>
          </table:table-cell>
          <table:table-cell/>
          <table:table-cell office:value-type="float" office:value="0.0109" calcext:value-type="float">
            <text:p>0.01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N</text:p>
          </table:table-cell>
          <table:table-cell/>
          <table:table-cell office:value-type="float" office:value="0.0678" calcext:value-type="float">
            <text:p>0.06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A</text:p>
          </table:table-cell>
          <table:table-cell/>
          <table:table-cell office:value-type="float" office:value="-0.0746" calcext:value-type="float">
            <text:p>-0.07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C</text:p>
          </table:table-cell>
          <table:table-cell/>
          <table:table-cell office:value-type="float" office:value="0.232" calcext:value-type="float">
            <text:p>0.2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E</text:p>
          </table:table-cell>
          <table:table-cell/>
          <table:table-cell office:value-type="float" office:value="-0.295" calcext:value-type="float">
            <text:p>-0.29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D</text:p>
          </table:table-cell>
          <table:table-cell/>
          <table:table-cell office:value-type="float" office:value="-0.3362" calcext:value-type="float">
            <text:p>-0.33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G</text:p>
          </table:table-cell>
          <table:table-cell/>
          <table:table-cell office:value-type="float" office:value="0.0718" calcext:value-type="float">
            <text:p>0.07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R183F</text:p>
          </table:table-cell>
          <table:table-cell/>
          <table:table-cell office:value-type="float" office:value="-0.4164" calcext:value-type="float">
            <text:p>-0.41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G104D</text:p>
          </table:table-cell>
          <table:table-cell/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V654A</text:p>
          </table:table-cell>
          <table:table-cell/>
          <table:table-cell office:value-type="float" office:value="-0.5352" calcext:value-type="float">
            <text:p>-0.53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M364L</text:p>
          </table:table-cell>
          <table:table-cell/>
          <table:table-cell office:value-type="float" office:value="-0.1067" calcext:value-type="float">
            <text:p>-0.10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L17P</text:p>
          </table:table-cell>
          <table:table-cell/>
          <table:table-cell office:value-type="float" office:value="-2.3898" calcext:value-type="float">
            <text:p>-2.38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D783V</text:p>
          </table:table-cell>
          <table:table-cell/>
          <table:table-cell office:value-type="float" office:value="0.4093" calcext:value-type="float">
            <text:p>0.409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L175P</text:p>
          </table:table-cell>
          <table:table-cell/>
          <table:table-cell office:value-type="float" office:value="-1.4992" calcext:value-type="float">
            <text:p>-1.49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E302K</text:p>
          </table:table-cell>
          <table:table-cell/>
          <table:table-cell office:value-type="float" office:value="-0.5834" calcext:value-type="float">
            <text:p>-0.58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D53Y</text:p>
          </table:table-cell>
          <table:table-cell/>
          <table:table-cell office:value-type="float" office:value="0.2612" calcext:value-type="float">
            <text:p>0.26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563H</text:p>
          </table:table-cell>
          <table:table-cell/>
          <table:table-cell office:value-type="float" office:value="-0.2392" calcext:value-type="float">
            <text:p>-0.23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435Q</text:p>
          </table:table-cell>
          <table:table-cell/>
          <table:table-cell office:value-type="float" office:value="-2.247" calcext:value-type="float">
            <text:p>-2.2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I201M</text:p>
          </table:table-cell>
          <table:table-cell/>
          <table:table-cell office:value-type="float" office:value="-0.8533" calcext:value-type="float">
            <text:p>-0.85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E</text:p>
          </table:table-cell>
          <table:table-cell/>
          <table:table-cell office:value-type="float" office:value="-0.1437" calcext:value-type="float">
            <text:p>-0.14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D</text:p>
          </table:table-cell>
          <table:table-cell/>
          <table:table-cell office:value-type="float" office:value="-0.1919" calcext:value-type="float">
            <text:p>-0.19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G</text:p>
          </table:table-cell>
          <table:table-cell/>
          <table:table-cell office:value-type="float" office:value="-0.5389" calcext:value-type="float">
            <text:p>-0.538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F</text:p>
          </table:table-cell>
          <table:table-cell/>
          <table:table-cell office:value-type="float" office:value="0.3432" calcext:value-type="float">
            <text:p>0.34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A</text:p>
          </table:table-cell>
          <table:table-cell/>
          <table:table-cell office:value-type="float" office:value="-0.2619" calcext:value-type="float">
            <text:p>-0.26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515W</text:p>
          </table:table-cell>
          <table:table-cell/>
          <table:table-cell office:value-type="float" office:value="-1.2167" calcext:value-type="float">
            <text:p>-1.21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C</text:p>
          </table:table-cell>
          <table:table-cell/>
          <table:table-cell office:value-type="float" office:value="0.4967" calcext:value-type="float">
            <text:p>0.49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M</text:p>
          </table:table-cell>
          <table:table-cell/>
          <table:table-cell office:value-type="float" office:value="0.0726" calcext:value-type="float">
            <text:p>0.07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L</text:p>
          </table:table-cell>
          <table:table-cell/>
          <table:table-cell office:value-type="float" office:value="0.4946" calcext:value-type="float">
            <text:p>0.49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P191R</text:p>
          </table:table-cell>
          <table:table-cell/>
          <table:table-cell office:value-type="float" office:value="-0.4485" calcext:value-type="float">
            <text:p>-0.4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N</text:p>
          </table:table-cell>
          <table:table-cell/>
          <table:table-cell office:value-type="float" office:value="-0.4037" calcext:value-type="float">
            <text:p>-0.40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I</text:p>
          </table:table-cell>
          <table:table-cell/>
          <table:table-cell office:value-type="float" office:value="0.5156" calcext:value-type="float">
            <text:p>0.51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H</text:p>
          </table:table-cell>
          <table:table-cell/>
          <table:table-cell office:value-type="float" office:value="-0.1672" calcext:value-type="float">
            <text:p>-0.16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K</text:p>
          </table:table-cell>
          <table:table-cell/>
          <table:table-cell office:value-type="float" office:value="0.1157" calcext:value-type="float">
            <text:p>0.115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T</text:p>
          </table:table-cell>
          <table:table-cell/>
          <table:table-cell office:value-type="float" office:value="-0.0746" calcext:value-type="float">
            <text:p>-0.07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W</text:p>
          </table:table-cell>
          <table:table-cell/>
          <table:table-cell office:value-type="float" office:value="0.1788" calcext:value-type="float">
            <text:p>0.17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V</text:p>
          </table:table-cell>
          <table:table-cell/>
          <table:table-cell office:value-type="float" office:value="0.3223" calcext:value-type="float">
            <text:p>0.32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P</text:p>
          </table:table-cell>
          <table:table-cell/>
          <table:table-cell office:value-type="float" office:value="-0.0139" calcext:value-type="float">
            <text:p>-0.013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S</text:p>
          </table:table-cell>
          <table:table-cell/>
          <table:table-cell office:value-type="float" office:value="-0.2597" calcext:value-type="float">
            <text:p>-0.25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R</text:p>
          </table:table-cell>
          <table:table-cell/>
          <table:table-cell office:value-type="float" office:value="-0.0495" calcext:value-type="float">
            <text:p>-0.049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Q627Y</text:p>
          </table:table-cell>
          <table:table-cell/>
          <table:table-cell office:value-type="float" office:value="-0.0527" calcext:value-type="float">
            <text:p>-0.05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378C</text:p>
          </table:table-cell>
          <table:table-cell/>
          <table:table-cell office:value-type="float" office:value="0.3832" calcext:value-type="float">
            <text:p>0.38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Y</text:p>
          </table:table-cell>
          <table:table-cell/>
          <table:table-cell office:value-type="float" office:value="-0.1052" calcext:value-type="float">
            <text:p>-0.105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R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S</text:p>
          </table:table-cell>
          <table:table-cell/>
          <table:table-cell office:value-type="float" office:value="-2.1369" calcext:value-type="float">
            <text:p>-2.13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P</text:p>
          </table:table-cell>
          <table:table-cell/>
          <table:table-cell office:value-type="float" office:value="-1.307" calcext:value-type="float">
            <text:p>-1.3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V</text:p>
          </table:table-cell>
          <table:table-cell/>
          <table:table-cell office:value-type="float" office:value="-0.571" calcext:value-type="float">
            <text:p>-0.57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W</text:p>
          </table:table-cell>
          <table:table-cell/>
          <table:table-cell office:value-type="float" office:value="0.1675" calcext:value-type="float">
            <text:p>0.16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T</text:p>
          </table:table-cell>
          <table:table-cell/>
          <table:table-cell office:value-type="float" office:value="-1.2444" calcext:value-type="float">
            <text:p>-1.2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V44I</text:p>
          </table:table-cell>
          <table:table-cell/>
          <table:table-cell office:value-type="float" office:value="-0.0778" calcext:value-type="float">
            <text:p>-0.07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K</text:p>
          </table:table-cell>
          <table:table-cell/>
          <table:table-cell office:value-type="float" office:value="-1.1142" calcext:value-type="float">
            <text:p>-1.11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H</text:p>
          </table:table-cell>
          <table:table-cell/>
          <table:table-cell office:value-type="float" office:value="-0.441" calcext:value-type="float">
            <text:p>-0.4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I</text:p>
          </table:table-cell>
          <table:table-cell/>
          <table:table-cell office:value-type="float" office:value="-0.1909" calcext:value-type="float">
            <text:p>-0.19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N</text:p>
          </table:table-cell>
          <table:table-cell/>
          <table:table-cell office:value-type="float" office:value="-1.2827" calcext:value-type="float">
            <text:p>-1.28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L</text:p>
          </table:table-cell>
          <table:table-cell/>
          <table:table-cell office:value-type="float" office:value="0.1154" calcext:value-type="float">
            <text:p>0.11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M</text:p>
          </table:table-cell>
          <table:table-cell/>
          <table:table-cell office:value-type="float" office:value="-0.2181" calcext:value-type="float">
            <text:p>-0.21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C</text:p>
          </table:table-cell>
          <table:table-cell/>
          <table:table-cell office:value-type="float" office:value="-1.5179" calcext:value-type="float">
            <text:p>-1.51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A</text:p>
          </table:table-cell>
          <table:table-cell/>
          <table:table-cell office:value-type="float" office:value="-1.4014" calcext:value-type="float">
            <text:p>-1.40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F</text:p>
          </table:table-cell>
          <table:table-cell/>
          <table:table-cell office:value-type="float" office:value="-0.1911" calcext:value-type="float">
            <text:p>-0.19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G</text:p>
          </table:table-cell>
          <table:table-cell/>
          <table:table-cell office:value-type="float" office:value="-3.024" calcext:value-type="float">
            <text:p>-3.0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D</text:p>
          </table:table-cell>
          <table:table-cell/>
          <table:table-cell office:value-type="float" office:value="-1.8095" calcext:value-type="float">
            <text:p>-1.80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82E</text:p>
          </table:table-cell>
          <table:table-cell/>
          <table:table-cell office:value-type="float" office:value="-1.1315" calcext:value-type="float">
            <text:p>-1.13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G</text:p>
          </table:table-cell>
          <table:table-cell/>
          <table:table-cell office:value-type="float" office:value="0.0344" calcext:value-type="float">
            <text:p>0.03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F</text:p>
          </table:table-cell>
          <table:table-cell/>
          <table:table-cell office:value-type="float" office:value="0.5283" calcext:value-type="float">
            <text:p>0.528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D</text:p>
          </table:table-cell>
          <table:table-cell/>
          <table:table-cell office:value-type="float" office:value="-0.1046" calcext:value-type="float">
            <text:p>-0.10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C</text:p>
          </table:table-cell>
          <table:table-cell/>
          <table:table-cell office:value-type="float" office:value="0.8844" calcext:value-type="float">
            <text:p>0.884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A</text:p>
          </table:table-cell>
          <table:table-cell/>
          <table:table-cell office:value-type="float" office:value="0.2104" calcext:value-type="float">
            <text:p>0.21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N</text:p>
          </table:table-cell>
          <table:table-cell/>
          <table:table-cell office:value-type="float" office:value="0.1362" calcext:value-type="float">
            <text:p>0.13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M</text:p>
          </table:table-cell>
          <table:table-cell/>
          <table:table-cell office:value-type="float" office:value="0.3981" calcext:value-type="float">
            <text:p>0.39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L</text:p>
          </table:table-cell>
          <table:table-cell/>
          <table:table-cell office:value-type="float" office:value="0.6958" calcext:value-type="float">
            <text:p>0.695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K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I</text:p>
          </table:table-cell>
          <table:table-cell/>
          <table:table-cell office:value-type="float" office:value="0.8622" calcext:value-type="float">
            <text:p>0.862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H</text:p>
          </table:table-cell>
          <table:table-cell/>
          <table:table-cell office:value-type="float" office:value="0.0857" calcext:value-type="float">
            <text:p>0.085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W</text:p>
          </table:table-cell>
          <table:table-cell/>
          <table:table-cell office:value-type="float" office:value="0.2287" calcext:value-type="float">
            <text:p>0.22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V</text:p>
          </table:table-cell>
          <table:table-cell/>
          <table:table-cell office:value-type="float" office:value="0.6423" calcext:value-type="float">
            <text:p>0.642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T</text:p>
          </table:table-cell>
          <table:table-cell/>
          <table:table-cell office:value-type="float" office:value="0.2729" calcext:value-type="float">
            <text:p>0.27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S</text:p>
          </table:table-cell>
          <table:table-cell/>
          <table:table-cell office:value-type="float" office:value="0.2974" calcext:value-type="float">
            <text:p>0.29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R</text:p>
          </table:table-cell>
          <table:table-cell/>
          <table:table-cell office:value-type="float" office:value="-0.1054" calcext:value-type="float">
            <text:p>-0.1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Q</text:p>
          </table:table-cell>
          <table:table-cell/>
          <table:table-cell office:value-type="float" office:value="0.3696" calcext:value-type="float">
            <text:p>0.36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P</text:p>
          </table:table-cell>
          <table:table-cell/>
          <table:table-cell office:value-type="float" office:value="0.2034" calcext:value-type="float">
            <text:p>0.20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N545S</text:p>
          </table:table-cell>
          <table:table-cell/>
          <table:table-cell office:value-type="float" office:value="-0.2585" calcext:value-type="float">
            <text:p>-0.25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E276Y</text:p>
          </table:table-cell>
          <table:table-cell/>
          <table:table-cell office:value-type="float" office:value="0.1165" calcext:value-type="float">
            <text:p>0.11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L</text:p>
          </table:table-cell>
          <table:table-cell/>
          <table:table-cell office:value-type="float" office:value="-0.1216" calcext:value-type="float">
            <text:p>-0.12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M</text:p>
          </table:table-cell>
          <table:table-cell/>
          <table:table-cell office:value-type="float" office:value="-0.5464" calcext:value-type="float">
            <text:p>-0.546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N</text:p>
          </table:table-cell>
          <table:table-cell/>
          <table:table-cell office:value-type="float" office:value="-1.6191" calcext:value-type="float">
            <text:p>-1.61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H</text:p>
          </table:table-cell>
          <table:table-cell/>
          <table:table-cell office:value-type="float" office:value="-0.7971" calcext:value-type="float">
            <text:p>-0.797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I</text:p>
          </table:table-cell>
          <table:table-cell/>
          <table:table-cell office:value-type="float" office:value="-0.2628" calcext:value-type="float">
            <text:p>-0.26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K</text:p>
          </table:table-cell>
          <table:table-cell/>
          <table:table-cell office:value-type="float" office:value="-1.3576" calcext:value-type="float">
            <text:p>-1.35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D</text:p>
          </table:table-cell>
          <table:table-cell/>
          <table:table-cell office:value-type="float" office:value="-2.1401" calcext:value-type="float">
            <text:p>-2.14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E</text:p>
          </table:table-cell>
          <table:table-cell/>
          <table:table-cell office:value-type="float" office:value="-1.4787" calcext:value-type="float">
            <text:p>-1.47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F</text:p>
          </table:table-cell>
          <table:table-cell/>
          <table:table-cell office:value-type="float" office:value="-0.3604" calcext:value-type="float">
            <text:p>-0.36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G</text:p>
          </table:table-cell>
          <table:table-cell/>
          <table:table-cell office:value-type="float" office:value="-3.549" calcext:value-type="float">
            <text:p>-3.5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A</text:p>
          </table:table-cell>
          <table:table-cell/>
          <table:table-cell office:value-type="float" office:value="-1.7516" calcext:value-type="float">
            <text:p>-1.75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C</text:p>
          </table:table-cell>
          <table:table-cell/>
          <table:table-cell office:value-type="float" office:value="-1.7837" calcext:value-type="float">
            <text:p>-1.78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Y</text:p>
          </table:table-cell>
          <table:table-cell/>
          <table:table-cell office:value-type="float" office:value="-0.3199" calcext:value-type="float">
            <text:p>-0.31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T</text:p>
          </table:table-cell>
          <table:table-cell/>
          <table:table-cell office:value-type="float" office:value="-1.6459" calcext:value-type="float">
            <text:p>-1.64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V</text:p>
          </table:table-cell>
          <table:table-cell/>
          <table:table-cell office:value-type="float" office:value="-0.6052" calcext:value-type="float">
            <text:p>-0.60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W</text:p>
          </table:table-cell>
          <table:table-cell/>
          <table:table-cell office:value-type="float" office:value="0.0485" calcext:value-type="float">
            <text:p>0.0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P</text:p>
          </table:table-cell>
          <table:table-cell/>
          <table:table-cell office:value-type="float" office:value="-1.5154" calcext:value-type="float">
            <text:p>-1.51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R</text:p>
          </table:table-cell>
          <table:table-cell/>
          <table:table-cell office:value-type="float" office:value="0.1143" calcext:value-type="float">
            <text:p>0.11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Q426S</text:p>
          </table:table-cell>
          <table:table-cell/>
          <table:table-cell office:value-type="float" office:value="-2.529" calcext:value-type="float">
            <text:p>-2.5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</table:table>
      <table:table table:name="Sheet5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acetylglucosaminyltransferase activity</text:p>
          </table:table-cell>
          <table:covered-table-cell table:number-columns-repeated="8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Conserva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A</text:p>
          </table:table-cell>
          <table:table-cell/>
          <table:table-cell office:value-type="float" office:value="-2.1037" calcext:value-type="float">
            <text:p>-2.10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C</text:p>
          </table:table-cell>
          <table:table-cell/>
          <table:table-cell office:value-type="float" office:value="-3.0316" calcext:value-type="float">
            <text:p>-3.03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D</text:p>
          </table:table-cell>
          <table:table-cell/>
          <table:table-cell office:value-type="float" office:value="-3.1742" calcext:value-type="float">
            <text:p>-3.17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E</text:p>
          </table:table-cell>
          <table:table-cell/>
          <table:table-cell office:value-type="float" office:value="-2.5551" calcext:value-type="float">
            <text:p>-2.55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F</text:p>
          </table:table-cell>
          <table:table-cell/>
          <table:table-cell office:value-type="float" office:value="-3.0061" calcext:value-type="float">
            <text:p>-3.00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G</text:p>
          </table:table-cell>
          <table:table-cell/>
          <table:table-cell office:value-type="float" office:value="-3.159" calcext:value-type="float">
            <text:p>-3.1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H</text:p>
          </table:table-cell>
          <table:table-cell/>
          <table:table-cell office:value-type="float" office:value="-1.8946" calcext:value-type="float">
            <text:p>-1.89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I</text:p>
          </table:table-cell>
          <table:table-cell/>
          <table:table-cell office:value-type="float" office:value="-3.2158" calcext:value-type="float">
            <text:p>-3.21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K</text:p>
          </table:table-cell>
          <table:table-cell/>
          <table:table-cell office:value-type="float" office:value="-1.2826" calcext:value-type="float">
            <text:p>-1.28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L</text:p>
          </table:table-cell>
          <table:table-cell/>
          <table:table-cell office:value-type="float" office:value="-2.3723" calcext:value-type="float">
            <text:p>-2.37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M</text:p>
          </table:table-cell>
          <table:table-cell/>
          <table:table-cell office:value-type="float" office:value="-2.2256" calcext:value-type="float">
            <text:p>-2.22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N</text:p>
          </table:table-cell>
          <table:table-cell/>
          <table:table-cell office:value-type="float" office:value="-2.4179" calcext:value-type="float">
            <text:p>-2.41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P</text:p>
          </table:table-cell>
          <table:table-cell/>
          <table:table-cell office:value-type="float" office:value="-2.61" calcext:value-type="float">
            <text:p>-2.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Q</text:p>
          </table:table-cell>
          <table:table-cell/>
          <table:table-cell office:value-type="float" office:value="-2.1199" calcext:value-type="float">
            <text:p>-2.119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S</text:p>
          </table:table-cell>
          <table:table-cell/>
          <table:table-cell office:value-type="float" office:value="-2.9488" calcext:value-type="float">
            <text:p>-2.94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T</text:p>
          </table:table-cell>
          <table:table-cell/>
          <table:table-cell office:value-type="float" office:value="-3.2669" calcext:value-type="float">
            <text:p>-3.26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V</text:p>
          </table:table-cell>
          <table:table-cell/>
          <table:table-cell office:value-type="float" office:value="-3.4354" calcext:value-type="float">
            <text:p>-3.43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W</text:p>
          </table:table-cell>
          <table:table-cell/>
          <table:table-cell office:value-type="float" office:value="-2.5022" calcext:value-type="float">
            <text:p>-2.50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412Y</text:p>
          </table:table-cell>
          <table:table-cell/>
          <table:table-cell office:value-type="float" office:value="-2.9612" calcext:value-type="float">
            <text:p>-2.96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P</text:p>
          </table:table-cell>
          <table:table-cell/>
          <table:table-cell office:value-type="float" office:value="-0.915" calcext:value-type="float">
            <text:p>-0.9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S</text:p>
          </table:table-cell>
          <table:table-cell/>
          <table:table-cell office:value-type="float" office:value="-1.0011" calcext:value-type="float">
            <text:p>-1.00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R</text:p>
          </table:table-cell>
          <table:table-cell/>
          <table:table-cell office:value-type="float" office:value="0.1816" calcext:value-type="float">
            <text:p>0.18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T</text:p>
          </table:table-cell>
          <table:table-cell/>
          <table:table-cell office:value-type="float" office:value="-0.7289" calcext:value-type="float">
            <text:p>-0.728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W</text:p>
          </table:table-cell>
          <table:table-cell/>
          <table:table-cell office:value-type="float" office:value="-0.0321" calcext:value-type="float">
            <text:p>-0.032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V</text:p>
          </table:table-cell>
          <table:table-cell/>
          <table:table-cell office:value-type="float" office:value="-0.2711" calcext:value-type="float">
            <text:p>-0.27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Y</text:p>
          </table:table-cell>
          <table:table-cell/>
          <table:table-cell office:value-type="float" office:value="-0.1033" calcext:value-type="float">
            <text:p>-0.10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A</text:p>
          </table:table-cell>
          <table:table-cell/>
          <table:table-cell office:value-type="float" office:value="-0.334" calcext:value-type="float">
            <text:p>-0.3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C</text:p>
          </table:table-cell>
          <table:table-cell/>
          <table:table-cell office:value-type="float" office:value="-0.8342" calcext:value-type="float">
            <text:p>-0.834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E</text:p>
          </table:table-cell>
          <table:table-cell/>
          <table:table-cell office:value-type="float" office:value="-0.0461" calcext:value-type="float">
            <text:p>-0.046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D</text:p>
          </table:table-cell>
          <table:table-cell/>
          <table:table-cell office:value-type="float" office:value="-0.7593" calcext:value-type="float">
            <text:p>-0.759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G</text:p>
          </table:table-cell>
          <table:table-cell/>
          <table:table-cell office:value-type="float" office:value="-1.5455" calcext:value-type="float">
            <text:p>-1.54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F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I</text:p>
          </table:table-cell>
          <table:table-cell/>
          <table:table-cell office:value-type="float" office:value="-0.016" calcext:value-type="float">
            <text:p>-0.0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H</text:p>
          </table:table-cell>
          <table:table-cell/>
          <table:table-cell office:value-type="float" office:value="-0.2765" calcext:value-type="float">
            <text:p>-0.27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K</text:p>
          </table:table-cell>
          <table:table-cell/>
          <table:table-cell office:value-type="float" office:value="-0.3618" calcext:value-type="float">
            <text:p>-0.36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M</text:p>
          </table:table-cell>
          <table:table-cell/>
          <table:table-cell office:value-type="float" office:value="0.2249" calcext:value-type="float">
            <text:p>0.22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L</text:p>
          </table:table-cell>
          <table:table-cell/>
          <table:table-cell office:value-type="float" office:value="0.3474" calcext:value-type="float">
            <text:p>0.34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Q55N</text:p>
          </table:table-cell>
          <table:table-cell/>
          <table:table-cell office:value-type="float" office:value="-0.7399" calcext:value-type="float">
            <text:p>-0.73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N</text:p>
          </table:table-cell>
          <table:table-cell/>
          <table:table-cell office:value-type="float" office:value="-1.7297" calcext:value-type="float">
            <text:p>-1.72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L</text:p>
          </table:table-cell>
          <table:table-cell/>
          <table:table-cell office:value-type="float" office:value="-0.6671" calcext:value-type="float">
            <text:p>-0.667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M</text:p>
          </table:table-cell>
          <table:table-cell/>
          <table:table-cell office:value-type="float" office:value="-1.1023" calcext:value-type="float">
            <text:p>-1.10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K</text:p>
          </table:table-cell>
          <table:table-cell/>
          <table:table-cell office:value-type="float" office:value="-1.1348" calcext:value-type="float">
            <text:p>-1.13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H</text:p>
          </table:table-cell>
          <table:table-cell/>
          <table:table-cell office:value-type="float" office:value="-1.0704" calcext:value-type="float">
            <text:p>-1.07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I</text:p>
          </table:table-cell>
          <table:table-cell/>
          <table:table-cell office:value-type="float" office:value="-0.7353" calcext:value-type="float">
            <text:p>-0.735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F</text:p>
          </table:table-cell>
          <table:table-cell/>
          <table:table-cell office:value-type="float" office:value="-0.3649" calcext:value-type="float">
            <text:p>-0.36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G</text:p>
          </table:table-cell>
          <table:table-cell/>
          <table:table-cell office:value-type="float" office:value="-1.9548" calcext:value-type="float">
            <text:p>-1.95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D</text:p>
          </table:table-cell>
          <table:table-cell/>
          <table:table-cell office:value-type="float" office:value="-1.5619" calcext:value-type="float">
            <text:p>-1.56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E</text:p>
          </table:table-cell>
          <table:table-cell/>
          <table:table-cell office:value-type="float" office:value="-1.579" calcext:value-type="float">
            <text:p>-1.5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C</text:p>
          </table:table-cell>
          <table:table-cell/>
          <table:table-cell office:value-type="float" office:value="-1.0046" calcext:value-type="float">
            <text:p>-1.00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A</text:p>
          </table:table-cell>
          <table:table-cell/>
          <table:table-cell office:value-type="float" office:value="-1.8496" calcext:value-type="float">
            <text:p>-1.84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V</text:p>
          </table:table-cell>
          <table:table-cell/>
          <table:table-cell office:value-type="float" office:value="-1.0858" calcext:value-type="float">
            <text:p>-1.08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W</text:p>
          </table:table-cell>
          <table:table-cell/>
          <table:table-cell office:value-type="float" office:value="-0.2061" calcext:value-type="float">
            <text:p>-0.206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T</text:p>
          </table:table-cell>
          <table:table-cell/>
          <table:table-cell office:value-type="float" office:value="-1.2459" calcext:value-type="float">
            <text:p>-1.24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R</text:p>
          </table:table-cell>
          <table:table-cell/>
          <table:table-cell office:value-type="float" office:value="-0.9524" calcext:value-type="float">
            <text:p>-0.952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S</text:p>
          </table:table-cell>
          <table:table-cell/>
          <table:table-cell office:value-type="float" office:value="-1.679" calcext:value-type="float">
            <text:p>-1.6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P</text:p>
          </table:table-cell>
          <table:table-cell/>
          <table:table-cell office:value-type="float" office:value="-0.9834" calcext:value-type="float">
            <text:p>-0.98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Y98Q</text:p>
          </table:table-cell>
          <table:table-cell/>
          <table:table-cell office:value-type="float" office:value="-1.3434" calcext:value-type="float">
            <text:p>-1.34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77L</text:p>
          </table:table-cell>
          <table:table-cell/>
          <table:table-cell office:value-type="float" office:value="0.7731" calcext:value-type="float">
            <text:p>0.773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I206F</text:p>
          </table:table-cell>
          <table:table-cell/>
          <table:table-cell office:value-type="float" office:value="-1.6939" calcext:value-type="float">
            <text:p>-1.69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K</text:p>
          </table:table-cell>
          <table:table-cell/>
          <table:table-cell office:value-type="float" office:value="-1.9402" calcext:value-type="float">
            <text:p>-1.94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I</text:p>
          </table:table-cell>
          <table:table-cell/>
          <table:table-cell office:value-type="float" office:value="-0.9332" calcext:value-type="float">
            <text:p>-0.933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H</text:p>
          </table:table-cell>
          <table:table-cell/>
          <table:table-cell office:value-type="float" office:value="-1.3032" calcext:value-type="float">
            <text:p>-1.30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N</text:p>
          </table:table-cell>
          <table:table-cell/>
          <table:table-cell office:value-type="float" office:value="-2.2867" calcext:value-type="float">
            <text:p>-2.28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M</text:p>
          </table:table-cell>
          <table:table-cell/>
          <table:table-cell office:value-type="float" office:value="-1.1511" calcext:value-type="float">
            <text:p>-1.15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C</text:p>
          </table:table-cell>
          <table:table-cell/>
          <table:table-cell office:value-type="float" office:value="-2.4172" calcext:value-type="float">
            <text:p>-2.41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A</text:p>
          </table:table-cell>
          <table:table-cell/>
          <table:table-cell office:value-type="float" office:value="-2.6936" calcext:value-type="float">
            <text:p>-2.69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G</text:p>
          </table:table-cell>
          <table:table-cell/>
          <table:table-cell office:value-type="float" office:value="-4.272" calcext:value-type="float">
            <text:p>-4.2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F</text:p>
          </table:table-cell>
          <table:table-cell/>
          <table:table-cell office:value-type="float" office:value="-0.4747" calcext:value-type="float">
            <text:p>-0.47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E</text:p>
          </table:table-cell>
          <table:table-cell/>
          <table:table-cell office:value-type="float" office:value="-2.3552" calcext:value-type="float">
            <text:p>-2.35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D</text:p>
          </table:table-cell>
          <table:table-cell/>
          <table:table-cell office:value-type="float" office:value="-2.7701" calcext:value-type="float">
            <text:p>-2.77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Y</text:p>
          </table:table-cell>
          <table:table-cell/>
          <table:table-cell office:value-type="float" office:value="-0.6432" calcext:value-type="float">
            <text:p>-0.643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S</text:p>
          </table:table-cell>
          <table:table-cell/>
          <table:table-cell office:value-type="float" office:value="-3.2112" calcext:value-type="float">
            <text:p>-3.21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R</text:p>
          </table:table-cell>
          <table:table-cell/>
          <table:table-cell office:value-type="float" office:value="-0.8264" calcext:value-type="float">
            <text:p>-0.826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Q</text:p>
          </table:table-cell>
          <table:table-cell/>
          <table:table-cell office:value-type="float" office:value="-2.125" calcext:value-type="float">
            <text:p>-2.12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P</text:p>
          </table:table-cell>
          <table:table-cell/>
          <table:table-cell office:value-type="float" office:value="-2.0383" calcext:value-type="float">
            <text:p>-2.03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W</text:p>
          </table:table-cell>
          <table:table-cell/>
          <table:table-cell office:value-type="float" office:value="-0.4372" calcext:value-type="float">
            <text:p>-0.43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V</text:p>
          </table:table-cell>
          <table:table-cell/>
          <table:table-cell office:value-type="float" office:value="-1.3459" calcext:value-type="float">
            <text:p>-1.34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110T</text:p>
          </table:table-cell>
          <table:table-cell/>
          <table:table-cell office:value-type="float" office:value="-2.1594" calcext:value-type="float">
            <text:p>-2.15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P93L</text:p>
          </table:table-cell>
          <table:table-cell/>
          <table:table-cell office:value-type="float" office:value="-0.8349" calcext:value-type="float">
            <text:p>-0.834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P</text:p>
          </table:table-cell>
          <table:table-cell/>
          <table:table-cell office:value-type="float" office:value="-1.6866" calcext:value-type="float">
            <text:p>-1.68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Q</text:p>
          </table:table-cell>
          <table:table-cell/>
          <table:table-cell office:value-type="float" office:value="-0.9563" calcext:value-type="float">
            <text:p>-0.956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R</text:p>
          </table:table-cell>
          <table:table-cell/>
          <table:table-cell office:value-type="float" office:value="-0.4771" calcext:value-type="float">
            <text:p>-0.477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S</text:p>
          </table:table-cell>
          <table:table-cell/>
          <table:table-cell office:value-type="float" office:value="-2.091" calcext:value-type="float">
            <text:p>-2.0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T</text:p>
          </table:table-cell>
          <table:table-cell/>
          <table:table-cell office:value-type="float" office:value="-1.2997" calcext:value-type="float">
            <text:p>-1.29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V</text:p>
          </table:table-cell>
          <table:table-cell/>
          <table:table-cell office:value-type="float" office:value="-0.6484" calcext:value-type="float">
            <text:p>-0.648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W</text:p>
          </table:table-cell>
          <table:table-cell/>
          <table:table-cell office:value-type="float" office:value="-0.1719" calcext:value-type="float">
            <text:p>-0.17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Y</text:p>
          </table:table-cell>
          <table:table-cell/>
          <table:table-cell office:value-type="float" office:value="-0.2311" calcext:value-type="float">
            <text:p>-0.23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119W</text:p>
          </table:table-cell>
          <table:table-cell/>
          <table:table-cell office:value-type="float" office:value="-1.0114" calcext:value-type="float">
            <text:p>-1.01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A</text:p>
          </table:table-cell>
          <table:table-cell/>
          <table:table-cell office:value-type="float" office:value="-1.9539" calcext:value-type="float">
            <text:p>-1.95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C</text:p>
          </table:table-cell>
          <table:table-cell/>
          <table:table-cell office:value-type="float" office:value="-1.3211" calcext:value-type="float">
            <text:p>-1.32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D</text:p>
          </table:table-cell>
          <table:table-cell/>
          <table:table-cell office:value-type="float" office:value="-1.6106" calcext:value-type="float">
            <text:p>-1.61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E</text:p>
          </table:table-cell>
          <table:table-cell/>
          <table:table-cell office:value-type="float" office:value="-1.0739" calcext:value-type="float">
            <text:p>-1.07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F</text:p>
          </table:table-cell>
          <table:table-cell/>
          <table:table-cell office:value-type="float" office:value="-0.3464" calcext:value-type="float">
            <text:p>-0.34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G</text:p>
          </table:table-cell>
          <table:table-cell/>
          <table:table-cell office:value-type="float" office:value="-2.4888" calcext:value-type="float">
            <text:p>-2.48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H</text:p>
          </table:table-cell>
          <table:table-cell/>
          <table:table-cell office:value-type="float" office:value="-0.8388" calcext:value-type="float">
            <text:p>-0.83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I</text:p>
          </table:table-cell>
          <table:table-cell/>
          <table:table-cell office:value-type="float" office:value="-0.4564" calcext:value-type="float">
            <text:p>-0.45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K</text:p>
          </table:table-cell>
          <table:table-cell/>
          <table:table-cell office:value-type="float" office:value="-0.5214" calcext:value-type="float">
            <text:p>-0.52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M</text:p>
          </table:table-cell>
          <table:table-cell/>
          <table:table-cell office:value-type="float" office:value="-0.3545" calcext:value-type="float">
            <text:p>-0.35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L344N</text:p>
          </table:table-cell>
          <table:table-cell/>
          <table:table-cell office:value-type="float" office:value="-1.4744" calcext:value-type="float">
            <text:p>-1.47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I</text:p>
          </table:table-cell>
          <table:table-cell/>
          <table:table-cell office:value-type="float" office:value="0.6691" calcext:value-type="float">
            <text:p>0.669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K</text:p>
          </table:table-cell>
          <table:table-cell/>
          <table:table-cell office:value-type="float" office:value="-0.9165" calcext:value-type="float">
            <text:p>-0.91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G448R</text:p>
          </table:table-cell>
          <table:table-cell/>
          <table:table-cell office:value-type="float" office:value="-0.4855" calcext:value-type="float">
            <text:p>-0.48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W</text:p>
          </table:table-cell>
          <table:table-cell/>
          <table:table-cell office:value-type="float" office:value="-0.68" calcext:value-type="float">
            <text:p>-0.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Q</text:p>
          </table:table-cell>
          <table:table-cell/>
          <table:table-cell office:value-type="float" office:value="-0.4922" calcext:value-type="float">
            <text:p>-0.49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T176P</text:p>
          </table:table-cell>
          <table:table-cell/>
          <table:table-cell office:value-type="float" office:value="-0.5513" calcext:value-type="float">
            <text:p>-0.551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S</text:p>
          </table:table-cell>
          <table:table-cell/>
          <table:table-cell office:value-type="float" office:value="-4.6689" calcext:value-type="float">
            <text:p>-4.66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C490Y</text:p>
          </table:table-cell>
          <table:table-cell/>
          <table:table-cell office:value-type="float" office:value="-1.4574" calcext:value-type="float">
            <text:p>-1.45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P493R</text:p>
          </table:table-cell>
          <table:table-cell/>
          <table:table-cell office:value-type="float" office:value="-1.6506" calcext:value-type="float">
            <text:p>-1.65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Q</text:p>
          </table:table-cell>
          <table:table-cell/>
          <table:table-cell office:value-type="float" office:value="-0.6992" calcext:value-type="float">
            <text:p>-0.699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Y</text:p>
          </table:table-cell>
          <table:table-cell/>
          <table:table-cell office:value-type="float" office:value="-2.1165" calcext:value-type="float">
            <text:p>-2.11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H</text:p>
          </table:table-cell>
          <table:table-cell/>
          <table:table-cell office:value-type="float" office:value="-3.3877" calcext:value-type="float">
            <text:p>-3.38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S550N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25S</text:p>
          </table:table-cell>
          <table:table-cell/>
          <table:table-cell office:value-type="float" office:value="-4.1131" calcext:value-type="float">
            <text:p>-4.11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Y</text:p>
          </table:table-cell>
          <table:table-cell/>
          <table:table-cell office:value-type="float" office:value="-0.5361" calcext:value-type="float">
            <text:p>-0.53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D</text:p>
          </table:table-cell>
          <table:table-cell/>
          <table:table-cell office:value-type="float" office:value="-1.1728" calcext:value-type="float">
            <text:p>-1.172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E</text:p>
          </table:table-cell>
          <table:table-cell/>
          <table:table-cell office:value-type="float" office:value="-1.0831" calcext:value-type="float">
            <text:p>-1.0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F</text:p>
          </table:table-cell>
          <table:table-cell/>
          <table:table-cell office:value-type="float" office:value="0.7041" calcext:value-type="float">
            <text:p>0.704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G</text:p>
          </table:table-cell>
          <table:table-cell/>
          <table:table-cell office:value-type="float" office:value="-1.0653" calcext:value-type="float">
            <text:p>-1.06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H</text:p>
          </table:table-cell>
          <table:table-cell/>
          <table:table-cell office:value-type="float" office:value="-0.5393" calcext:value-type="float">
            <text:p>-0.539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A</text:p>
          </table:table-cell>
          <table:table-cell/>
          <table:table-cell office:value-type="float" office:value="-0.7834" calcext:value-type="float">
            <text:p>-0.78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C</text:p>
          </table:table-cell>
          <table:table-cell/>
          <table:table-cell office:value-type="float" office:value="0.5054" calcext:value-type="float">
            <text:p>0.505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L</text:p>
          </table:table-cell>
          <table:table-cell/>
          <table:table-cell office:value-type="float" office:value="0.4841" calcext:value-type="float">
            <text:p>0.48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M</text:p>
          </table:table-cell>
          <table:table-cell/>
          <table:table-cell office:value-type="float" office:value="0.1265" calcext:value-type="float">
            <text:p>0.12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N</text:p>
          </table:table-cell>
          <table:table-cell/>
          <table:table-cell office:value-type="float" office:value="-0.8591" calcext:value-type="float">
            <text:p>-0.859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G</text:p>
          </table:table-cell>
          <table:table-cell/>
          <table:table-cell office:value-type="float" office:value="-2.0678" calcext:value-type="float">
            <text:p>-2.06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H</text:p>
          </table:table-cell>
          <table:table-cell/>
          <table:table-cell office:value-type="float" office:value="-0.5238" calcext:value-type="float">
            <text:p>-0.523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A</text:p>
          </table:table-cell>
          <table:table-cell/>
          <table:table-cell office:value-type="float" office:value="-1.0191" calcext:value-type="float">
            <text:p>-1.01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C</text:p>
          </table:table-cell>
          <table:table-cell/>
          <table:table-cell office:value-type="float" office:value="-0.6318" calcext:value-type="float">
            <text:p>-0.631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T</text:p>
          </table:table-cell>
          <table:table-cell/>
          <table:table-cell office:value-type="float" office:value="-0.6362" calcext:value-type="float">
            <text:p>-0.63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V</text:p>
          </table:table-cell>
          <table:table-cell/>
          <table:table-cell office:value-type="float" office:value="0.1952" calcext:value-type="float">
            <text:p>0.195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W</text:p>
          </table:table-cell>
          <table:table-cell/>
          <table:table-cell office:value-type="float" office:value="0.868" calcext:value-type="float">
            <text:p>0.86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P</text:p>
          </table:table-cell>
          <table:table-cell/>
          <table:table-cell office:value-type="float" office:value="-0.5684" calcext:value-type="float">
            <text:p>-0.568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Y</text:p>
          </table:table-cell>
          <table:table-cell/>
          <table:table-cell office:value-type="float" office:value="0.0618" calcext:value-type="float">
            <text:p>0.06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S</text:p>
          </table:table-cell>
          <table:table-cell/>
          <table:table-cell office:value-type="float" office:value="-0.8404" calcext:value-type="float">
            <text:p>-0.84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T</text:p>
          </table:table-cell>
          <table:table-cell/>
          <table:table-cell office:value-type="float" office:value="-0.7505" calcext:value-type="float">
            <text:p>-0.75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V</text:p>
          </table:table-cell>
          <table:table-cell/>
          <table:table-cell office:value-type="float" office:value="-0.148" calcext:value-type="float">
            <text:p>-0.1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W</text:p>
          </table:table-cell>
          <table:table-cell/>
          <table:table-cell office:value-type="float" office:value="0.5772" calcext:value-type="float">
            <text:p>0.577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P</text:p>
          </table:table-cell>
          <table:table-cell/>
          <table:table-cell office:value-type="float" office:value="-0.4217" calcext:value-type="float">
            <text:p>-0.42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Y</text:p>
          </table:table-cell>
          <table:table-cell/>
          <table:table-cell office:value-type="float" office:value="0.0929" calcext:value-type="float">
            <text:p>0.09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S</text:p>
          </table:table-cell>
          <table:table-cell/>
          <table:table-cell office:value-type="float" office:value="-1.3533" calcext:value-type="float">
            <text:p>-1.3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H</text:p>
          </table:table-cell>
          <table:table-cell/>
          <table:table-cell office:value-type="float" office:value="-0.5591" calcext:value-type="float">
            <text:p>-0.559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N</text:p>
          </table:table-cell>
          <table:table-cell/>
          <table:table-cell office:value-type="float" office:value="-1.5311" calcext:value-type="float">
            <text:p>-1.53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S</text:p>
          </table:table-cell>
          <table:table-cell/>
          <table:table-cell office:value-type="float" office:value="0.057" calcext:value-type="float">
            <text:p>0.05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M</text:p>
          </table:table-cell>
          <table:table-cell/>
          <table:table-cell office:value-type="float" office:value="0.0223" calcext:value-type="float">
            <text:p>0.02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P</text:p>
          </table:table-cell>
          <table:table-cell/>
          <table:table-cell office:value-type="float" office:value="-0.7023" calcext:value-type="float">
            <text:p>-0.702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I</text:p>
          </table:table-cell>
          <table:table-cell/>
          <table:table-cell office:value-type="float" office:value="-0.2088" calcext:value-type="float">
            <text:p>-0.20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E223K</text:p>
          </table:table-cell>
          <table:table-cell/>
          <table:table-cell office:value-type="float" office:value="-0.5466" calcext:value-type="float">
            <text:p>-0.546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H</text:p>
          </table:table-cell>
          <table:table-cell/>
          <table:table-cell office:value-type="float" office:value="0.0551" calcext:value-type="float">
            <text:p>0.05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Y</text:p>
          </table:table-cell>
          <table:table-cell/>
          <table:table-cell office:value-type="float" office:value="0.1824" calcext:value-type="float">
            <text:p>0.18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F</text:p>
          </table:table-cell>
          <table:table-cell/>
          <table:table-cell office:value-type="float" office:value="-1.3071" calcext:value-type="float">
            <text:p>-1.30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M</text:p>
          </table:table-cell>
          <table:table-cell/>
          <table:table-cell office:value-type="float" office:value="-0.1185" calcext:value-type="float">
            <text:p>-0.11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C269Y</text:p>
          </table:table-cell>
          <table:table-cell/>
          <table:table-cell office:value-type="float" office:value="-0.8986" calcext:value-type="float">
            <text:p>-0.89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210C</text:p>
          </table:table-cell>
          <table:table-cell/>
          <table:table-cell office:value-type="float" office:value="-3.5993" calcext:value-type="float">
            <text:p>-3.599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N</text:p>
          </table:table-cell>
          <table:table-cell/>
          <table:table-cell office:value-type="float" office:value="-1.3049" calcext:value-type="float">
            <text:p>-1.30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N</text:p>
          </table:table-cell>
          <table:table-cell/>
          <table:table-cell office:value-type="float" office:value="-3.9502" calcext:value-type="float">
            <text:p>-3.95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N</text:p>
          </table:table-cell>
          <table:table-cell/>
          <table:table-cell office:value-type="float" office:value="-2.8397" calcext:value-type="float">
            <text:p>-2.83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L</text:p>
          </table:table-cell>
          <table:table-cell/>
          <table:table-cell office:value-type="float" office:value="-1.4698" calcext:value-type="float">
            <text:p>-1.46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M</text:p>
          </table:table-cell>
          <table:table-cell/>
          <table:table-cell office:value-type="float" office:value="-1.8344" calcext:value-type="float">
            <text:p>-1.83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K</text:p>
          </table:table-cell>
          <table:table-cell/>
          <table:table-cell office:value-type="float" office:value="-3.0189" calcext:value-type="float">
            <text:p>-3.01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H</text:p>
          </table:table-cell>
          <table:table-cell/>
          <table:table-cell office:value-type="float" office:value="-2.4085" calcext:value-type="float">
            <text:p>-2.40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I</text:p>
          </table:table-cell>
          <table:table-cell/>
          <table:table-cell office:value-type="float" office:value="-1.7246" calcext:value-type="float">
            <text:p>-1.72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S198R</text:p>
          </table:table-cell>
          <table:table-cell/>
          <table:table-cell office:value-type="float" office:value="-0.8541" calcext:value-type="float">
            <text:p>-0.854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G</text:p>
          </table:table-cell>
          <table:table-cell/>
          <table:table-cell office:value-type="float" office:value="-4.4705" calcext:value-type="float">
            <text:p>-4.47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D</text:p>
          </table:table-cell>
          <table:table-cell/>
          <table:table-cell office:value-type="float" office:value="-2.2453" calcext:value-type="float">
            <text:p>-2.24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E</text:p>
          </table:table-cell>
          <table:table-cell/>
          <table:table-cell office:value-type="float" office:value="-2.0129" calcext:value-type="float">
            <text:p>-2.01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C</text:p>
          </table:table-cell>
          <table:table-cell/>
          <table:table-cell office:value-type="float" office:value="-2.7718" calcext:value-type="float">
            <text:p>-2.77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A</text:p>
          </table:table-cell>
          <table:table-cell/>
          <table:table-cell office:value-type="float" office:value="-3.5942" calcext:value-type="float">
            <text:p>-3.59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V101I</text:p>
          </table:table-cell>
          <table:table-cell/>
          <table:table-cell office:value-type="float" office:value="-0.3346" calcext:value-type="float">
            <text:p>-0.33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Y</text:p>
          </table:table-cell>
          <table:table-cell/>
          <table:table-cell office:value-type="float" office:value="-1.3911" calcext:value-type="float">
            <text:p>-1.39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V</text:p>
          </table:table-cell>
          <table:table-cell/>
          <table:table-cell office:value-type="float" office:value="-1.8702" calcext:value-type="float">
            <text:p>-1.87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T</text:p>
          </table:table-cell>
          <table:table-cell/>
          <table:table-cell office:value-type="float" office:value="-2.3294" calcext:value-type="float">
            <text:p>-2.32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65H</text:p>
          </table:table-cell>
          <table:table-cell/>
          <table:table-cell office:value-type="float" office:value="-0.2156" calcext:value-type="float">
            <text:p>-0.21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S</text:p>
          </table:table-cell>
          <table:table-cell/>
          <table:table-cell office:value-type="float" office:value="-3.4848" calcext:value-type="float">
            <text:p>-3.48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P</text:p>
          </table:table-cell>
          <table:table-cell/>
          <table:table-cell office:value-type="float" office:value="-1.9416" calcext:value-type="float">
            <text:p>-1.94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Q</text:p>
          </table:table-cell>
          <table:table-cell/>
          <table:table-cell office:value-type="float" office:value="-2.4678" calcext:value-type="float">
            <text:p>-2.46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05H</text:p>
          </table:table-cell>
          <table:table-cell/>
          <table:table-cell office:value-type="float" office:value="-0.5962" calcext:value-type="float">
            <text:p>-0.59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L440R</text:p>
          </table:table-cell>
          <table:table-cell/>
          <table:table-cell office:value-type="float" office:value="-1.4286" calcext:value-type="float">
            <text:p>-1.42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75R</text:p>
          </table:table-cell>
          <table:table-cell/>
          <table:table-cell office:value-type="float" office:value="-2.0612" calcext:value-type="float">
            <text:p>-2.06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05P</text:p>
          </table:table-cell>
          <table:table-cell/>
          <table:table-cell office:value-type="float" office:value="-0.8268" calcext:value-type="float">
            <text:p>-0.82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C</text:p>
          </table:table-cell>
          <table:table-cell/>
          <table:table-cell office:value-type="float" office:value="-0.4994" calcext:value-type="float">
            <text:p>-0.49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L</text:p>
          </table:table-cell>
          <table:table-cell/>
          <table:table-cell office:value-type="float" office:value="-0.0591" calcext:value-type="float">
            <text:p>-0.05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A</text:p>
          </table:table-cell>
          <table:table-cell/>
          <table:table-cell office:value-type="float" office:value="-1.0247" calcext:value-type="float">
            <text:p>-1.02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G</text:p>
          </table:table-cell>
          <table:table-cell/>
          <table:table-cell office:value-type="float" office:value="-2.2117" calcext:value-type="float">
            <text:p>-2.21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F</text:p>
          </table:table-cell>
          <table:table-cell/>
          <table:table-cell office:value-type="float" office:value="0.2237" calcext:value-type="float">
            <text:p>0.22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E</text:p>
          </table:table-cell>
          <table:table-cell/>
          <table:table-cell office:value-type="float" office:value="-1.3353" calcext:value-type="float">
            <text:p>-1.33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D</text:p>
          </table:table-cell>
          <table:table-cell/>
          <table:table-cell office:value-type="float" office:value="-1.6564" calcext:value-type="float">
            <text:p>-1.65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K</text:p>
          </table:table-cell>
          <table:table-cell/>
          <table:table-cell office:value-type="float" office:value="-1.0302" calcext:value-type="float">
            <text:p>-1.03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T</text:p>
          </table:table-cell>
          <table:table-cell/>
          <table:table-cell office:value-type="float" office:value="-0.189" calcext:value-type="float">
            <text:p>-0.1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I</text:p>
          </table:table-cell>
          <table:table-cell/>
          <table:table-cell office:value-type="float" office:value="0.1281" calcext:value-type="float">
            <text:p>0.12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V</text:p>
          </table:table-cell>
          <table:table-cell/>
          <table:table-cell office:value-type="float" office:value="-0.2586" calcext:value-type="float">
            <text:p>-0.258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Q</text:p>
          </table:table-cell>
          <table:table-cell/>
          <table:table-cell office:value-type="float" office:value="-0.108" calcext:value-type="float">
            <text:p>-0.1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P</text:p>
          </table:table-cell>
          <table:table-cell/>
          <table:table-cell office:value-type="float" office:value="0.1859" calcext:value-type="float">
            <text:p>0.18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M</text:p>
          </table:table-cell>
          <table:table-cell/>
          <table:table-cell office:value-type="float" office:value="-0.3169" calcext:value-type="float">
            <text:p>-0.31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L</text:p>
          </table:table-cell>
          <table:table-cell/>
          <table:table-cell office:value-type="float" office:value="-0.1534" calcext:value-type="float">
            <text:p>-0.15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S</text:p>
          </table:table-cell>
          <table:table-cell/>
          <table:table-cell office:value-type="float" office:value="-1.6709" calcext:value-type="float">
            <text:p>-1.67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L</text:p>
          </table:table-cell>
          <table:table-cell/>
          <table:table-cell office:value-type="float" office:value="-0.1526" calcext:value-type="float">
            <text:p>-0.15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Q</text:p>
          </table:table-cell>
          <table:table-cell/>
          <table:table-cell office:value-type="float" office:value="-0.8105" calcext:value-type="float">
            <text:p>-0.81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N</text:p>
          </table:table-cell>
          <table:table-cell/>
          <table:table-cell office:value-type="float" office:value="-0.0955" calcext:value-type="float">
            <text:p>-0.09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W</text:p>
          </table:table-cell>
          <table:table-cell/>
          <table:table-cell office:value-type="float" office:value="0.5471" calcext:value-type="float">
            <text:p>0.547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V</text:p>
          </table:table-cell>
          <table:table-cell/>
          <table:table-cell office:value-type="float" office:value="-0.0959" calcext:value-type="float">
            <text:p>-0.09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K</text:p>
          </table:table-cell>
          <table:table-cell/>
          <table:table-cell office:value-type="float" office:value="-0.4164" calcext:value-type="float">
            <text:p>-0.41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15T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E</text:p>
          </table:table-cell>
          <table:table-cell/>
          <table:table-cell office:value-type="float" office:value="-0.5562" calcext:value-type="float">
            <text:p>-0.55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D</text:p>
          </table:table-cell>
          <table:table-cell/>
          <table:table-cell office:value-type="float" office:value="-0.525" calcext:value-type="float">
            <text:p>-0.5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G</text:p>
          </table:table-cell>
          <table:table-cell/>
          <table:table-cell office:value-type="float" office:value="-0.1647" calcext:value-type="float">
            <text:p>-0.16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F</text:p>
          </table:table-cell>
          <table:table-cell/>
          <table:table-cell office:value-type="float" office:value="-0.4455" calcext:value-type="float">
            <text:p>-0.44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A</text:p>
          </table:table-cell>
          <table:table-cell/>
          <table:table-cell office:value-type="float" office:value="-0.32" calcext:value-type="float">
            <text:p>-0.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3C</text:p>
          </table:table-cell>
          <table:table-cell/>
          <table:table-cell office:value-type="float" office:value="0.3432" calcext:value-type="float">
            <text:p>0.34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I</text:p>
          </table:table-cell>
          <table:table-cell/>
          <table:table-cell office:value-type="float" office:value="0.1672" calcext:value-type="float">
            <text:p>0.16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D</text:p>
          </table:table-cell>
          <table:table-cell/>
          <table:table-cell office:value-type="float" office:value="-3.8092" calcext:value-type="float">
            <text:p>-3.80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E</text:p>
          </table:table-cell>
          <table:table-cell/>
          <table:table-cell office:value-type="float" office:value="-2.807" calcext:value-type="float">
            <text:p>-2.8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F</text:p>
          </table:table-cell>
          <table:table-cell/>
          <table:table-cell office:value-type="float" office:value="-1.8739" calcext:value-type="float">
            <text:p>-1.87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G</text:p>
          </table:table-cell>
          <table:table-cell/>
          <table:table-cell office:value-type="float" office:value="-5.4797" calcext:value-type="float">
            <text:p>-5.47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A</text:p>
          </table:table-cell>
          <table:table-cell/>
          <table:table-cell office:value-type="float" office:value="-4.202" calcext:value-type="float">
            <text:p>-4.2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C</text:p>
          </table:table-cell>
          <table:table-cell/>
          <table:table-cell office:value-type="float" office:value="-4.0369" calcext:value-type="float">
            <text:p>-4.03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L</text:p>
          </table:table-cell>
          <table:table-cell/>
          <table:table-cell office:value-type="float" office:value="-2.0096" calcext:value-type="float">
            <text:p>-2.00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M</text:p>
          </table:table-cell>
          <table:table-cell/>
          <table:table-cell office:value-type="float" office:value="-2.569" calcext:value-type="float">
            <text:p>-2.5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442C</text:p>
          </table:table-cell>
          <table:table-cell/>
          <table:table-cell office:value-type="float" office:value="-2.4635" calcext:value-type="float">
            <text:p>-2.46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K</text:p>
          </table:table-cell>
          <table:table-cell/>
          <table:table-cell office:value-type="float" office:value="-0.8107" calcext:value-type="float">
            <text:p>-0.81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F501S</text:p>
          </table:table-cell>
          <table:table-cell/>
          <table:table-cell office:value-type="float" office:value="-2.0843" calcext:value-type="float">
            <text:p>-2.0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I</text:p>
          </table:table-cell>
          <table:table-cell/>
          <table:table-cell office:value-type="float" office:value="-2.403" calcext:value-type="float">
            <text:p>-2.4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K</text:p>
          </table:table-cell>
          <table:table-cell/>
          <table:table-cell office:value-type="float" office:value="-3.5081" calcext:value-type="float">
            <text:p>-3.50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T</text:p>
          </table:table-cell>
          <table:table-cell/>
          <table:table-cell office:value-type="float" office:value="-3.6509" calcext:value-type="float">
            <text:p>-3.65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D</text:p>
          </table:table-cell>
          <table:table-cell/>
          <table:table-cell office:value-type="float" office:value="-1.4079" calcext:value-type="float">
            <text:p>-1.40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V</text:p>
          </table:table-cell>
          <table:table-cell/>
          <table:table-cell office:value-type="float" office:value="-2.8967" calcext:value-type="float">
            <text:p>-2.89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P</text:p>
          </table:table-cell>
          <table:table-cell/>
          <table:table-cell office:value-type="float" office:value="-2.9888" calcext:value-type="float">
            <text:p>-2.98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Q</text:p>
          </table:table-cell>
          <table:table-cell/>
          <table:table-cell office:value-type="float" office:value="-3.0894" calcext:value-type="float">
            <text:p>-3.08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590R</text:p>
          </table:table-cell>
          <table:table-cell/>
          <table:table-cell office:value-type="float" office:value="-2.2695" calcext:value-type="float">
            <text:p>-2.26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E</text:p>
          </table:table-cell>
          <table:table-cell/>
          <table:table-cell office:value-type="float" office:value="-1.1777" calcext:value-type="float">
            <text:p>-1.17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580F</text:p>
          </table:table-cell>
          <table:table-cell/>
          <table:table-cell office:value-type="float" office:value="0.1248" calcext:value-type="float">
            <text:p>0.12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/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/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/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/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/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/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/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/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/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/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/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Y</text:p>
          </table:table-cell>
          <table:table-cell/>
          <table:table-cell office:value-type="float" office:value="-0.5434" calcext:value-type="float">
            <text:p>-0.54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/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T</text:p>
          </table:table-cell>
          <table:table-cell/>
          <table:table-cell office:value-type="float" office:value="-0.9883" calcext:value-type="float">
            <text:p>-0.98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W</text:p>
          </table:table-cell>
          <table:table-cell/>
          <table:table-cell office:value-type="float" office:value="0.0917" calcext:value-type="float">
            <text:p>0.09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V</text:p>
          </table:table-cell>
          <table:table-cell/>
          <table:table-cell office:value-type="float" office:value="-0.6999" calcext:value-type="float">
            <text:p>-0.69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Q</text:p>
          </table:table-cell>
          <table:table-cell/>
          <table:table-cell office:value-type="float" office:value="-1.1735" calcext:value-type="float">
            <text:p>-1.1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P</text:p>
          </table:table-cell>
          <table:table-cell/>
          <table:table-cell office:value-type="float" office:value="-1.0389" calcext:value-type="float">
            <text:p>-1.0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S</text:p>
          </table:table-cell>
          <table:table-cell/>
          <table:table-cell office:value-type="float" office:value="-1.8698" calcext:value-type="float">
            <text:p>-1.86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M</text:p>
          </table:table-cell>
          <table:table-cell/>
          <table:table-cell office:value-type="float" office:value="-0.5719" calcext:value-type="float">
            <text:p>-0.57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L</text:p>
          </table:table-cell>
          <table:table-cell/>
          <table:table-cell office:value-type="float" office:value="-0.5495" calcext:value-type="float">
            <text:p>-0.54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N</text:p>
          </table:table-cell>
          <table:table-cell/>
          <table:table-cell office:value-type="float" office:value="-1.5643" calcext:value-type="float">
            <text:p>-1.56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I</text:p>
          </table:table-cell>
          <table:table-cell/>
          <table:table-cell office:value-type="float" office:value="-0.3732" calcext:value-type="float">
            <text:p>-0.37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H</text:p>
          </table:table-cell>
          <table:table-cell/>
          <table:table-cell office:value-type="float" office:value="-0.9528" calcext:value-type="float">
            <text:p>-0.95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K</text:p>
          </table:table-cell>
          <table:table-cell/>
          <table:table-cell office:value-type="float" office:value="-1.3765" calcext:value-type="float">
            <text:p>-1.3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E</text:p>
          </table:table-cell>
          <table:table-cell/>
          <table:table-cell office:value-type="float" office:value="-1.4646" calcext:value-type="float">
            <text:p>-1.46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D</text:p>
          </table:table-cell>
          <table:table-cell/>
          <table:table-cell office:value-type="float" office:value="-1.8631" calcext:value-type="float">
            <text:p>-1.86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G</text:p>
          </table:table-cell>
          <table:table-cell/>
          <table:table-cell office:value-type="float" office:value="-2.5686" calcext:value-type="float">
            <text:p>-2.56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F</text:p>
          </table:table-cell>
          <table:table-cell/>
          <table:table-cell office:value-type="float" office:value="-0.4707" calcext:value-type="float">
            <text:p>-0.47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A</text:p>
          </table:table-cell>
          <table:table-cell/>
          <table:table-cell office:value-type="float" office:value="-1.4912" calcext:value-type="float">
            <text:p>-1.4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C</text:p>
          </table:table-cell>
          <table:table-cell/>
          <table:table-cell office:value-type="float" office:value="-1.13" calcext:value-type="float">
            <text:p>-1.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Y</text:p>
          </table:table-cell>
          <table:table-cell/>
          <table:table-cell office:value-type="float" office:value="0.3259" calcext:value-type="float">
            <text:p>0.32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598C</text:p>
          </table:table-cell>
          <table:table-cell/>
          <table:table-cell office:value-type="float" office:value="-2.191" calcext:value-type="float">
            <text:p>-2.1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Q</text:p>
          </table:table-cell>
          <table:table-cell/>
          <table:table-cell office:value-type="float" office:value="-0.3392" calcext:value-type="float">
            <text:p>-0.33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P</text:p>
          </table:table-cell>
          <table:table-cell/>
          <table:table-cell office:value-type="float" office:value="-0.2794" calcext:value-type="float">
            <text:p>-0.27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S</text:p>
          </table:table-cell>
          <table:table-cell/>
          <table:table-cell office:value-type="float" office:value="-0.5381" calcext:value-type="float">
            <text:p>-0.538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T</text:p>
          </table:table-cell>
          <table:table-cell/>
          <table:table-cell office:value-type="float" office:value="-0.2555" calcext:value-type="float">
            <text:p>-0.25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W</text:p>
          </table:table-cell>
          <table:table-cell/>
          <table:table-cell office:value-type="float" office:value="0.9308" calcext:value-type="float">
            <text:p>0.930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V</text:p>
          </table:table-cell>
          <table:table-cell/>
          <table:table-cell office:value-type="float" office:value="0.4064" calcext:value-type="float">
            <text:p>0.40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I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H</text:p>
          </table:table-cell>
          <table:table-cell/>
          <table:table-cell office:value-type="float" office:value="-0.0466" calcext:value-type="float">
            <text:p>-0.04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K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481W</text:p>
          </table:table-cell>
          <table:table-cell/>
          <table:table-cell office:value-type="float" office:value="0.5495" calcext:value-type="float">
            <text:p>0.549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M</text:p>
          </table:table-cell>
          <table:table-cell/>
          <table:table-cell office:value-type="float" office:value="0.406" calcext:value-type="float">
            <text:p>0.4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L</text:p>
          </table:table-cell>
          <table:table-cell/>
          <table:table-cell office:value-type="float" office:value="0.7792" calcext:value-type="float">
            <text:p>0.779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N</text:p>
          </table:table-cell>
          <table:table-cell/>
          <table:table-cell office:value-type="float" office:value="-0.6429" calcext:value-type="float">
            <text:p>-0.64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A</text:p>
          </table:table-cell>
          <table:table-cell/>
          <table:table-cell office:value-type="float" office:value="-0.3781" calcext:value-type="float">
            <text:p>-0.37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C</text:p>
          </table:table-cell>
          <table:table-cell/>
          <table:table-cell office:value-type="float" office:value="0.5571" calcext:value-type="float">
            <text:p>0.557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E</text:p>
          </table:table-cell>
          <table:table-cell/>
          <table:table-cell office:value-type="float" office:value="-0.5879" calcext:value-type="float">
            <text:p>-0.587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D</text:p>
          </table:table-cell>
          <table:table-cell/>
          <table:table-cell office:value-type="float" office:value="-0.7193" calcext:value-type="float">
            <text:p>-0.719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G</text:p>
          </table:table-cell>
          <table:table-cell/>
          <table:table-cell office:value-type="float" office:value="-0.8047" calcext:value-type="float">
            <text:p>-0.80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147F</text:p>
          </table:table-cell>
          <table:table-cell/>
          <table:table-cell office:value-type="float" office:value="0.8784" calcext:value-type="float">
            <text:p>0.878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K</text:p>
          </table:table-cell>
          <table:table-cell/>
          <table:table-cell office:value-type="float" office:value="-0.8522" calcext:value-type="float">
            <text:p>-0.852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I</text:p>
          </table:table-cell>
          <table:table-cell/>
          <table:table-cell office:value-type="float" office:value="0.2672" calcext:value-type="float">
            <text:p>0.26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H</text:p>
          </table:table-cell>
          <table:table-cell/>
          <table:table-cell office:value-type="float" office:value="-0.4178" calcext:value-type="float">
            <text:p>-0.41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N</text:p>
          </table:table-cell>
          <table:table-cell/>
          <table:table-cell office:value-type="float" office:value="-0.545" calcext:value-type="float">
            <text:p>-0.54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M</text:p>
          </table:table-cell>
          <table:table-cell/>
          <table:table-cell office:value-type="float" office:value="0.0451" calcext:value-type="float">
            <text:p>0.04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L</text:p>
          </table:table-cell>
          <table:table-cell/>
          <table:table-cell office:value-type="float" office:value="0.1614" calcext:value-type="float">
            <text:p>0.161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C</text:p>
          </table:table-cell>
          <table:table-cell/>
          <table:table-cell office:value-type="float" office:value="-0.1362" calcext:value-type="float">
            <text:p>-0.13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A</text:p>
          </table:table-cell>
          <table:table-cell/>
          <table:table-cell office:value-type="float" office:value="-0.6308" calcext:value-type="float">
            <text:p>-0.63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G</text:p>
          </table:table-cell>
          <table:table-cell/>
          <table:table-cell office:value-type="float" office:value="-1.2354" calcext:value-type="float">
            <text:p>-1.23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F</text:p>
          </table:table-cell>
          <table:table-cell/>
          <table:table-cell office:value-type="float" office:value="0.1885" calcext:value-type="float">
            <text:p>0.18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E</text:p>
          </table:table-cell>
          <table:table-cell/>
          <table:table-cell office:value-type="float" office:value="-0.2762" calcext:value-type="float">
            <text:p>-0.27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D</text:p>
          </table:table-cell>
          <table:table-cell/>
          <table:table-cell office:value-type="float" office:value="-0.1891" calcext:value-type="float">
            <text:p>-0.18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Y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R</text:p>
          </table:table-cell>
          <table:table-cell/>
          <table:table-cell office:value-type="float" office:value="-0.2519" calcext:value-type="float">
            <text:p>-0.25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S</text:p>
          </table:table-cell>
          <table:table-cell/>
          <table:table-cell office:value-type="float" office:value="-0.6557" calcext:value-type="float">
            <text:p>-0.655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R650Q</text:p>
          </table:table-cell>
          <table:table-cell/>
          <table:table-cell office:value-type="float" office:value="-0.9286" calcext:value-type="float">
            <text:p>-0.92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P</text:p>
          </table:table-cell>
          <table:table-cell/>
          <table:table-cell office:value-type="float" office:value="-0.4261" calcext:value-type="float">
            <text:p>-0.426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W</text:p>
          </table:table-cell>
          <table:table-cell/>
          <table:table-cell office:value-type="float" office:value="0.0033" calcext:value-type="float">
            <text:p>0.00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V</text:p>
          </table:table-cell>
          <table:table-cell/>
          <table:table-cell office:value-type="float" office:value="0.1555" calcext:value-type="float">
            <text:p>0.15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Q368T</text:p>
          </table:table-cell>
          <table:table-cell/>
          <table:table-cell office:value-type="float" office:value="-0.2478" calcext:value-type="float">
            <text:p>-0.24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S331F</text:p>
          </table:table-cell>
          <table:table-cell/>
          <table:table-cell office:value-type="float" office:value="0.0256" calcext:value-type="float">
            <text:p>0.02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E509K</text:p>
          </table:table-cell>
          <table:table-cell/>
          <table:table-cell office:value-type="float" office:value="-0.4846" calcext:value-type="float">
            <text:p>-0.48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E598K</text:p>
          </table:table-cell>
          <table:table-cell/>
          <table:table-cell office:value-type="float" office:value="-0.9065" calcext:value-type="float">
            <text:p>-0.90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W495R</text:p>
          </table:table-cell>
          <table:table-cell/>
          <table:table-cell office:value-type="float" office:value="-2.7119" calcext:value-type="float">
            <text:p>-2.71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N318D</text:p>
          </table:table-cell>
          <table:table-cell/>
          <table:table-cell office:value-type="float" office:value="-0.9652" calcext:value-type="float">
            <text:p>-0.96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H262R</text:p>
          </table:table-cell>
          <table:table-cell/>
          <table:table-cell office:value-type="float" office:value="-1.1519" calcext:value-type="float">
            <text:p>-1.15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K237N</text:p>
          </table:table-cell>
          <table:table-cell/>
          <table:table-cell office:value-type="float" office:value="-1.8097" calcext:value-type="float">
            <text:p>-1.80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N</text:p>
          </table:table-cell>
          <table:table-cell/>
          <table:table-cell office:value-type="float" office:value="-2.0062" calcext:value-type="float">
            <text:p>-2.00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M</text:p>
          </table:table-cell>
          <table:table-cell/>
          <table:table-cell office:value-type="float" office:value="-1.5861" calcext:value-type="float">
            <text:p>-1.58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L</text:p>
          </table:table-cell>
          <table:table-cell/>
          <table:table-cell office:value-type="float" office:value="-0.987" calcext:value-type="float">
            <text:p>-0.9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K</text:p>
          </table:table-cell>
          <table:table-cell/>
          <table:table-cell office:value-type="float" office:value="-1.6691" calcext:value-type="float">
            <text:p>-1.66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I</text:p>
          </table:table-cell>
          <table:table-cell/>
          <table:table-cell office:value-type="float" office:value="-0.9548" calcext:value-type="float">
            <text:p>-0.954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H</text:p>
          </table:table-cell>
          <table:table-cell/>
          <table:table-cell office:value-type="float" office:value="-1.6034" calcext:value-type="float">
            <text:p>-1.6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G</text:p>
          </table:table-cell>
          <table:table-cell/>
          <table:table-cell office:value-type="float" office:value="-2.771" calcext:value-type="float">
            <text:p>-2.7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F</text:p>
          </table:table-cell>
          <table:table-cell/>
          <table:table-cell office:value-type="float" office:value="-0.9897" calcext:value-type="float">
            <text:p>-0.98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E</text:p>
          </table:table-cell>
          <table:table-cell/>
          <table:table-cell office:value-type="float" office:value="-1.958" calcext:value-type="float">
            <text:p>-1.9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D</text:p>
          </table:table-cell>
          <table:table-cell/>
          <table:table-cell office:value-type="float" office:value="-2.154" calcext:value-type="float">
            <text:p>-2.1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A</text:p>
          </table:table-cell>
          <table:table-cell/>
          <table:table-cell office:value-type="float" office:value="-2.093" calcext:value-type="float">
            <text:p>-2.09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Y</text:p>
          </table:table-cell>
          <table:table-cell/>
          <table:table-cell office:value-type="float" office:value="-1.3836" calcext:value-type="float">
            <text:p>-1.38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W</text:p>
          </table:table-cell>
          <table:table-cell/>
          <table:table-cell office:value-type="float" office:value="-1.2486" calcext:value-type="float">
            <text:p>-1.24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V</text:p>
          </table:table-cell>
          <table:table-cell/>
          <table:table-cell office:value-type="float" office:value="-1.0633" calcext:value-type="float">
            <text:p>-1.06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T</text:p>
          </table:table-cell>
          <table:table-cell/>
          <table:table-cell office:value-type="float" office:value="-1.8047" calcext:value-type="float">
            <text:p>-1.80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S</text:p>
          </table:table-cell>
          <table:table-cell/>
          <table:table-cell office:value-type="float" office:value="-2.2986" calcext:value-type="float">
            <text:p>-2.29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R</text:p>
          </table:table-cell>
          <table:table-cell/>
          <table:table-cell office:value-type="float" office:value="-1.6186" calcext:value-type="float">
            <text:p>-1.61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Q</text:p>
          </table:table-cell>
          <table:table-cell/>
          <table:table-cell office:value-type="float" office:value="-1.9264" calcext:value-type="float">
            <text:p>-1.92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C339P</text:p>
          </table:table-cell>
          <table:table-cell/>
          <table:table-cell office:value-type="float" office:value="-2.0403" calcext:value-type="float">
            <text:p>-2.04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S290F</text:p>
          </table:table-cell>
          <table:table-cell/>
          <table:table-cell office:value-type="float" office:value="-0.3673" calcext:value-type="float">
            <text:p>-0.367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FNG</text:p>
          </table:table-cell>
          <table:table-cell office:value-type="string" calcext:value-type="string">
            <text:p>F188L</text:p>
          </table:table-cell>
          <table:table-cell/>
          <table:table-cell office:value-type="float" office:value="-0.6002" calcext:value-type="float">
            <text:p>-0.60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hydrolase activity, hydrolyzing O-glycosyl compounds</text:p>
          </table:table-cell>
          <table:covered-table-cell table:number-columns-repeated="8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Conserva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/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/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/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/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/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/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/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/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/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/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/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Y</text:p>
          </table:table-cell>
          <table:table-cell/>
          <table:table-cell office:value-type="float" office:value="-0.5434" calcext:value-type="float">
            <text:p>-0.54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/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T</text:p>
          </table:table-cell>
          <table:table-cell/>
          <table:table-cell office:value-type="float" office:value="-0.9883" calcext:value-type="float">
            <text:p>-0.98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W</text:p>
          </table:table-cell>
          <table:table-cell/>
          <table:table-cell office:value-type="float" office:value="0.0917" calcext:value-type="float">
            <text:p>0.09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V</text:p>
          </table:table-cell>
          <table:table-cell/>
          <table:table-cell office:value-type="float" office:value="-0.6999" calcext:value-type="float">
            <text:p>-0.69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Q</text:p>
          </table:table-cell>
          <table:table-cell/>
          <table:table-cell office:value-type="float" office:value="-1.1735" calcext:value-type="float">
            <text:p>-1.1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P</text:p>
          </table:table-cell>
          <table:table-cell/>
          <table:table-cell office:value-type="float" office:value="-1.0389" calcext:value-type="float">
            <text:p>-1.0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S</text:p>
          </table:table-cell>
          <table:table-cell/>
          <table:table-cell office:value-type="float" office:value="-1.8698" calcext:value-type="float">
            <text:p>-1.86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M</text:p>
          </table:table-cell>
          <table:table-cell/>
          <table:table-cell office:value-type="float" office:value="-0.5719" calcext:value-type="float">
            <text:p>-0.57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L</text:p>
          </table:table-cell>
          <table:table-cell/>
          <table:table-cell office:value-type="float" office:value="-0.5495" calcext:value-type="float">
            <text:p>-0.54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N</text:p>
          </table:table-cell>
          <table:table-cell/>
          <table:table-cell office:value-type="float" office:value="-1.5643" calcext:value-type="float">
            <text:p>-1.56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I</text:p>
          </table:table-cell>
          <table:table-cell/>
          <table:table-cell office:value-type="float" office:value="-0.3732" calcext:value-type="float">
            <text:p>-0.37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H</text:p>
          </table:table-cell>
          <table:table-cell/>
          <table:table-cell office:value-type="float" office:value="-0.9528" calcext:value-type="float">
            <text:p>-0.95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K</text:p>
          </table:table-cell>
          <table:table-cell/>
          <table:table-cell office:value-type="float" office:value="-1.3765" calcext:value-type="float">
            <text:p>-1.3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E</text:p>
          </table:table-cell>
          <table:table-cell/>
          <table:table-cell office:value-type="float" office:value="-1.4646" calcext:value-type="float">
            <text:p>-1.46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D</text:p>
          </table:table-cell>
          <table:table-cell/>
          <table:table-cell office:value-type="float" office:value="-1.8631" calcext:value-type="float">
            <text:p>-1.86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G</text:p>
          </table:table-cell>
          <table:table-cell/>
          <table:table-cell office:value-type="float" office:value="-2.5686" calcext:value-type="float">
            <text:p>-2.56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F</text:p>
          </table:table-cell>
          <table:table-cell/>
          <table:table-cell office:value-type="float" office:value="-0.4707" calcext:value-type="float">
            <text:p>-0.47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A</text:p>
          </table:table-cell>
          <table:table-cell/>
          <table:table-cell office:value-type="float" office:value="-1.4912" calcext:value-type="float">
            <text:p>-1.4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C</text:p>
          </table:table-cell>
          <table:table-cell/>
          <table:table-cell office:value-type="float" office:value="-1.13" calcext:value-type="float">
            <text:p>-1.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L</text:p>
          </table:table-cell>
          <table:table-cell/>
          <table:table-cell office:value-type="float" office:value="0.278" calcext:value-type="float">
            <text:p>0.2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M</text:p>
          </table:table-cell>
          <table:table-cell/>
          <table:table-cell office:value-type="float" office:value="0.3392" calcext:value-type="float">
            <text:p>0.33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N</text:p>
          </table:table-cell>
          <table:table-cell/>
          <table:table-cell office:value-type="float" office:value="-0.0979" calcext:value-type="float">
            <text:p>-0.09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S505P</text:p>
          </table:table-cell>
          <table:table-cell/>
          <table:table-cell office:value-type="float" office:value="-1.066" calcext:value-type="float">
            <text:p>-1.0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I</text:p>
          </table:table-cell>
          <table:table-cell/>
          <table:table-cell office:value-type="float" office:value="0.2094" calcext:value-type="float">
            <text:p>0.20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C</text:p>
          </table:table-cell>
          <table:table-cell/>
          <table:table-cell office:value-type="float" office:value="0.1738" calcext:value-type="float">
            <text:p>0.17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W</text:p>
          </table:table-cell>
          <table:table-cell/>
          <table:table-cell office:value-type="float" office:value="-0.167" calcext:value-type="float">
            <text:p>-0.1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K</text:p>
          </table:table-cell>
          <table:table-cell/>
          <table:table-cell office:value-type="float" office:value="-0.4044" calcext:value-type="float">
            <text:p>-0.40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D</text:p>
          </table:table-cell>
          <table:table-cell/>
          <table:table-cell office:value-type="float" office:value="0.5773" calcext:value-type="float">
            <text:p>0.577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S</text:p>
          </table:table-cell>
          <table:table-cell/>
          <table:table-cell office:value-type="float" office:value="-0.0067" calcext:value-type="float">
            <text:p>-0.00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F</text:p>
          </table:table-cell>
          <table:table-cell/>
          <table:table-cell office:value-type="float" office:value="0.2865" calcext:value-type="float">
            <text:p>0.28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F</text:p>
          </table:table-cell>
          <table:table-cell/>
          <table:table-cell office:value-type="float" office:value="0.6549" calcext:value-type="float">
            <text:p>0.654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G</text:p>
          </table:table-cell>
          <table:table-cell/>
          <table:table-cell office:value-type="float" office:value="-1.7414" calcext:value-type="float">
            <text:p>-1.74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D</text:p>
          </table:table-cell>
          <table:table-cell/>
          <table:table-cell office:value-type="float" office:value="-0.9408" calcext:value-type="float">
            <text:p>-0.94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G</text:p>
          </table:table-cell>
          <table:table-cell/>
          <table:table-cell office:value-type="float" office:value="-0.2888" calcext:value-type="float">
            <text:p>-0.28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H</text:p>
          </table:table-cell>
          <table:table-cell/>
          <table:table-cell office:value-type="float" office:value="0.0289" calcext:value-type="float">
            <text:p>0.02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C</text:p>
          </table:table-cell>
          <table:table-cell/>
          <table:table-cell office:value-type="float" office:value="0.2257" calcext:value-type="float">
            <text:p>0.225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A</text:p>
          </table:table-cell>
          <table:table-cell/>
          <table:table-cell office:value-type="float" office:value="-0.5324" calcext:value-type="float">
            <text:p>-0.532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N</text:p>
          </table:table-cell>
          <table:table-cell/>
          <table:table-cell office:value-type="float" office:value="-0.7367" calcext:value-type="float">
            <text:p>-0.73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E</text:p>
          </table:table-cell>
          <table:table-cell/>
          <table:table-cell office:value-type="float" office:value="0.6237" calcext:value-type="float">
            <text:p>0.623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L</text:p>
          </table:table-cell>
          <table:table-cell/>
          <table:table-cell office:value-type="float" office:value="0.1847" calcext:value-type="float">
            <text:p>0.18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M</text:p>
          </table:table-cell>
          <table:table-cell/>
          <table:table-cell office:value-type="float" office:value="0.2439" calcext:value-type="float">
            <text:p>0.243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A</text:p>
          </table:table-cell>
          <table:table-cell/>
          <table:table-cell office:value-type="float" office:value="0.0512" calcext:value-type="float">
            <text:p>0.05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H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K</text:p>
          </table:table-cell>
          <table:table-cell/>
          <table:table-cell office:value-type="float" office:value="-0.5553" calcext:value-type="float">
            <text:p>-0.555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V</text:p>
          </table:table-cell>
          <table:table-cell/>
          <table:table-cell office:value-type="float" office:value="0.3468" calcext:value-type="float">
            <text:p>0.34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W</text:p>
          </table:table-cell>
          <table:table-cell/>
          <table:table-cell office:value-type="float" office:value="0.886" calcext:value-type="float">
            <text:p>0.8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T</text:p>
          </table:table-cell>
          <table:table-cell/>
          <table:table-cell office:value-type="float" office:value="-0.2614" calcext:value-type="float">
            <text:p>-0.261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R</text:p>
          </table:table-cell>
          <table:table-cell/>
          <table:table-cell office:value-type="float" office:value="-0.1042" calcext:value-type="float">
            <text:p>-0.10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S</text:p>
          </table:table-cell>
          <table:table-cell/>
          <table:table-cell office:value-type="float" office:value="-0.912" calcext:value-type="float">
            <text:p>-0.91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P</text:p>
          </table:table-cell>
          <table:table-cell/>
          <table:table-cell office:value-type="float" office:value="-0.3106" calcext:value-type="float">
            <text:p>-0.31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Q</text:p>
          </table:table-cell>
          <table:table-cell/>
          <table:table-cell office:value-type="float" office:value="-0.4329" calcext:value-type="float">
            <text:p>-0.43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T</text:p>
          </table:table-cell>
          <table:table-cell/>
          <table:table-cell office:value-type="float" office:value="0.0677" calcext:value-type="float">
            <text:p>0.06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V</text:p>
          </table:table-cell>
          <table:table-cell/>
          <table:table-cell office:value-type="float" office:value="0.2067" calcext:value-type="float">
            <text:p>0.20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I</text:p>
          </table:table-cell>
          <table:table-cell/>
          <table:table-cell office:value-type="float" office:value="0.5796" calcext:value-type="float">
            <text:p>0.579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P</text:p>
          </table:table-cell>
          <table:table-cell/>
          <table:table-cell office:value-type="float" office:value="-0.3962" calcext:value-type="float">
            <text:p>-0.39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R</text:p>
          </table:table-cell>
          <table:table-cell/>
          <table:table-cell office:value-type="float" office:value="-0.0094" calcext:value-type="float">
            <text:p>-0.00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E83Y</text:p>
          </table:table-cell>
          <table:table-cell/>
          <table:table-cell office:value-type="float" office:value="0.2794" calcext:value-type="float">
            <text:p>0.27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T701M</text:p>
          </table:table-cell>
          <table:table-cell/>
          <table:table-cell office:value-type="float" office:value="-0.2507" calcext:value-type="float">
            <text:p>-0.25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Q426Y</text:p>
          </table:table-cell>
          <table:table-cell/>
          <table:table-cell office:value-type="float" office:value="0.2137" calcext:value-type="float">
            <text:p>0.21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K</text:p>
          </table:table-cell>
          <table:table-cell/>
          <table:table-cell office:value-type="float" office:value="-1.1167" calcext:value-type="float">
            <text:p>-1.11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241R</text:p>
          </table:table-cell>
          <table:table-cell/>
          <table:table-cell office:value-type="float" office:value="-0.9373" calcext:value-type="float">
            <text:p>-0.9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5Y</text:p>
          </table:table-cell>
          <table:table-cell/>
          <table:table-cell office:value-type="float" office:value="-0.7619" calcext:value-type="float">
            <text:p>-0.76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H</text:p>
          </table:table-cell>
          <table:table-cell/>
          <table:table-cell office:value-type="float" office:value="-1.7307" calcext:value-type="float">
            <text:p>-1.73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87W</text:p>
          </table:table-cell>
          <table:table-cell/>
          <table:table-cell office:value-type="float" office:value="0.4647" calcext:value-type="float">
            <text:p>0.46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N</text:p>
          </table:table-cell>
          <table:table-cell/>
          <table:table-cell office:value-type="float" office:value="-2.1972" calcext:value-type="float">
            <text:p>-2.19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202Q</text:p>
          </table:table-cell>
          <table:table-cell/>
          <table:table-cell office:value-type="float" office:value="-0.6584" calcext:value-type="float">
            <text:p>-0.658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L</text:p>
          </table:table-cell>
          <table:table-cell/>
          <table:table-cell office:value-type="float" office:value="-2.3185" calcext:value-type="float">
            <text:p>-2.31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C</text:p>
          </table:table-cell>
          <table:table-cell/>
          <table:table-cell office:value-type="float" office:value="-3.0354" calcext:value-type="float">
            <text:p>-3.03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33L</text:p>
          </table:table-cell>
          <table:table-cell/>
          <table:table-cell office:value-type="float" office:value="-0.2956" calcext:value-type="float">
            <text:p>-0.29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410V</text:p>
          </table:table-cell>
          <table:table-cell/>
          <table:table-cell office:value-type="float" office:value="-1.4076" calcext:value-type="float">
            <text:p>-1.40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E365K</text:p>
          </table:table-cell>
          <table:table-cell/>
          <table:table-cell office:value-type="float" office:value="-0.3049" calcext:value-type="float">
            <text:p>-0.30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G</text:p>
          </table:table-cell>
          <table:table-cell/>
          <table:table-cell office:value-type="float" office:value="-3.2714" calcext:value-type="float">
            <text:p>-3.27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5V</text:p>
          </table:table-cell>
          <table:table-cell/>
          <table:table-cell office:value-type="float" office:value="-1.3225" calcext:value-type="float">
            <text:p>-1.322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E</text:p>
          </table:table-cell>
          <table:table-cell/>
          <table:table-cell office:value-type="float" office:value="-2.3581" calcext:value-type="float">
            <text:p>-2.35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D</text:p>
          </table:table-cell>
          <table:table-cell/>
          <table:table-cell office:value-type="float" office:value="-3.1014" calcext:value-type="float">
            <text:p>-3.10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Y</text:p>
          </table:table-cell>
          <table:table-cell/>
          <table:table-cell office:value-type="float" office:value="-2.781" calcext:value-type="float">
            <text:p>-2.7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85E</text:p>
          </table:table-cell>
          <table:table-cell/>
          <table:table-cell office:value-type="float" office:value="-0.9752" calcext:value-type="float">
            <text:p>-0.97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S</text:p>
          </table:table-cell>
          <table:table-cell/>
          <table:table-cell office:value-type="float" office:value="-2.8013" calcext:value-type="float">
            <text:p>-2.80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59W</text:p>
          </table:table-cell>
          <table:table-cell/>
          <table:table-cell office:value-type="float" office:value="-0.7952" calcext:value-type="float">
            <text:p>-0.79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Q</text:p>
          </table:table-cell>
          <table:table-cell/>
          <table:table-cell office:value-type="float" office:value="-1.791" calcext:value-type="float">
            <text:p>-1.7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70C</text:p>
          </table:table-cell>
          <table:table-cell/>
          <table:table-cell office:value-type="float" office:value="0.5906" calcext:value-type="float">
            <text:p>0.590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161S</text:p>
          </table:table-cell>
          <table:table-cell/>
          <table:table-cell office:value-type="float" office:value="-1.9743" calcext:value-type="float">
            <text:p>-1.97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V</text:p>
          </table:table-cell>
          <table:table-cell/>
          <table:table-cell office:value-type="float" office:value="-3.3518" calcext:value-type="float">
            <text:p>-3.35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3R</text:p>
          </table:table-cell>
          <table:table-cell/>
          <table:table-cell office:value-type="float" office:value="-0.4945" calcext:value-type="float">
            <text:p>-0.49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S235P</text:p>
          </table:table-cell>
          <table:table-cell/>
          <table:table-cell office:value-type="float" office:value="-0.0096" calcext:value-type="float">
            <text:p>-0.00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P</text:p>
          </table:table-cell>
          <table:table-cell/>
          <table:table-cell office:value-type="float" office:value="-2.5036" calcext:value-type="float">
            <text:p>-2.50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391L</text:p>
          </table:table-cell>
          <table:table-cell/>
          <table:table-cell office:value-type="float" office:value="-0.4829" calcext:value-type="float">
            <text:p>-0.48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M</text:p>
          </table:table-cell>
          <table:table-cell/>
          <table:table-cell office:value-type="float" office:value="-2.2211" calcext:value-type="float">
            <text:p>-2.22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179H</text:p>
          </table:table-cell>
          <table:table-cell/>
          <table:table-cell office:value-type="float" office:value="0.3178" calcext:value-type="float">
            <text:p>0.31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W</text:p>
          </table:table-cell>
          <table:table-cell/>
          <table:table-cell office:value-type="float" office:value="-2.4309" calcext:value-type="float">
            <text:p>-2.43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I299T</text:p>
          </table:table-cell>
          <table:table-cell/>
          <table:table-cell office:value-type="float" office:value="-2.1831" calcext:value-type="float">
            <text:p>-2.1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02H</text:p>
          </table:table-cell>
          <table:table-cell/>
          <table:table-cell office:value-type="float" office:value="-0.1797" calcext:value-type="float">
            <text:p>-0.17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A348V</text:p>
          </table:table-cell>
          <table:table-cell/>
          <table:table-cell office:value-type="float" office:value="-0.0013" calcext:value-type="float">
            <text:p>-0.00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S403T</text:p>
          </table:table-cell>
          <table:table-cell/>
          <table:table-cell office:value-type="float" office:value="-0.0623" calcext:value-type="float">
            <text:p>-0.06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448H</text:p>
          </table:table-cell>
          <table:table-cell/>
          <table:table-cell office:value-type="float" office:value="-0.5535" calcext:value-type="float">
            <text:p>-0.55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90L</text:p>
          </table:table-cell>
          <table:table-cell/>
          <table:table-cell office:value-type="float" office:value="-1.0937" calcext:value-type="float">
            <text:p>-1.09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59Q</text:p>
          </table:table-cell>
          <table:table-cell/>
          <table:table-cell office:value-type="float" office:value="-2.4297" calcext:value-type="float">
            <text:p>-2.42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T</text:p>
          </table:table-cell>
          <table:table-cell/>
          <table:table-cell office:value-type="float" office:value="-3.0086" calcext:value-type="float">
            <text:p>-3.00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A</text:p>
          </table:table-cell>
          <table:table-cell/>
          <table:table-cell office:value-type="float" office:value="-2.1431" calcext:value-type="float">
            <text:p>-2.14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364R</text:p>
          </table:table-cell>
          <table:table-cell/>
          <table:table-cell office:value-type="float" office:value="0.4806" calcext:value-type="float">
            <text:p>0.48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440L</text:p>
          </table:table-cell>
          <table:table-cell/>
          <table:table-cell office:value-type="float" office:value="-0.5114" calcext:value-type="float">
            <text:p>-0.51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W351C</text:p>
          </table:table-cell>
          <table:table-cell/>
          <table:table-cell office:value-type="float" office:value="-2.8619" calcext:value-type="float">
            <text:p>-2.86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409S</text:p>
          </table:table-cell>
          <table:table-cell/>
          <table:table-cell office:value-type="float" office:value="-1.64" calcext:value-type="float">
            <text:p>-1.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409T</text:p>
          </table:table-cell>
          <table:table-cell/>
          <table:table-cell office:value-type="float" office:value="-0.8892" calcext:value-type="float">
            <text:p>-0.889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354H</text:p>
          </table:table-cell>
          <table:table-cell/>
          <table:table-cell office:value-type="float" office:value="-0.3053" calcext:value-type="float">
            <text:p>-0.30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454R</text:p>
          </table:table-cell>
          <table:table-cell/>
          <table:table-cell office:value-type="float" office:value="-1.5327" calcext:value-type="float">
            <text:p>-1.53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70L</text:p>
          </table:table-cell>
          <table:table-cell/>
          <table:table-cell office:value-type="float" office:value="0.8593" calcext:value-type="float">
            <text:p>0.859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Y251H</text:p>
          </table:table-cell>
          <table:table-cell/>
          <table:table-cell office:value-type="float" office:value="-1.4955" calcext:value-type="float">
            <text:p>-1.49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F</text:p>
          </table:table-cell>
          <table:table-cell/>
          <table:table-cell office:value-type="float" office:value="-2.9319" calcext:value-type="float">
            <text:p>-2.93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328L</text:p>
          </table:table-cell>
          <table:table-cell/>
          <table:table-cell office:value-type="float" office:value="-0.4227" calcext:value-type="float">
            <text:p>-0.42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H350R</text:p>
          </table:table-cell>
          <table:table-cell/>
          <table:table-cell office:value-type="float" office:value="-1.5967" calcext:value-type="float">
            <text:p>-1.59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483P</text:p>
          </table:table-cell>
          <table:table-cell/>
          <table:table-cell office:value-type="float" office:value="-1.7765" calcext:value-type="float">
            <text:p>-1.7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37F</text:p>
          </table:table-cell>
          <table:table-cell/>
          <table:table-cell office:value-type="float" office:value="-0.5242" calcext:value-type="float">
            <text:p>-0.524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416S</text:p>
          </table:table-cell>
          <table:table-cell/>
          <table:table-cell office:value-type="float" office:value="0.0092" calcext:value-type="float">
            <text:p>0.00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448V</text:p>
          </table:table-cell>
          <table:table-cell/>
          <table:table-cell office:value-type="float" office:value="0.0615" calcext:value-type="float">
            <text:p>0.06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517S</text:p>
          </table:table-cell>
          <table:table-cell/>
          <table:table-cell office:value-type="float" office:value="-0.4315" calcext:value-type="float">
            <text:p>-0.43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C381G</text:p>
          </table:table-cell>
          <table:table-cell/>
          <table:table-cell office:value-type="float" office:value="-2.2382" calcext:value-type="float">
            <text:p>-2.23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35H</text:p>
          </table:table-cell>
          <table:table-cell/>
          <table:table-cell office:value-type="float" office:value="-0.1276" calcext:value-type="float">
            <text:p>-0.12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227S</text:p>
          </table:table-cell>
          <table:table-cell/>
          <table:table-cell office:value-type="float" office:value="-0.5702" calcext:value-type="float">
            <text:p>-0.57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8I</text:p>
          </table:table-cell>
          <table:table-cell/>
          <table:table-cell office:value-type="float" office:value="-3.0659" calcext:value-type="float">
            <text:p>-3.06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144R</text:p>
          </table:table-cell>
          <table:table-cell/>
          <table:table-cell office:value-type="float" office:value="-0.8398" calcext:value-type="float">
            <text:p>-0.839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2I</text:p>
          </table:table-cell>
          <table:table-cell/>
          <table:table-cell office:value-type="float" office:value="-1.1923" calcext:value-type="float">
            <text:p>-1.19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02C</text:p>
          </table:table-cell>
          <table:table-cell/>
          <table:table-cell office:value-type="float" office:value="0.7551" calcext:value-type="float">
            <text:p>0.755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14L</text:p>
          </table:table-cell>
          <table:table-cell/>
          <table:table-cell office:value-type="float" office:value="-0.7538" calcext:value-type="float">
            <text:p>-0.753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296Q</text:p>
          </table:table-cell>
          <table:table-cell/>
          <table:table-cell office:value-type="float" office:value="-1.4685" calcext:value-type="float">
            <text:p>-1.46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2G</text:p>
          </table:table-cell>
          <table:table-cell/>
          <table:table-cell office:value-type="float" office:value="-1.0534" calcext:value-type="float">
            <text:p>-1.05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96Q</text:p>
          </table:table-cell>
          <table:table-cell/>
          <table:table-cell office:value-type="float" office:value="-1.6506" calcext:value-type="float">
            <text:p>-1.65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W223R</text:p>
          </table:table-cell>
          <table:table-cell/>
          <table:table-cell office:value-type="float" office:value="-1.9316" calcext:value-type="float">
            <text:p>-1.93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A495P</text:p>
          </table:table-cell>
          <table:table-cell/>
          <table:table-cell office:value-type="float" office:value="-0.1307" calcext:value-type="float">
            <text:p>-0.13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18N</text:p>
          </table:table-cell>
          <table:table-cell/>
          <table:table-cell office:value-type="float" office:value="-0.4851" calcext:value-type="float">
            <text:p>-0.48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54L</text:p>
          </table:table-cell>
          <table:table-cell/>
          <table:table-cell office:value-type="float" office:value="-0.8147" calcext:value-type="float">
            <text:p>-0.81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G</text:p>
          </table:table-cell>
          <table:table-cell/>
          <table:table-cell office:value-type="float" office:value="-5.3697" calcext:value-type="float">
            <text:p>-5.3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D</text:p>
          </table:table-cell>
          <table:table-cell/>
          <table:table-cell office:value-type="float" office:value="-3.512" calcext:value-type="float">
            <text:p>-3.5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V</text:p>
          </table:table-cell>
          <table:table-cell/>
          <table:table-cell office:value-type="float" office:value="0.1054" calcext:value-type="float">
            <text:p>0.1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W</text:p>
          </table:table-cell>
          <table:table-cell/>
          <table:table-cell office:value-type="float" office:value="0.8526" calcext:value-type="float">
            <text:p>0.85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T</text:p>
          </table:table-cell>
          <table:table-cell/>
          <table:table-cell office:value-type="float" office:value="-0.6344" calcext:value-type="float">
            <text:p>-0.634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E</text:p>
          </table:table-cell>
          <table:table-cell/>
          <table:table-cell office:value-type="float" office:value="-3.1368" calcext:value-type="float">
            <text:p>-3.13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S</text:p>
          </table:table-cell>
          <table:table-cell/>
          <table:table-cell office:value-type="float" office:value="-1.1425" calcext:value-type="float">
            <text:p>-1.142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P</text:p>
          </table:table-cell>
          <table:table-cell/>
          <table:table-cell office:value-type="float" office:value="-0.7373" calcext:value-type="float">
            <text:p>-0.7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127R</text:p>
          </table:table-cell>
          <table:table-cell/>
          <table:table-cell office:value-type="float" office:value="-1.8148" calcext:value-type="float">
            <text:p>-1.81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Y</text:p>
          </table:table-cell>
          <table:table-cell/>
          <table:table-cell office:value-type="float" office:value="0.0602" calcext:value-type="float">
            <text:p>0.06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F</text:p>
          </table:table-cell>
          <table:table-cell/>
          <table:table-cell office:value-type="float" office:value="0.6439" calcext:value-type="float">
            <text:p>0.643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G</text:p>
          </table:table-cell>
          <table:table-cell/>
          <table:table-cell office:value-type="float" office:value="-1.346" calcext:value-type="float">
            <text:p>-1.3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D</text:p>
          </table:table-cell>
          <table:table-cell/>
          <table:table-cell office:value-type="float" office:value="-1.3278" calcext:value-type="float">
            <text:p>-1.32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E</text:p>
          </table:table-cell>
          <table:table-cell/>
          <table:table-cell office:value-type="float" office:value="-1.1968" calcext:value-type="float">
            <text:p>-1.19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C</text:p>
          </table:table-cell>
          <table:table-cell/>
          <table:table-cell office:value-type="float" office:value="0.5267" calcext:value-type="float">
            <text:p>0.526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A</text:p>
          </table:table-cell>
          <table:table-cell/>
          <table:table-cell office:value-type="float" office:value="-1.0003" calcext:value-type="float">
            <text:p>-1.0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N</text:p>
          </table:table-cell>
          <table:table-cell/>
          <table:table-cell office:value-type="float" office:value="-1.106" calcext:value-type="float">
            <text:p>-1.1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I</text:p>
          </table:table-cell>
          <table:table-cell/>
          <table:table-cell office:value-type="float" office:value="-1.4104" calcext:value-type="float">
            <text:p>-1.41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L</text:p>
          </table:table-cell>
          <table:table-cell/>
          <table:table-cell office:value-type="float" office:value="0.4228" calcext:value-type="float">
            <text:p>0.42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M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K</text:p>
          </table:table-cell>
          <table:table-cell/>
          <table:table-cell office:value-type="float" office:value="-0.7817" calcext:value-type="float">
            <text:p>-0.781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H</text:p>
          </table:table-cell>
          <table:table-cell/>
          <table:table-cell office:value-type="float" office:value="-0.5015" calcext:value-type="float">
            <text:p>-0.50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I</text:p>
          </table:table-cell>
          <table:table-cell/>
          <table:table-cell office:value-type="float" office:value="0.6391" calcext:value-type="float">
            <text:p>0.639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E482K</text:p>
          </table:table-cell>
          <table:table-cell/>
          <table:table-cell office:value-type="float" office:value="0.0636" calcext:value-type="float">
            <text:p>0.06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K197T</text:p>
          </table:table-cell>
          <table:table-cell/>
          <table:table-cell office:value-type="float" office:value="-0.5274" calcext:value-type="float">
            <text:p>-0.52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Y</text:p>
          </table:table-cell>
          <table:table-cell/>
          <table:table-cell office:value-type="float" office:value="-2.235" calcext:value-type="float">
            <text:p>-2.2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69S</text:p>
          </table:table-cell>
          <table:table-cell/>
          <table:table-cell office:value-type="float" office:value="-0.2859" calcext:value-type="float">
            <text:p>-0.28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85R</text:p>
          </table:table-cell>
          <table:table-cell/>
          <table:table-cell office:value-type="float" office:value="-2.7326" calcext:value-type="float">
            <text:p>-2.73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324V</text:p>
          </table:table-cell>
          <table:table-cell/>
          <table:table-cell office:value-type="float" office:value="-0.5428" calcext:value-type="float">
            <text:p>-0.54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L</text:p>
          </table:table-cell>
          <table:table-cell/>
          <table:table-cell office:value-type="float" office:value="-2.7071" calcext:value-type="float">
            <text:p>-2.70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M</text:p>
          </table:table-cell>
          <table:table-cell/>
          <table:table-cell office:value-type="float" office:value="-3.0529" calcext:value-type="float">
            <text:p>-3.05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N</text:p>
          </table:table-cell>
          <table:table-cell/>
          <table:table-cell office:value-type="float" office:value="-4.3408" calcext:value-type="float">
            <text:p>-4.34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H</text:p>
          </table:table-cell>
          <table:table-cell/>
          <table:table-cell office:value-type="float" office:value="-3.5522" calcext:value-type="float">
            <text:p>-3.55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I</text:p>
          </table:table-cell>
          <table:table-cell/>
          <table:table-cell office:value-type="float" office:value="-2.527" calcext:value-type="float">
            <text:p>-2.5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K</text:p>
          </table:table-cell>
          <table:table-cell/>
          <table:table-cell office:value-type="float" office:value="-3.7367" calcext:value-type="float">
            <text:p>-3.73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301R</text:p>
          </table:table-cell>
          <table:table-cell/>
          <table:table-cell office:value-type="float" office:value="-1.2957" calcext:value-type="float">
            <text:p>-1.29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E</text:p>
          </table:table-cell>
          <table:table-cell/>
          <table:table-cell office:value-type="float" office:value="-4.1701" calcext:value-type="float">
            <text:p>-4.17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F</text:p>
          </table:table-cell>
          <table:table-cell/>
          <table:table-cell office:value-type="float" office:value="-2.4914" calcext:value-type="float">
            <text:p>-2.49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G</text:p>
          </table:table-cell>
          <table:table-cell/>
          <table:table-cell office:value-type="float" office:value="-5.5236" calcext:value-type="float">
            <text:p>-5.52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A</text:p>
          </table:table-cell>
          <table:table-cell/>
          <table:table-cell office:value-type="float" office:value="-4.0648" calcext:value-type="float">
            <text:p>-4.06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C</text:p>
          </table:table-cell>
          <table:table-cell/>
          <table:table-cell office:value-type="float" office:value="-3.7256" calcext:value-type="float">
            <text:p>-3.72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Y</text:p>
          </table:table-cell>
          <table:table-cell/>
          <table:table-cell office:value-type="float" office:value="-2.4927" calcext:value-type="float">
            <text:p>-2.49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T</text:p>
          </table:table-cell>
          <table:table-cell/>
          <table:table-cell office:value-type="float" office:value="-3.9441" calcext:value-type="float">
            <text:p>-3.94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V</text:p>
          </table:table-cell>
          <table:table-cell/>
          <table:table-cell office:value-type="float" office:value="-3.1846" calcext:value-type="float">
            <text:p>-3.1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P</text:p>
          </table:table-cell>
          <table:table-cell/>
          <table:table-cell office:value-type="float" office:value="-3.4718" calcext:value-type="float">
            <text:p>-3.47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Q</text:p>
          </table:table-cell>
          <table:table-cell/>
          <table:table-cell office:value-type="float" office:value="-3.8565" calcext:value-type="float">
            <text:p>-3.85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R</text:p>
          </table:table-cell>
          <table:table-cell/>
          <table:table-cell office:value-type="float" office:value="-3.132" calcext:value-type="float">
            <text:p>-3.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S</text:p>
          </table:table-cell>
          <table:table-cell/>
          <table:table-cell office:value-type="float" office:value="-4.8584" calcext:value-type="float">
            <text:p>-4.85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S</text:p>
          </table:table-cell>
          <table:table-cell/>
          <table:table-cell office:value-type="float" office:value="-2.3762" calcext:value-type="float">
            <text:p>-2.3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R</text:p>
          </table:table-cell>
          <table:table-cell/>
          <table:table-cell office:value-type="float" office:value="-1.5156" calcext:value-type="float">
            <text:p>-1.51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Q</text:p>
          </table:table-cell>
          <table:table-cell/>
          <table:table-cell office:value-type="float" office:value="-1.9066" calcext:value-type="float">
            <text:p>-1.90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P</text:p>
          </table:table-cell>
          <table:table-cell/>
          <table:table-cell office:value-type="float" office:value="-1.9897" calcext:value-type="float">
            <text:p>-1.98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W</text:p>
          </table:table-cell>
          <table:table-cell/>
          <table:table-cell office:value-type="float" office:value="-0.1837" calcext:value-type="float">
            <text:p>-0.18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V</text:p>
          </table:table-cell>
          <table:table-cell/>
          <table:table-cell office:value-type="float" office:value="-1.2708" calcext:value-type="float">
            <text:p>-1.27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T</text:p>
          </table:table-cell>
          <table:table-cell/>
          <table:table-cell office:value-type="float" office:value="-1.9324" calcext:value-type="float">
            <text:p>-1.93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W</text:p>
          </table:table-cell>
          <table:table-cell/>
          <table:table-cell office:value-type="float" office:value="0.9086" calcext:value-type="float">
            <text:p>0.90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50D</text:p>
          </table:table-cell>
          <table:table-cell/>
          <table:table-cell office:value-type="float" office:value="-0.662" calcext:value-type="float">
            <text:p>-0.6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A</text:p>
          </table:table-cell>
          <table:table-cell/>
          <table:table-cell office:value-type="float" office:value="-2.2471" calcext:value-type="float">
            <text:p>-2.24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L</text:p>
          </table:table-cell>
          <table:table-cell/>
          <table:table-cell office:value-type="float" office:value="0.5252" calcext:value-type="float">
            <text:p>0.525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G</text:p>
          </table:table-cell>
          <table:table-cell/>
          <table:table-cell office:value-type="float" office:value="-2.7874" calcext:value-type="float">
            <text:p>-2.78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F</text:p>
          </table:table-cell>
          <table:table-cell/>
          <table:table-cell office:value-type="float" office:value="-0.0928" calcext:value-type="float">
            <text:p>-0.09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Q</text:p>
          </table:table-cell>
          <table:table-cell/>
          <table:table-cell office:value-type="float" office:value="-1.0712" calcext:value-type="float">
            <text:p>-1.07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H</text:p>
          </table:table-cell>
          <table:table-cell/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K</text:p>
          </table:table-cell>
          <table:table-cell/>
          <table:table-cell office:value-type="float" office:value="-1.2079" calcext:value-type="float">
            <text:p>-1.20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I</text:p>
          </table:table-cell>
          <table:table-cell/>
          <table:table-cell office:value-type="float" office:value="-0.8054" calcext:value-type="float">
            <text:p>-0.80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H</text:p>
          </table:table-cell>
          <table:table-cell/>
          <table:table-cell office:value-type="float" office:value="-1.4489" calcext:value-type="float">
            <text:p>-1.4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C</text:p>
          </table:table-cell>
          <table:table-cell/>
          <table:table-cell office:value-type="float" office:value="0.6287" calcext:value-type="float">
            <text:p>0.628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N</text:p>
          </table:table-cell>
          <table:table-cell/>
          <table:table-cell office:value-type="float" office:value="-2.2223" calcext:value-type="float">
            <text:p>-2.22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M</text:p>
          </table:table-cell>
          <table:table-cell/>
          <table:table-cell office:value-type="float" office:value="-1.1389" calcext:value-type="float">
            <text:p>-1.1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L</text:p>
          </table:table-cell>
          <table:table-cell/>
          <table:table-cell office:value-type="float" office:value="-0.7652" calcext:value-type="float">
            <text:p>-0.76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C</text:p>
          </table:table-cell>
          <table:table-cell/>
          <table:table-cell office:value-type="float" office:value="-1.2042" calcext:value-type="float">
            <text:p>-1.2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Q</text:p>
          </table:table-cell>
          <table:table-cell/>
          <table:table-cell office:value-type="float" office:value="-0.7369" calcext:value-type="float">
            <text:p>-0.736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C58Y</text:p>
          </table:table-cell>
          <table:table-cell/>
          <table:table-cell office:value-type="float" office:value="-0.9185" calcext:value-type="float">
            <text:p>-0.918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M</text:p>
          </table:table-cell>
          <table:table-cell/>
          <table:table-cell office:value-type="float" office:value="0.3203" calcext:value-type="float">
            <text:p>0.32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L</text:p>
          </table:table-cell>
          <table:table-cell/>
          <table:table-cell office:value-type="float" office:value="0.6228" calcext:value-type="float">
            <text:p>0.622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N</text:p>
          </table:table-cell>
          <table:table-cell/>
          <table:table-cell office:value-type="float" office:value="-0.686" calcext:value-type="float">
            <text:p>-0.6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I</text:p>
          </table:table-cell>
          <table:table-cell/>
          <table:table-cell office:value-type="float" office:value="0.7682" calcext:value-type="float">
            <text:p>0.768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H</text:p>
          </table:table-cell>
          <table:table-cell/>
          <table:table-cell office:value-type="float" office:value="-0.3137" calcext:value-type="float">
            <text:p>-0.31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K</text:p>
          </table:table-cell>
          <table:table-cell/>
          <table:table-cell office:value-type="float" office:value="-0.6688" calcext:value-type="float">
            <text:p>-0.66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E</text:p>
          </table:table-cell>
          <table:table-cell/>
          <table:table-cell office:value-type="float" office:value="-0.799" calcext:value-type="float">
            <text:p>-0.7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D</text:p>
          </table:table-cell>
          <table:table-cell/>
          <table:table-cell office:value-type="float" office:value="-1.1522" calcext:value-type="float">
            <text:p>-1.15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G</text:p>
          </table:table-cell>
          <table:table-cell/>
          <table:table-cell office:value-type="float" office:value="-1.0382" calcext:value-type="float">
            <text:p>-1.03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F</text:p>
          </table:table-cell>
          <table:table-cell/>
          <table:table-cell office:value-type="float" office:value="0.7675" calcext:value-type="float">
            <text:p>0.767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A</text:p>
          </table:table-cell>
          <table:table-cell/>
          <table:table-cell office:value-type="float" office:value="-0.6104" calcext:value-type="float">
            <text:p>-0.61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H204R</text:p>
          </table:table-cell>
          <table:table-cell/>
          <table:table-cell office:value-type="float" office:value="-1.3088" calcext:value-type="float">
            <text:p>-1.30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C</text:p>
          </table:table-cell>
          <table:table-cell/>
          <table:table-cell office:value-type="float" office:value="0.6226" calcext:value-type="float">
            <text:p>0.62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247W</text:p>
          </table:table-cell>
          <table:table-cell/>
          <table:table-cell office:value-type="float" office:value="-1.2552" calcext:value-type="float">
            <text:p>-1.25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F211S</text:p>
          </table:table-cell>
          <table:table-cell/>
          <table:table-cell office:value-type="float" office:value="-3.0846" calcext:value-type="float">
            <text:p>-3.0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Y</text:p>
          </table:table-cell>
          <table:table-cell/>
          <table:table-cell office:value-type="float" office:value="0.217" calcext:value-type="float">
            <text:p>0.2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T</text:p>
          </table:table-cell>
          <table:table-cell/>
          <table:table-cell office:value-type="float" office:value="-0.2577" calcext:value-type="float">
            <text:p>-0.25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C</text:p>
          </table:table-cell>
          <table:table-cell/>
          <table:table-cell office:value-type="float" office:value="-3.5427" calcext:value-type="float">
            <text:p>-3.5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V</text:p>
          </table:table-cell>
          <table:table-cell/>
          <table:table-cell office:value-type="float" office:value="-0.4375" calcext:value-type="float">
            <text:p>-0.4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T</text:p>
          </table:table-cell>
          <table:table-cell/>
          <table:table-cell office:value-type="float" office:value="-0.4485" calcext:value-type="float">
            <text:p>-0.4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W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V</text:p>
          </table:table-cell>
          <table:table-cell/>
          <table:table-cell office:value-type="float" office:value="0.287" calcext:value-type="float">
            <text:p>0.2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Q</text:p>
          </table:table-cell>
          <table:table-cell/>
          <table:table-cell office:value-type="float" office:value="-0.2072" calcext:value-type="float">
            <text:p>-0.20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P</text:p>
          </table:table-cell>
          <table:table-cell/>
          <table:table-cell office:value-type="float" office:value="-0.4363" calcext:value-type="float">
            <text:p>-0.43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S</text:p>
          </table:table-cell>
          <table:table-cell/>
          <table:table-cell office:value-type="float" office:value="-0.6207" calcext:value-type="float">
            <text:p>-0.62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39R</text:p>
          </table:table-cell>
          <table:table-cell/>
          <table:table-cell office:value-type="float" office:value="-1.6867" calcext:value-type="float">
            <text:p>-1.68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H</text:p>
          </table:table-cell>
          <table:table-cell/>
          <table:table-cell office:value-type="float" office:value="-1.9412" calcext:value-type="float">
            <text:p>-1.94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H</text:p>
          </table:table-cell>
          <table:table-cell/>
          <table:table-cell office:value-type="float" office:value="-1.3459" calcext:value-type="float">
            <text:p>-1.34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I</text:p>
          </table:table-cell>
          <table:table-cell/>
          <table:table-cell office:value-type="float" office:value="-3.0779" calcext:value-type="float">
            <text:p>-3.07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N</text:p>
          </table:table-cell>
          <table:table-cell/>
          <table:table-cell office:value-type="float" office:value="-2.1602" calcext:value-type="float">
            <text:p>-2.16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L</text:p>
          </table:table-cell>
          <table:table-cell/>
          <table:table-cell office:value-type="float" office:value="-2.2938" calcext:value-type="float">
            <text:p>-2.29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M</text:p>
          </table:table-cell>
          <table:table-cell/>
          <table:table-cell office:value-type="float" office:value="-2.1511" calcext:value-type="float">
            <text:p>-2.15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V</text:p>
          </table:table-cell>
          <table:table-cell/>
          <table:table-cell office:value-type="float" office:value="-2.7896" calcext:value-type="float">
            <text:p>-2.78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C</text:p>
          </table:table-cell>
          <table:table-cell/>
          <table:table-cell office:value-type="float" office:value="-2.8006" calcext:value-type="float">
            <text:p>-2.80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C</text:p>
          </table:table-cell>
          <table:table-cell/>
          <table:table-cell office:value-type="float" office:value="-2.7246" calcext:value-type="float">
            <text:p>-2.72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A</text:p>
          </table:table-cell>
          <table:table-cell/>
          <table:table-cell office:value-type="float" office:value="-1.9208" calcext:value-type="float">
            <text:p>-1.92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F</text:p>
          </table:table-cell>
          <table:table-cell/>
          <table:table-cell office:value-type="float" office:value="-2.8436" calcext:value-type="float">
            <text:p>-2.84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G</text:p>
          </table:table-cell>
          <table:table-cell/>
          <table:table-cell office:value-type="float" office:value="-2.9063" calcext:value-type="float">
            <text:p>-2.90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D</text:p>
          </table:table-cell>
          <table:table-cell/>
          <table:table-cell office:value-type="float" office:value="-2.9971" calcext:value-type="float">
            <text:p>-2.99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E</text:p>
          </table:table-cell>
          <table:table-cell/>
          <table:table-cell office:value-type="float" office:value="-2.3707" calcext:value-type="float">
            <text:p>-2.37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N</text:p>
          </table:table-cell>
          <table:table-cell/>
          <table:table-cell office:value-type="float" office:value="-3.83" calcext:value-type="float">
            <text:p>-3.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L</text:p>
          </table:table-cell>
          <table:table-cell/>
          <table:table-cell office:value-type="float" office:value="-2.4407" calcext:value-type="float">
            <text:p>-2.44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Y</text:p>
          </table:table-cell>
          <table:table-cell/>
          <table:table-cell office:value-type="float" office:value="-2.5777" calcext:value-type="float">
            <text:p>-2.57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K</text:p>
          </table:table-cell>
          <table:table-cell/>
          <table:table-cell office:value-type="float" office:value="-4.0864" calcext:value-type="float">
            <text:p>-4.08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H</text:p>
          </table:table-cell>
          <table:table-cell/>
          <table:table-cell office:value-type="float" office:value="-3.7274" calcext:value-type="float">
            <text:p>-3.72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I</text:p>
          </table:table-cell>
          <table:table-cell/>
          <table:table-cell office:value-type="float" office:value="-2.6906" calcext:value-type="float">
            <text:p>-2.6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F</text:p>
          </table:table-cell>
          <table:table-cell/>
          <table:table-cell office:value-type="float" office:value="-2.3028" calcext:value-type="float">
            <text:p>-2.302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S</text:p>
          </table:table-cell>
          <table:table-cell/>
          <table:table-cell office:value-type="float" office:value="-2.7335" calcext:value-type="float">
            <text:p>-2.73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P</text:p>
          </table:table-cell>
          <table:table-cell/>
          <table:table-cell office:value-type="float" office:value="-2.4444" calcext:value-type="float">
            <text:p>-2.4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Q</text:p>
          </table:table-cell>
          <table:table-cell/>
          <table:table-cell office:value-type="float" office:value="-1.9547" calcext:value-type="float">
            <text:p>-1.95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V</text:p>
          </table:table-cell>
          <table:table-cell/>
          <table:table-cell office:value-type="float" office:value="-3.2758" calcext:value-type="float">
            <text:p>-3.27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W</text:p>
          </table:table-cell>
          <table:table-cell/>
          <table:table-cell office:value-type="float" office:value="-2.4384" calcext:value-type="float">
            <text:p>-2.43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T</text:p>
          </table:table-cell>
          <table:table-cell/>
          <table:table-cell office:value-type="float" office:value="-2.981" calcext:value-type="float">
            <text:p>-2.9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A</text:p>
          </table:table-cell>
          <table:table-cell/>
          <table:table-cell office:value-type="float" office:value="-4.4045" calcext:value-type="float">
            <text:p>-4.40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451V</text:p>
          </table:table-cell>
          <table:table-cell/>
          <table:table-cell office:value-type="float" office:value="-0.9308" calcext:value-type="float">
            <text:p>-0.93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192L</text:p>
          </table:table-cell>
          <table:table-cell/>
          <table:table-cell office:value-type="float" office:value="-0.0964" calcext:value-type="float">
            <text:p>-0.09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S210F</text:p>
          </table:table-cell>
          <table:table-cell/>
          <table:table-cell office:value-type="float" office:value="-0.7201" calcext:value-type="float">
            <text:p>-0.720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K</text:p>
          </table:table-cell>
          <table:table-cell/>
          <table:table-cell office:value-type="float" office:value="-1.229" calcext:value-type="float">
            <text:p>-1.2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H</text:p>
          </table:table-cell>
          <table:table-cell/>
          <table:table-cell office:value-type="float" office:value="-1.7523" calcext:value-type="float">
            <text:p>-1.7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C</text:p>
          </table:table-cell>
          <table:table-cell/>
          <table:table-cell office:value-type="float" office:value="-3.0158" calcext:value-type="float">
            <text:p>-3.01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Y</text:p>
          </table:table-cell>
          <table:table-cell/>
          <table:table-cell office:value-type="float" office:value="-1.207" calcext:value-type="float">
            <text:p>-1.2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T</text:p>
          </table:table-cell>
          <table:table-cell/>
          <table:table-cell office:value-type="float" office:value="-2.2948" calcext:value-type="float">
            <text:p>-2.29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V</text:p>
          </table:table-cell>
          <table:table-cell/>
          <table:table-cell office:value-type="float" office:value="-1.9883" calcext:value-type="float">
            <text:p>-1.98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Q</text:p>
          </table:table-cell>
          <table:table-cell/>
          <table:table-cell office:value-type="float" office:value="-1.1675" calcext:value-type="float">
            <text:p>-1.16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P</text:p>
          </table:table-cell>
          <table:table-cell/>
          <table:table-cell office:value-type="float" office:value="-2.3912" calcext:value-type="float">
            <text:p>-2.3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S</text:p>
          </table:table-cell>
          <table:table-cell/>
          <table:table-cell office:value-type="float" office:value="-2.112" calcext:value-type="float">
            <text:p>-2.1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R</text:p>
          </table:table-cell>
          <table:table-cell/>
          <table:table-cell office:value-type="float" office:value="-1.5708" calcext:value-type="float">
            <text:p>-1.57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M</text:p>
          </table:table-cell>
          <table:table-cell/>
          <table:table-cell office:value-type="float" office:value="-1.3748" calcext:value-type="float">
            <text:p>-1.37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L</text:p>
          </table:table-cell>
          <table:table-cell/>
          <table:table-cell office:value-type="float" office:value="-1.3775" calcext:value-type="float">
            <text:p>-1.37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D258H</text:p>
          </table:table-cell>
          <table:table-cell/>
          <table:table-cell office:value-type="float" office:value="0.4326" calcext:value-type="float">
            <text:p>0.43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N</text:p>
          </table:table-cell>
          <table:table-cell/>
          <table:table-cell office:value-type="float" office:value="-2.3401" calcext:value-type="float">
            <text:p>-2.34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454S</text:p>
          </table:table-cell>
          <table:table-cell/>
          <table:table-cell office:value-type="float" office:value="-0.8325" calcext:value-type="float">
            <text:p>-0.83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H</text:p>
          </table:table-cell>
          <table:table-cell/>
          <table:table-cell office:value-type="float" office:value="-1.849" calcext:value-type="float">
            <text:p>-1.8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K</text:p>
          </table:table-cell>
          <table:table-cell/>
          <table:table-cell office:value-type="float" office:value="-1.524" calcext:value-type="float">
            <text:p>-1.5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I436V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E</text:p>
          </table:table-cell>
          <table:table-cell/>
          <table:table-cell office:value-type="float" office:value="-2.1156" calcext:value-type="float">
            <text:p>-2.11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D</text:p>
          </table:table-cell>
          <table:table-cell/>
          <table:table-cell office:value-type="float" office:value="-2.8913" calcext:value-type="float">
            <text:p>-2.89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G</text:p>
          </table:table-cell>
          <table:table-cell/>
          <table:table-cell office:value-type="float" office:value="-2.7786" calcext:value-type="float">
            <text:p>-2.77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F</text:p>
          </table:table-cell>
          <table:table-cell/>
          <table:table-cell office:value-type="float" office:value="-1.3132" calcext:value-type="float">
            <text:p>-1.3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A</text:p>
          </table:table-cell>
          <table:table-cell/>
          <table:table-cell office:value-type="float" office:value="-2.3697" calcext:value-type="float">
            <text:p>-2.3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T</text:p>
          </table:table-cell>
          <table:table-cell/>
          <table:table-cell office:value-type="float" office:value="-3.4146" calcext:value-type="float">
            <text:p>-3.41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C</text:p>
          </table:table-cell>
          <table:table-cell/>
          <table:table-cell office:value-type="float" office:value="-1.9973" calcext:value-type="float">
            <text:p>-1.99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20C</text:p>
          </table:table-cell>
          <table:table-cell/>
          <table:table-cell office:value-type="float" office:value="-2.739" calcext:value-type="float">
            <text:p>-2.7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R</text:p>
          </table:table-cell>
          <table:table-cell/>
          <table:table-cell office:value-type="float" office:value="-2.9208" calcext:value-type="float">
            <text:p>-2.92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N399D</text:p>
          </table:table-cell>
          <table:table-cell/>
          <table:table-cell office:value-type="float" office:value="-0.0909" calcext:value-type="float">
            <text:p>-0.09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74C</text:p>
          </table:table-cell>
          <table:table-cell/>
          <table:table-cell office:value-type="float" office:value="-3.1034" calcext:value-type="float">
            <text:p>-3.1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S</text:p>
          </table:table-cell>
          <table:table-cell/>
          <table:table-cell office:value-type="float" office:value="-4.4598" calcext:value-type="float">
            <text:p>-4.45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P</text:p>
          </table:table-cell>
          <table:table-cell/>
          <table:table-cell office:value-type="float" office:value="-2.6906" calcext:value-type="float">
            <text:p>-2.6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Q</text:p>
          </table:table-cell>
          <table:table-cell/>
          <table:table-cell office:value-type="float" office:value="-3.4402" calcext:value-type="float">
            <text:p>-3.44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E</text:p>
          </table:table-cell>
          <table:table-cell/>
          <table:table-cell office:value-type="float" office:value="-1.9843" calcext:value-type="float">
            <text:p>-1.9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F305D</text:p>
          </table:table-cell>
          <table:table-cell/>
          <table:table-cell office:value-type="float" office:value="-2.8651" calcext:value-type="float">
            <text:p>-2.86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D</text:p>
          </table:table-cell>
          <table:table-cell/>
          <table:table-cell office:value-type="float" office:value="-4.6832" calcext:value-type="float">
            <text:p>-4.68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M</text:p>
          </table:table-cell>
          <table:table-cell/>
          <table:table-cell office:value-type="float" office:value="-2.8779" calcext:value-type="float">
            <text:p>-2.87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D</text:p>
          </table:table-cell>
          <table:table-cell/>
          <table:table-cell office:value-type="float" office:value="-2.4043" calcext:value-type="float">
            <text:p>-2.40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R</text:p>
          </table:table-cell>
          <table:table-cell/>
          <table:table-cell office:value-type="float" office:value="0.0406" calcext:value-type="float">
            <text:p>0.04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S</text:p>
          </table:table-cell>
          <table:table-cell/>
          <table:table-cell office:value-type="float" office:value="-0.7304" calcext:value-type="float">
            <text:p>-0.73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P</text:p>
          </table:table-cell>
          <table:table-cell/>
          <table:table-cell office:value-type="float" office:value="-0.8472" calcext:value-type="float">
            <text:p>-0.847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Q</text:p>
          </table:table-cell>
          <table:table-cell/>
          <table:table-cell office:value-type="float" office:value="-0.1499" calcext:value-type="float">
            <text:p>-0.14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V</text:p>
          </table:table-cell>
          <table:table-cell/>
          <table:table-cell office:value-type="float" office:value="-0.4279" calcext:value-type="float">
            <text:p>-0.42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W</text:p>
          </table:table-cell>
          <table:table-cell/>
          <table:table-cell office:value-type="float" office:value="-0.2462" calcext:value-type="float">
            <text:p>-0.24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T</text:p>
          </table:table-cell>
          <table:table-cell/>
          <table:table-cell office:value-type="float" office:value="-0.5337" calcext:value-type="float">
            <text:p>-0.533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S108L</text:p>
          </table:table-cell>
          <table:table-cell/>
          <table:table-cell office:value-type="float" office:value="-0.1905" calcext:value-type="float">
            <text:p>-0.19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Y</text:p>
          </table:table-cell>
          <table:table-cell/>
          <table:table-cell office:value-type="float" office:value="-0.0579" calcext:value-type="float">
            <text:p>-0.05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C</text:p>
          </table:table-cell>
          <table:table-cell/>
          <table:table-cell office:value-type="float" office:value="-0.6784" calcext:value-type="float">
            <text:p>-0.678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A</text:p>
          </table:table-cell>
          <table:table-cell/>
          <table:table-cell office:value-type="float" office:value="-0.7481" calcext:value-type="float">
            <text:p>-0.748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F</text:p>
          </table:table-cell>
          <table:table-cell/>
          <table:table-cell office:value-type="float" office:value="-0.1645" calcext:value-type="float">
            <text:p>-0.16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G</text:p>
          </table:table-cell>
          <table:table-cell/>
          <table:table-cell office:value-type="float" office:value="-1.2258" calcext:value-type="float">
            <text:p>-1.22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D</text:p>
          </table:table-cell>
          <table:table-cell/>
          <table:table-cell office:value-type="float" office:value="-0.2684" calcext:value-type="float">
            <text:p>-0.268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E</text:p>
          </table:table-cell>
          <table:table-cell/>
          <table:table-cell office:value-type="float" office:value="-0.0891" calcext:value-type="float">
            <text:p>-0.08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K</text:p>
          </table:table-cell>
          <table:table-cell/>
          <table:table-cell office:value-type="float" office:value="-0.7817" calcext:value-type="float">
            <text:p>-0.781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H</text:p>
          </table:table-cell>
          <table:table-cell/>
          <table:table-cell office:value-type="float" office:value="-0.3548" calcext:value-type="float">
            <text:p>-0.35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I</text:p>
          </table:table-cell>
          <table:table-cell/>
          <table:table-cell office:value-type="float" office:value="-0.2513" calcext:value-type="float">
            <text:p>-0.25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N</text:p>
          </table:table-cell>
          <table:table-cell/>
          <table:table-cell office:value-type="float" office:value="-0.5598" calcext:value-type="float">
            <text:p>-0.559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37M</text:p>
          </table:table-cell>
          <table:table-cell/>
          <table:table-cell office:value-type="float" office:value="-0.0392" calcext:value-type="float">
            <text:p>-0.03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Y267N</text:p>
          </table:table-cell>
          <table:table-cell/>
          <table:table-cell office:value-type="float" office:value="-1.6548" calcext:value-type="float">
            <text:p>-1.65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M424T</text:p>
          </table:table-cell>
          <table:table-cell/>
          <table:table-cell office:value-type="float" office:value="-0.8715" calcext:value-type="float">
            <text:p>-0.87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236P</text:p>
          </table:table-cell>
          <table:table-cell/>
          <table:table-cell office:value-type="float" office:value="-1.8157" calcext:value-type="float">
            <text:p>-1.81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K471E</text:p>
          </table:table-cell>
          <table:table-cell/>
          <table:table-cell office:value-type="float" office:value="-1.0736" calcext:value-type="float">
            <text:p>-1.07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Q67R</text:p>
          </table:table-cell>
          <table:table-cell/>
          <table:table-cell office:value-type="float" office:value="-0.3029" calcext:value-type="float">
            <text:p>-0.30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Y413C</text:p>
          </table:table-cell>
          <table:table-cell/>
          <table:table-cell office:value-type="float" office:value="-2.2014" calcext:value-type="float">
            <text:p>-2.20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G457S</text:p>
          </table:table-cell>
          <table:table-cell/>
          <table:table-cell office:value-type="float" office:value="-1.1298" calcext:value-type="float">
            <text:p>-1.12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F458V</text:p>
          </table:table-cell>
          <table:table-cell/>
          <table:table-cell office:value-type="float" office:value="-1.6927" calcext:value-type="float">
            <text:p>-1.69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W83R</text:p>
          </table:table-cell>
          <table:table-cell/>
          <table:table-cell office:value-type="float" office:value="-3.1079" calcext:value-type="float">
            <text:p>-3.10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V150M</text:p>
          </table:table-cell>
          <table:table-cell/>
          <table:table-cell office:value-type="float" office:value="-1.5098" calcext:value-type="float">
            <text:p>-1.50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AL1</text:p>
          </table:table-cell>
          <table:table-cell office:value-type="string" calcext:value-type="string">
            <text:p>E268K</text:p>
          </table:table-cell>
          <table:table-cell/>
          <table:table-cell office:value-type="float" office:value="-0.4362" calcext:value-type="float">
            <text:p>-0.43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K</text:p>
          </table:table-cell>
          <table:table-cell/>
          <table:table-cell office:value-type="float" office:value="0.0209" calcext:value-type="float">
            <text:p>0.02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H</text:p>
          </table:table-cell>
          <table:table-cell/>
          <table:table-cell office:value-type="float" office:value="0.4455" calcext:value-type="float">
            <text:p>0.44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I</text:p>
          </table:table-cell>
          <table:table-cell/>
          <table:table-cell office:value-type="float" office:value="1.1762" calcext:value-type="float">
            <text:p>1.1762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N</text:p>
          </table:table-cell>
          <table:table-cell/>
          <table:table-cell office:value-type="float" office:value="-0.1147" calcext:value-type="float">
            <text:p>-0.11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L</text:p>
          </table:table-cell>
          <table:table-cell/>
          <table:table-cell office:value-type="float" office:value="0.8544" calcext:value-type="float">
            <text:p>0.854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M</text:p>
          </table:table-cell>
          <table:table-cell/>
          <table:table-cell office:value-type="float" office:value="0.8439" calcext:value-type="float">
            <text:p>0.843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C</text:p>
          </table:table-cell>
          <table:table-cell/>
          <table:table-cell office:value-type="float" office:value="0.836" calcext:value-type="float">
            <text:p>0.83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A</text:p>
          </table:table-cell>
          <table:table-cell/>
          <table:table-cell office:value-type="float" office:value="0.0235" calcext:value-type="float">
            <text:p>0.023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F</text:p>
          </table:table-cell>
          <table:table-cell/>
          <table:table-cell office:value-type="float" office:value="1.1743" calcext:value-type="float">
            <text:p>1.174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G</text:p>
          </table:table-cell>
          <table:table-cell/>
          <table:table-cell office:value-type="float" office:value="-0.8699" calcext:value-type="float">
            <text:p>-0.86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D</text:p>
          </table:table-cell>
          <table:table-cell/>
          <table:table-cell office:value-type="float" office:value="-0.3889" calcext:value-type="float">
            <text:p>-0.3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Y</text:p>
          </table:table-cell>
          <table:table-cell/>
          <table:table-cell office:value-type="float" office:value="1.0116" calcext:value-type="float">
            <text:p>1.011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R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S</text:p>
          </table:table-cell>
          <table:table-cell/>
          <table:table-cell office:value-type="float" office:value="-0.1608" calcext:value-type="float">
            <text:p>-0.16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P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Q</text:p>
          </table:table-cell>
          <table:table-cell/>
          <table:table-cell office:value-type="float" office:value="0.0769" calcext:value-type="float">
            <text:p>0.07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V</text:p>
          </table:table-cell>
          <table:table-cell/>
          <table:table-cell office:value-type="float" office:value="0.9227" calcext:value-type="float">
            <text:p>0.922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W</text:p>
          </table:table-cell>
          <table:table-cell/>
          <table:table-cell office:value-type="float" office:value="1.6723" calcext:value-type="float">
            <text:p>1.672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T</text:p>
          </table:table-cell>
          <table:table-cell/>
          <table:table-cell office:value-type="float" office:value="0.2946" calcext:value-type="float">
            <text:p>0.29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I59V</text:p>
          </table:table-cell>
          <table:table-cell/>
          <table:table-cell office:value-type="float" office:value="-0.3353" calcext:value-type="float">
            <text:p>-0.33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M69V</text:p>
          </table:table-cell>
          <table:table-cell/>
          <table:table-cell office:value-type="float" office:value="-0.4889" calcext:value-type="float">
            <text:p>-0.4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R169P</text:p>
          </table:table-cell>
          <table:table-cell/>
          <table:table-cell office:value-type="float" office:value="-0.9346" calcext:value-type="float">
            <text:p>-0.93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P55L</text:p>
          </table:table-cell>
          <table:table-cell/>
          <table:table-cell office:value-type="float" office:value="-0.7758" calcext:value-type="float">
            <text:p>-0.7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C138R</text:p>
          </table:table-cell>
          <table:table-cell/>
          <table:table-cell office:value-type="float" office:value="-2.0905" calcext:value-type="float">
            <text:p>-2.09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649L</text:p>
          </table:table-cell>
          <table:table-cell/>
          <table:table-cell office:value-type="float" office:value="-2.4533" calcext:value-type="float">
            <text:p>-2.4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A</text:p>
          </table:table-cell>
          <table:table-cell/>
          <table:table-cell office:value-type="float" office:value="-3.4724" calcext:value-type="float">
            <text:p>-3.47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I</text:p>
          </table:table-cell>
          <table:table-cell/>
          <table:table-cell office:value-type="float" office:value="-1.0196" calcext:value-type="float">
            <text:p>-1.0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482W</text:p>
          </table:table-cell>
          <table:table-cell/>
          <table:table-cell office:value-type="float" office:value="-0.9868" calcext:value-type="float">
            <text:p>-0.98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Q</text:p>
          </table:table-cell>
          <table:table-cell/>
          <table:table-cell office:value-type="float" office:value="-0.9768" calcext:value-type="float">
            <text:p>-0.97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P</text:p>
          </table:table-cell>
          <table:table-cell/>
          <table:table-cell office:value-type="float" office:value="-1.4284" calcext:value-type="float">
            <text:p>-1.4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314L</text:p>
          </table:table-cell>
          <table:table-cell/>
          <table:table-cell office:value-type="float" office:value="-1.0546" calcext:value-type="float">
            <text:p>-1.0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P521L</text:p>
          </table:table-cell>
          <table:table-cell/>
          <table:table-cell office:value-type="float" office:value="-1.0012" calcext:value-type="float">
            <text:p>-1.00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34C</text:p>
          </table:table-cell>
          <table:table-cell/>
          <table:table-cell office:value-type="float" office:value="-0.7477" calcext:value-type="float">
            <text:p>-0.747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Y</text:p>
          </table:table-cell>
          <table:table-cell/>
          <table:table-cell office:value-type="float" office:value="-1.3021" calcext:value-type="float">
            <text:p>-1.30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T</text:p>
          </table:table-cell>
          <table:table-cell/>
          <table:table-cell office:value-type="float" office:value="-1.324" calcext:value-type="float">
            <text:p>-1.3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W</text:p>
          </table:table-cell>
          <table:table-cell/>
          <table:table-cell office:value-type="float" office:value="-1.2478" calcext:value-type="float">
            <text:p>-1.24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V</text:p>
          </table:table-cell>
          <table:table-cell/>
          <table:table-cell office:value-type="float" office:value="-1.2172" calcext:value-type="float">
            <text:p>-1.21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Q</text:p>
          </table:table-cell>
          <table:table-cell/>
          <table:table-cell office:value-type="float" office:value="-0.3417" calcext:value-type="float">
            <text:p>-0.34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P</text:p>
          </table:table-cell>
          <table:table-cell/>
          <table:table-cell office:value-type="float" office:value="-1.1731" calcext:value-type="float">
            <text:p>-1.17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S</text:p>
          </table:table-cell>
          <table:table-cell/>
          <table:table-cell office:value-type="float" office:value="-0.9426" calcext:value-type="float">
            <text:p>-0.94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M</text:p>
          </table:table-cell>
          <table:table-cell/>
          <table:table-cell office:value-type="float" office:value="-0.1508" calcext:value-type="float">
            <text:p>-0.15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L</text:p>
          </table:table-cell>
          <table:table-cell/>
          <table:table-cell office:value-type="float" office:value="-0.3715" calcext:value-type="float">
            <text:p>-0.37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N</text:p>
          </table:table-cell>
          <table:table-cell/>
          <table:table-cell office:value-type="float" office:value="-1.0067" calcext:value-type="float">
            <text:p>-1.00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I</text:p>
          </table:table-cell>
          <table:table-cell/>
          <table:table-cell office:value-type="float" office:value="-0.9702" calcext:value-type="float">
            <text:p>-0.97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H</text:p>
          </table:table-cell>
          <table:table-cell/>
          <table:table-cell office:value-type="float" office:value="-0.4188" calcext:value-type="float">
            <text:p>-0.41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K</text:p>
          </table:table-cell>
          <table:table-cell/>
          <table:table-cell office:value-type="float" office:value="-0.4003" calcext:value-type="float">
            <text:p>-0.40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E</text:p>
          </table:table-cell>
          <table:table-cell/>
          <table:table-cell office:value-type="float" office:value="-0.4778" calcext:value-type="float">
            <text:p>-0.47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D</text:p>
          </table:table-cell>
          <table:table-cell/>
          <table:table-cell office:value-type="float" office:value="-1.3981" calcext:value-type="float">
            <text:p>-1.39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G</text:p>
          </table:table-cell>
          <table:table-cell/>
          <table:table-cell office:value-type="float" office:value="-1.0855" calcext:value-type="float">
            <text:p>-1.08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F</text:p>
          </table:table-cell>
          <table:table-cell/>
          <table:table-cell office:value-type="float" office:value="-1.0775" calcext:value-type="float">
            <text:p>-1.07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A</text:p>
          </table:table-cell>
          <table:table-cell/>
          <table:table-cell office:value-type="float" office:value="-0.241" calcext:value-type="float">
            <text:p>-0.2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W</text:p>
          </table:table-cell>
          <table:table-cell/>
          <table:table-cell office:value-type="float" office:value="-1.3057" calcext:value-type="float">
            <text:p>-1.30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C</text:p>
          </table:table-cell>
          <table:table-cell/>
          <table:table-cell office:value-type="float" office:value="-0.8307" calcext:value-type="float">
            <text:p>-0.83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H</text:p>
          </table:table-cell>
          <table:table-cell/>
          <table:table-cell office:value-type="float" office:value="-0.3753" calcext:value-type="float">
            <text:p>-0.3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V</text:p>
          </table:table-cell>
          <table:table-cell/>
          <table:table-cell office:value-type="float" office:value="-1.9116" calcext:value-type="float">
            <text:p>-1.91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T</text:p>
          </table:table-cell>
          <table:table-cell/>
          <table:table-cell office:value-type="float" office:value="-2.4037" calcext:value-type="float">
            <text:p>-2.40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S</text:p>
          </table:table-cell>
          <table:table-cell/>
          <table:table-cell office:value-type="float" office:value="-3.4973" calcext:value-type="float">
            <text:p>-3.49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R</text:p>
          </table:table-cell>
          <table:table-cell/>
          <table:table-cell office:value-type="float" office:value="-2.1237" calcext:value-type="float">
            <text:p>-2.12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Q</text:p>
          </table:table-cell>
          <table:table-cell/>
          <table:table-cell office:value-type="float" office:value="-2.3103" calcext:value-type="float">
            <text:p>-2.31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74H</text:p>
          </table:table-cell>
          <table:table-cell/>
          <table:table-cell office:value-type="float" office:value="-1.9811" calcext:value-type="float">
            <text:p>-1.98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C</text:p>
          </table:table-cell>
          <table:table-cell/>
          <table:table-cell office:value-type="float" office:value="-0.246" calcext:value-type="float">
            <text:p>-0.2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Y</text:p>
          </table:table-cell>
          <table:table-cell/>
          <table:table-cell office:value-type="float" office:value="-1.5141" calcext:value-type="float">
            <text:p>-1.51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G</text:p>
          </table:table-cell>
          <table:table-cell/>
          <table:table-cell office:value-type="float" office:value="-4.5618" calcext:value-type="float">
            <text:p>-4.56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F</text:p>
          </table:table-cell>
          <table:table-cell/>
          <table:table-cell office:value-type="float" office:value="-1.2606" calcext:value-type="float">
            <text:p>-1.26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E</text:p>
          </table:table-cell>
          <table:table-cell/>
          <table:table-cell office:value-type="float" office:value="-2.0196" calcext:value-type="float">
            <text:p>-2.0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S</text:p>
          </table:table-cell>
          <table:table-cell/>
          <table:table-cell office:value-type="float" office:value="0.1291" calcext:value-type="float">
            <text:p>0.12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C</text:p>
          </table:table-cell>
          <table:table-cell/>
          <table:table-cell office:value-type="float" office:value="-2.6473" calcext:value-type="float">
            <text:p>-2.64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48L</text:p>
          </table:table-cell>
          <table:table-cell/>
          <table:table-cell office:value-type="float" office:value="-1.1419" calcext:value-type="float">
            <text:p>-1.1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N</text:p>
          </table:table-cell>
          <table:table-cell/>
          <table:table-cell office:value-type="float" office:value="-2.8824" calcext:value-type="float">
            <text:p>-2.88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M</text:p>
          </table:table-cell>
          <table:table-cell/>
          <table:table-cell office:value-type="float" office:value="-1.7309" calcext:value-type="float">
            <text:p>-1.73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L</text:p>
          </table:table-cell>
          <table:table-cell/>
          <table:table-cell office:value-type="float" office:value="-1.5122" calcext:value-type="float">
            <text:p>-1.51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K</text:p>
          </table:table-cell>
          <table:table-cell/>
          <table:table-cell office:value-type="float" office:value="-3.1531" calcext:value-type="float">
            <text:p>-3.15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I403T</text:p>
          </table:table-cell>
          <table:table-cell/>
          <table:table-cell office:value-type="float" office:value="-2.4195" calcext:value-type="float">
            <text:p>-2.41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I</text:p>
          </table:table-cell>
          <table:table-cell/>
          <table:table-cell office:value-type="float" office:value="-1.6872" calcext:value-type="float">
            <text:p>-1.68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H</text:p>
          </table:table-cell>
          <table:table-cell/>
          <table:table-cell office:value-type="float" office:value="-2.6514" calcext:value-type="float">
            <text:p>-2.65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E</text:p>
          </table:table-cell>
          <table:table-cell/>
          <table:table-cell office:value-type="float" office:value="-0.8673" calcext:value-type="float">
            <text:p>-0.86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D</text:p>
          </table:table-cell>
          <table:table-cell/>
          <table:table-cell office:value-type="float" office:value="-1.5635" calcext:value-type="float">
            <text:p>-1.56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G</text:p>
          </table:table-cell>
          <table:table-cell/>
          <table:table-cell office:value-type="float" office:value="-1.242" calcext:value-type="float">
            <text:p>-1.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F</text:p>
          </table:table-cell>
          <table:table-cell/>
          <table:table-cell office:value-type="float" office:value="-1.1442" calcext:value-type="float">
            <text:p>-1.14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A</text:p>
          </table:table-cell>
          <table:table-cell/>
          <table:table-cell office:value-type="float" office:value="-0.5633" calcext:value-type="float">
            <text:p>-0.56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C</text:p>
          </table:table-cell>
          <table:table-cell/>
          <table:table-cell office:value-type="float" office:value="-0.9906" calcext:value-type="float">
            <text:p>-0.990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M</text:p>
          </table:table-cell>
          <table:table-cell/>
          <table:table-cell office:value-type="float" office:value="-0.3924" calcext:value-type="float">
            <text:p>-0.39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L</text:p>
          </table:table-cell>
          <table:table-cell/>
          <table:table-cell office:value-type="float" office:value="-0.4707" calcext:value-type="float">
            <text:p>-0.47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N</text:p>
          </table:table-cell>
          <table:table-cell/>
          <table:table-cell office:value-type="float" office:value="-1.0787" calcext:value-type="float">
            <text:p>-1.07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G650E</text:p>
          </table:table-cell>
          <table:table-cell/>
          <table:table-cell office:value-type="float" office:value="-1.1242" calcext:value-type="float">
            <text:p>-1.1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H</text:p>
          </table:table-cell>
          <table:table-cell/>
          <table:table-cell office:value-type="float" office:value="-0.5774" calcext:value-type="float">
            <text:p>-0.57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K</text:p>
          </table:table-cell>
          <table:table-cell/>
          <table:table-cell office:value-type="float" office:value="-0.5171" calcext:value-type="float">
            <text:p>-0.517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P</text:p>
          </table:table-cell>
          <table:table-cell/>
          <table:table-cell office:value-type="float" office:value="-1.8427" calcext:value-type="float">
            <text:p>-1.8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T</text:p>
          </table:table-cell>
          <table:table-cell/>
          <table:table-cell office:value-type="float" office:value="-1.2947" calcext:value-type="float">
            <text:p>-1.29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W</text:p>
          </table:table-cell>
          <table:table-cell/>
          <table:table-cell office:value-type="float" office:value="-1.1815" calcext:value-type="float">
            <text:p>-1.18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V</text:p>
          </table:table-cell>
          <table:table-cell/>
          <table:table-cell office:value-type="float" office:value="-1.2132" calcext:value-type="float">
            <text:p>-1.2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Q</text:p>
          </table:table-cell>
          <table:table-cell/>
          <table:table-cell office:value-type="float" office:value="-0.6105" calcext:value-type="float">
            <text:p>-0.61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P</text:p>
          </table:table-cell>
          <table:table-cell/>
          <table:table-cell office:value-type="float" office:value="-0.9829" calcext:value-type="float">
            <text:p>-0.98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S</text:p>
          </table:table-cell>
          <table:table-cell/>
          <table:table-cell office:value-type="float" office:value="-1.0389" calcext:value-type="float">
            <text:p>-1.0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G</text:p>
          </table:table-cell>
          <table:table-cell/>
          <table:table-cell office:value-type="float" office:value="-0.007" calcext:value-type="float">
            <text:p>-0.0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D</text:p>
          </table:table-cell>
          <table:table-cell/>
          <table:table-cell office:value-type="float" office:value="-2.5284" calcext:value-type="float">
            <text:p>-2.5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Y</text:p>
          </table:table-cell>
          <table:table-cell/>
          <table:table-cell office:value-type="float" office:value="-1.3005" calcext:value-type="float">
            <text:p>-1.30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B1</text:p>
          </table:table-cell>
          <table:table-cell office:value-type="string" calcext:value-type="string">
            <text:p>M1L</text:p>
          </table:table-cell>
          <table:table-cell/>
          <table:table-cell office:value-type="float" office:value="-0.0045" calcext:value-type="float">
            <text:p>-0.00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A</text:p>
          </table:table-cell>
          <table:table-cell/>
          <table:table-cell office:value-type="float" office:value="-1.5171" calcext:value-type="float">
            <text:p>-1.51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E</text:p>
          </table:table-cell>
          <table:table-cell/>
          <table:table-cell office:value-type="float" office:value="-1.7698" calcext:value-type="float">
            <text:p>-1.76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P</text:p>
          </table:table-cell>
          <table:table-cell/>
          <table:table-cell office:value-type="float" office:value="-0.7188" calcext:value-type="float">
            <text:p>-0.71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P510R</text:p>
          </table:table-cell>
          <table:table-cell/>
          <table:table-cell office:value-type="float" office:value="-0.7136" calcext:value-type="float">
            <text:p>-0.71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H82P</text:p>
          </table:table-cell>
          <table:table-cell/>
          <table:table-cell office:value-type="float" office:value="-0.7408" calcext:value-type="float">
            <text:p>-0.74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T</text:p>
          </table:table-cell>
          <table:table-cell/>
          <table:table-cell office:value-type="float" office:value="-0.4867" calcext:value-type="float">
            <text:p>-0.48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S</text:p>
          </table:table-cell>
          <table:table-cell/>
          <table:table-cell office:value-type="float" office:value="-1.0241" calcext:value-type="float">
            <text:p>-1.02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T366P</text:p>
          </table:table-cell>
          <table:table-cell/>
          <table:table-cell office:value-type="float" office:value="-0.1619" calcext:value-type="float">
            <text:p>-0.16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R</text:p>
          </table:table-cell>
          <table:table-cell/>
          <table:table-cell office:value-type="float" office:value="0.1052" calcext:value-type="float">
            <text:p>0.105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W</text:p>
          </table:table-cell>
          <table:table-cell/>
          <table:table-cell office:value-type="float" office:value="-0.2393" calcext:value-type="float">
            <text:p>-0.239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T</text:p>
          </table:table-cell>
          <table:table-cell/>
          <table:table-cell office:value-type="float" office:value="-0.6233" calcext:value-type="float">
            <text:p>-0.62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V</text:p>
          </table:table-cell>
          <table:table-cell/>
          <table:table-cell office:value-type="float" office:value="-0.0999" calcext:value-type="float">
            <text:p>-0.09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W</text:p>
          </table:table-cell>
          <table:table-cell/>
          <table:table-cell office:value-type="float" office:value="0.1123" calcext:value-type="float">
            <text:p>0.11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P</text:p>
          </table:table-cell>
          <table:table-cell/>
          <table:table-cell office:value-type="float" office:value="-0.2849" calcext:value-type="float">
            <text:p>-0.28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A</text:p>
          </table:table-cell>
          <table:table-cell/>
          <table:table-cell office:value-type="float" office:value="-0.5472" calcext:value-type="float">
            <text:p>-0.547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C</text:p>
          </table:table-cell>
          <table:table-cell/>
          <table:table-cell office:value-type="float" office:value="-0.4714" calcext:value-type="float">
            <text:p>-0.471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D</text:p>
          </table:table-cell>
          <table:table-cell/>
          <table:table-cell office:value-type="float" office:value="-0.5645" calcext:value-type="float">
            <text:p>-0.564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R</text:p>
          </table:table-cell>
          <table:table-cell/>
          <table:table-cell office:value-type="float" office:value="-0.8146" calcext:value-type="float">
            <text:p>-0.81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F</text:p>
          </table:table-cell>
          <table:table-cell/>
          <table:table-cell office:value-type="float" office:value="0.1923" calcext:value-type="float">
            <text:p>0.19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Y</text:p>
          </table:table-cell>
          <table:table-cell/>
          <table:table-cell office:value-type="float" office:value="0.073" calcext:value-type="float">
            <text:p>0.07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H</text:p>
          </table:table-cell>
          <table:table-cell/>
          <table:table-cell office:value-type="float" office:value="-0.2289" calcext:value-type="float">
            <text:p>-0.22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I</text:p>
          </table:table-cell>
          <table:table-cell/>
          <table:table-cell office:value-type="float" office:value="0.0492" calcext:value-type="float">
            <text:p>0.04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K</text:p>
          </table:table-cell>
          <table:table-cell/>
          <table:table-cell office:value-type="float" office:value="-0.5935" calcext:value-type="float">
            <text:p>-0.59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L</text:p>
          </table:table-cell>
          <table:table-cell/>
          <table:table-cell office:value-type="float" office:value="0.232" calcext:value-type="float">
            <text:p>0.2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M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N</text:p>
          </table:table-cell>
          <table:table-cell/>
          <table:table-cell office:value-type="float" office:value="-0.7668" calcext:value-type="float">
            <text:p>-0.76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L</text:p>
          </table:table-cell>
          <table:table-cell/>
          <table:table-cell office:value-type="float" office:value="-0.4986" calcext:value-type="float">
            <text:p>-0.498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S</text:p>
          </table:table-cell>
          <table:table-cell/>
          <table:table-cell office:value-type="float" office:value="-3.4547" calcext:value-type="float">
            <text:p>-3.45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E</text:p>
          </table:table-cell>
          <table:table-cell/>
          <table:table-cell office:value-type="float" office:value="-0.2256" calcext:value-type="float">
            <text:p>-0.22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70G</text:p>
          </table:table-cell>
          <table:table-cell/>
          <table:table-cell office:value-type="float" office:value="-1.5496" calcext:value-type="float">
            <text:p>-1.54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492P</text:p>
          </table:table-cell>
          <table:table-cell/>
          <table:table-cell office:value-type="float" office:value="-0.2322" calcext:value-type="float">
            <text:p>-0.23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W</text:p>
          </table:table-cell>
          <table:table-cell/>
          <table:table-cell office:value-type="float" office:value="-0.0222" calcext:value-type="float">
            <text:p>-0.02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L490P</text:p>
          </table:table-cell>
          <table:table-cell/>
          <table:table-cell office:value-type="float" office:value="-1.3784" calcext:value-type="float">
            <text:p>-1.37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M</text:p>
          </table:table-cell>
          <table:table-cell/>
          <table:table-cell office:value-type="float" office:value="-1.9242" calcext:value-type="float">
            <text:p>-1.9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V454I</text:p>
          </table:table-cell>
          <table:table-cell/>
          <table:table-cell office:value-type="float" office:value="-0.2604" calcext:value-type="float">
            <text:p>-0.26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P</text:p>
          </table:table-cell>
          <table:table-cell/>
          <table:table-cell office:value-type="float" office:value="-0.9169" calcext:value-type="float">
            <text:p>-0.916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Q</text:p>
          </table:table-cell>
          <table:table-cell/>
          <table:table-cell office:value-type="float" office:value="-1.6977" calcext:value-type="float">
            <text:p>-1.69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R</text:p>
          </table:table-cell>
          <table:table-cell/>
          <table:table-cell office:value-type="float" office:value="-0.7335" calcext:value-type="float">
            <text:p>-0.73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S</text:p>
          </table:table-cell>
          <table:table-cell/>
          <table:table-cell office:value-type="float" office:value="-2.9921" calcext:value-type="float">
            <text:p>-2.99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T</text:p>
          </table:table-cell>
          <table:table-cell/>
          <table:table-cell office:value-type="float" office:value="-1.5845" calcext:value-type="float">
            <text:p>-1.58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V</text:p>
          </table:table-cell>
          <table:table-cell/>
          <table:table-cell office:value-type="float" office:value="-1.0387" calcext:value-type="float">
            <text:p>-1.03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W</text:p>
          </table:table-cell>
          <table:table-cell/>
          <table:table-cell office:value-type="float" office:value="-0.1753" calcext:value-type="float">
            <text:p>-0.1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H</text:p>
          </table:table-cell>
          <table:table-cell/>
          <table:table-cell office:value-type="float" office:value="-1.3467" calcext:value-type="float">
            <text:p>-1.34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I</text:p>
          </table:table-cell>
          <table:table-cell/>
          <table:table-cell office:value-type="float" office:value="-0.6619" calcext:value-type="float">
            <text:p>-0.66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K</text:p>
          </table:table-cell>
          <table:table-cell/>
          <table:table-cell office:value-type="float" office:value="-1.683" calcext:value-type="float">
            <text:p>-1.6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L</text:p>
          </table:table-cell>
          <table:table-cell/>
          <table:table-cell office:value-type="float" office:value="-0.834" calcext:value-type="float">
            <text:p>-0.8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M</text:p>
          </table:table-cell>
          <table:table-cell/>
          <table:table-cell office:value-type="float" office:value="-1.2096" calcext:value-type="float">
            <text:p>-1.20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N</text:p>
          </table:table-cell>
          <table:table-cell/>
          <table:table-cell office:value-type="float" office:value="-2.0739" calcext:value-type="float">
            <text:p>-2.07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A</text:p>
          </table:table-cell>
          <table:table-cell/>
          <table:table-cell office:value-type="float" office:value="-2.5901" calcext:value-type="float">
            <text:p>-2.59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C</text:p>
          </table:table-cell>
          <table:table-cell/>
          <table:table-cell office:value-type="float" office:value="-2.1318" calcext:value-type="float">
            <text:p>-2.13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D</text:p>
          </table:table-cell>
          <table:table-cell/>
          <table:table-cell office:value-type="float" office:value="-1.797" calcext:value-type="float">
            <text:p>-1.7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E</text:p>
          </table:table-cell>
          <table:table-cell/>
          <table:table-cell office:value-type="float" office:value="-1.6193" calcext:value-type="float">
            <text:p>-1.619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F</text:p>
          </table:table-cell>
          <table:table-cell/>
          <table:table-cell office:value-type="float" office:value="-0.505" calcext:value-type="float">
            <text:p>-0.5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167G</text:p>
          </table:table-cell>
          <table:table-cell/>
          <table:table-cell office:value-type="float" office:value="-4.4483" calcext:value-type="float">
            <text:p>-4.44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61T</text:p>
          </table:table-cell>
          <table:table-cell/>
          <table:table-cell office:value-type="float" office:value="0.4296" calcext:value-type="float">
            <text:p>0.42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Q</text:p>
          </table:table-cell>
          <table:table-cell/>
          <table:table-cell office:value-type="float" office:value="-1.3128" calcext:value-type="float">
            <text:p>-1.312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D349N</text:p>
          </table:table-cell>
          <table:table-cell/>
          <table:table-cell office:value-type="float" office:value="-0.0876" calcext:value-type="float">
            <text:p>-0.08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G51D</text:p>
          </table:table-cell>
          <table:table-cell/>
          <table:table-cell office:value-type="float" office:value="-0.8629" calcext:value-type="float">
            <text:p>-0.86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L346R</text:p>
          </table:table-cell>
          <table:table-cell/>
          <table:table-cell office:value-type="float" office:value="-1.0454" calcext:value-type="float">
            <text:p>-1.04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M</text:p>
          </table:table-cell>
          <table:table-cell/>
          <table:table-cell office:value-type="float" office:value="-0.9269" calcext:value-type="float">
            <text:p>-0.926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L</text:p>
          </table:table-cell>
          <table:table-cell/>
          <table:table-cell office:value-type="float" office:value="-0.5244" calcext:value-type="float">
            <text:p>-0.524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P533R</text:p>
          </table:table-cell>
          <table:table-cell/>
          <table:table-cell office:value-type="float" office:value="-0.9204" calcext:value-type="float">
            <text:p>-0.92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N</text:p>
          </table:table-cell>
          <table:table-cell/>
          <table:table-cell office:value-type="float" office:value="-1.7248" calcext:value-type="float">
            <text:p>-1.72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I</text:p>
          </table:table-cell>
          <table:table-cell/>
          <table:table-cell office:value-type="float" office:value="-0.6763" calcext:value-type="float">
            <text:p>-0.676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H</text:p>
          </table:table-cell>
          <table:table-cell/>
          <table:table-cell office:value-type="float" office:value="-0.9812" calcext:value-type="float">
            <text:p>-0.981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K</text:p>
          </table:table-cell>
          <table:table-cell/>
          <table:table-cell office:value-type="float" office:value="-0.9241" calcext:value-type="float">
            <text:p>-0.924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E</text:p>
          </table:table-cell>
          <table:table-cell/>
          <table:table-cell office:value-type="float" office:value="-1.2936" calcext:value-type="float">
            <text:p>-1.29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D</text:p>
          </table:table-cell>
          <table:table-cell/>
          <table:table-cell office:value-type="float" office:value="-1.4948" calcext:value-type="float">
            <text:p>-1.49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G</text:p>
          </table:table-cell>
          <table:table-cell/>
          <table:table-cell office:value-type="float" office:value="-2.048" calcext:value-type="float">
            <text:p>-2.0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F</text:p>
          </table:table-cell>
          <table:table-cell/>
          <table:table-cell office:value-type="float" office:value="-0.3338" calcext:value-type="float">
            <text:p>-0.33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A</text:p>
          </table:table-cell>
          <table:table-cell/>
          <table:table-cell office:value-type="float" office:value="-1.7721" calcext:value-type="float">
            <text:p>-1.77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C</text:p>
          </table:table-cell>
          <table:table-cell/>
          <table:table-cell office:value-type="float" office:value="-1.0366" calcext:value-type="float">
            <text:p>-1.03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T</text:p>
          </table:table-cell>
          <table:table-cell/>
          <table:table-cell office:value-type="float" office:value="-1.2041" calcext:value-type="float">
            <text:p>-1.20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105Q</text:p>
          </table:table-cell>
          <table:table-cell/>
          <table:table-cell office:value-type="float" office:value="0.4252" calcext:value-type="float">
            <text:p>0.425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V</text:p>
          </table:table-cell>
          <table:table-cell/>
          <table:table-cell office:value-type="float" office:value="-1.0932" calcext:value-type="float">
            <text:p>-1.09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Q</text:p>
          </table:table-cell>
          <table:table-cell/>
          <table:table-cell office:value-type="float" office:value="-1.1472" calcext:value-type="float">
            <text:p>-1.14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P</text:p>
          </table:table-cell>
          <table:table-cell/>
          <table:table-cell office:value-type="float" office:value="-1.1133" calcext:value-type="float">
            <text:p>-1.11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S</text:p>
          </table:table-cell>
          <table:table-cell/>
          <table:table-cell office:value-type="float" office:value="-1.7292" calcext:value-type="float">
            <text:p>-1.72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4R</text:p>
          </table:table-cell>
          <table:table-cell/>
          <table:table-cell office:value-type="float" office:value="-0.8008" calcext:value-type="float">
            <text:p>-0.80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L</text:p>
          </table:table-cell>
          <table:table-cell/>
          <table:table-cell office:value-type="float" office:value="-0.0497" calcext:value-type="float">
            <text:p>-0.04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00T</text:p>
          </table:table-cell>
          <table:table-cell/>
          <table:table-cell office:value-type="float" office:value="-0.2509" calcext:value-type="float">
            <text:p>-0.25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N</text:p>
          </table:table-cell>
          <table:table-cell/>
          <table:table-cell office:value-type="float" office:value="-0.6024" calcext:value-type="float">
            <text:p>-0.602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S</text:p>
          </table:table-cell>
          <table:table-cell/>
          <table:table-cell office:value-type="float" office:value="-1.9651" calcext:value-type="float">
            <text:p>-1.96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H</text:p>
          </table:table-cell>
          <table:table-cell/>
          <table:table-cell office:value-type="float" office:value="-0.5548" calcext:value-type="float">
            <text:p>-0.554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I</text:p>
          </table:table-cell>
          <table:table-cell/>
          <table:table-cell office:value-type="float" office:value="0.2639" calcext:value-type="float">
            <text:p>0.263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V</text:p>
          </table:table-cell>
          <table:table-cell/>
          <table:table-cell office:value-type="float" office:value="-0.7058" calcext:value-type="float">
            <text:p>-0.70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K</text:p>
          </table:table-cell>
          <table:table-cell/>
          <table:table-cell office:value-type="float" office:value="-0.8216" calcext:value-type="float">
            <text:p>-0.821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D</text:p>
          </table:table-cell>
          <table:table-cell/>
          <table:table-cell office:value-type="float" office:value="-0.7602" calcext:value-type="float">
            <text:p>-0.76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E</text:p>
          </table:table-cell>
          <table:table-cell/>
          <table:table-cell office:value-type="float" office:value="-0.8784" calcext:value-type="float">
            <text:p>-0.878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F</text:p>
          </table:table-cell>
          <table:table-cell/>
          <table:table-cell office:value-type="float" office:value="-0.0175" calcext:value-type="float">
            <text:p>-0.01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G</text:p>
          </table:table-cell>
          <table:table-cell/>
          <table:table-cell office:value-type="float" office:value="-0.8776" calcext:value-type="float">
            <text:p>-0.87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A</text:p>
          </table:table-cell>
          <table:table-cell/>
          <table:table-cell office:value-type="float" office:value="-0.8179" calcext:value-type="float">
            <text:p>-0.817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C</text:p>
          </table:table-cell>
          <table:table-cell/>
          <table:table-cell office:value-type="float" office:value="0.3734" calcext:value-type="float">
            <text:p>0.37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591T</text:p>
          </table:table-cell>
          <table:table-cell/>
          <table:table-cell office:value-type="float" office:value="0.1025" calcext:value-type="float">
            <text:p>0.102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C</text:p>
          </table:table-cell>
          <table:table-cell/>
          <table:table-cell office:value-type="float" office:value="-0.7934" calcext:value-type="float">
            <text:p>-0.79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D</text:p>
          </table:table-cell>
          <table:table-cell/>
          <table:table-cell office:value-type="float" office:value="-2.0694" calcext:value-type="float">
            <text:p>-2.06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Y</text:p>
          </table:table-cell>
          <table:table-cell/>
          <table:table-cell office:value-type="float" office:value="-0.3405" calcext:value-type="float">
            <text:p>-0.34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F</text:p>
          </table:table-cell>
          <table:table-cell/>
          <table:table-cell office:value-type="float" office:value="-0.379" calcext:value-type="float">
            <text:p>-0.3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G</text:p>
          </table:table-cell>
          <table:table-cell/>
          <table:table-cell office:value-type="float" office:value="-2.6226" calcext:value-type="float">
            <text:p>-2.62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H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I</text:p>
          </table:table-cell>
          <table:table-cell/>
          <table:table-cell office:value-type="float" office:value="-0.2614" calcext:value-type="float">
            <text:p>-0.261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V</text:p>
          </table:table-cell>
          <table:table-cell/>
          <table:table-cell office:value-type="float" office:value="-0.0339" calcext:value-type="float">
            <text:p>-0.033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K</text:p>
          </table:table-cell>
          <table:table-cell/>
          <table:table-cell office:value-type="float" office:value="-1.4293" calcext:value-type="float">
            <text:p>-1.429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19G</text:p>
          </table:table-cell>
          <table:table-cell/>
          <table:table-cell office:value-type="float" office:value="-2.6" calcext:value-type="float">
            <text:p>-2.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M</text:p>
          </table:table-cell>
          <table:table-cell/>
          <table:table-cell office:value-type="float" office:value="-0.6596" calcext:value-type="float">
            <text:p>-0.659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N</text:p>
          </table:table-cell>
          <table:table-cell/>
          <table:table-cell office:value-type="float" office:value="-1.7574" calcext:value-type="float">
            <text:p>-1.75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S</text:p>
          </table:table-cell>
          <table:table-cell/>
          <table:table-cell office:value-type="float" office:value="-0.6323" calcext:value-type="float">
            <text:p>-0.632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T</text:p>
          </table:table-cell>
          <table:table-cell/>
          <table:table-cell office:value-type="float" office:value="-2.8398" calcext:value-type="float">
            <text:p>-2.83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P</text:p>
          </table:table-cell>
          <table:table-cell/>
          <table:table-cell office:value-type="float" office:value="-1.0411" calcext:value-type="float">
            <text:p>-1.04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V</text:p>
          </table:table-cell>
          <table:table-cell/>
          <table:table-cell office:value-type="float" office:value="-2.108" calcext:value-type="float">
            <text:p>-2.1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H33Q</text:p>
          </table:table-cell>
          <table:table-cell/>
          <table:table-cell office:value-type="float" office:value="-0.8644" calcext:value-type="float">
            <text:p>-0.864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P</text:p>
          </table:table-cell>
          <table:table-cell/>
          <table:table-cell office:value-type="float" office:value="-2.3667" calcext:value-type="float">
            <text:p>-2.36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Q</text:p>
          </table:table-cell>
          <table:table-cell/>
          <table:table-cell office:value-type="float" office:value="-2.5597" calcext:value-type="float">
            <text:p>-2.55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R</text:p>
          </table:table-cell>
          <table:table-cell/>
          <table:table-cell office:value-type="float" office:value="-2.1261" calcext:value-type="float">
            <text:p>-2.12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Q310M</text:p>
          </table:table-cell>
          <table:table-cell/>
          <table:table-cell office:value-type="float" office:value="-0.3381" calcext:value-type="float">
            <text:p>-0.33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Y</text:p>
          </table:table-cell>
          <table:table-cell/>
          <table:table-cell office:value-type="float" office:value="-1.5611" calcext:value-type="float">
            <text:p>-1.56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D</text:p>
          </table:table-cell>
          <table:table-cell/>
          <table:table-cell office:value-type="float" office:value="-3.3227" calcext:value-type="float">
            <text:p>-3.32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E</text:p>
          </table:table-cell>
          <table:table-cell/>
          <table:table-cell office:value-type="float" office:value="-2.7874" calcext:value-type="float">
            <text:p>-2.78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F</text:p>
          </table:table-cell>
          <table:table-cell/>
          <table:table-cell office:value-type="float" office:value="-1.424" calcext:value-type="float">
            <text:p>-1.4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G</text:p>
          </table:table-cell>
          <table:table-cell/>
          <table:table-cell office:value-type="float" office:value="-4.242" calcext:value-type="float">
            <text:p>-4.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A</text:p>
          </table:table-cell>
          <table:table-cell/>
          <table:table-cell office:value-type="float" office:value="-2.8519" calcext:value-type="float">
            <text:p>-2.85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C</text:p>
          </table:table-cell>
          <table:table-cell/>
          <table:table-cell office:value-type="float" office:value="-2.6151" calcext:value-type="float">
            <text:p>-2.61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L</text:p>
          </table:table-cell>
          <table:table-cell/>
          <table:table-cell office:value-type="float" office:value="-1.6301" calcext:value-type="float">
            <text:p>-1.63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T</text:p>
          </table:table-cell>
          <table:table-cell/>
          <table:table-cell office:value-type="float" office:value="-1.3026" calcext:value-type="float">
            <text:p>-1.30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N</text:p>
          </table:table-cell>
          <table:table-cell/>
          <table:table-cell office:value-type="float" office:value="-3.1891" calcext:value-type="float">
            <text:p>-3.18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H</text:p>
          </table:table-cell>
          <table:table-cell/>
          <table:table-cell office:value-type="float" office:value="-2.3003" calcext:value-type="float">
            <text:p>-2.3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I</text:p>
          </table:table-cell>
          <table:table-cell/>
          <table:table-cell office:value-type="float" office:value="-1.6651" calcext:value-type="float">
            <text:p>-1.66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W402K</text:p>
          </table:table-cell>
          <table:table-cell/>
          <table:table-cell office:value-type="float" office:value="-2.5034" calcext:value-type="float">
            <text:p>-2.5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27P</text:p>
          </table:table-cell>
          <table:table-cell/>
          <table:table-cell office:value-type="float" office:value="-0.8005" calcext:value-type="float">
            <text:p>-0.80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T364M</text:p>
          </table:table-cell>
          <table:table-cell/>
          <table:table-cell office:value-type="float" office:value="-0.5804" calcext:value-type="float">
            <text:p>-0.58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W</text:p>
          </table:table-cell>
          <table:table-cell/>
          <table:table-cell office:value-type="float" office:value="0.1813" calcext:value-type="float">
            <text:p>0.18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89Q</text:p>
          </table:table-cell>
          <table:table-cell/>
          <table:table-cell office:value-type="float" office:value="-2.2634" calcext:value-type="float">
            <text:p>-2.26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25C</text:p>
          </table:table-cell>
          <table:table-cell/>
          <table:table-cell office:value-type="float" office:value="-1.781" calcext:value-type="float">
            <text:p>-1.7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21Y</text:p>
          </table:table-cell>
          <table:table-cell/>
          <table:table-cell office:value-type="float" office:value="-0.5002" calcext:value-type="float">
            <text:p>-0.50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79T</text:p>
          </table:table-cell>
          <table:table-cell/>
          <table:table-cell office:value-type="float" office:value="0.0394" calcext:value-type="float">
            <text:p>0.03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P</text:p>
          </table:table-cell>
          <table:table-cell/>
          <table:table-cell office:value-type="float" office:value="-1.6635" calcext:value-type="float">
            <text:p>-1.66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Q</text:p>
          </table:table-cell>
          <table:table-cell/>
          <table:table-cell office:value-type="float" office:value="-1.5151" calcext:value-type="float">
            <text:p>-1.51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R</text:p>
          </table:table-cell>
          <table:table-cell/>
          <table:table-cell office:value-type="float" office:value="-1.6166" calcext:value-type="float">
            <text:p>-1.61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S</text:p>
          </table:table-cell>
          <table:table-cell/>
          <table:table-cell office:value-type="float" office:value="-2.3767" calcext:value-type="float">
            <text:p>-2.37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T</text:p>
          </table:table-cell>
          <table:table-cell/>
          <table:table-cell office:value-type="float" office:value="-1.8443" calcext:value-type="float">
            <text:p>-1.84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V</text:p>
          </table:table-cell>
          <table:table-cell/>
          <table:table-cell office:value-type="float" office:value="-1.516" calcext:value-type="float">
            <text:p>-1.5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Y</text:p>
          </table:table-cell>
          <table:table-cell/>
          <table:table-cell office:value-type="float" office:value="-1.0248" calcext:value-type="float">
            <text:p>-1.02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F260Y</text:p>
          </table:table-cell>
          <table:table-cell/>
          <table:table-cell office:value-type="float" office:value="-0.8022" calcext:value-type="float">
            <text:p>-0.802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P316S</text:p>
          </table:table-cell>
          <table:table-cell/>
          <table:table-cell office:value-type="float" office:value="-1.4895" calcext:value-type="float">
            <text:p>-1.48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A</text:p>
          </table:table-cell>
          <table:table-cell/>
          <table:table-cell office:value-type="float" office:value="-2.6676" calcext:value-type="float">
            <text:p>-2.66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C</text:p>
          </table:table-cell>
          <table:table-cell/>
          <table:table-cell office:value-type="float" office:value="-1.8567" calcext:value-type="float">
            <text:p>-1.85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D</text:p>
          </table:table-cell>
          <table:table-cell/>
          <table:table-cell office:value-type="float" office:value="-1.4679" calcext:value-type="float">
            <text:p>-1.46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E</text:p>
          </table:table-cell>
          <table:table-cell/>
          <table:table-cell office:value-type="float" office:value="-0.9475" calcext:value-type="float">
            <text:p>-0.947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F</text:p>
          </table:table-cell>
          <table:table-cell/>
          <table:table-cell office:value-type="float" office:value="-0.9187" calcext:value-type="float">
            <text:p>-0.91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G</text:p>
          </table:table-cell>
          <table:table-cell/>
          <table:table-cell office:value-type="float" office:value="-3.1143" calcext:value-type="float">
            <text:p>-3.11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H</text:p>
          </table:table-cell>
          <table:table-cell/>
          <table:table-cell office:value-type="float" office:value="-1.9833" calcext:value-type="float">
            <text:p>-1.98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I</text:p>
          </table:table-cell>
          <table:table-cell/>
          <table:table-cell office:value-type="float" office:value="-1.2892" calcext:value-type="float">
            <text:p>-1.28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K</text:p>
          </table:table-cell>
          <table:table-cell/>
          <table:table-cell office:value-type="float" office:value="-2.4625" calcext:value-type="float">
            <text:p>-2.462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L</text:p>
          </table:table-cell>
          <table:table-cell/>
          <table:table-cell office:value-type="float" office:value="-1.1399" calcext:value-type="float">
            <text:p>-1.139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M</text:p>
          </table:table-cell>
          <table:table-cell/>
          <table:table-cell office:value-type="float" office:value="-1.2513" calcext:value-type="float">
            <text:p>-1.25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9N</text:p>
          </table:table-cell>
          <table:table-cell/>
          <table:table-cell office:value-type="float" office:value="-2.2029" calcext:value-type="float">
            <text:p>-2.20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K</text:p>
          </table:table-cell>
          <table:table-cell/>
          <table:table-cell office:value-type="float" office:value="-2.1929" calcext:value-type="float">
            <text:p>-2.19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L91R</text:p>
          </table:table-cell>
          <table:table-cell/>
          <table:table-cell office:value-type="float" office:value="-2.0727" calcext:value-type="float">
            <text:p>-2.07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F</text:p>
          </table:table-cell>
          <table:table-cell/>
          <table:table-cell office:value-type="float" office:value="-2.0614" calcext:value-type="float">
            <text:p>-2.06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G</text:p>
          </table:table-cell>
          <table:table-cell/>
          <table:table-cell office:value-type="float" office:value="-5.2405" calcext:value-type="float">
            <text:p>-5.24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D</text:p>
          </table:table-cell>
          <table:table-cell/>
          <table:table-cell office:value-type="float" office:value="-4.1528" calcext:value-type="float">
            <text:p>-4.152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E</text:p>
          </table:table-cell>
          <table:table-cell/>
          <table:table-cell office:value-type="float" office:value="-3.6389" calcext:value-type="float">
            <text:p>-3.6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C</text:p>
          </table:table-cell>
          <table:table-cell/>
          <table:table-cell office:value-type="float" office:value="-3.4381" calcext:value-type="float">
            <text:p>-3.43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A</text:p>
          </table:table-cell>
          <table:table-cell/>
          <table:table-cell office:value-type="float" office:value="-3.7584" calcext:value-type="float">
            <text:p>-3.75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N</text:p>
          </table:table-cell>
          <table:table-cell/>
          <table:table-cell office:value-type="float" office:value="-3.6547" calcext:value-type="float">
            <text:p>-3.65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L</text:p>
          </table:table-cell>
          <table:table-cell/>
          <table:table-cell office:value-type="float" office:value="-2.3134" calcext:value-type="float">
            <text:p>-2.31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M</text:p>
          </table:table-cell>
          <table:table-cell/>
          <table:table-cell office:value-type="float" office:value="-2.6636" calcext:value-type="float">
            <text:p>-2.66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K</text:p>
          </table:table-cell>
          <table:table-cell/>
          <table:table-cell office:value-type="float" office:value="-3.3885" calcext:value-type="float">
            <text:p>-3.38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H</text:p>
          </table:table-cell>
          <table:table-cell/>
          <table:table-cell office:value-type="float" office:value="-3.1488" calcext:value-type="float">
            <text:p>-3.14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I</text:p>
          </table:table-cell>
          <table:table-cell/>
          <table:table-cell office:value-type="float" office:value="-2.4753" calcext:value-type="float">
            <text:p>-2.47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V</text:p>
          </table:table-cell>
          <table:table-cell/>
          <table:table-cell office:value-type="float" office:value="-2.8419" calcext:value-type="float">
            <text:p>-2.8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T</text:p>
          </table:table-cell>
          <table:table-cell/>
          <table:table-cell office:value-type="float" office:value="-3.6022" calcext:value-type="float">
            <text:p>-3.60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R</text:p>
          </table:table-cell>
          <table:table-cell/>
          <table:table-cell office:value-type="float" office:value="-2.8263" calcext:value-type="float">
            <text:p>-2.82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S</text:p>
          </table:table-cell>
          <table:table-cell/>
          <table:table-cell office:value-type="float" office:value="-4.5619" calcext:value-type="float">
            <text:p>-4.56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P</text:p>
          </table:table-cell>
          <table:table-cell/>
          <table:table-cell office:value-type="float" office:value="-3.1097" calcext:value-type="float">
            <text:p>-3.10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Q</text:p>
          </table:table-cell>
          <table:table-cell/>
          <table:table-cell office:value-type="float" office:value="-3.4801" calcext:value-type="float">
            <text:p>-3.48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3Y</text:p>
          </table:table-cell>
          <table:table-cell/>
          <table:table-cell office:value-type="float" office:value="-2.1135" calcext:value-type="float">
            <text:p>-2.11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40R</text:p>
          </table:table-cell>
          <table:table-cell/>
          <table:table-cell office:value-type="float" office:value="-2.9994" calcext:value-type="float">
            <text:p>-2.99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L</text:p>
          </table:table-cell>
          <table:table-cell/>
          <table:table-cell office:value-type="float" office:value="-0.9383" calcext:value-type="float">
            <text:p>-0.93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M</text:p>
          </table:table-cell>
          <table:table-cell/>
          <table:table-cell office:value-type="float" office:value="-1.3729" calcext:value-type="float">
            <text:p>-1.37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N</text:p>
          </table:table-cell>
          <table:table-cell/>
          <table:table-cell office:value-type="float" office:value="-2.2791" calcext:value-type="float">
            <text:p>-2.27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H</text:p>
          </table:table-cell>
          <table:table-cell/>
          <table:table-cell office:value-type="float" office:value="-1.4292" calcext:value-type="float">
            <text:p>-1.42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I</text:p>
          </table:table-cell>
          <table:table-cell/>
          <table:table-cell office:value-type="float" office:value="-1.1035" calcext:value-type="float">
            <text:p>-1.10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G243R</text:p>
          </table:table-cell>
          <table:table-cell/>
          <table:table-cell office:value-type="float" office:value="-0.6936" calcext:value-type="float">
            <text:p>-0.69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D</text:p>
          </table:table-cell>
          <table:table-cell/>
          <table:table-cell office:value-type="float" office:value="-2.6082" calcext:value-type="float">
            <text:p>-2.60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E</text:p>
          </table:table-cell>
          <table:table-cell/>
          <table:table-cell office:value-type="float" office:value="-2.2644" calcext:value-type="float">
            <text:p>-2.26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F</text:p>
          </table:table-cell>
          <table:table-cell/>
          <table:table-cell office:value-type="float" office:value="-0.649" calcext:value-type="float">
            <text:p>-0.64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G</text:p>
          </table:table-cell>
          <table:table-cell/>
          <table:table-cell office:value-type="float" office:value="-3.3744" calcext:value-type="float">
            <text:p>-3.37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A</text:p>
          </table:table-cell>
          <table:table-cell/>
          <table:table-cell office:value-type="float" office:value="-1.8164" calcext:value-type="float">
            <text:p>-1.81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C</text:p>
          </table:table-cell>
          <table:table-cell/>
          <table:table-cell office:value-type="float" office:value="-1.8001" calcext:value-type="float">
            <text:p>-1.80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T</text:p>
          </table:table-cell>
          <table:table-cell/>
          <table:table-cell office:value-type="float" office:value="-2.0349" calcext:value-type="float">
            <text:p>-2.03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V</text:p>
          </table:table-cell>
          <table:table-cell/>
          <table:table-cell office:value-type="float" office:value="-1.3631" calcext:value-type="float">
            <text:p>-1.36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W</text:p>
          </table:table-cell>
          <table:table-cell/>
          <table:table-cell office:value-type="float" office:value="-0.333" calcext:value-type="float">
            <text:p>-0.3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P</text:p>
          </table:table-cell>
          <table:table-cell/>
          <table:table-cell office:value-type="float" office:value="-1.5636" calcext:value-type="float">
            <text:p>-1.56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Q</text:p>
          </table:table-cell>
          <table:table-cell/>
          <table:table-cell office:value-type="float" office:value="-1.9226" calcext:value-type="float">
            <text:p>-1.92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R</text:p>
          </table:table-cell>
          <table:table-cell/>
          <table:table-cell office:value-type="float" office:value="-1.464" calcext:value-type="float">
            <text:p>-1.4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Y390S</text:p>
          </table:table-cell>
          <table:table-cell/>
          <table:table-cell office:value-type="float" office:value="-2.7935" calcext:value-type="float">
            <text:p>-2.79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Y</text:p>
          </table:table-cell>
          <table:table-cell/>
          <table:table-cell office:value-type="float" office:value="0.2647" calcext:value-type="float">
            <text:p>0.26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W</text:p>
          </table:table-cell>
          <table:table-cell/>
          <table:table-cell office:value-type="float" office:value="0.5293" calcext:value-type="float">
            <text:p>0.529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V</text:p>
          </table:table-cell>
          <table:table-cell/>
          <table:table-cell office:value-type="float" office:value="0.5095" calcext:value-type="float">
            <text:p>0.509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T</text:p>
          </table:table-cell>
          <table:table-cell/>
          <table:table-cell office:value-type="float" office:value="0.0528" calcext:value-type="float">
            <text:p>0.05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S</text:p>
          </table:table-cell>
          <table:table-cell/>
          <table:table-cell office:value-type="float" office:value="-0.0976" calcext:value-type="float">
            <text:p>-0.09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R</text:p>
          </table:table-cell>
          <table:table-cell/>
          <table:table-cell office:value-type="float" office:value="-0.0198" calcext:value-type="float">
            <text:p>-0.01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Q</text:p>
          </table:table-cell>
          <table:table-cell/>
          <table:table-cell office:value-type="float" office:value="0.0653" calcext:value-type="float">
            <text:p>0.06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P</text:p>
          </table:table-cell>
          <table:table-cell/>
          <table:table-cell office:value-type="float" office:value="0.1366" calcext:value-type="float">
            <text:p>0.13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N</text:p>
          </table:table-cell>
          <table:table-cell/>
          <table:table-cell office:value-type="float" office:value="-0.189" calcext:value-type="float">
            <text:p>-0.1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M</text:p>
          </table:table-cell>
          <table:table-cell/>
          <table:table-cell office:value-type="float" office:value="0.3282" calcext:value-type="float">
            <text:p>0.328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L</text:p>
          </table:table-cell>
          <table:table-cell/>
          <table:table-cell office:value-type="float" office:value="0.7224" calcext:value-type="float">
            <text:p>0.722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K</text:p>
          </table:table-cell>
          <table:table-cell/>
          <table:table-cell office:value-type="float" office:value="0.1187" calcext:value-type="float">
            <text:p>0.11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I</text:p>
          </table:table-cell>
          <table:table-cell/>
          <table:table-cell office:value-type="float" office:value="0.8241" calcext:value-type="float">
            <text:p>0.824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H</text:p>
          </table:table-cell>
          <table:table-cell/>
          <table:table-cell office:value-type="float" office:value="0.1216" calcext:value-type="float">
            <text:p>0.12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G</text:p>
          </table:table-cell>
          <table:table-cell/>
          <table:table-cell office:value-type="float" office:value="-0.3073" calcext:value-type="float">
            <text:p>-0.307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F</text:p>
          </table:table-cell>
          <table:table-cell/>
          <table:table-cell office:value-type="float" office:value="0.6688" calcext:value-type="float">
            <text:p>0.668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D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C</text:p>
          </table:table-cell>
          <table:table-cell/>
          <table:table-cell office:value-type="float" office:value="0.7809" calcext:value-type="float">
            <text:p>0.780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E377A</text:p>
          </table:table-cell>
          <table:table-cell/>
          <table:table-cell office:value-type="float" office:value="-0.0697" calcext:value-type="float">
            <text:p>-0.06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A298V</text:p>
          </table:table-cell>
          <table:table-cell/>
          <table:table-cell office:value-type="float" office:value="0.1387" calcext:value-type="float">
            <text:p>0.13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P80L</text:p>
          </table:table-cell>
          <table:table-cell/>
          <table:table-cell office:value-type="float" office:value="-0.9633" calcext:value-type="float">
            <text:p>-0.96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L363P</text:p>
          </table:table-cell>
          <table:table-cell/>
          <table:table-cell office:value-type="float" office:value="-1.4259" calcext:value-type="float">
            <text:p>-1.42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V217M</text:p>
          </table:table-cell>
          <table:table-cell/>
          <table:table-cell office:value-type="float" office:value="-1.2827" calcext:value-type="float">
            <text:p>-1.28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R225P</text:p>
          </table:table-cell>
          <table:table-cell/>
          <table:table-cell office:value-type="float" office:value="0.1598" calcext:value-type="float">
            <text:p>0.15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N413S</text:p>
          </table:table-cell>
          <table:table-cell/>
          <table:table-cell office:value-type="float" office:value="-1.5019" calcext:value-type="float">
            <text:p>-1.50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P248L</text:p>
          </table:table-cell>
          <table:table-cell/>
          <table:table-cell office:value-type="float" office:value="-0.8297" calcext:value-type="float">
            <text:p>-0.82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S</text:p>
          </table:table-cell>
          <table:table-cell/>
          <table:table-cell office:value-type="float" office:value="-3.7027" calcext:value-type="float">
            <text:p>-3.70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R337Q</text:p>
          </table:table-cell>
          <table:table-cell/>
          <table:table-cell office:value-type="float" office:value="-0.065" calcext:value-type="float">
            <text:p>-0.0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H</text:p>
          </table:table-cell>
          <table:table-cell/>
          <table:table-cell office:value-type="float" office:value="-2.7355" calcext:value-type="float">
            <text:p>-2.73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I</text:p>
          </table:table-cell>
          <table:table-cell/>
          <table:table-cell office:value-type="float" office:value="-2.213" calcext:value-type="float">
            <text:p>-2.2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W</text:p>
          </table:table-cell>
          <table:table-cell/>
          <table:table-cell office:value-type="float" office:value="-0.3888" calcext:value-type="float">
            <text:p>-0.38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K</text:p>
          </table:table-cell>
          <table:table-cell/>
          <table:table-cell office:value-type="float" office:value="-2.6142" calcext:value-type="float">
            <text:p>-2.61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L</text:p>
          </table:table-cell>
          <table:table-cell/>
          <table:table-cell office:value-type="float" office:value="-1.7465" calcext:value-type="float">
            <text:p>-1.74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M</text:p>
          </table:table-cell>
          <table:table-cell/>
          <table:table-cell office:value-type="float" office:value="-2.2485" calcext:value-type="float">
            <text:p>-2.24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L278V</text:p>
          </table:table-cell>
          <table:table-cell/>
          <table:table-cell office:value-type="float" office:value="-0.3384" calcext:value-type="float">
            <text:p>-0.338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D</text:p>
          </table:table-cell>
          <table:table-cell/>
          <table:table-cell office:value-type="float" office:value="-3.006" calcext:value-type="float">
            <text:p>-3.0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G800R</text:p>
          </table:table-cell>
          <table:table-cell/>
          <table:table-cell office:value-type="float" office:value="-0.3392" calcext:value-type="float">
            <text:p>-0.33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A</text:p>
          </table:table-cell>
          <table:table-cell/>
          <table:table-cell office:value-type="float" office:value="-3.6021" calcext:value-type="float">
            <text:p>-3.60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C</text:p>
          </table:table-cell>
          <table:table-cell/>
          <table:table-cell office:value-type="float" office:value="-3.218" calcext:value-type="float">
            <text:p>-3.2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D</text:p>
          </table:table-cell>
          <table:table-cell/>
          <table:table-cell office:value-type="float" office:value="-3.6259" calcext:value-type="float">
            <text:p>-3.62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E</text:p>
          </table:table-cell>
          <table:table-cell/>
          <table:table-cell office:value-type="float" office:value="-3.0805" calcext:value-type="float">
            <text:p>-3.08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F</text:p>
          </table:table-cell>
          <table:table-cell/>
          <table:table-cell office:value-type="float" office:value="-1.4631" calcext:value-type="float">
            <text:p>-1.46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G</text:p>
          </table:table-cell>
          <table:table-cell/>
          <table:table-cell office:value-type="float" office:value="-4.5299" calcext:value-type="float">
            <text:p>-4.529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E</text:p>
          </table:table-cell>
          <table:table-cell/>
          <table:table-cell office:value-type="float" office:value="-1.8769" calcext:value-type="float">
            <text:p>-1.87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Y</text:p>
          </table:table-cell>
          <table:table-cell/>
          <table:table-cell office:value-type="float" office:value="-1.7632" calcext:value-type="float">
            <text:p>-1.76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G</text:p>
          </table:table-cell>
          <table:table-cell/>
          <table:table-cell office:value-type="float" office:value="-5.2617" calcext:value-type="float">
            <text:p>-5.26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F</text:p>
          </table:table-cell>
          <table:table-cell/>
          <table:table-cell office:value-type="float" office:value="-0.8272" calcext:value-type="float">
            <text:p>-0.827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A</text:p>
          </table:table-cell>
          <table:table-cell/>
          <table:table-cell office:value-type="float" office:value="-2.6027" calcext:value-type="float">
            <text:p>-2.60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H72L</text:p>
          </table:table-cell>
          <table:table-cell/>
          <table:table-cell office:value-type="float" office:value="-1.2862" calcext:value-type="float">
            <text:p>-1.28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C</text:p>
          </table:table-cell>
          <table:table-cell/>
          <table:table-cell office:value-type="float" office:value="-2.8088" calcext:value-type="float">
            <text:p>-2.80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P</text:p>
          </table:table-cell>
          <table:table-cell/>
          <table:table-cell office:value-type="float" office:value="-2.9208" calcext:value-type="float">
            <text:p>-2.92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Q</text:p>
          </table:table-cell>
          <table:table-cell/>
          <table:table-cell office:value-type="float" office:value="-3.1439" calcext:value-type="float">
            <text:p>-3.14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R</text:p>
          </table:table-cell>
          <table:table-cell/>
          <table:table-cell office:value-type="float" office:value="-2.1467" calcext:value-type="float">
            <text:p>-2.14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S</text:p>
          </table:table-cell>
          <table:table-cell/>
          <table:table-cell office:value-type="float" office:value="-4.0282" calcext:value-type="float">
            <text:p>-4.02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T</text:p>
          </table:table-cell>
          <table:table-cell/>
          <table:table-cell office:value-type="float" office:value="-3.2161" calcext:value-type="float">
            <text:p>-3.21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H</text:p>
          </table:table-cell>
          <table:table-cell/>
          <table:table-cell office:value-type="float" office:value="-1.7946" calcext:value-type="float">
            <text:p>-1.79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V</text:p>
          </table:table-cell>
          <table:table-cell/>
          <table:table-cell office:value-type="float" office:value="-2.8355" calcext:value-type="float">
            <text:p>-2.83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M</text:p>
          </table:table-cell>
          <table:table-cell/>
          <table:table-cell office:value-type="float" office:value="-1.2291" calcext:value-type="float">
            <text:p>-1.22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T</text:p>
          </table:table-cell>
          <table:table-cell/>
          <table:table-cell office:value-type="float" office:value="-2.3275" calcext:value-type="float">
            <text:p>-2.32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P356R</text:p>
          </table:table-cell>
          <table:table-cell/>
          <table:table-cell office:value-type="float" office:value="-1.7581" calcext:value-type="float">
            <text:p>-1.75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V</text:p>
          </table:table-cell>
          <table:table-cell/>
          <table:table-cell office:value-type="float" office:value="-1.3363" calcext:value-type="float">
            <text:p>-1.33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L</text:p>
          </table:table-cell>
          <table:table-cell/>
          <table:table-cell office:value-type="float" office:value="-0.821" calcext:value-type="float">
            <text:p>-0.8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Q</text:p>
          </table:table-cell>
          <table:table-cell/>
          <table:table-cell office:value-type="float" office:value="-1.8585" calcext:value-type="float">
            <text:p>-1.85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P</text:p>
          </table:table-cell>
          <table:table-cell/>
          <table:table-cell office:value-type="float" office:value="-1.5632" calcext:value-type="float">
            <text:p>-1.56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N</text:p>
          </table:table-cell>
          <table:table-cell/>
          <table:table-cell office:value-type="float" office:value="-2.6688" calcext:value-type="float">
            <text:p>-2.66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A481S</text:p>
          </table:table-cell>
          <table:table-cell/>
          <table:table-cell office:value-type="float" office:value="-0.6808" calcext:value-type="float">
            <text:p>-0.68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W370N</text:p>
          </table:table-cell>
          <table:table-cell/>
          <table:table-cell office:value-type="float" office:value="-3.3444" calcext:value-type="float">
            <text:p>-3.3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I</text:p>
          </table:table-cell>
          <table:table-cell/>
          <table:table-cell office:value-type="float" office:value="-1.0921" calcext:value-type="float">
            <text:p>-1.09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R</text:p>
          </table:table-cell>
          <table:table-cell/>
          <table:table-cell office:value-type="float" office:value="-1.0444" calcext:value-type="float">
            <text:p>-1.0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Y461K</text:p>
          </table:table-cell>
          <table:table-cell/>
          <table:table-cell office:value-type="float" office:value="-2.0064" calcext:value-type="float">
            <text:p>-2.00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T312I</text:p>
          </table:table-cell>
          <table:table-cell/>
          <table:table-cell office:value-type="float" office:value="0.9761" calcext:value-type="float">
            <text:p>0.976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468S</text:p>
          </table:table-cell>
          <table:table-cell/>
          <table:table-cell office:value-type="float" office:value="-0.9095" calcext:value-type="float">
            <text:p>-0.90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Y</text:p>
          </table:table-cell>
          <table:table-cell/>
          <table:table-cell office:value-type="float" office:value="0.5843" calcext:value-type="float">
            <text:p>0.584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S</text:p>
          </table:table-cell>
          <table:table-cell/>
          <table:table-cell office:value-type="float" office:value="-0.1209" calcext:value-type="float">
            <text:p>-0.12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Q</text:p>
          </table:table-cell>
          <table:table-cell/>
          <table:table-cell office:value-type="float" office:value="0.0472" calcext:value-type="float">
            <text:p>0.04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P</text:p>
          </table:table-cell>
          <table:table-cell/>
          <table:table-cell office:value-type="float" office:value="0.0946" calcext:value-type="float">
            <text:p>0.09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W</text:p>
          </table:table-cell>
          <table:table-cell/>
          <table:table-cell office:value-type="float" office:value="1.0999" calcext:value-type="float">
            <text:p>1.0999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V</text:p>
          </table:table-cell>
          <table:table-cell/>
          <table:table-cell office:value-type="float" office:value="0.7313" calcext:value-type="float">
            <text:p>0.731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T</text:p>
          </table:table-cell>
          <table:table-cell/>
          <table:table-cell office:value-type="float" office:value="0.2216" calcext:value-type="float">
            <text:p>0.22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K</text:p>
          </table:table-cell>
          <table:table-cell/>
          <table:table-cell office:value-type="float" office:value="0.0256" calcext:value-type="float">
            <text:p>0.02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I</text:p>
          </table:table-cell>
          <table:table-cell/>
          <table:table-cell office:value-type="float" office:value="1.1396" calcext:value-type="float">
            <text:p>1.139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H</text:p>
          </table:table-cell>
          <table:table-cell/>
          <table:table-cell office:value-type="float" office:value="0.2556" calcext:value-type="float">
            <text:p>0.25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112A</text:p>
          </table:table-cell>
          <table:table-cell/>
          <table:table-cell office:value-type="float" office:value="-0.7961" calcext:value-type="float">
            <text:p>-0.79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N</text:p>
          </table:table-cell>
          <table:table-cell/>
          <table:table-cell office:value-type="float" office:value="-0.1321" calcext:value-type="float">
            <text:p>-0.132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M</text:p>
          </table:table-cell>
          <table:table-cell/>
          <table:table-cell office:value-type="float" office:value="0.6291" calcext:value-type="float">
            <text:p>0.629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L</text:p>
          </table:table-cell>
          <table:table-cell/>
          <table:table-cell office:value-type="float" office:value="0.964" calcext:value-type="float">
            <text:p>0.96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C</text:p>
          </table:table-cell>
          <table:table-cell/>
          <table:table-cell office:value-type="float" office:value="1.0918" calcext:value-type="float">
            <text:p>1.0918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A</text:p>
          </table:table-cell>
          <table:table-cell/>
          <table:table-cell office:value-type="float" office:value="-0.0315" calcext:value-type="float">
            <text:p>-0.03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G</text:p>
          </table:table-cell>
          <table:table-cell/>
          <table:table-cell office:value-type="float" office:value="-0.3167" calcext:value-type="float">
            <text:p>-0.31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F</text:p>
          </table:table-cell>
          <table:table-cell/>
          <table:table-cell office:value-type="float" office:value="1.0628" calcext:value-type="float">
            <text:p>1.0628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E</text:p>
          </table:table-cell>
          <table:table-cell/>
          <table:table-cell office:value-type="float" office:value="-0.1285" calcext:value-type="float">
            <text:p>-0.12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220D</text:p>
          </table:table-cell>
          <table:table-cell/>
          <table:table-cell office:value-type="float" office:value="-0.0795" calcext:value-type="float">
            <text:p>-0.079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V</text:p>
          </table:table-cell>
          <table:table-cell/>
          <table:table-cell office:value-type="float" office:value="1.1836" calcext:value-type="float">
            <text:p>1.183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W</text:p>
          </table:table-cell>
          <table:table-cell/>
          <table:table-cell office:value-type="float" office:value="1.6596" calcext:value-type="float">
            <text:p>1.659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T</text:p>
          </table:table-cell>
          <table:table-cell/>
          <table:table-cell office:value-type="float" office:value="0.1313" calcext:value-type="float">
            <text:p>0.13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R</text:p>
          </table:table-cell>
          <table:table-cell/>
          <table:table-cell office:value-type="float" office:value="0.9948" calcext:value-type="float">
            <text:p>0.994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S</text:p>
          </table:table-cell>
          <table:table-cell/>
          <table:table-cell office:value-type="float" office:value="-0.6465" calcext:value-type="float">
            <text:p>-0.64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P</text:p>
          </table:table-cell>
          <table:table-cell/>
          <table:table-cell office:value-type="float" office:value="0.2432" calcext:value-type="float">
            <text:p>0.24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Q</text:p>
          </table:table-cell>
          <table:table-cell/>
          <table:table-cell office:value-type="float" office:value="0.2102" calcext:value-type="float">
            <text:p>0.21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Y</text:p>
          </table:table-cell>
          <table:table-cell/>
          <table:table-cell office:value-type="float" office:value="1.4813" calcext:value-type="float">
            <text:p>1.481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F</text:p>
          </table:table-cell>
          <table:table-cell/>
          <table:table-cell office:value-type="float" office:value="1.2727" calcext:value-type="float">
            <text:p>1.2727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G</text:p>
          </table:table-cell>
          <table:table-cell/>
          <table:table-cell office:value-type="float" office:value="-1.8396" calcext:value-type="float">
            <text:p>-1.83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D</text:p>
          </table:table-cell>
          <table:table-cell/>
          <table:table-cell office:value-type="float" office:value="-0.911" calcext:value-type="float">
            <text:p>-0.91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C</text:p>
          </table:table-cell>
          <table:table-cell/>
          <table:table-cell office:value-type="float" office:value="0.2173" calcext:value-type="float">
            <text:p>0.217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A</text:p>
          </table:table-cell>
          <table:table-cell/>
          <table:table-cell office:value-type="float" office:value="-0.2561" calcext:value-type="float">
            <text:p>-0.256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N</text:p>
          </table:table-cell>
          <table:table-cell/>
          <table:table-cell office:value-type="float" office:value="0.1897" calcext:value-type="float">
            <text:p>0.18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L</text:p>
          </table:table-cell>
          <table:table-cell/>
          <table:table-cell office:value-type="float" office:value="1.302" calcext:value-type="float">
            <text:p>1.302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M</text:p>
          </table:table-cell>
          <table:table-cell/>
          <table:table-cell office:value-type="float" office:value="1.1791" calcext:value-type="float">
            <text:p>1.1791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K</text:p>
          </table:table-cell>
          <table:table-cell/>
          <table:table-cell office:value-type="float" office:value="-0.4468" calcext:value-type="float">
            <text:p>-0.44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H</text:p>
          </table:table-cell>
          <table:table-cell/>
          <table:table-cell office:value-type="float" office:value="0.9397" calcext:value-type="float">
            <text:p>0.939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385I</text:p>
          </table:table-cell>
          <table:table-cell/>
          <table:table-cell office:value-type="float" office:value="1.5303" calcext:value-type="float">
            <text:p>1.530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41S</text:p>
          </table:table-cell>
          <table:table-cell/>
          <table:table-cell office:value-type="float" office:value="-0.2462" calcext:value-type="float">
            <text:p>-0.24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286D</text:p>
          </table:table-cell>
          <table:table-cell/>
          <table:table-cell office:value-type="float" office:value="-0.8559" calcext:value-type="float">
            <text:p>-0.855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57S</text:p>
          </table:table-cell>
          <table:table-cell/>
          <table:table-cell office:value-type="float" office:value="-0.9203" calcext:value-type="float">
            <text:p>-0.92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Y567S</text:p>
          </table:table-cell>
          <table:table-cell/>
          <table:table-cell office:value-type="float" office:value="-2.5978" calcext:value-type="float">
            <text:p>-2.59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515K</text:p>
          </table:table-cell>
          <table:table-cell/>
          <table:table-cell office:value-type="float" office:value="-0.8295" calcext:value-type="float">
            <text:p>-0.82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562T</text:p>
          </table:table-cell>
          <table:table-cell/>
          <table:table-cell office:value-type="float" office:value="-2.1348" calcext:value-type="float">
            <text:p>-2.13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531H</text:p>
          </table:table-cell>
          <table:table-cell/>
          <table:table-cell office:value-type="float" office:value="-0.9119" calcext:value-type="float">
            <text:p>-0.91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305V</text:p>
          </table:table-cell>
          <table:table-cell/>
          <table:table-cell office:value-type="float" office:value="-0.6787" calcext:value-type="float">
            <text:p>-0.67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531C</text:p>
          </table:table-cell>
          <table:table-cell/>
          <table:table-cell office:value-type="float" office:value="-0.5115" calcext:value-type="float">
            <text:p>-0.51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P318R</text:p>
          </table:table-cell>
          <table:table-cell/>
          <table:table-cell office:value-type="float" office:value="-1.1234" calcext:value-type="float">
            <text:p>-1.12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D544N</text:p>
          </table:table-cell>
          <table:table-cell/>
          <table:table-cell office:value-type="float" office:value="-0.2024" calcext:value-type="float">
            <text:p>-0.20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A21P</text:p>
          </table:table-cell>
          <table:table-cell/>
          <table:table-cell office:value-type="float" office:value="0.2196" calcext:value-type="float">
            <text:p>0.2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599S</text:p>
          </table:table-cell>
          <table:table-cell/>
          <table:table-cell office:value-type="float" office:value="-3.5281" calcext:value-type="float">
            <text:p>-3.52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L</text:p>
          </table:table-cell>
          <table:table-cell/>
          <table:table-cell office:value-type="float" office:value="-0.0933" calcext:value-type="float">
            <text:p>-0.09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M</text:p>
          </table:table-cell>
          <table:table-cell/>
          <table:table-cell office:value-type="float" office:value="-0.6418" calcext:value-type="float">
            <text:p>-0.641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N</text:p>
          </table:table-cell>
          <table:table-cell/>
          <table:table-cell office:value-type="float" office:value="-0.3751" calcext:value-type="float">
            <text:p>-0.37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H</text:p>
          </table:table-cell>
          <table:table-cell/>
          <table:table-cell office:value-type="float" office:value="-0.5262" calcext:value-type="float">
            <text:p>-0.52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I</text:p>
          </table:table-cell>
          <table:table-cell/>
          <table:table-cell office:value-type="float" office:value="-0.1448" calcext:value-type="float">
            <text:p>-0.14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K</text:p>
          </table:table-cell>
          <table:table-cell/>
          <table:table-cell office:value-type="float" office:value="-0.2326" calcext:value-type="float">
            <text:p>-0.23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D</text:p>
          </table:table-cell>
          <table:table-cell/>
          <table:table-cell office:value-type="float" office:value="-0.1512" calcext:value-type="float">
            <text:p>-0.15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E</text:p>
          </table:table-cell>
          <table:table-cell/>
          <table:table-cell office:value-type="float" office:value="-0.3407" calcext:value-type="float">
            <text:p>-0.34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F</text:p>
          </table:table-cell>
          <table:table-cell/>
          <table:table-cell office:value-type="float" office:value="-0.354" calcext:value-type="float">
            <text:p>-0.3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G</text:p>
          </table:table-cell>
          <table:table-cell/>
          <table:table-cell office:value-type="float" office:value="-0.5031" calcext:value-type="float">
            <text:p>-0.503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A</text:p>
          </table:table-cell>
          <table:table-cell/>
          <table:table-cell office:value-type="float" office:value="-0.6393" calcext:value-type="float">
            <text:p>-0.639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C</text:p>
          </table:table-cell>
          <table:table-cell/>
          <table:table-cell office:value-type="float" office:value="0.0261" calcext:value-type="float">
            <text:p>0.026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Y</text:p>
          </table:table-cell>
          <table:table-cell/>
          <table:table-cell office:value-type="float" office:value="-0.585" calcext:value-type="float">
            <text:p>-0.58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T</text:p>
          </table:table-cell>
          <table:table-cell/>
          <table:table-cell office:value-type="float" office:value="-0.174" calcext:value-type="float">
            <text:p>-0.1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V</text:p>
          </table:table-cell>
          <table:table-cell/>
          <table:table-cell office:value-type="float" office:value="-0.1983" calcext:value-type="float">
            <text:p>-0.1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W</text:p>
          </table:table-cell>
          <table:table-cell/>
          <table:table-cell office:value-type="float" office:value="-0.6811" calcext:value-type="float">
            <text:p>-0.681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P</text:p>
          </table:table-cell>
          <table:table-cell/>
          <table:table-cell office:value-type="float" office:value="-0.1258" calcext:value-type="float">
            <text:p>-0.125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Q</text:p>
          </table:table-cell>
          <table:table-cell/>
          <table:table-cell office:value-type="float" office:value="-0.3008" calcext:value-type="float">
            <text:p>-0.30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S200R</text:p>
          </table:table-cell>
          <table:table-cell/>
          <table:table-cell office:value-type="float" office:value="-0.4579" calcext:value-type="float">
            <text:p>-0.45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184C</text:p>
          </table:table-cell>
          <table:table-cell/>
          <table:table-cell office:value-type="float" office:value="-0.2466" calcext:value-type="float">
            <text:p>-0.24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N</text:p>
          </table:table-cell>
          <table:table-cell/>
          <table:table-cell office:value-type="float" office:value="-1.1157" calcext:value-type="float">
            <text:p>-1.11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M</text:p>
          </table:table-cell>
          <table:table-cell/>
          <table:table-cell office:value-type="float" office:value="-0.2929" calcext:value-type="float">
            <text:p>-0.29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L</text:p>
          </table:table-cell>
          <table:table-cell/>
          <table:table-cell office:value-type="float" office:value="-0.4574" calcext:value-type="float">
            <text:p>-0.45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K</text:p>
          </table:table-cell>
          <table:table-cell/>
          <table:table-cell office:value-type="float" office:value="-0.5482" calcext:value-type="float">
            <text:p>-0.54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I</text:p>
          </table:table-cell>
          <table:table-cell/>
          <table:table-cell office:value-type="float" office:value="-0.9718" calcext:value-type="float">
            <text:p>-0.971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H</text:p>
          </table:table-cell>
          <table:table-cell/>
          <table:table-cell office:value-type="float" office:value="-0.5196" calcext:value-type="float">
            <text:p>-0.519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G</text:p>
          </table:table-cell>
          <table:table-cell/>
          <table:table-cell office:value-type="float" office:value="-1.2973" calcext:value-type="float">
            <text:p>-1.29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F</text:p>
          </table:table-cell>
          <table:table-cell/>
          <table:table-cell office:value-type="float" office:value="-1.0833" calcext:value-type="float">
            <text:p>-1.08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E</text:p>
          </table:table-cell>
          <table:table-cell/>
          <table:table-cell office:value-type="float" office:value="-0.7713" calcext:value-type="float">
            <text:p>-0.771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D</text:p>
          </table:table-cell>
          <table:table-cell/>
          <table:table-cell office:value-type="float" office:value="-1.586" calcext:value-type="float">
            <text:p>-1.5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C</text:p>
          </table:table-cell>
          <table:table-cell/>
          <table:table-cell office:value-type="float" office:value="-0.8455" calcext:value-type="float">
            <text:p>-0.845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A</text:p>
          </table:table-cell>
          <table:table-cell/>
          <table:table-cell office:value-type="float" office:value="-0.484" calcext:value-type="float">
            <text:p>-0.48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D248N</text:p>
          </table:table-cell>
          <table:table-cell/>
          <table:table-cell office:value-type="float" office:value="-0.6547" calcext:value-type="float">
            <text:p>-0.65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553R</text:p>
          </table:table-cell>
          <table:table-cell/>
          <table:table-cell office:value-type="float" office:value="-0.2809" calcext:value-type="float">
            <text:p>-0.28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Y</text:p>
          </table:table-cell>
          <table:table-cell/>
          <table:table-cell office:value-type="float" office:value="-1.2866" calcext:value-type="float">
            <text:p>-1.28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W</text:p>
          </table:table-cell>
          <table:table-cell/>
          <table:table-cell office:value-type="float" office:value="-1.1707" calcext:value-type="float">
            <text:p>-1.17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V</text:p>
          </table:table-cell>
          <table:table-cell/>
          <table:table-cell office:value-type="float" office:value="-1.2146" calcext:value-type="float">
            <text:p>-1.21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T</text:p>
          </table:table-cell>
          <table:table-cell/>
          <table:table-cell office:value-type="float" office:value="-1.3859" calcext:value-type="float">
            <text:p>-1.38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S</text:p>
          </table:table-cell>
          <table:table-cell/>
          <table:table-cell office:value-type="float" office:value="-1.1038" calcext:value-type="float">
            <text:p>-1.10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Q</text:p>
          </table:table-cell>
          <table:table-cell/>
          <table:table-cell office:value-type="float" office:value="-0.5517" calcext:value-type="float">
            <text:p>-0.551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69P</text:p>
          </table:table-cell>
          <table:table-cell/>
          <table:table-cell office:value-type="float" office:value="-1.1196" calcext:value-type="float">
            <text:p>-1.1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288R</text:p>
          </table:table-cell>
          <table:table-cell/>
          <table:table-cell office:value-type="float" office:value="-2.3533" calcext:value-type="float">
            <text:p>-2.3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C</text:p>
          </table:table-cell>
          <table:table-cell/>
          <table:table-cell office:value-type="float" office:value="-2.448" calcext:value-type="float">
            <text:p>-2.4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A</text:p>
          </table:table-cell>
          <table:table-cell/>
          <table:table-cell office:value-type="float" office:value="-3.4253" calcext:value-type="float">
            <text:p>-3.42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F</text:p>
          </table:table-cell>
          <table:table-cell/>
          <table:table-cell office:value-type="float" office:value="-1.6383" calcext:value-type="float">
            <text:p>-1.63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G</text:p>
          </table:table-cell>
          <table:table-cell/>
          <table:table-cell office:value-type="float" office:value="-4.1692" calcext:value-type="float">
            <text:p>-4.16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D</text:p>
          </table:table-cell>
          <table:table-cell/>
          <table:table-cell office:value-type="float" office:value="-2.9865" calcext:value-type="float">
            <text:p>-2.98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E</text:p>
          </table:table-cell>
          <table:table-cell/>
          <table:table-cell office:value-type="float" office:value="-2.6822" calcext:value-type="float">
            <text:p>-2.68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641A</text:p>
          </table:table-cell>
          <table:table-cell/>
          <table:table-cell office:value-type="float" office:value="-0.2874" calcext:value-type="float">
            <text:p>-0.28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H</text:p>
          </table:table-cell>
          <table:table-cell/>
          <table:table-cell office:value-type="float" office:value="-2.2591" calcext:value-type="float">
            <text:p>-2.25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I</text:p>
          </table:table-cell>
          <table:table-cell/>
          <table:table-cell office:value-type="float" office:value="-2.0582" calcext:value-type="float">
            <text:p>-2.05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N</text:p>
          </table:table-cell>
          <table:table-cell/>
          <table:table-cell office:value-type="float" office:value="-2.6706" calcext:value-type="float">
            <text:p>-2.67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L</text:p>
          </table:table-cell>
          <table:table-cell/>
          <table:table-cell office:value-type="float" office:value="-1.2351" calcext:value-type="float">
            <text:p>-1.23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M</text:p>
          </table:table-cell>
          <table:table-cell/>
          <table:table-cell office:value-type="float" office:value="-1.8038" calcext:value-type="float">
            <text:p>-1.80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R</text:p>
          </table:table-cell>
          <table:table-cell/>
          <table:table-cell office:value-type="float" office:value="-1.9412" calcext:value-type="float">
            <text:p>-1.94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S</text:p>
          </table:table-cell>
          <table:table-cell/>
          <table:table-cell office:value-type="float" office:value="-3.1607" calcext:value-type="float">
            <text:p>-3.16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P</text:p>
          </table:table-cell>
          <table:table-cell/>
          <table:table-cell office:value-type="float" office:value="-2.9139" calcext:value-type="float">
            <text:p>-2.9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Q</text:p>
          </table:table-cell>
          <table:table-cell/>
          <table:table-cell office:value-type="float" office:value="-2.2106" calcext:value-type="float">
            <text:p>-2.21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V</text:p>
          </table:table-cell>
          <table:table-cell/>
          <table:table-cell office:value-type="float" office:value="-2.4872" calcext:value-type="float">
            <text:p>-2.48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T</text:p>
          </table:table-cell>
          <table:table-cell/>
          <table:table-cell office:value-type="float" office:value="-2.7361" calcext:value-type="float">
            <text:p>-2.73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Y</text:p>
          </table:table-cell>
          <table:table-cell/>
          <table:table-cell office:value-type="float" office:value="-1.2434" calcext:value-type="float">
            <text:p>-1.24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130K</text:p>
          </table:table-cell>
          <table:table-cell/>
          <table:table-cell office:value-type="float" office:value="-0.5331" calcext:value-type="float">
            <text:p>-0.533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163K</text:p>
          </table:table-cell>
          <table:table-cell/>
          <table:table-cell office:value-type="float" office:value="-2.0717" calcext:value-type="float">
            <text:p>-2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K</text:p>
          </table:table-cell>
          <table:table-cell/>
          <table:table-cell office:value-type="float" office:value="0.0603" calcext:value-type="float">
            <text:p>0.06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I</text:p>
          </table:table-cell>
          <table:table-cell/>
          <table:table-cell office:value-type="float" office:value="0.9151" calcext:value-type="float">
            <text:p>0.915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H</text:p>
          </table:table-cell>
          <table:table-cell/>
          <table:table-cell office:value-type="float" office:value="0.2888" calcext:value-type="float">
            <text:p>0.28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N</text:p>
          </table:table-cell>
          <table:table-cell/>
          <table:table-cell office:value-type="float" office:value="-0.1622" calcext:value-type="float">
            <text:p>-0.1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M</text:p>
          </table:table-cell>
          <table:table-cell/>
          <table:table-cell office:value-type="float" office:value="0.4192" calcext:value-type="float">
            <text:p>0.41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L</text:p>
          </table:table-cell>
          <table:table-cell/>
          <table:table-cell office:value-type="float" office:value="0.7698" calcext:value-type="float">
            <text:p>0.769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C</text:p>
          </table:table-cell>
          <table:table-cell/>
          <table:table-cell office:value-type="float" office:value="0.9163" calcext:value-type="float">
            <text:p>0.916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A</text:p>
          </table:table-cell>
          <table:table-cell/>
          <table:table-cell office:value-type="float" office:value="-0.1536" calcext:value-type="float">
            <text:p>-0.15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G</text:p>
          </table:table-cell>
          <table:table-cell/>
          <table:table-cell office:value-type="float" office:value="-0.4871" calcext:value-type="float">
            <text:p>-0.487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F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D</text:p>
          </table:table-cell>
          <table:table-cell/>
          <table:table-cell office:value-type="float" office:value="0.0123" calcext:value-type="float">
            <text:p>0.01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Y</text:p>
          </table:table-cell>
          <table:table-cell/>
          <table:table-cell office:value-type="float" office:value="0.4191" calcext:value-type="float">
            <text:p>0.41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W</text:p>
          </table:table-cell>
          <table:table-cell/>
          <table:table-cell office:value-type="float" office:value="0.2249" calcext:value-type="float">
            <text:p>0.22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R</text:p>
          </table:table-cell>
          <table:table-cell/>
          <table:table-cell office:value-type="float" office:value="-0.0054" calcext:value-type="float">
            <text:p>-0.0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Q</text:p>
          </table:table-cell>
          <table:table-cell/>
          <table:table-cell office:value-type="float" office:value="0.1742" calcext:value-type="float">
            <text:p>0.17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P</text:p>
          </table:table-cell>
          <table:table-cell/>
          <table:table-cell office:value-type="float" office:value="0.0922" calcext:value-type="float">
            <text:p>0.09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W</text:p>
          </table:table-cell>
          <table:table-cell/>
          <table:table-cell office:value-type="float" office:value="0.6247" calcext:value-type="float">
            <text:p>0.624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V</text:p>
          </table:table-cell>
          <table:table-cell/>
          <table:table-cell office:value-type="float" office:value="0.5803" calcext:value-type="float">
            <text:p>0.580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Q</text:p>
          </table:table-cell>
          <table:table-cell/>
          <table:table-cell office:value-type="float" office:value="-1.3523" calcext:value-type="float">
            <text:p>-1.3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T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S</text:p>
          </table:table-cell>
          <table:table-cell/>
          <table:table-cell office:value-type="float" office:value="-0.2208" calcext:value-type="float">
            <text:p>-0.22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L</text:p>
          </table:table-cell>
          <table:table-cell/>
          <table:table-cell office:value-type="float" office:value="-0.6614" calcext:value-type="float">
            <text:p>-0.66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M</text:p>
          </table:table-cell>
          <table:table-cell/>
          <table:table-cell office:value-type="float" office:value="-1.1138" calcext:value-type="float">
            <text:p>-1.11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N</text:p>
          </table:table-cell>
          <table:table-cell/>
          <table:table-cell office:value-type="float" office:value="-2.1781" calcext:value-type="float">
            <text:p>-2.17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W</text:p>
          </table:table-cell>
          <table:table-cell/>
          <table:table-cell office:value-type="float" office:value="0.3346" calcext:value-type="float">
            <text:p>0.33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H</text:p>
          </table:table-cell>
          <table:table-cell/>
          <table:table-cell office:value-type="float" office:value="-1.2574" calcext:value-type="float">
            <text:p>-1.25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I</text:p>
          </table:table-cell>
          <table:table-cell/>
          <table:table-cell office:value-type="float" office:value="-0.7441" calcext:value-type="float">
            <text:p>-0.744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K</text:p>
          </table:table-cell>
          <table:table-cell/>
          <table:table-cell office:value-type="float" office:value="-1.4749" calcext:value-type="float">
            <text:p>-1.47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S160C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E</text:p>
          </table:table-cell>
          <table:table-cell/>
          <table:table-cell office:value-type="float" office:value="-1.4424" calcext:value-type="float">
            <text:p>-1.44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F</text:p>
          </table:table-cell>
          <table:table-cell/>
          <table:table-cell office:value-type="float" office:value="-0.3846" calcext:value-type="float">
            <text:p>-0.38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G</text:p>
          </table:table-cell>
          <table:table-cell/>
          <table:table-cell office:value-type="float" office:value="-4.3699" calcext:value-type="float">
            <text:p>-4.369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A</text:p>
          </table:table-cell>
          <table:table-cell/>
          <table:table-cell office:value-type="float" office:value="-2.3401" calcext:value-type="float">
            <text:p>-2.34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C</text:p>
          </table:table-cell>
          <table:table-cell/>
          <table:table-cell office:value-type="float" office:value="-2.313" calcext:value-type="float">
            <text:p>-2.3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D</text:p>
          </table:table-cell>
          <table:table-cell/>
          <table:table-cell office:value-type="float" office:value="-2.081" calcext:value-type="float">
            <text:p>-2.0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T</text:p>
          </table:table-cell>
          <table:table-cell/>
          <table:table-cell office:value-type="float" office:value="-1.8492" calcext:value-type="float">
            <text:p>-1.84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V</text:p>
          </table:table-cell>
          <table:table-cell/>
          <table:table-cell office:value-type="float" office:value="-0.9005" calcext:value-type="float">
            <text:p>-0.90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325K</text:p>
          </table:table-cell>
          <table:table-cell/>
          <table:table-cell office:value-type="float" office:value="-0.6328" calcext:value-type="float">
            <text:p>-0.63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P</text:p>
          </table:table-cell>
          <table:table-cell/>
          <table:table-cell office:value-type="float" office:value="-0.835" calcext:value-type="float">
            <text:p>-0.8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Q</text:p>
          </table:table-cell>
          <table:table-cell/>
          <table:table-cell office:value-type="float" office:value="-1.489" calcext:value-type="float">
            <text:p>-1.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R</text:p>
          </table:table-cell>
          <table:table-cell/>
          <table:table-cell office:value-type="float" office:value="-0.5367" calcext:value-type="float">
            <text:p>-0.53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S</text:p>
          </table:table-cell>
          <table:table-cell/>
          <table:table-cell office:value-type="float" office:value="-3.0765" calcext:value-type="float">
            <text:p>-3.0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286R</text:p>
          </table:table-cell>
          <table:table-cell/>
          <table:table-cell office:value-type="float" office:value="-0.5945" calcext:value-type="float">
            <text:p>-0.594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C</text:p>
          </table:table-cell>
          <table:table-cell/>
          <table:table-cell office:value-type="float" office:value="0.6665" calcext:value-type="float">
            <text:p>0.666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A</text:p>
          </table:table-cell>
          <table:table-cell/>
          <table:table-cell office:value-type="float" office:value="-0.1218" calcext:value-type="float">
            <text:p>-0.12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G</text:p>
          </table:table-cell>
          <table:table-cell/>
          <table:table-cell office:value-type="float" office:value="-0.0406" calcext:value-type="float">
            <text:p>-0.04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F</text:p>
          </table:table-cell>
          <table:table-cell/>
          <table:table-cell office:value-type="float" office:value="0.4741" calcext:value-type="float">
            <text:p>0.47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E</text:p>
          </table:table-cell>
          <table:table-cell/>
          <table:table-cell office:value-type="float" office:value="-0.0199" calcext:value-type="float">
            <text:p>-0.01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D</text:p>
          </table:table-cell>
          <table:table-cell/>
          <table:table-cell office:value-type="float" office:value="0.1281" calcext:value-type="float">
            <text:p>0.12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K</text:p>
          </table:table-cell>
          <table:table-cell/>
          <table:table-cell office:value-type="float" office:value="0.2563" calcext:value-type="float">
            <text:p>0.2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I</text:p>
          </table:table-cell>
          <table:table-cell/>
          <table:table-cell office:value-type="float" office:value="0.6219" calcext:value-type="float">
            <text:p>0.621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H</text:p>
          </table:table-cell>
          <table:table-cell/>
          <table:table-cell office:value-type="float" office:value="0.1094" calcext:value-type="float">
            <text:p>0.10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N</text:p>
          </table:table-cell>
          <table:table-cell/>
          <table:table-cell office:value-type="float" office:value="0.022" calcext:value-type="float">
            <text:p>0.0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M</text:p>
          </table:table-cell>
          <table:table-cell/>
          <table:table-cell office:value-type="float" office:value="0.1262" calcext:value-type="float">
            <text:p>0.12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P10R</text:p>
          </table:table-cell>
          <table:table-cell/>
          <table:table-cell office:value-type="float" office:value="-0.3665" calcext:value-type="float">
            <text:p>-0.36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S</text:p>
          </table:table-cell>
          <table:table-cell/>
          <table:table-cell office:value-type="float" office:value="-0.016" calcext:value-type="float">
            <text:p>-0.0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R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P</text:p>
          </table:table-cell>
          <table:table-cell/>
          <table:table-cell office:value-type="float" office:value="0.1413" calcext:value-type="float">
            <text:p>0.14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W</text:p>
          </table:table-cell>
          <table:table-cell/>
          <table:table-cell office:value-type="float" office:value="0.2893" calcext:value-type="float">
            <text:p>0.289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V</text:p>
          </table:table-cell>
          <table:table-cell/>
          <table:table-cell office:value-type="float" office:value="0.3763" calcext:value-type="float">
            <text:p>0.37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T</text:p>
          </table:table-cell>
          <table:table-cell/>
          <table:table-cell office:value-type="float" office:value="0.1249" calcext:value-type="float">
            <text:p>0.12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Y</text:p>
          </table:table-cell>
          <table:table-cell/>
          <table:table-cell office:value-type="float" office:value="0.1573" calcext:value-type="float">
            <text:p>0.157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M</text:p>
          </table:table-cell>
          <table:table-cell/>
          <table:table-cell office:value-type="float" office:value="-0.2639" calcext:value-type="float">
            <text:p>-0.263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L</text:p>
          </table:table-cell>
          <table:table-cell/>
          <table:table-cell office:value-type="float" office:value="-0.0479" calcext:value-type="float">
            <text:p>-0.04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N</text:p>
          </table:table-cell>
          <table:table-cell/>
          <table:table-cell office:value-type="float" office:value="-1.559" calcext:value-type="float">
            <text:p>-1.5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I</text:p>
          </table:table-cell>
          <table:table-cell/>
          <table:table-cell office:value-type="float" office:value="-0.2651" calcext:value-type="float">
            <text:p>-0.26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H</text:p>
          </table:table-cell>
          <table:table-cell/>
          <table:table-cell office:value-type="float" office:value="-0.8938" calcext:value-type="float">
            <text:p>-0.893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K</text:p>
          </table:table-cell>
          <table:table-cell/>
          <table:table-cell office:value-type="float" office:value="-0.9812" calcext:value-type="float">
            <text:p>-0.981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E</text:p>
          </table:table-cell>
          <table:table-cell/>
          <table:table-cell office:value-type="float" office:value="-0.4405" calcext:value-type="float">
            <text:p>-0.44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D</text:p>
          </table:table-cell>
          <table:table-cell/>
          <table:table-cell office:value-type="float" office:value="-1.3388" calcext:value-type="float">
            <text:p>-1.33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G</text:p>
          </table:table-cell>
          <table:table-cell/>
          <table:table-cell office:value-type="float" office:value="-3.0039" calcext:value-type="float">
            <text:p>-3.00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F</text:p>
          </table:table-cell>
          <table:table-cell/>
          <table:table-cell office:value-type="float" office:value="-0.0911" calcext:value-type="float">
            <text:p>-0.09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A</text:p>
          </table:table-cell>
          <table:table-cell/>
          <table:table-cell office:value-type="float" office:value="-1.6033" calcext:value-type="float">
            <text:p>-1.60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C</text:p>
          </table:table-cell>
          <table:table-cell/>
          <table:table-cell office:value-type="float" office:value="-1.4835" calcext:value-type="float">
            <text:p>-1.48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T</text:p>
          </table:table-cell>
          <table:table-cell/>
          <table:table-cell office:value-type="float" office:value="-1.2384" calcext:value-type="float">
            <text:p>-1.23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W</text:p>
          </table:table-cell>
          <table:table-cell/>
          <table:table-cell office:value-type="float" office:value="0.1581" calcext:value-type="float">
            <text:p>0.15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V</text:p>
          </table:table-cell>
          <table:table-cell/>
          <table:table-cell office:value-type="float" office:value="-0.5373" calcext:value-type="float">
            <text:p>-0.5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Q</text:p>
          </table:table-cell>
          <table:table-cell/>
          <table:table-cell office:value-type="float" office:value="-0.6409" calcext:value-type="float">
            <text:p>-0.640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P</text:p>
          </table:table-cell>
          <table:table-cell/>
          <table:table-cell office:value-type="float" office:value="-0.5843" calcext:value-type="float">
            <text:p>-0.584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S</text:p>
          </table:table-cell>
          <table:table-cell/>
          <table:table-cell office:value-type="float" office:value="-1.993" calcext:value-type="float">
            <text:p>-1.99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Y216R</text:p>
          </table:table-cell>
          <table:table-cell/>
          <table:table-cell office:value-type="float" office:value="-0.1768" calcext:value-type="float">
            <text:p>-0.17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Y</text:p>
          </table:table-cell>
          <table:table-cell/>
          <table:table-cell office:value-type="float" office:value="0.0179" calcext:value-type="float">
            <text:p>0.01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T</text:p>
          </table:table-cell>
          <table:table-cell/>
          <table:table-cell office:value-type="float" office:value="-0.4434" calcext:value-type="float">
            <text:p>-0.44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W</text:p>
          </table:table-cell>
          <table:table-cell/>
          <table:table-cell office:value-type="float" office:value="0.2058" calcext:value-type="float">
            <text:p>0.205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V</text:p>
          </table:table-cell>
          <table:table-cell/>
          <table:table-cell office:value-type="float" office:value="-0.0336" calcext:value-type="float">
            <text:p>-0.03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P</text:p>
          </table:table-cell>
          <table:table-cell/>
          <table:table-cell office:value-type="float" office:value="-0.3988" calcext:value-type="float">
            <text:p>-0.39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S</text:p>
          </table:table-cell>
          <table:table-cell/>
          <table:table-cell office:value-type="float" office:value="-0.7943" calcext:value-type="float">
            <text:p>-0.794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R</text:p>
          </table:table-cell>
          <table:table-cell/>
          <table:table-cell office:value-type="float" office:value="-0.3336" calcext:value-type="float">
            <text:p>-0.33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M</text:p>
          </table:table-cell>
          <table:table-cell/>
          <table:table-cell office:value-type="float" office:value="-0.1611" calcext:value-type="float">
            <text:p>-0.16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L</text:p>
          </table:table-cell>
          <table:table-cell/>
          <table:table-cell office:value-type="float" office:value="0.208" calcext:value-type="float">
            <text:p>0.2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N</text:p>
          </table:table-cell>
          <table:table-cell/>
          <table:table-cell office:value-type="float" office:value="-0.6631" calcext:value-type="float">
            <text:p>-0.663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I</text:p>
          </table:table-cell>
          <table:table-cell/>
          <table:table-cell office:value-type="float" office:value="0.3271" calcext:value-type="float">
            <text:p>0.327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H</text:p>
          </table:table-cell>
          <table:table-cell/>
          <table:table-cell office:value-type="float" office:value="-0.3547" calcext:value-type="float">
            <text:p>-0.35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K</text:p>
          </table:table-cell>
          <table:table-cell/>
          <table:table-cell office:value-type="float" office:value="-0.2834" calcext:value-type="float">
            <text:p>-0.28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E</text:p>
          </table:table-cell>
          <table:table-cell/>
          <table:table-cell office:value-type="float" office:value="-0.5929" calcext:value-type="float">
            <text:p>-0.59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D</text:p>
          </table:table-cell>
          <table:table-cell/>
          <table:table-cell office:value-type="float" office:value="-0.5967" calcext:value-type="float">
            <text:p>-0.59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G</text:p>
          </table:table-cell>
          <table:table-cell/>
          <table:table-cell office:value-type="float" office:value="-1.0617" calcext:value-type="float">
            <text:p>-1.06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F</text:p>
          </table:table-cell>
          <table:table-cell/>
          <table:table-cell office:value-type="float" office:value="0.2656" calcext:value-type="float">
            <text:p>0.26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A</text:p>
          </table:table-cell>
          <table:table-cell/>
          <table:table-cell office:value-type="float" office:value="-0.7981" calcext:value-type="float">
            <text:p>-0.798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82C</text:p>
          </table:table-cell>
          <table:table-cell/>
          <table:table-cell office:value-type="float" office:value="0.2477" calcext:value-type="float">
            <text:p>0.24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L410R</text:p>
          </table:table-cell>
          <table:table-cell/>
          <table:table-cell office:value-type="float" office:value="-2.2082" calcext:value-type="float">
            <text:p>-2.20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S155F</text:p>
          </table:table-cell>
          <table:table-cell/>
          <table:table-cell office:value-type="float" office:value="-0.6155" calcext:value-type="float">
            <text:p>-0.615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Y</text:p>
          </table:table-cell>
          <table:table-cell/>
          <table:table-cell office:value-type="float" office:value="-2.1958" calcext:value-type="float">
            <text:p>-2.19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S</text:p>
          </table:table-cell>
          <table:table-cell/>
          <table:table-cell office:value-type="float" office:value="-3.6291" calcext:value-type="float">
            <text:p>-3.62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R</text:p>
          </table:table-cell>
          <table:table-cell/>
          <table:table-cell office:value-type="float" office:value="-2.4874" calcext:value-type="float">
            <text:p>-2.48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Q</text:p>
          </table:table-cell>
          <table:table-cell/>
          <table:table-cell office:value-type="float" office:value="-3.0287" calcext:value-type="float">
            <text:p>-3.02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P</text:p>
          </table:table-cell>
          <table:table-cell/>
          <table:table-cell office:value-type="float" office:value="-3.5514" calcext:value-type="float">
            <text:p>-3.55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V</text:p>
          </table:table-cell>
          <table:table-cell/>
          <table:table-cell office:value-type="float" office:value="-2.9767" calcext:value-type="float">
            <text:p>-2.97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T</text:p>
          </table:table-cell>
          <table:table-cell/>
          <table:table-cell office:value-type="float" office:value="-3.2407" calcext:value-type="float">
            <text:p>-3.24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K</text:p>
          </table:table-cell>
          <table:table-cell/>
          <table:table-cell office:value-type="float" office:value="-2.8561" calcext:value-type="float">
            <text:p>-2.85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I</text:p>
          </table:table-cell>
          <table:table-cell/>
          <table:table-cell office:value-type="float" office:value="-2.6234" calcext:value-type="float">
            <text:p>-2.62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H</text:p>
          </table:table-cell>
          <table:table-cell/>
          <table:table-cell office:value-type="float" office:value="-2.9372" calcext:value-type="float">
            <text:p>-2.93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N</text:p>
          </table:table-cell>
          <table:table-cell/>
          <table:table-cell office:value-type="float" office:value="-3.4261" calcext:value-type="float">
            <text:p>-3.42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M</text:p>
          </table:table-cell>
          <table:table-cell/>
          <table:table-cell office:value-type="float" office:value="-2.8645" calcext:value-type="float">
            <text:p>-2.86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L</text:p>
          </table:table-cell>
          <table:table-cell/>
          <table:table-cell office:value-type="float" office:value="-2.4085" calcext:value-type="float">
            <text:p>-2.40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C</text:p>
          </table:table-cell>
          <table:table-cell/>
          <table:table-cell office:value-type="float" office:value="-3.2077" calcext:value-type="float">
            <text:p>-3.20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A</text:p>
          </table:table-cell>
          <table:table-cell/>
          <table:table-cell office:value-type="float" office:value="-3.7761" calcext:value-type="float">
            <text:p>-3.77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427L</text:p>
          </table:table-cell>
          <table:table-cell/>
          <table:table-cell office:value-type="float" office:value="0.5286" calcext:value-type="float">
            <text:p>0.52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G</text:p>
          </table:table-cell>
          <table:table-cell/>
          <table:table-cell office:value-type="float" office:value="-4.2481" calcext:value-type="float">
            <text:p>-4.24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F</text:p>
          </table:table-cell>
          <table:table-cell/>
          <table:table-cell office:value-type="float" office:value="-1.9876" calcext:value-type="float">
            <text:p>-1.98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E</text:p>
          </table:table-cell>
          <table:table-cell/>
          <table:table-cell office:value-type="float" office:value="-3.3976" calcext:value-type="float">
            <text:p>-3.39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75D</text:p>
          </table:table-cell>
          <table:table-cell/>
          <table:table-cell office:value-type="float" office:value="-3.9092" calcext:value-type="float">
            <text:p>-3.90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Y</text:p>
          </table:table-cell>
          <table:table-cell/>
          <table:table-cell office:value-type="float" office:value="-0.0166" calcext:value-type="float">
            <text:p>-0.01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Q</text:p>
          </table:table-cell>
          <table:table-cell/>
          <table:table-cell office:value-type="float" office:value="-0.2543" calcext:value-type="float">
            <text:p>-0.25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P</text:p>
          </table:table-cell>
          <table:table-cell/>
          <table:table-cell office:value-type="float" office:value="-0.103" calcext:value-type="float">
            <text:p>-0.1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S</text:p>
          </table:table-cell>
          <table:table-cell/>
          <table:table-cell office:value-type="float" office:value="-0.4645" calcext:value-type="float">
            <text:p>-0.46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R</text:p>
          </table:table-cell>
          <table:table-cell/>
          <table:table-cell office:value-type="float" office:value="-0.4748" calcext:value-type="float">
            <text:p>-0.47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T</text:p>
          </table:table-cell>
          <table:table-cell/>
          <table:table-cell office:value-type="float" office:value="-0.1965" calcext:value-type="float">
            <text:p>-0.19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W</text:p>
          </table:table-cell>
          <table:table-cell/>
          <table:table-cell office:value-type="float" office:value="0.3077" calcext:value-type="float">
            <text:p>0.30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V</text:p>
          </table:table-cell>
          <table:table-cell/>
          <table:table-cell office:value-type="float" office:value="0.2695" calcext:value-type="float">
            <text:p>0.269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I</text:p>
          </table:table-cell>
          <table:table-cell/>
          <table:table-cell office:value-type="float" office:value="0.6218" calcext:value-type="float">
            <text:p>0.621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H</text:p>
          </table:table-cell>
          <table:table-cell/>
          <table:table-cell office:value-type="float" office:value="-0.1913" calcext:value-type="float">
            <text:p>-0.19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K</text:p>
          </table:table-cell>
          <table:table-cell/>
          <table:table-cell office:value-type="float" office:value="-0.3871" calcext:value-type="float">
            <text:p>-0.387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M</text:p>
          </table:table-cell>
          <table:table-cell/>
          <table:table-cell office:value-type="float" office:value="0.0621" calcext:value-type="float">
            <text:p>0.062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L</text:p>
          </table:table-cell>
          <table:table-cell/>
          <table:table-cell office:value-type="float" office:value="0.4961" calcext:value-type="float">
            <text:p>0.496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N</text:p>
          </table:table-cell>
          <table:table-cell/>
          <table:table-cell office:value-type="float" office:value="-0.5821" calcext:value-type="float">
            <text:p>-0.58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A</text:p>
          </table:table-cell>
          <table:table-cell/>
          <table:table-cell office:value-type="float" office:value="-0.4363" calcext:value-type="float">
            <text:p>-0.43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C</text:p>
          </table:table-cell>
          <table:table-cell/>
          <table:table-cell office:value-type="float" office:value="0.6184" calcext:value-type="float">
            <text:p>0.618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D</text:p>
          </table:table-cell>
          <table:table-cell/>
          <table:table-cell office:value-type="float" office:value="-0.3454" calcext:value-type="float">
            <text:p>-0.34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G</text:p>
          </table:table-cell>
          <table:table-cell/>
          <table:table-cell office:value-type="float" office:value="-0.6757" calcext:value-type="float">
            <text:p>-0.675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E380F</text:p>
          </table:table-cell>
          <table:table-cell/>
          <table:table-cell office:value-type="float" office:value="0.4403" calcext:value-type="float">
            <text:p>0.44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W</text:p>
          </table:table-cell>
          <table:table-cell/>
          <table:table-cell office:value-type="float" office:value="0.9756" calcext:value-type="float">
            <text:p>0.97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N</text:p>
          </table:table-cell>
          <table:table-cell/>
          <table:table-cell office:value-type="float" office:value="-3.7613" calcext:value-type="float">
            <text:p>-3.76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L</text:p>
          </table:table-cell>
          <table:table-cell/>
          <table:table-cell office:value-type="float" office:value="-2.095" calcext:value-type="float">
            <text:p>-2.0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M</text:p>
          </table:table-cell>
          <table:table-cell/>
          <table:table-cell office:value-type="float" office:value="-2.3246" calcext:value-type="float">
            <text:p>-2.32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K</text:p>
          </table:table-cell>
          <table:table-cell/>
          <table:table-cell office:value-type="float" office:value="-3.2488" calcext:value-type="float">
            <text:p>-3.24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H</text:p>
          </table:table-cell>
          <table:table-cell/>
          <table:table-cell office:value-type="float" office:value="-3.0602" calcext:value-type="float">
            <text:p>-3.06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I</text:p>
          </table:table-cell>
          <table:table-cell/>
          <table:table-cell office:value-type="float" office:value="-2.4055" calcext:value-type="float">
            <text:p>-2.40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F</text:p>
          </table:table-cell>
          <table:table-cell/>
          <table:table-cell office:value-type="float" office:value="-1.8853" calcext:value-type="float">
            <text:p>-1.88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G</text:p>
          </table:table-cell>
          <table:table-cell/>
          <table:table-cell office:value-type="float" office:value="-5.2508" calcext:value-type="float">
            <text:p>-5.25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D</text:p>
          </table:table-cell>
          <table:table-cell/>
          <table:table-cell office:value-type="float" office:value="-4.1498" calcext:value-type="float">
            <text:p>-4.14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E</text:p>
          </table:table-cell>
          <table:table-cell/>
          <table:table-cell office:value-type="float" office:value="-3.6329" calcext:value-type="float">
            <text:p>-3.63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C</text:p>
          </table:table-cell>
          <table:table-cell/>
          <table:table-cell office:value-type="float" office:value="-3.6851" calcext:value-type="float">
            <text:p>-3.68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A</text:p>
          </table:table-cell>
          <table:table-cell/>
          <table:table-cell office:value-type="float" office:value="-3.7746" calcext:value-type="float">
            <text:p>-3.77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Y</text:p>
          </table:table-cell>
          <table:table-cell/>
          <table:table-cell office:value-type="float" office:value="-1.9419" calcext:value-type="float">
            <text:p>-1.9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V</text:p>
          </table:table-cell>
          <table:table-cell/>
          <table:table-cell office:value-type="float" office:value="-2.6926" calcext:value-type="float">
            <text:p>-2.69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T</text:p>
          </table:table-cell>
          <table:table-cell/>
          <table:table-cell office:value-type="float" office:value="-3.0406" calcext:value-type="float">
            <text:p>-3.04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R</text:p>
          </table:table-cell>
          <table:table-cell/>
          <table:table-cell office:value-type="float" office:value="-1.9554" calcext:value-type="float">
            <text:p>-1.95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S</text:p>
          </table:table-cell>
          <table:table-cell/>
          <table:table-cell office:value-type="float" office:value="-4.2809" calcext:value-type="float">
            <text:p>-4.28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P</text:p>
          </table:table-cell>
          <table:table-cell/>
          <table:table-cell office:value-type="float" office:value="-2.7967" calcext:value-type="float">
            <text:p>-2.79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W387Q</text:p>
          </table:table-cell>
          <table:table-cell/>
          <table:table-cell office:value-type="float" office:value="-3.1846" calcext:value-type="float">
            <text:p>-3.1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K</text:p>
          </table:table-cell>
          <table:table-cell/>
          <table:table-cell office:value-type="float" office:value="-0.9706" calcext:value-type="float">
            <text:p>-0.970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I</text:p>
          </table:table-cell>
          <table:table-cell/>
          <table:table-cell office:value-type="float" office:value="-1.3703" calcext:value-type="float">
            <text:p>-1.37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H</text:p>
          </table:table-cell>
          <table:table-cell/>
          <table:table-cell office:value-type="float" office:value="-1.3418" calcext:value-type="float">
            <text:p>-1.34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N</text:p>
          </table:table-cell>
          <table:table-cell/>
          <table:table-cell office:value-type="float" office:value="-1.9608" calcext:value-type="float">
            <text:p>-1.96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M</text:p>
          </table:table-cell>
          <table:table-cell/>
          <table:table-cell office:value-type="float" office:value="-1.3954" calcext:value-type="float">
            <text:p>-1.39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L</text:p>
          </table:table-cell>
          <table:table-cell/>
          <table:table-cell office:value-type="float" office:value="-1.1548" calcext:value-type="float">
            <text:p>-1.15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C</text:p>
          </table:table-cell>
          <table:table-cell/>
          <table:table-cell office:value-type="float" office:value="-1.2295" calcext:value-type="float">
            <text:p>-1.22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A</text:p>
          </table:table-cell>
          <table:table-cell/>
          <table:table-cell office:value-type="float" office:value="-1.8085" calcext:value-type="float">
            <text:p>-1.80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G</text:p>
          </table:table-cell>
          <table:table-cell/>
          <table:table-cell office:value-type="float" office:value="-2.6537" calcext:value-type="float">
            <text:p>-2.65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F</text:p>
          </table:table-cell>
          <table:table-cell/>
          <table:table-cell office:value-type="float" office:value="-1.0264" calcext:value-type="float">
            <text:p>-1.02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E</text:p>
          </table:table-cell>
          <table:table-cell/>
          <table:table-cell office:value-type="float" office:value="-2.0042" calcext:value-type="float">
            <text:p>-2.0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D</text:p>
          </table:table-cell>
          <table:table-cell/>
          <table:table-cell office:value-type="float" office:value="-2.2694" calcext:value-type="float">
            <text:p>-2.26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Y</text:p>
          </table:table-cell>
          <table:table-cell/>
          <table:table-cell office:value-type="float" office:value="-1.3317" calcext:value-type="float">
            <text:p>-1.33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S</text:p>
          </table:table-cell>
          <table:table-cell/>
          <table:table-cell office:value-type="float" office:value="-2.3598" calcext:value-type="float">
            <text:p>-2.35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Q</text:p>
          </table:table-cell>
          <table:table-cell/>
          <table:table-cell office:value-type="float" office:value="-1.714" calcext:value-type="float">
            <text:p>-1.7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P</text:p>
          </table:table-cell>
          <table:table-cell/>
          <table:table-cell office:value-type="float" office:value="-2.2443" calcext:value-type="float">
            <text:p>-2.24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W</text:p>
          </table:table-cell>
          <table:table-cell/>
          <table:table-cell office:value-type="float" office:value="-0.5045" calcext:value-type="float">
            <text:p>-0.504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V</text:p>
          </table:table-cell>
          <table:table-cell/>
          <table:table-cell office:value-type="float" office:value="-1.8556" calcext:value-type="float">
            <text:p>-1.85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64T</text:p>
          </table:table-cell>
          <table:table-cell/>
          <table:table-cell office:value-type="float" office:value="-2.1272" calcext:value-type="float">
            <text:p>-2.12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P545L</text:p>
          </table:table-cell>
          <table:table-cell/>
          <table:table-cell office:value-type="float" office:value="-0.9892" calcext:value-type="float">
            <text:p>-0.989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318T</text:p>
          </table:table-cell>
          <table:table-cell/>
          <table:table-cell office:value-type="float" office:value="-1.3157" calcext:value-type="float">
            <text:p>-1.31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A</text:p>
          </table:table-cell>
          <table:table-cell/>
          <table:table-cell office:value-type="float" office:value="0.0141" calcext:value-type="float">
            <text:p>0.01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S</text:p>
          </table:table-cell>
          <table:table-cell/>
          <table:table-cell office:value-type="float" office:value="-1.207" calcext:value-type="float">
            <text:p>-1.2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M</text:p>
          </table:table-cell>
          <table:table-cell/>
          <table:table-cell office:value-type="float" office:value="0.7531" calcext:value-type="float">
            <text:p>0.753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P</text:p>
          </table:table-cell>
          <table:table-cell/>
          <table:table-cell office:value-type="float" office:value="-0.7154" calcext:value-type="float">
            <text:p>-0.71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D</text:p>
          </table:table-cell>
          <table:table-cell/>
          <table:table-cell office:value-type="float" office:value="-0.4312" calcext:value-type="float">
            <text:p>-0.43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N</text:p>
          </table:table-cell>
          <table:table-cell/>
          <table:table-cell office:value-type="float" office:value="-0.3374" calcext:value-type="float">
            <text:p>-0.33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M</text:p>
          </table:table-cell>
          <table:table-cell/>
          <table:table-cell office:value-type="float" office:value="-0.0296" calcext:value-type="float">
            <text:p>-0.02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L</text:p>
          </table:table-cell>
          <table:table-cell/>
          <table:table-cell office:value-type="float" office:value="0.2513" calcext:value-type="float">
            <text:p>0.25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K</text:p>
          </table:table-cell>
          <table:table-cell/>
          <table:table-cell office:value-type="float" office:value="-0.2854" calcext:value-type="float">
            <text:p>-0.28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I</text:p>
          </table:table-cell>
          <table:table-cell/>
          <table:table-cell office:value-type="float" office:value="0.4791" calcext:value-type="float">
            <text:p>0.47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E</text:p>
          </table:table-cell>
          <table:table-cell/>
          <table:table-cell office:value-type="float" office:value="-1.1516" calcext:value-type="float">
            <text:p>-1.15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G</text:p>
          </table:table-cell>
          <table:table-cell/>
          <table:table-cell office:value-type="float" office:value="-0.5928" calcext:value-type="float">
            <text:p>-0.59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F</text:p>
          </table:table-cell>
          <table:table-cell/>
          <table:table-cell office:value-type="float" office:value="0.1797" calcext:value-type="float">
            <text:p>0.17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E</text:p>
          </table:table-cell>
          <table:table-cell/>
          <table:table-cell office:value-type="float" office:value="-0.4301" calcext:value-type="float">
            <text:p>-0.43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D</text:p>
          </table:table-cell>
          <table:table-cell/>
          <table:table-cell office:value-type="float" office:value="-0.4209" calcext:value-type="float">
            <text:p>-0.42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C</text:p>
          </table:table-cell>
          <table:table-cell/>
          <table:table-cell office:value-type="float" office:value="0.5063" calcext:value-type="float">
            <text:p>0.506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L</text:p>
          </table:table-cell>
          <table:table-cell/>
          <table:table-cell office:value-type="float" office:value="-0.163" calcext:value-type="float">
            <text:p>-0.1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A</text:p>
          </table:table-cell>
          <table:table-cell/>
          <table:table-cell office:value-type="float" office:value="-0.3681" calcext:value-type="float">
            <text:p>-0.36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N</text:p>
          </table:table-cell>
          <table:table-cell/>
          <table:table-cell office:value-type="float" office:value="-0.0268" calcext:value-type="float">
            <text:p>-0.02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M</text:p>
          </table:table-cell>
          <table:table-cell/>
          <table:table-cell office:value-type="float" office:value="-0.099" calcext:value-type="float">
            <text:p>-0.0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Y</text:p>
          </table:table-cell>
          <table:table-cell/>
          <table:table-cell office:value-type="float" office:value="-0.1298" calcext:value-type="float">
            <text:p>-0.12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W</text:p>
          </table:table-cell>
          <table:table-cell/>
          <table:table-cell office:value-type="float" office:value="-0.0809" calcext:value-type="float">
            <text:p>-0.08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V</text:p>
          </table:table-cell>
          <table:table-cell/>
          <table:table-cell office:value-type="float" office:value="0.2043" calcext:value-type="float">
            <text:p>0.20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T</text:p>
          </table:table-cell>
          <table:table-cell/>
          <table:table-cell office:value-type="float" office:value="-0.1609" calcext:value-type="float">
            <text:p>-0.1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S</text:p>
          </table:table-cell>
          <table:table-cell/>
          <table:table-cell office:value-type="float" office:value="-0.347" calcext:value-type="float">
            <text:p>-0.3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R</text:p>
          </table:table-cell>
          <table:table-cell/>
          <table:table-cell office:value-type="float" office:value="-0.4768" calcext:value-type="float">
            <text:p>-0.47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P</text:p>
          </table:table-cell>
          <table:table-cell/>
          <table:table-cell office:value-type="float" office:value="-0.1396" calcext:value-type="float">
            <text:p>-0.13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H</text:p>
          </table:table-cell>
          <table:table-cell/>
          <table:table-cell office:value-type="float" office:value="-0.3918" calcext:value-type="float">
            <text:p>-0.39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02C</text:p>
          </table:table-cell>
          <table:table-cell/>
          <table:table-cell office:value-type="float" office:value="-3.4085" calcext:value-type="float">
            <text:p>-3.40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02L</text:p>
          </table:table-cell>
          <table:table-cell/>
          <table:table-cell office:value-type="float" office:value="-2.5139" calcext:value-type="float">
            <text:p>-2.5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I</text:p>
          </table:table-cell>
          <table:table-cell/>
          <table:table-cell office:value-type="float" office:value="0.3196" calcext:value-type="float">
            <text:p>0.3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489N</text:p>
          </table:table-cell>
          <table:table-cell/>
          <table:table-cell office:value-type="float" office:value="-0.6226" calcext:value-type="float">
            <text:p>-0.62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H</text:p>
          </table:table-cell>
          <table:table-cell/>
          <table:table-cell office:value-type="float" office:value="0.2109" calcext:value-type="float">
            <text:p>0.21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Y</text:p>
          </table:table-cell>
          <table:table-cell/>
          <table:table-cell office:value-type="float" office:value="-2.8201" calcext:value-type="float">
            <text:p>-2.82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A237V</text:p>
          </table:table-cell>
          <table:table-cell/>
          <table:table-cell office:value-type="float" office:value="0.3277" calcext:value-type="float">
            <text:p>0.32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G</text:p>
          </table:table-cell>
          <table:table-cell/>
          <table:table-cell office:value-type="float" office:value="-2.0336" calcext:value-type="float">
            <text:p>-2.03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223H</text:p>
          </table:table-cell>
          <table:table-cell/>
          <table:table-cell office:value-type="float" office:value="-0.5661" calcext:value-type="float">
            <text:p>-0.56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A</text:p>
          </table:table-cell>
          <table:table-cell/>
          <table:table-cell office:value-type="float" office:value="-0.1405" calcext:value-type="float">
            <text:p>-0.14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R</text:p>
          </table:table-cell>
          <table:table-cell/>
          <table:table-cell office:value-type="float" office:value="-3.1729" calcext:value-type="float">
            <text:p>-3.17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I</text:p>
          </table:table-cell>
          <table:table-cell/>
          <table:table-cell office:value-type="float" office:value="0.3302" calcext:value-type="float">
            <text:p>0.33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P</text:p>
          </table:table-cell>
          <table:table-cell/>
          <table:table-cell office:value-type="float" office:value="-3.431" calcext:value-type="float">
            <text:p>-3.4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Q</text:p>
          </table:table-cell>
          <table:table-cell/>
          <table:table-cell office:value-type="float" office:value="-3.8445" calcext:value-type="float">
            <text:p>-3.84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V</text:p>
          </table:table-cell>
          <table:table-cell/>
          <table:table-cell office:value-type="float" office:value="-3.0278" calcext:value-type="float">
            <text:p>-3.02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T</text:p>
          </table:table-cell>
          <table:table-cell/>
          <table:table-cell office:value-type="float" office:value="-3.9109" calcext:value-type="float">
            <text:p>-3.91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C</text:p>
          </table:table-cell>
          <table:table-cell/>
          <table:table-cell office:value-type="float" office:value="-0.1279" calcext:value-type="float">
            <text:p>-0.12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K</text:p>
          </table:table-cell>
          <table:table-cell/>
          <table:table-cell office:value-type="float" office:value="-3.7616" calcext:value-type="float">
            <text:p>-3.76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H</text:p>
          </table:table-cell>
          <table:table-cell/>
          <table:table-cell office:value-type="float" office:value="-3.6508" calcext:value-type="float">
            <text:p>-3.65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I</text:p>
          </table:table-cell>
          <table:table-cell/>
          <table:table-cell office:value-type="float" office:value="-2.8837" calcext:value-type="float">
            <text:p>-2.88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N</text:p>
          </table:table-cell>
          <table:table-cell/>
          <table:table-cell office:value-type="float" office:value="-4.3495" calcext:value-type="float">
            <text:p>-4.34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437C</text:p>
          </table:table-cell>
          <table:table-cell/>
          <table:table-cell office:value-type="float" office:value="0.5513" calcext:value-type="float">
            <text:p>0.551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L</text:p>
          </table:table-cell>
          <table:table-cell/>
          <table:table-cell office:value-type="float" office:value="-2.6232" calcext:value-type="float">
            <text:p>-2.62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M</text:p>
          </table:table-cell>
          <table:table-cell/>
          <table:table-cell office:value-type="float" office:value="-3.1906" calcext:value-type="float">
            <text:p>-3.1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C</text:p>
          </table:table-cell>
          <table:table-cell/>
          <table:table-cell office:value-type="float" office:value="-4.0466" calcext:value-type="float">
            <text:p>-4.04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A</text:p>
          </table:table-cell>
          <table:table-cell/>
          <table:table-cell office:value-type="float" office:value="-0.8099" calcext:value-type="float">
            <text:p>-0.80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F</text:p>
          </table:table-cell>
          <table:table-cell/>
          <table:table-cell office:value-type="float" office:value="-2.6377" calcext:value-type="float">
            <text:p>-2.63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G</text:p>
          </table:table-cell>
          <table:table-cell/>
          <table:table-cell office:value-type="float" office:value="-5.6212" calcext:value-type="float">
            <text:p>-5.62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D</text:p>
          </table:table-cell>
          <table:table-cell/>
          <table:table-cell office:value-type="float" office:value="-4.613" calcext:value-type="float">
            <text:p>-4.6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L</text:p>
          </table:table-cell>
          <table:table-cell/>
          <table:table-cell office:value-type="float" office:value="1.0325" calcext:value-type="float">
            <text:p>1.0325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219R</text:p>
          </table:table-cell>
          <table:table-cell/>
          <table:table-cell office:value-type="float" office:value="0.298" calcext:value-type="float">
            <text:p>0.2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F</text:p>
          </table:table-cell>
          <table:table-cell/>
          <table:table-cell office:value-type="float" office:value="0.0136" calcext:value-type="float">
            <text:p>0.01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L299P</text:p>
          </table:table-cell>
          <table:table-cell/>
          <table:table-cell office:value-type="float" office:value="-1.9848" calcext:value-type="float">
            <text:p>-1.98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L299R</text:p>
          </table:table-cell>
          <table:table-cell/>
          <table:table-cell office:value-type="float" office:value="-1.5267" calcext:value-type="float">
            <text:p>-1.52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V816I</text:p>
          </table:table-cell>
          <table:table-cell/>
          <table:table-cell office:value-type="float" office:value="-0.6624" calcext:value-type="float">
            <text:p>-0.662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519T</text:p>
          </table:table-cell>
          <table:table-cell/>
          <table:table-cell office:value-type="float" office:value="-2.501" calcext:value-type="float">
            <text:p>-2.5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262K</text:p>
          </table:table-cell>
          <table:table-cell/>
          <table:table-cell office:value-type="float" office:value="-0.6195" calcext:value-type="float">
            <text:p>-0.61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P</text:p>
          </table:table-cell>
          <table:table-cell/>
          <table:table-cell office:value-type="float" office:value="-0.0443" calcext:value-type="float">
            <text:p>-0.04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Q</text:p>
          </table:table-cell>
          <table:table-cell/>
          <table:table-cell office:value-type="float" office:value="0.4755" calcext:value-type="float">
            <text:p>0.47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S</text:p>
          </table:table-cell>
          <table:table-cell/>
          <table:table-cell office:value-type="float" office:value="-4.8857" calcext:value-type="float">
            <text:p>-4.88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Y</text:p>
          </table:table-cell>
          <table:table-cell/>
          <table:table-cell office:value-type="float" office:value="0.0106" calcext:value-type="float">
            <text:p>0.01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T</text:p>
          </table:table-cell>
          <table:table-cell/>
          <table:table-cell office:value-type="float" office:value="0.0727" calcext:value-type="float">
            <text:p>0.07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I</text:p>
          </table:table-cell>
          <table:table-cell/>
          <table:table-cell office:value-type="float" office:value="1.0986" calcext:value-type="float">
            <text:p>1.098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V</text:p>
          </table:table-cell>
          <table:table-cell/>
          <table:table-cell office:value-type="float" office:value="0.688" calcext:value-type="float">
            <text:p>0.68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Y</text:p>
          </table:table-cell>
          <table:table-cell/>
          <table:table-cell office:value-type="float" office:value="0.0741" calcext:value-type="float">
            <text:p>0.07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R</text:p>
          </table:table-cell>
          <table:table-cell/>
          <table:table-cell office:value-type="float" office:value="-0.3456" calcext:value-type="float">
            <text:p>-0.34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S</text:p>
          </table:table-cell>
          <table:table-cell/>
          <table:table-cell office:value-type="float" office:value="-0.1046" calcext:value-type="float">
            <text:p>-0.10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P</text:p>
          </table:table-cell>
          <table:table-cell/>
          <table:table-cell office:value-type="float" office:value="0.1532" calcext:value-type="float">
            <text:p>0.15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V</text:p>
          </table:table-cell>
          <table:table-cell/>
          <table:table-cell office:value-type="float" office:value="0.3501" calcext:value-type="float">
            <text:p>0.35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W</text:p>
          </table:table-cell>
          <table:table-cell/>
          <table:table-cell office:value-type="float" office:value="0.0699" calcext:value-type="float">
            <text:p>0.069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T</text:p>
          </table:table-cell>
          <table:table-cell/>
          <table:table-cell office:value-type="float" office:value="-0.0638" calcext:value-type="float">
            <text:p>-0.06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Q</text:p>
          </table:table-cell>
          <table:table-cell/>
          <table:table-cell office:value-type="float" office:value="-0.7607" calcext:value-type="float">
            <text:p>-0.76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N</text:p>
          </table:table-cell>
          <table:table-cell/>
          <table:table-cell office:value-type="float" office:value="-1.0631" calcext:value-type="float">
            <text:p>-1.06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K</text:p>
          </table:table-cell>
          <table:table-cell/>
          <table:table-cell office:value-type="float" office:value="-0.2669" calcext:value-type="float">
            <text:p>-0.26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H</text:p>
          </table:table-cell>
          <table:table-cell/>
          <table:table-cell office:value-type="float" office:value="-0.1663" calcext:value-type="float">
            <text:p>-0.16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I</text:p>
          </table:table-cell>
          <table:table-cell/>
          <table:table-cell office:value-type="float" office:value="0.5877" calcext:value-type="float">
            <text:p>0.587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N</text:p>
          </table:table-cell>
          <table:table-cell/>
          <table:table-cell office:value-type="float" office:value="-0.336" calcext:value-type="float">
            <text:p>-0.3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K</text:p>
          </table:table-cell>
          <table:table-cell/>
          <table:table-cell office:value-type="float" office:value="-0.7995" calcext:value-type="float">
            <text:p>-0.79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L</text:p>
          </table:table-cell>
          <table:table-cell/>
          <table:table-cell office:value-type="float" office:value="0.3647" calcext:value-type="float">
            <text:p>0.36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M</text:p>
          </table:table-cell>
          <table:table-cell/>
          <table:table-cell office:value-type="float" office:value="0.087" calcext:value-type="float">
            <text:p>0.0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F</text:p>
          </table:table-cell>
          <table:table-cell/>
          <table:table-cell office:value-type="float" office:value="0.3017" calcext:value-type="float">
            <text:p>0.30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C</text:p>
          </table:table-cell>
          <table:table-cell/>
          <table:table-cell office:value-type="float" office:value="0.6358" calcext:value-type="float">
            <text:p>0.635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D</text:p>
          </table:table-cell>
          <table:table-cell/>
          <table:table-cell office:value-type="float" office:value="-1.43" calcext:value-type="float">
            <text:p>-1.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43R</text:p>
          </table:table-cell>
          <table:table-cell/>
          <table:table-cell office:value-type="float" office:value="-0.7102" calcext:value-type="float">
            <text:p>-0.71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F</text:p>
          </table:table-cell>
          <table:table-cell/>
          <table:table-cell office:value-type="float" office:value="0.3148" calcext:value-type="float">
            <text:p>0.31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G</text:p>
          </table:table-cell>
          <table:table-cell/>
          <table:table-cell office:value-type="float" office:value="-0.3976" calcext:value-type="float">
            <text:p>-0.39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D</text:p>
          </table:table-cell>
          <table:table-cell/>
          <table:table-cell office:value-type="float" office:value="-0.4577" calcext:value-type="float">
            <text:p>-0.45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58E</text:p>
          </table:table-cell>
          <table:table-cell/>
          <table:table-cell office:value-type="float" office:value="-0.2825" calcext:value-type="float">
            <text:p>-0.282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689K</text:p>
          </table:table-cell>
          <table:table-cell/>
          <table:table-cell office:value-type="float" office:value="-0.4104" calcext:value-type="float">
            <text:p>-0.41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190H</text:p>
          </table:table-cell>
          <table:table-cell/>
          <table:table-cell office:value-type="float" office:value="-0.5834" calcext:value-type="float">
            <text:p>-0.58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671R</text:p>
          </table:table-cell>
          <table:table-cell/>
          <table:table-cell office:value-type="float" office:value="-1.3845" calcext:value-type="float">
            <text:p>-1.38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335E</text:p>
          </table:table-cell>
          <table:table-cell/>
          <table:table-cell office:value-type="float" office:value="-1.003" calcext:value-type="float">
            <text:p>-1.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A</text:p>
          </table:table-cell>
          <table:table-cell/>
          <table:table-cell office:value-type="float" office:value="-4.1697" calcext:value-type="float">
            <text:p>-4.1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C</text:p>
          </table:table-cell>
          <table:table-cell/>
          <table:table-cell office:value-type="float" office:value="0.8541" calcext:value-type="float">
            <text:p>0.854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H199R</text:p>
          </table:table-cell>
          <table:table-cell/>
          <table:table-cell office:value-type="float" office:value="-0.1327" calcext:value-type="float">
            <text:p>-0.13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838H</text:p>
          </table:table-cell>
          <table:table-cell/>
          <table:table-cell office:value-type="float" office:value="-0.2381" calcext:value-type="float">
            <text:p>-0.238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516E</text:p>
          </table:table-cell>
          <table:table-cell/>
          <table:table-cell office:value-type="float" office:value="-4.2053" calcext:value-type="float">
            <text:p>-4.20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Q</text:p>
          </table:table-cell>
          <table:table-cell/>
          <table:table-cell office:value-type="float" office:value="-0.9279" calcext:value-type="float">
            <text:p>-0.927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P</text:p>
          </table:table-cell>
          <table:table-cell/>
          <table:table-cell office:value-type="float" office:value="-1.2044" calcext:value-type="float">
            <text:p>-1.20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S</text:p>
          </table:table-cell>
          <table:table-cell/>
          <table:table-cell office:value-type="float" office:value="-0.9362" calcext:value-type="float">
            <text:p>-0.93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R</text:p>
          </table:table-cell>
          <table:table-cell/>
          <table:table-cell office:value-type="float" office:value="-0.6506" calcext:value-type="float">
            <text:p>-0.650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T</text:p>
          </table:table-cell>
          <table:table-cell/>
          <table:table-cell office:value-type="float" office:value="-0.7154" calcext:value-type="float">
            <text:p>-0.71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W</text:p>
          </table:table-cell>
          <table:table-cell/>
          <table:table-cell office:value-type="float" office:value="0.0612" calcext:value-type="float">
            <text:p>0.06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V</text:p>
          </table:table-cell>
          <table:table-cell/>
          <table:table-cell office:value-type="float" office:value="-0.4418" calcext:value-type="float">
            <text:p>-0.4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Y</text:p>
          </table:table-cell>
          <table:table-cell/>
          <table:table-cell office:value-type="float" office:value="-0.2367" calcext:value-type="float">
            <text:p>-0.23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A</text:p>
          </table:table-cell>
          <table:table-cell/>
          <table:table-cell office:value-type="float" office:value="-0.8946" calcext:value-type="float">
            <text:p>-0.89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C</text:p>
          </table:table-cell>
          <table:table-cell/>
          <table:table-cell office:value-type="float" office:value="-0.2512" calcext:value-type="float">
            <text:p>-0.25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E</text:p>
          </table:table-cell>
          <table:table-cell/>
          <table:table-cell office:value-type="float" office:value="-1.3069" calcext:value-type="float">
            <text:p>-1.30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D</text:p>
          </table:table-cell>
          <table:table-cell/>
          <table:table-cell office:value-type="float" office:value="-1.3874" calcext:value-type="float">
            <text:p>-1.38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G</text:p>
          </table:table-cell>
          <table:table-cell/>
          <table:table-cell office:value-type="float" office:value="-2.1253" calcext:value-type="float">
            <text:p>-2.12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1V</text:p>
          </table:table-cell>
          <table:table-cell/>
          <table:table-cell office:value-type="float" office:value="-0.0615" calcext:value-type="float">
            <text:p>-0.06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I</text:p>
          </table:table-cell>
          <table:table-cell/>
          <table:table-cell office:value-type="float" office:value="-0.0257" calcext:value-type="float">
            <text:p>-0.025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H</text:p>
          </table:table-cell>
          <table:table-cell/>
          <table:table-cell office:value-type="float" office:value="-0.4431" calcext:value-type="float">
            <text:p>-0.443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K</text:p>
          </table:table-cell>
          <table:table-cell/>
          <table:table-cell office:value-type="float" office:value="-0.6687" calcext:value-type="float">
            <text:p>-0.66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M</text:p>
          </table:table-cell>
          <table:table-cell/>
          <table:table-cell office:value-type="float" office:value="-0.5019" calcext:value-type="float">
            <text:p>-0.50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N675L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E</text:p>
          </table:table-cell>
          <table:table-cell/>
          <table:table-cell office:value-type="float" office:value="0.0159" calcext:value-type="float">
            <text:p>0.01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Y</text:p>
          </table:table-cell>
          <table:table-cell/>
          <table:table-cell office:value-type="float" office:value="-0.0302" calcext:value-type="float">
            <text:p>-0.03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481R</text:p>
          </table:table-cell>
          <table:table-cell/>
          <table:table-cell office:value-type="float" office:value="-2.8546" calcext:value-type="float">
            <text:p>-2.8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224W</text:p>
          </table:table-cell>
          <table:table-cell/>
          <table:table-cell office:value-type="float" office:value="-1.1245" calcext:value-type="float">
            <text:p>-1.12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660H</text:p>
          </table:table-cell>
          <table:table-cell/>
          <table:table-cell office:value-type="float" office:value="-2.2265" calcext:value-type="float">
            <text:p>-2.22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F</text:p>
          </table:table-cell>
          <table:table-cell/>
          <table:table-cell office:value-type="float" office:value="1.0877" calcext:value-type="float">
            <text:p>1.0877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91N</text:p>
          </table:table-cell>
          <table:table-cell/>
          <table:table-cell office:value-type="float" office:value="-0.6882" calcext:value-type="float">
            <text:p>-0.68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T</text:p>
          </table:table-cell>
          <table:table-cell/>
          <table:table-cell office:value-type="float" office:value="-0.5968" calcext:value-type="float">
            <text:p>-0.59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T927I</text:p>
          </table:table-cell>
          <table:table-cell/>
          <table:table-cell office:value-type="float" office:value="-0.3038" calcext:value-type="float">
            <text:p>-0.30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529V</text:p>
          </table:table-cell>
          <table:table-cell/>
          <table:table-cell office:value-type="float" office:value="-0.3104" calcext:value-type="float">
            <text:p>-0.31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R</text:p>
          </table:table-cell>
          <table:table-cell/>
          <table:table-cell office:value-type="float" office:value="0.1632" calcext:value-type="float">
            <text:p>0.16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G</text:p>
          </table:table-cell>
          <table:table-cell/>
          <table:table-cell office:value-type="float" office:value="-0.3553" calcext:value-type="float">
            <text:p>-0.35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25W</text:p>
          </table:table-cell>
          <table:table-cell/>
          <table:table-cell office:value-type="float" office:value="-0.9752" calcext:value-type="float">
            <text:p>-0.97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E</text:p>
          </table:table-cell>
          <table:table-cell/>
          <table:table-cell office:value-type="float" office:value="-0.9086" calcext:value-type="float">
            <text:p>-0.90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N</text:p>
          </table:table-cell>
          <table:table-cell/>
          <table:table-cell office:value-type="float" office:value="-0.5231" calcext:value-type="float">
            <text:p>-0.523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D</text:p>
          </table:table-cell>
          <table:table-cell/>
          <table:table-cell office:value-type="float" office:value="-0.3182" calcext:value-type="float">
            <text:p>-0.318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M</text:p>
          </table:table-cell>
          <table:table-cell/>
          <table:table-cell office:value-type="float" office:value="0.3857" calcext:value-type="float">
            <text:p>0.385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L</text:p>
          </table:table-cell>
          <table:table-cell/>
          <table:table-cell office:value-type="float" office:value="0.3439" calcext:value-type="float">
            <text:p>0.343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Y</text:p>
          </table:table-cell>
          <table:table-cell/>
          <table:table-cell office:value-type="float" office:value="0.5342" calcext:value-type="float">
            <text:p>0.534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601L</text:p>
          </table:table-cell>
          <table:table-cell/>
          <table:table-cell office:value-type="float" office:value="-0.6576" calcext:value-type="float">
            <text:p>-0.65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306L</text:p>
          </table:table-cell>
          <table:table-cell/>
          <table:table-cell office:value-type="float" office:value="-0.1926" calcext:value-type="float">
            <text:p>-0.19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T</text:p>
          </table:table-cell>
          <table:table-cell/>
          <table:table-cell office:value-type="float" office:value="-0.5866" calcext:value-type="float">
            <text:p>-0.586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V</text:p>
          </table:table-cell>
          <table:table-cell/>
          <table:table-cell office:value-type="float" office:value="0.0338" calcext:value-type="float">
            <text:p>0.03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W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P</text:p>
          </table:table-cell>
          <table:table-cell/>
          <table:table-cell office:value-type="float" office:value="-0.4838" calcext:value-type="float">
            <text:p>-0.48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Q</text:p>
          </table:table-cell>
          <table:table-cell/>
          <table:table-cell office:value-type="float" office:value="-0.7851" calcext:value-type="float">
            <text:p>-0.785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R</text:p>
          </table:table-cell>
          <table:table-cell/>
          <table:table-cell office:value-type="float" office:value="-0.2091" calcext:value-type="float">
            <text:p>-0.20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S</text:p>
          </table:table-cell>
          <table:table-cell/>
          <table:table-cell office:value-type="float" office:value="-1.1535" calcext:value-type="float">
            <text:p>-1.15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W</text:p>
          </table:table-cell>
          <table:table-cell/>
          <table:table-cell office:value-type="float" office:value="-0.1437" calcext:value-type="float">
            <text:p>-0.14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V</text:p>
          </table:table-cell>
          <table:table-cell/>
          <table:table-cell office:value-type="float" office:value="-0.1902" calcext:value-type="float">
            <text:p>-0.19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H</text:p>
          </table:table-cell>
          <table:table-cell/>
          <table:table-cell office:value-type="float" office:value="-0.0938" calcext:value-type="float">
            <text:p>-0.09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S</text:p>
          </table:table-cell>
          <table:table-cell/>
          <table:table-cell office:value-type="float" office:value="-0.7017" calcext:value-type="float">
            <text:p>-0.701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Y</text:p>
          </table:table-cell>
          <table:table-cell/>
          <table:table-cell office:value-type="float" office:value="0.1728" calcext:value-type="float">
            <text:p>0.17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P</text:p>
          </table:table-cell>
          <table:table-cell/>
          <table:table-cell office:value-type="float" office:value="-0.9264" calcext:value-type="float">
            <text:p>-0.926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D</text:p>
          </table:table-cell>
          <table:table-cell/>
          <table:table-cell office:value-type="float" office:value="-1.4373" calcext:value-type="float">
            <text:p>-1.43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E</text:p>
          </table:table-cell>
          <table:table-cell/>
          <table:table-cell office:value-type="float" office:value="-1.0367" calcext:value-type="float">
            <text:p>-1.03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F</text:p>
          </table:table-cell>
          <table:table-cell/>
          <table:table-cell office:value-type="float" office:value="0.1053" calcext:value-type="float">
            <text:p>0.10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G</text:p>
          </table:table-cell>
          <table:table-cell/>
          <table:table-cell office:value-type="float" office:value="-1.8278" calcext:value-type="float">
            <text:p>-1.82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K</text:p>
          </table:table-cell>
          <table:table-cell/>
          <table:table-cell office:value-type="float" office:value="-0.3244" calcext:value-type="float">
            <text:p>-0.32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A</text:p>
          </table:table-cell>
          <table:table-cell/>
          <table:table-cell office:value-type="float" office:value="-0.9373" calcext:value-type="float">
            <text:p>-0.9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I</text:p>
          </table:table-cell>
          <table:table-cell/>
          <table:table-cell office:value-type="float" office:value="0.0696" calcext:value-type="float">
            <text:p>0.06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C</text:p>
          </table:table-cell>
          <table:table-cell/>
          <table:table-cell office:value-type="float" office:value="-0.0638" calcext:value-type="float">
            <text:p>-0.06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L</text:p>
          </table:table-cell>
          <table:table-cell/>
          <table:table-cell office:value-type="float" office:value="-0.253" calcext:value-type="float">
            <text:p>-0.2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M</text:p>
          </table:table-cell>
          <table:table-cell/>
          <table:table-cell office:value-type="float" office:value="-0.1672" calcext:value-type="float">
            <text:p>-0.16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N</text:p>
          </table:table-cell>
          <table:table-cell/>
          <table:table-cell office:value-type="float" office:value="-1.008" calcext:value-type="float">
            <text:p>-1.0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48S</text:p>
          </table:table-cell>
          <table:table-cell/>
          <table:table-cell office:value-type="float" office:value="-0.9204" calcext:value-type="float">
            <text:p>-0.92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H</text:p>
          </table:table-cell>
          <table:table-cell/>
          <table:table-cell office:value-type="float" office:value="-0.2894" calcext:value-type="float">
            <text:p>-0.28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K903I</text:p>
          </table:table-cell>
          <table:table-cell/>
          <table:table-cell office:value-type="float" office:value="0.3301" calcext:value-type="float">
            <text:p>0.33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A</text:p>
          </table:table-cell>
          <table:table-cell/>
          <table:table-cell office:value-type="float" office:value="-0.0853" calcext:value-type="float">
            <text:p>-0.08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521K</text:p>
          </table:table-cell>
          <table:table-cell/>
          <table:table-cell office:value-type="float" office:value="-0.365" calcext:value-type="float">
            <text:p>-0.3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W</text:p>
          </table:table-cell>
          <table:table-cell/>
          <table:table-cell office:value-type="float" office:value="-0.1023" calcext:value-type="float">
            <text:p>-0.10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V</text:p>
          </table:table-cell>
          <table:table-cell/>
          <table:table-cell office:value-type="float" office:value="0.0229" calcext:value-type="float">
            <text:p>0.02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P</text:p>
          </table:table-cell>
          <table:table-cell/>
          <table:table-cell office:value-type="float" office:value="-0.3123" calcext:value-type="float">
            <text:p>-0.31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S</text:p>
          </table:table-cell>
          <table:table-cell/>
          <table:table-cell office:value-type="float" office:value="-0.513" calcext:value-type="float">
            <text:p>-0.51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R</text:p>
          </table:table-cell>
          <table:table-cell/>
          <table:table-cell office:value-type="float" office:value="-0.6722" calcext:value-type="float">
            <text:p>-0.672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C</text:p>
          </table:table-cell>
          <table:table-cell/>
          <table:table-cell office:value-type="float" office:value="-0.4548" calcext:value-type="float">
            <text:p>-0.454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Y</text:p>
          </table:table-cell>
          <table:table-cell/>
          <table:table-cell office:value-type="float" office:value="-0.295" calcext:value-type="float">
            <text:p>-0.29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E</text:p>
          </table:table-cell>
          <table:table-cell/>
          <table:table-cell office:value-type="float" office:value="-0.6725" calcext:value-type="float">
            <text:p>-0.67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D</text:p>
          </table:table-cell>
          <table:table-cell/>
          <table:table-cell office:value-type="float" office:value="-0.6649" calcext:value-type="float">
            <text:p>-0.664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G</text:p>
          </table:table-cell>
          <table:table-cell/>
          <table:table-cell office:value-type="float" office:value="-0.8274" calcext:value-type="float">
            <text:p>-0.82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F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A</text:p>
          </table:table-cell>
          <table:table-cell/>
          <table:table-cell office:value-type="float" office:value="-0.6301" calcext:value-type="float">
            <text:p>-0.630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C</text:p>
          </table:table-cell>
          <table:table-cell/>
          <table:table-cell office:value-type="float" office:value="0.3851" calcext:value-type="float">
            <text:p>0.38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M</text:p>
          </table:table-cell>
          <table:table-cell/>
          <table:table-cell office:value-type="float" office:value="-0.2052" calcext:value-type="float">
            <text:p>-0.205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L</text:p>
          </table:table-cell>
          <table:table-cell/>
          <table:table-cell office:value-type="float" office:value="0.1001" calcext:value-type="float">
            <text:p>0.10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N</text:p>
          </table:table-cell>
          <table:table-cell/>
          <table:table-cell office:value-type="float" office:value="-0.7165" calcext:value-type="float">
            <text:p>-0.71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N</text:p>
          </table:table-cell>
          <table:table-cell/>
          <table:table-cell office:value-type="float" office:value="-0.5288" calcext:value-type="float">
            <text:p>-0.52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H</text:p>
          </table:table-cell>
          <table:table-cell/>
          <table:table-cell office:value-type="float" office:value="-0.0432" calcext:value-type="float">
            <text:p>-0.04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H</text:p>
          </table:table-cell>
          <table:table-cell/>
          <table:table-cell office:value-type="float" office:value="-0.4806" calcext:value-type="float">
            <text:p>-0.48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K</text:p>
          </table:table-cell>
          <table:table-cell/>
          <table:table-cell office:value-type="float" office:value="-0.6074" calcext:value-type="float">
            <text:p>-0.60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G</text:p>
          </table:table-cell>
          <table:table-cell/>
          <table:table-cell office:value-type="float" office:value="-1.1274" calcext:value-type="float">
            <text:p>-1.12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V780I</text:p>
          </table:table-cell>
          <table:table-cell/>
          <table:table-cell office:value-type="float" office:value="-0.0382" calcext:value-type="float">
            <text:p>-0.038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115T</text:p>
          </table:table-cell>
          <table:table-cell/>
          <table:table-cell office:value-type="float" office:value="-0.3453" calcext:value-type="float">
            <text:p>-0.34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576S</text:p>
          </table:table-cell>
          <table:table-cell/>
          <table:table-cell office:value-type="float" office:value="-0.4394" calcext:value-type="float">
            <text:p>-0.43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S</text:p>
          </table:table-cell>
          <table:table-cell/>
          <table:table-cell office:value-type="float" office:value="0.0434" calcext:value-type="float">
            <text:p>0.04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K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672W</text:p>
          </table:table-cell>
          <table:table-cell/>
          <table:table-cell office:value-type="float" office:value="-0.3386" calcext:value-type="float">
            <text:p>-0.338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15R</text:p>
          </table:table-cell>
          <table:table-cell/>
          <table:table-cell office:value-type="float" office:value="-1.0863" calcext:value-type="float">
            <text:p>-1.08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309R</text:p>
          </table:table-cell>
          <table:table-cell/>
          <table:table-cell office:value-type="float" office:value="-0.6622" calcext:value-type="float">
            <text:p>-0.662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70W</text:p>
          </table:table-cell>
          <table:table-cell/>
          <table:table-cell office:value-type="float" office:value="1.1617" calcext:value-type="float">
            <text:p>1.1617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F</text:p>
          </table:table-cell>
          <table:table-cell/>
          <table:table-cell office:value-type="float" office:value="0.1058" calcext:value-type="float">
            <text:p>0.105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V</text:p>
          </table:table-cell>
          <table:table-cell/>
          <table:table-cell office:value-type="float" office:value="0.0234" calcext:value-type="float">
            <text:p>0.023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C103G</text:p>
          </table:table-cell>
          <table:table-cell/>
          <table:table-cell office:value-type="float" office:value="-3.3606" calcext:value-type="float">
            <text:p>-3.36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W</text:p>
          </table:table-cell>
          <table:table-cell/>
          <table:table-cell office:value-type="float" office:value="0.664" calcext:value-type="float">
            <text:p>0.66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854T</text:p>
          </table:table-cell>
          <table:table-cell/>
          <table:table-cell office:value-type="float" office:value="-0.7255" calcext:value-type="float">
            <text:p>-0.725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Q386E</text:p>
          </table:table-cell>
          <table:table-cell/>
          <table:table-cell office:value-type="float" office:value="0.3193" calcext:value-type="float">
            <text:p>0.319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L</text:p>
          </table:table-cell>
          <table:table-cell/>
          <table:table-cell office:value-type="float" office:value="-2.6051" calcext:value-type="float">
            <text:p>-2.60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M</text:p>
          </table:table-cell>
          <table:table-cell/>
          <table:table-cell office:value-type="float" office:value="-2.9613" calcext:value-type="float">
            <text:p>-2.96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N</text:p>
          </table:table-cell>
          <table:table-cell/>
          <table:table-cell office:value-type="float" office:value="-4.203" calcext:value-type="float">
            <text:p>-4.2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H</text:p>
          </table:table-cell>
          <table:table-cell/>
          <table:table-cell office:value-type="float" office:value="-3.4523" calcext:value-type="float">
            <text:p>-3.4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I</text:p>
          </table:table-cell>
          <table:table-cell/>
          <table:table-cell office:value-type="float" office:value="-2.7585" calcext:value-type="float">
            <text:p>-2.75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103W</text:p>
          </table:table-cell>
          <table:table-cell/>
          <table:table-cell office:value-type="float" office:value="-1.094" calcext:value-type="float">
            <text:p>-1.0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K</text:p>
          </table:table-cell>
          <table:table-cell/>
          <table:table-cell office:value-type="float" office:value="-3.6508" calcext:value-type="float">
            <text:p>-3.65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D</text:p>
          </table:table-cell>
          <table:table-cell/>
          <table:table-cell office:value-type="float" office:value="-4.6308" calcext:value-type="float">
            <text:p>-4.63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E</text:p>
          </table:table-cell>
          <table:table-cell/>
          <table:table-cell office:value-type="float" office:value="-4.0971" calcext:value-type="float">
            <text:p>-4.09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F</text:p>
          </table:table-cell>
          <table:table-cell/>
          <table:table-cell office:value-type="float" office:value="-2.4524" calcext:value-type="float">
            <text:p>-2.45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G</text:p>
          </table:table-cell>
          <table:table-cell/>
          <table:table-cell office:value-type="float" office:value="-5.5922" calcext:value-type="float">
            <text:p>-5.59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A</text:p>
          </table:table-cell>
          <table:table-cell/>
          <table:table-cell office:value-type="float" office:value="-4.0077" calcext:value-type="float">
            <text:p>-4.00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C</text:p>
          </table:table-cell>
          <table:table-cell/>
          <table:table-cell office:value-type="float" office:value="-3.7152" calcext:value-type="float">
            <text:p>-3.71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Y</text:p>
          </table:table-cell>
          <table:table-cell/>
          <table:table-cell office:value-type="float" office:value="-2.4483" calcext:value-type="float">
            <text:p>-2.44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T</text:p>
          </table:table-cell>
          <table:table-cell/>
          <table:table-cell office:value-type="float" office:value="-3.8694" calcext:value-type="float">
            <text:p>-3.86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T177I</text:p>
          </table:table-cell>
          <table:table-cell/>
          <table:table-cell office:value-type="float" office:value="-0.3317" calcext:value-type="float">
            <text:p>-0.33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V</text:p>
          </table:table-cell>
          <table:table-cell/>
          <table:table-cell office:value-type="float" office:value="-3.1133" calcext:value-type="float">
            <text:p>-3.11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P</text:p>
          </table:table-cell>
          <table:table-cell/>
          <table:table-cell office:value-type="float" office:value="-3.3517" calcext:value-type="float">
            <text:p>-3.35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Q</text:p>
          </table:table-cell>
          <table:table-cell/>
          <table:table-cell office:value-type="float" office:value="-3.4894" calcext:value-type="float">
            <text:p>-3.48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R</text:p>
          </table:table-cell>
          <table:table-cell/>
          <table:table-cell office:value-type="float" office:value="-3.0346" calcext:value-type="float">
            <text:p>-3.03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446S</text:p>
          </table:table-cell>
          <table:table-cell/>
          <table:table-cell office:value-type="float" office:value="-4.8076" calcext:value-type="float">
            <text:p>-4.80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A</text:p>
          </table:table-cell>
          <table:table-cell/>
          <table:table-cell office:value-type="float" office:value="-4.1675" calcext:value-type="float">
            <text:p>-4.16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C</text:p>
          </table:table-cell>
          <table:table-cell/>
          <table:table-cell office:value-type="float" office:value="-3.463" calcext:value-type="float">
            <text:p>-3.4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D</text:p>
          </table:table-cell>
          <table:table-cell/>
          <table:table-cell office:value-type="float" office:value="-4.1498" calcext:value-type="float">
            <text:p>-4.14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E</text:p>
          </table:table-cell>
          <table:table-cell/>
          <table:table-cell office:value-type="float" office:value="-3.7563" calcext:value-type="float">
            <text:p>-3.75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F</text:p>
          </table:table-cell>
          <table:table-cell/>
          <table:table-cell office:value-type="float" office:value="-2.11" calcext:value-type="float">
            <text:p>-2.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G</text:p>
          </table:table-cell>
          <table:table-cell/>
          <table:table-cell office:value-type="float" office:value="-5.0369" calcext:value-type="float">
            <text:p>-5.036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H</text:p>
          </table:table-cell>
          <table:table-cell/>
          <table:table-cell office:value-type="float" office:value="-2.8363" calcext:value-type="float">
            <text:p>-2.83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I</text:p>
          </table:table-cell>
          <table:table-cell/>
          <table:table-cell office:value-type="float" office:value="-2.8504" calcext:value-type="float">
            <text:p>-2.85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K</text:p>
          </table:table-cell>
          <table:table-cell/>
          <table:table-cell office:value-type="float" office:value="-3.1602" calcext:value-type="float">
            <text:p>-3.16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L</text:p>
          </table:table-cell>
          <table:table-cell/>
          <table:table-cell office:value-type="float" office:value="-2.6341" calcext:value-type="float">
            <text:p>-2.63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M</text:p>
          </table:table-cell>
          <table:table-cell/>
          <table:table-cell office:value-type="float" office:value="-2.9363" calcext:value-type="float">
            <text:p>-2.93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N</text:p>
          </table:table-cell>
          <table:table-cell/>
          <table:table-cell office:value-type="float" office:value="-4.0239" calcext:value-type="float">
            <text:p>-4.02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P</text:p>
          </table:table-cell>
          <table:table-cell/>
          <table:table-cell office:value-type="float" office:value="-3.7034" calcext:value-type="float">
            <text:p>-3.7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Q</text:p>
          </table:table-cell>
          <table:table-cell/>
          <table:table-cell office:value-type="float" office:value="-3.5279" calcext:value-type="float">
            <text:p>-3.52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R</text:p>
          </table:table-cell>
          <table:table-cell/>
          <table:table-cell office:value-type="float" office:value="-2.7363" calcext:value-type="float">
            <text:p>-2.73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S</text:p>
          </table:table-cell>
          <table:table-cell/>
          <table:table-cell office:value-type="float" office:value="-4.4906" calcext:value-type="float">
            <text:p>-4.4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T</text:p>
          </table:table-cell>
          <table:table-cell/>
          <table:table-cell office:value-type="float" office:value="-3.6387" calcext:value-type="float">
            <text:p>-3.63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V</text:p>
          </table:table-cell>
          <table:table-cell/>
          <table:table-cell office:value-type="float" office:value="-3.4021" calcext:value-type="float">
            <text:p>-3.40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507Y</text:p>
          </table:table-cell>
          <table:table-cell/>
          <table:table-cell office:value-type="float" office:value="-2.4442" calcext:value-type="float">
            <text:p>-2.44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P148S</text:p>
          </table:table-cell>
          <table:table-cell/>
          <table:table-cell office:value-type="float" office:value="-1.6543" calcext:value-type="float">
            <text:p>-1.65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82C</text:p>
          </table:table-cell>
          <table:table-cell/>
          <table:table-cell office:value-type="float" office:value="-2.6589" calcext:value-type="float">
            <text:p>-2.65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M</text:p>
          </table:table-cell>
          <table:table-cell/>
          <table:table-cell office:value-type="float" office:value="-2.3173" calcext:value-type="float">
            <text:p>-2.31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M</text:p>
          </table:table-cell>
          <table:table-cell/>
          <table:table-cell office:value-type="float" office:value="0.2064" calcext:value-type="float">
            <text:p>0.20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H</text:p>
          </table:table-cell>
          <table:table-cell/>
          <table:table-cell office:value-type="float" office:value="-0.3123" calcext:value-type="float">
            <text:p>-0.31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I</text:p>
          </table:table-cell>
          <table:table-cell/>
          <table:table-cell office:value-type="float" office:value="0.7572" calcext:value-type="float">
            <text:p>0.757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577L</text:p>
          </table:table-cell>
          <table:table-cell/>
          <table:table-cell office:value-type="float" office:value="0.8167" calcext:value-type="float">
            <text:p>0.816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F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G</text:p>
          </table:table-cell>
          <table:table-cell/>
          <table:table-cell office:value-type="float" office:value="-1.2031" calcext:value-type="float">
            <text:p>-1.20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D</text:p>
          </table:table-cell>
          <table:table-cell/>
          <table:table-cell office:value-type="float" office:value="-0.9959" calcext:value-type="float">
            <text:p>-0.995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A354V</text:p>
          </table:table-cell>
          <table:table-cell/>
          <table:table-cell office:value-type="float" office:value="0.2933" calcext:value-type="float">
            <text:p>0.29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D</text:p>
          </table:table-cell>
          <table:table-cell/>
          <table:table-cell office:value-type="float" office:value="-3.1361" calcext:value-type="float">
            <text:p>-3.136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L176F</text:p>
          </table:table-cell>
          <table:table-cell/>
          <table:table-cell office:value-type="float" office:value="-0.2943" calcext:value-type="float">
            <text:p>-0.29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K350N</text:p>
          </table:table-cell>
          <table:table-cell/>
          <table:table-cell office:value-type="float" office:value="-1.5427" calcext:value-type="float">
            <text:p>-1.5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D362N</text:p>
          </table:table-cell>
          <table:table-cell/>
          <table:table-cell office:value-type="float" office:value="-0.2929" calcext:value-type="float">
            <text:p>-0.29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216W</text:p>
          </table:table-cell>
          <table:table-cell/>
          <table:table-cell office:value-type="float" office:value="-0.3965" calcext:value-type="float">
            <text:p>-0.39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G512R</text:p>
          </table:table-cell>
          <table:table-cell/>
          <table:table-cell office:value-type="float" office:value="-1.1167" calcext:value-type="float">
            <text:p>-1.11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W</text:p>
          </table:table-cell>
          <table:table-cell/>
          <table:table-cell office:value-type="float" office:value="0.8943" calcext:value-type="float">
            <text:p>0.894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Y495C</text:p>
          </table:table-cell>
          <table:table-cell/>
          <table:table-cell office:value-type="float" office:value="-1.6774" calcext:value-type="float">
            <text:p>-1.67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S</text:p>
          </table:table-cell>
          <table:table-cell/>
          <table:table-cell office:value-type="float" office:value="-0.8716" calcext:value-type="float">
            <text:p>-0.871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P</text:p>
          </table:table-cell>
          <table:table-cell/>
          <table:table-cell office:value-type="float" office:value="-0.5162" calcext:value-type="float">
            <text:p>-0.51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Q</text:p>
          </table:table-cell>
          <table:table-cell/>
          <table:table-cell office:value-type="float" office:value="-0.5611" calcext:value-type="float">
            <text:p>-0.561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133S</text:p>
          </table:table-cell>
          <table:table-cell/>
          <table:table-cell office:value-type="float" office:value="-4.5963" calcext:value-type="float">
            <text:p>-4.59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A619V</text:p>
          </table:table-cell>
          <table:table-cell/>
          <table:table-cell office:value-type="float" office:value="-0.3468" calcext:value-type="float">
            <text:p>-0.34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627C</text:p>
          </table:table-cell>
          <table:table-cell/>
          <table:table-cell office:value-type="float" office:value="-2.2804" calcext:value-type="float">
            <text:p>-2.2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Y529C</text:p>
          </table:table-cell>
          <table:table-cell/>
          <table:table-cell office:value-type="float" office:value="-2.1263" calcext:value-type="float">
            <text:p>-2.12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611W</text:p>
          </table:table-cell>
          <table:table-cell/>
          <table:table-cell office:value-type="float" office:value="0.8594" calcext:value-type="float">
            <text:p>0.859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N</text:p>
          </table:table-cell>
          <table:table-cell/>
          <table:table-cell office:value-type="float" office:value="-0.97" calcext:value-type="float">
            <text:p>-0.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N</text:p>
          </table:table-cell>
          <table:table-cell/>
          <table:table-cell office:value-type="float" office:value="-2.7946" calcext:value-type="float">
            <text:p>-2.79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L</text:p>
          </table:table-cell>
          <table:table-cell/>
          <table:table-cell office:value-type="float" office:value="0.5677" calcext:value-type="float">
            <text:p>0.567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L</text:p>
          </table:table-cell>
          <table:table-cell/>
          <table:table-cell office:value-type="float" office:value="-2.0085" calcext:value-type="float">
            <text:p>-2.00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K</text:p>
          </table:table-cell>
          <table:table-cell/>
          <table:table-cell office:value-type="float" office:value="-2.2033" calcext:value-type="float">
            <text:p>-2.20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K</text:p>
          </table:table-cell>
          <table:table-cell/>
          <table:table-cell office:value-type="float" office:value="-0.5984" calcext:value-type="float">
            <text:p>-0.598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I</text:p>
          </table:table-cell>
          <table:table-cell/>
          <table:table-cell office:value-type="float" office:value="-2.3521" calcext:value-type="float">
            <text:p>-2.35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H</text:p>
          </table:table-cell>
          <table:table-cell/>
          <table:table-cell office:value-type="float" office:value="-2.4004" calcext:value-type="float">
            <text:p>-2.40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G</text:p>
          </table:table-cell>
          <table:table-cell/>
          <table:table-cell office:value-type="float" office:value="-4.4254" calcext:value-type="float">
            <text:p>-4.42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F</text:p>
          </table:table-cell>
          <table:table-cell/>
          <table:table-cell office:value-type="float" office:value="-1.8118" calcext:value-type="float">
            <text:p>-1.81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E</text:p>
          </table:table-cell>
          <table:table-cell/>
          <table:table-cell office:value-type="float" office:value="-2.651" calcext:value-type="float">
            <text:p>-2.6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E</text:p>
          </table:table-cell>
          <table:table-cell/>
          <table:table-cell office:value-type="float" office:value="-0.9193" calcext:value-type="float">
            <text:p>-0.919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C</text:p>
          </table:table-cell>
          <table:table-cell/>
          <table:table-cell office:value-type="float" office:value="-2.4877" calcext:value-type="float">
            <text:p>-2.48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C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A</text:p>
          </table:table-cell>
          <table:table-cell/>
          <table:table-cell office:value-type="float" office:value="-3.3903" calcext:value-type="float">
            <text:p>-3.39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A</text:p>
          </table:table-cell>
          <table:table-cell/>
          <table:table-cell office:value-type="float" office:value="-0.739" calcext:value-type="float">
            <text:p>-0.73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Y</text:p>
          </table:table-cell>
          <table:table-cell/>
          <table:table-cell office:value-type="float" office:value="-1.8459" calcext:value-type="float">
            <text:p>-1.84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Y</text:p>
          </table:table-cell>
          <table:table-cell/>
          <table:table-cell office:value-type="float" office:value="0.2344" calcext:value-type="float">
            <text:p>0.23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V</text:p>
          </table:table-cell>
          <table:table-cell/>
          <table:table-cell office:value-type="float" office:value="0.2824" calcext:value-type="float">
            <text:p>0.28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V</text:p>
          </table:table-cell>
          <table:table-cell/>
          <table:table-cell office:value-type="float" office:value="-2.7138" calcext:value-type="float">
            <text:p>-2.71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57T</text:p>
          </table:table-cell>
          <table:table-cell/>
          <table:table-cell office:value-type="float" office:value="-0.4833" calcext:value-type="float">
            <text:p>-0.48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T</text:p>
          </table:table-cell>
          <table:table-cell/>
          <table:table-cell office:value-type="float" office:value="-2.7907" calcext:value-type="float">
            <text:p>-2.79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S</text:p>
          </table:table-cell>
          <table:table-cell/>
          <table:table-cell office:value-type="float" office:value="-3.2278" calcext:value-type="float">
            <text:p>-3.22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R</text:p>
          </table:table-cell>
          <table:table-cell/>
          <table:table-cell office:value-type="float" office:value="-1.8341" calcext:value-type="float">
            <text:p>-1.83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Q</text:p>
          </table:table-cell>
          <table:table-cell/>
          <table:table-cell office:value-type="float" office:value="-2.2746" calcext:value-type="float">
            <text:p>-2.27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289P</text:p>
          </table:table-cell>
          <table:table-cell/>
          <table:table-cell office:value-type="float" office:value="-2.9932" calcext:value-type="float">
            <text:p>-2.99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L649P</text:p>
          </table:table-cell>
          <table:table-cell/>
          <table:table-cell office:value-type="float" office:value="0.1403" calcext:value-type="float">
            <text:p>0.14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9" loext:min-decimal-places="9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5:57:05.992260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6-06-22T15:24:02.516620864</meta:creation-date>
    <dc:date>2016-06-26T15:42:07.675591089</dc:date>
    <dc:creator>Jamie </dc:creator>
    <meta:editing-duration>P3DT6H34M15S</meta:editing-duration>
    <meta:editing-cycles>46</meta:editing-cycles>
    <meta:generator>LibreOffice/5.0.5.2$Linux_X86_64 LibreOffice_project/00m0$Build-2</meta:generator>
    <meta:document-statistic meta:table-count="6" meta:cell-count="17401" meta:object-count="0"/>
  </office:meta>
</office:document-meta>
</file>